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1.611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5362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5256in"/>
    </style:style>
    <style:style style:name="co12" style:family="table-column">
      <style:table-column-properties fo:break-before="auto" style:column-width="1.3646in"/>
    </style:style>
    <style:style style:name="co13" style:family="table-column">
      <style:table-column-properties fo:break-before="auto" style:column-width="1.6008in"/>
    </style:style>
    <style:style style:name="co14" style:family="table-column">
      <style:table-column-properties fo:break-before="auto" style:column-width="1.5043in"/>
    </style:style>
    <style:style style:name="co15" style:family="table-column">
      <style:table-column-properties fo:break-before="auto" style:column-width="1.482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atDgaitpad5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number-columns-repeated="8" table:default-cell-style-name="Default"/>
        <table:table-column table:style-name="co9" table:number-columns-repeated="2" table:default-cell-style-name="Default"/>
        <table:table-column table:style-name="co8" table:number-columns-repeated="7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8" table:number-columns-repeated="9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number-columns-repeated="11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10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column table:style-name="co5" table:default-cell-style-name="Default"/>
        <table:table-column table:style-name="co8" table:number-columns-repeated="11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column table:style-name="co10" table:default-cell-style-name="Default"/>
        <table:table-column table:style-name="co8" table:number-columns-repeated="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6" table:default-cell-style-name="Default"/>
        <table:table-column table:style-name="co9" table:default-cell-style-name="Default"/>
        <table:table-column table:style-name="co5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2" table:number-columns-repeated="4" table:default-cell-style-name="Default"/>
        <table:table-column table:style-name="co14" table:default-cell-style-name="Default"/>
        <table:table-column table:style-name="co2" table:default-cell-style-name="Default"/>
        <table:table-column table:style-name="co5" table:default-cell-style-name="Default"/>
        <table:table-column table:style-name="co1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5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16" table:number-columns-repeated="60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100069761276245" calcext:value-type="float">
            <text:p>0.100069761276245</text:p>
          </table:table-cell>
          <table:table-cell office:value-type="float" office:value="0.166783094406128" calcext:value-type="float">
            <text:p>0.166783094406128</text:p>
          </table:table-cell>
          <table:table-cell office:value-type="float" office:value="0.233496189117432" calcext:value-type="float">
            <text:p>0.233496189117432</text:p>
          </table:table-cell>
          <table:table-cell office:value-type="float" office:value="0.300209283828735" calcext:value-type="float">
            <text:p>0.300209283828735</text:p>
          </table:table-cell>
          <table:table-cell office:value-type="float" office:value="0.366922616958618" calcext:value-type="float">
            <text:p>0.366922616958618</text:p>
          </table:table-cell>
          <table:table-cell office:value-type="float" office:value="0.433635711669922" calcext:value-type="float">
            <text:p>0.433635711669922</text:p>
          </table:table-cell>
          <table:table-cell office:value-type="float" office:value="0.500348806381226" calcext:value-type="float">
            <text:p>0.500348806381226</text:p>
          </table:table-cell>
          <table:table-cell office:value-type="float" office:value="0.56706166267395" calcext:value-type="float">
            <text:p>0.56706166267395</text:p>
          </table:table-cell>
          <table:table-cell office:value-type="float" office:value="0.667131185531616" calcext:value-type="float">
            <text:p>0.667131185531616</text:p>
          </table:table-cell>
          <table:table-cell office:value-type="float" office:value="0.733848810195923" calcext:value-type="float">
            <text:p>0.733848810195923</text:p>
          </table:table-cell>
          <table:table-cell office:value-type="float" office:value="0.800570726394653" calcext:value-type="float">
            <text:p>0.800570726394653</text:p>
          </table:table-cell>
          <table:table-cell office:value-type="float" office:value="0.867293119430542" calcext:value-type="float">
            <text:p>0.867293119430542</text:p>
          </table:table-cell>
          <table:table-cell office:value-type="float" office:value="0.967376947402954" calcext:value-type="float">
            <text:p>0.967376947402954</text:p>
          </table:table-cell>
          <table:table-cell office:value-type="float" office:value="1.034099817276" calcext:value-type="float">
            <text:p>1.034099817276</text:p>
          </table:table-cell>
          <table:table-cell office:value-type="float" office:value="1.13418412208557" calcext:value-type="float">
            <text:p>1.13418412208557</text:p>
          </table:table-cell>
          <table:table-cell office:value-type="float" office:value="1.20090770721436" calcext:value-type="float">
            <text:p>1.20090770721436</text:p>
          </table:table-cell>
          <table:table-cell office:value-type="float" office:value="1.26763129234314" calcext:value-type="float">
            <text:p>1.26763129234314</text:p>
          </table:table-cell>
          <table:table-cell office:value-type="float" office:value="1.33435487747192" calcext:value-type="float">
            <text:p>1.33435487747192</text:p>
          </table:table-cell>
          <table:table-cell office:value-type="float" office:value="1.43444108963013" calcext:value-type="float">
            <text:p>1.43444108963013</text:p>
          </table:table-cell>
          <table:table-cell office:value-type="float" office:value="1.50116515159607" calcext:value-type="float">
            <text:p>1.50116515159607</text:p>
          </table:table-cell>
          <table:table-cell office:value-type="float" office:value="1.56788945198059" calcext:value-type="float">
            <text:p>1.56788945198059</text:p>
          </table:table-cell>
          <table:table-cell office:value-type="float" office:value="1.63461446762085" calcext:value-type="float">
            <text:p>1.63461446762085</text:p>
          </table:table-cell>
          <table:table-cell office:value-type="float" office:value="1.73470973968506" calcext:value-type="float">
            <text:p>1.73470973968506</text:p>
          </table:table-cell>
          <table:table-cell office:value-type="float" office:value="1.83482193946838" calcext:value-type="float">
            <text:p>1.83482193946838</text:p>
          </table:table-cell>
          <table:table-cell office:value-type="float" office:value="1.90156388282776" calcext:value-type="float">
            <text:p>1.90156388282776</text:p>
          </table:table-cell>
          <table:table-cell office:value-type="float" office:value="1.96830630302429" calcext:value-type="float">
            <text:p>1.96830630302429</text:p>
          </table:table-cell>
          <table:table-cell office:value-type="float" office:value="2.03504872322083" calcext:value-type="float">
            <text:p>2.03504872322083</text:p>
          </table:table-cell>
          <table:table-cell office:value-type="float" office:value="2.13516354560852" calcext:value-type="float">
            <text:p>2.13516354560852</text:p>
          </table:table-cell>
          <table:table-cell office:value-type="float" office:value="2.23527908325195" calcext:value-type="float">
            <text:p>2.23527908325195</text:p>
          </table:table-cell>
          <table:table-cell office:value-type="float" office:value="2.26865077018738" calcext:value-type="float">
            <text:p>2.26865077018738</text:p>
          </table:table-cell>
          <table:table-cell office:value-type="float" office:value="2.33539509773254" calcext:value-type="float">
            <text:p>2.33539509773254</text:p>
          </table:table-cell>
          <table:table-cell office:value-type="float" office:value="2.40213966369629" calcext:value-type="float">
            <text:p>2.40213966369629</text:p>
          </table:table-cell>
          <table:table-cell office:value-type="float" office:value="2.50225734710693" calcext:value-type="float">
            <text:p>2.50225734710693</text:p>
          </table:table-cell>
          <table:table-cell office:value-type="float" office:value="2.56900262832642" calcext:value-type="float">
            <text:p>2.56900262832642</text:p>
          </table:table-cell>
          <table:table-cell office:value-type="float" office:value="2.63574838638306" calcext:value-type="float">
            <text:p>2.63574838638306</text:p>
          </table:table-cell>
          <table:table-cell office:value-type="float" office:value="2.70249438285828" calcext:value-type="float">
            <text:p>2.70249438285828</text:p>
          </table:table-cell>
          <table:table-cell office:value-type="float" office:value="2.76921272277832" calcext:value-type="float">
            <text:p>2.76921272277832</text:p>
          </table:table-cell>
          <table:table-cell office:value-type="float" office:value="2.86929082870483" calcext:value-type="float">
            <text:p>2.86929082870483</text:p>
          </table:table-cell>
          <table:table-cell office:value-type="float" office:value="2.93600940704346" calcext:value-type="float">
            <text:p>2.93600940704346</text:p>
          </table:table-cell>
          <table:table-cell office:value-type="float" office:value="3.00272822380066" calcext:value-type="float">
            <text:p>3.00272822380066</text:p>
          </table:table-cell>
          <table:table-cell office:value-type="float" office:value="3.06944704055786" calcext:value-type="float">
            <text:p>3.06944704055786</text:p>
          </table:table-cell>
          <table:table-cell office:value-type="float" office:value="3.40304112434387" calcext:value-type="float">
            <text:p>3.40304112434387</text:p>
          </table:table-cell>
          <table:table-cell office:value-type="float" office:value="3.46976017951965" calcext:value-type="float">
            <text:p>3.46976017951965</text:p>
          </table:table-cell>
          <table:table-cell office:value-type="float" office:value="3.70327663421631" calcext:value-type="float">
            <text:p>3.70327663421631</text:p>
          </table:table-cell>
          <table:table-cell office:value-type="float" office:value="3.93676042556763" calcext:value-type="float">
            <text:p>3.93676042556763</text:p>
          </table:table-cell>
          <table:table-cell office:value-type="float" office:value="4.03682494163513" calcext:value-type="float">
            <text:p>4.03682494163513</text:p>
          </table:table-cell>
          <table:table-cell office:value-type="float" office:value="4.1368887424469" calcext:value-type="float">
            <text:p>4.1368887424469</text:p>
          </table:table-cell>
          <table:table-cell office:value-type="float" office:value="4.20359826087952" calcext:value-type="float">
            <text:p>4.20359826087952</text:p>
          </table:table-cell>
          <table:table-cell office:value-type="float" office:value="4.30366206169128" calcext:value-type="float">
            <text:p>4.30366206169128</text:p>
          </table:table-cell>
          <table:table-cell office:value-type="float" office:value="4.40372562408447" calcext:value-type="float">
            <text:p>4.40372562408447</text:p>
          </table:table-cell>
          <table:table-cell office:value-type="float" office:value="4.47043466567993" calcext:value-type="float">
            <text:p>4.47043466567993</text:p>
          </table:table-cell>
          <table:table-cell office:value-type="float" office:value="4.904048204422" calcext:value-type="float">
            <text:p>4.904048204422</text:p>
          </table:table-cell>
          <table:table-cell office:value-type="float" office:value="4.97075891494751" calcext:value-type="float">
            <text:p>4.97075891494751</text:p>
          </table:table-cell>
          <table:table-cell office:value-type="float" office:value="5.07082486152649" calcext:value-type="float">
            <text:p>5.07082486152649</text:p>
          </table:table-cell>
          <table:table-cell office:value-type="float" office:value="5.137535572052" calcext:value-type="float">
            <text:p>5.137535572052</text:p>
          </table:table-cell>
          <table:table-cell office:value-type="float" office:value="5.2376012802124" calcext:value-type="float">
            <text:p>5.2376012802124</text:p>
          </table:table-cell>
          <table:table-cell office:value-type="float" office:value="5.30431151390076" calcext:value-type="float">
            <text:p>5.30431151390076</text:p>
          </table:table-cell>
          <table:table-cell office:value-type="float" office:value="5.37102198600769" calcext:value-type="float">
            <text:p>5.37102198600769</text:p>
          </table:table-cell>
          <table:table-cell office:value-type="float" office:value="5.43773198127747" calcext:value-type="float">
            <text:p>5.43773198127747</text:p>
          </table:table-cell>
          <table:table-cell office:value-type="float" office:value="5.53779721260071" calcext:value-type="float">
            <text:p>5.53779721260071</text:p>
          </table:table-cell>
          <table:table-cell office:value-type="float" office:value="5.8387463092804" calcext:value-type="float">
            <text:p>5.8387463092804</text:p>
          </table:table-cell>
          <table:table-cell office:value-type="float" office:value="5.93994998931885" calcext:value-type="float">
            <text:p>5.93994998931885</text:p>
          </table:table-cell>
          <table:table-cell office:value-type="float" office:value="6.00743126869202" calcext:value-type="float">
            <text:p>6.00743126869202</text:p>
          </table:table-cell>
          <table:table-cell office:value-type="float" office:value="6.07492184638977" calcext:value-type="float">
            <text:p>6.07492184638977</text:p>
          </table:table-cell>
          <table:table-cell office:value-type="float" office:value="6.14242196083069" calcext:value-type="float">
            <text:p>6.14242196083069</text:p>
          </table:table-cell>
          <table:table-cell office:value-type="float" office:value="6.31121373176575" calcext:value-type="float">
            <text:p>6.31121373176575</text:p>
          </table:table-cell>
          <table:table-cell office:value-type="float" office:value="6.5476222038269" calcext:value-type="float">
            <text:p>6.5476222038269</text:p>
          </table:table-cell>
          <table:table-cell office:value-type="float" office:value="6.61518883705139" calcext:value-type="float">
            <text:p>6.61518883705139</text:p>
          </table:table-cell>
          <table:table-cell office:value-type="float" office:value="6.81745600700378" calcext:value-type="float">
            <text:p>6.81745600700378</text:p>
          </table:table-cell>
          <table:table-cell office:value-type="float" office:value="6.91741061210632" calcext:value-type="float">
            <text:p>6.91741061210632</text:p>
          </table:table-cell>
          <table:table-cell office:value-type="float" office:value="6.9840452671051" calcext:value-type="float">
            <text:p>6.9840452671051</text:p>
          </table:table-cell>
          <table:table-cell office:value-type="float" office:value="7.05067873001099" calcext:value-type="float">
            <text:p>7.05067873001099</text:p>
          </table:table-cell>
          <table:table-cell office:value-type="float" office:value="7.41713857650757" calcext:value-type="float">
            <text:p>7.41713857650757</text:p>
          </table:table-cell>
          <table:table-cell office:value-type="float" office:value="7.65031909942627" calcext:value-type="float">
            <text:p>7.65031909942627</text:p>
          </table:table-cell>
          <table:table-cell office:value-type="float" office:value="7.71693921089172" calcext:value-type="float">
            <text:p>7.71693921089172</text:p>
          </table:table-cell>
          <table:table-cell office:value-type="float" office:value="7.81687903404236" calcext:value-type="float">
            <text:p>7.81687903404236</text:p>
          </table:table-cell>
          <table:table-cell office:value-type="float" office:value="7.88351678848267" calcext:value-type="float">
            <text:p>7.88351678848267</text:p>
          </table:table-cell>
          <table:table-cell office:value-type="float" office:value="7.95015335083008" calcext:value-type="float">
            <text:p>7.95015335083008</text:p>
          </table:table-cell>
          <table:table-cell office:value-type="float" office:value="8.05010533332825" calcext:value-type="float">
            <text:p>8.05010533332825</text:p>
          </table:table-cell>
          <table:table-cell office:value-type="float" office:value="8.11673808097839" calcext:value-type="float">
            <text:p>8.11673808097839</text:p>
          </table:table-cell>
          <table:table-cell office:value-type="float" office:value="8.1833701133728" calcext:value-type="float">
            <text:p>8.1833701133728</text:p>
          </table:table-cell>
          <table:table-cell office:value-type="float" office:value="8.64975452423096" calcext:value-type="float">
            <text:p>8.64975452423096</text:p>
          </table:table-cell>
          <table:table-cell office:value-type="float" office:value="8.71637535095215" calcext:value-type="float">
            <text:p>8.71637535095215</text:p>
          </table:table-cell>
          <table:table-cell office:value-type="float" office:value="8.81631731987" calcext:value-type="float">
            <text:p>8.81631731987</text:p>
          </table:table-cell>
          <table:table-cell office:value-type="float" office:value="8.88295722007751" calcext:value-type="float">
            <text:p>8.88295722007751</text:p>
          </table:table-cell>
          <table:table-cell office:value-type="float" office:value="9.08286881446838" calcext:value-type="float">
            <text:p>9.08286881446838</text:p>
          </table:table-cell>
          <table:table-cell office:value-type="float" office:value="9.18282055854797" calcext:value-type="float">
            <text:p>9.18282055854797</text:p>
          </table:table-cell>
          <table:table-cell office:value-type="float" office:value="9.24945306777954" calcext:value-type="float">
            <text:p>9.24945306777954</text:p>
          </table:table-cell>
          <table:table-cell office:value-type="float" office:value="9.38271474838257" calcext:value-type="float">
            <text:p>9.38271474838257</text:p>
          </table:table-cell>
          <table:table-cell office:value-type="float" office:value="9.44934344291687" calcext:value-type="float">
            <text:p>9.44934344291687</text:p>
          </table:table-cell>
          <table:table-cell office:value-type="float" office:value="9.54928421974182" calcext:value-type="float">
            <text:p>9.54928421974182</text:p>
          </table:table-cell>
          <table:table-cell office:value-type="float" office:value="9.6159098148346" calcext:value-type="float">
            <text:p>9.6159098148346</text:p>
          </table:table-cell>
          <table:table-cell office:value-type="float" office:value="9.98237657546997" calcext:value-type="float">
            <text:p>9.98237657546997</text:p>
          </table:table-cell>
          <table:table-cell office:value-type="float" office:value="10.0490093231201" calcext:value-type="float">
            <text:p>10.0490093231201</text:p>
          </table:table-cell>
          <table:table-cell office:value-type="float" office:value="10.1156411170959" calcext:value-type="float">
            <text:p>10.1156411170959</text:p>
          </table:table-cell>
          <table:table-cell office:value-type="float" office:value="10.1822712421417" calcext:value-type="float">
            <text:p>10.1822712421417</text:p>
          </table:table-cell>
          <table:table-cell office:value-type="float" office:value="10.2488996982574" calcext:value-type="float">
            <text:p>10.2488996982574</text:p>
          </table:table-cell>
          <table:table-cell office:value-type="float" office:value="10.3155272006989" calcext:value-type="float">
            <text:p>10.3155272006989</text:p>
          </table:table-cell>
          <table:table-cell office:value-type="float" office:value="10.3821535110474" calcext:value-type="float">
            <text:p>10.3821535110474</text:p>
          </table:table-cell>
          <table:table-cell office:value-type="float" office:value="10.4487779140472" calcext:value-type="float">
            <text:p>10.4487779140472</text:p>
          </table:table-cell>
          <table:table-cell office:value-type="float" office:value="10.5487124919891" calcext:value-type="float">
            <text:p>10.5487124919891</text:p>
          </table:table-cell>
          <table:table-cell office:value-type="float" office:value="10.6153337955475" calcext:value-type="float">
            <text:p>10.6153337955475</text:p>
          </table:table-cell>
          <table:table-cell office:value-type="float" office:value="10.6819536685944" calcext:value-type="float">
            <text:p>10.6819536685944</text:p>
          </table:table-cell>
          <table:table-cell office:value-type="float" office:value="10.7485723495483" calcext:value-type="float">
            <text:p>10.7485723495483</text:p>
          </table:table-cell>
          <table:table-cell office:value-type="float" office:value="10.8818407058716" calcext:value-type="float">
            <text:p>10.8818407058716</text:p>
          </table:table-cell>
          <table:table-cell office:value-type="float" office:value="11.0484309196472" calcext:value-type="float">
            <text:p>11.0484309196472</text:p>
          </table:table-cell>
          <table:table-cell office:value-type="float" office:value="11.2816429138184" calcext:value-type="float">
            <text:p>11.2816429138184</text:p>
          </table:table-cell>
          <table:table-cell office:value-type="float" office:value="11.3482720851898" calcext:value-type="float">
            <text:p>11.3482720851898</text:p>
          </table:table-cell>
          <table:table-cell office:value-type="float" office:value="11.4148998260498" calcext:value-type="float">
            <text:p>11.4148998260498</text:p>
          </table:table-cell>
          <table:table-cell office:value-type="float" office:value="11.4815263748169" calcext:value-type="float">
            <text:p>11.4815263748169</text:p>
          </table:table-cell>
          <table:table-cell office:value-type="float" office:value="11.6480867862701" calcext:value-type="float">
            <text:p>11.6480867862701</text:p>
          </table:table-cell>
          <table:table-cell office:value-type="float" office:value="11.7147085666657" calcext:value-type="float">
            <text:p>11.7147085666657</text:p>
          </table:table-cell>
          <table:table-cell office:value-type="float" office:value="11.7813305854797" calcext:value-type="float">
            <text:p>11.7813305854797</text:p>
          </table:table-cell>
          <table:table-cell office:value-type="float" office:value="11.8479707241058" calcext:value-type="float">
            <text:p>11.8479707241058</text:p>
          </table:table-cell>
          <table:table-cell office:value-type="float" office:value="11.9479279518127" calcext:value-type="float">
            <text:p>11.9479279518127</text:p>
          </table:table-cell>
          <table:table-cell office:value-type="float" office:value="12.6142349243164" calcext:value-type="float">
            <text:p>12.6142349243164</text:p>
          </table:table-cell>
          <table:table-cell office:value-type="float" office:value="12.6808586120605" calcext:value-type="float">
            <text:p>12.6808586120605</text:p>
          </table:table-cell>
          <table:table-cell office:value-type="float" office:value="12.7474806308746" calcext:value-type="float">
            <text:p>12.7474806308746</text:p>
          </table:table-cell>
          <table:table-cell office:value-type="float" office:value="12.8474299907684" calcext:value-type="float">
            <text:p>12.8474299907684</text:p>
          </table:table-cell>
          <table:table-cell office:value-type="float" office:value="12.9140665531158" calcext:value-type="float">
            <text:p>12.9140665531158</text:p>
          </table:table-cell>
          <table:table-cell office:value-type="float" office:value="13.014018535614" calcext:value-type="float">
            <text:p>13.014018535614</text:p>
          </table:table-cell>
          <table:table-cell office:value-type="float" office:value="13.0806512832642" calcext:value-type="float">
            <text:p>13.0806512832642</text:p>
          </table:table-cell>
          <table:table-cell office:value-type="float" office:value="13.14728307724" calcext:value-type="float">
            <text:p>13.14728307724</text:p>
          </table:table-cell>
          <table:table-cell office:value-type="float" office:value="13.2472279071808" calcext:value-type="float">
            <text:p>13.2472279071808</text:p>
          </table:table-cell>
          <table:table-cell office:value-type="float" office:value="13.4471085071564" calcext:value-type="float">
            <text:p>13.4471085071564</text:p>
          </table:table-cell>
          <table:table-cell office:value-type="float" office:value="13.5803556442261" calcext:value-type="float">
            <text:p>13.5803556442261</text:p>
          </table:table-cell>
          <table:table-cell office:value-type="float" office:value="13.7135972976685" calcext:value-type="float">
            <text:p>13.7135972976685</text:p>
          </table:table-cell>
          <table:table-cell office:value-type="float" office:value="13.880179643631" calcext:value-type="float">
            <text:p>13.880179643631</text:p>
          </table:table-cell>
          <table:table-cell office:value-type="float" office:value="13.9468197822571" calcext:value-type="float">
            <text:p>13.9468197822571</text:p>
          </table:table-cell>
          <table:table-cell office:value-type="float" office:value="14.0134584903717" calcext:value-type="float">
            <text:p>14.0134584903717</text:p>
          </table:table-cell>
          <table:table-cell office:value-type="float" office:value="14.1134140491486" calcext:value-type="float">
            <text:p>14.1134140491486</text:p>
          </table:table-cell>
          <table:table-cell office:value-type="float" office:value="14.2466835975647" calcext:value-type="float">
            <text:p>14.2466835975647</text:p>
          </table:table-cell>
          <table:table-cell office:value-type="float" office:value="14.3466322422028" calcext:value-type="float">
            <text:p>14.3466322422028</text:p>
          </table:table-cell>
          <table:table-cell office:value-type="float" office:value="14.5132071971893" calcext:value-type="float">
            <text:p>14.5132071971893</text:p>
          </table:table-cell>
          <table:table-cell office:value-type="float" office:value="14.5798349380493" calcext:value-type="float">
            <text:p>14.5798349380493</text:p>
          </table:table-cell>
          <table:table-cell office:value-type="float" office:value="14.6464610099792" calcext:value-type="float">
            <text:p>14.6464610099792</text:p>
          </table:table-cell>
          <table:table-cell office:value-type="float" office:value="14.7130863666534" calcext:value-type="float">
            <text:p>14.7130863666534</text:p>
          </table:table-cell>
          <table:table-cell office:value-type="float" office:value="14.7797110080719" calcext:value-type="float">
            <text:p>14.7797110080719</text:p>
          </table:table-cell>
          <table:table-cell office:value-type="float" office:value="15.2461514472961" calcext:value-type="float">
            <text:p>15.2461514472961</text:p>
          </table:table-cell>
          <table:table-cell office:value-type="float" office:value="15.312780380249" calcext:value-type="float">
            <text:p>15.312780380249</text:p>
          </table:table-cell>
          <table:table-cell office:value-type="float" office:value="15.379408121109" calcext:value-type="float">
            <text:p>15.379408121109</text:p>
          </table:table-cell>
          <table:table-cell office:value-type="float" office:value="15.4460346698761" calcext:value-type="float">
            <text:p>15.4460346698761</text:p>
          </table:table-cell>
          <table:table-cell office:value-type="float" office:value="15.5459713935852" calcext:value-type="float">
            <text:p>15.5459713935852</text:p>
          </table:table-cell>
          <table:table-cell office:value-type="float" office:value="15.6125943660736" calcext:value-type="float">
            <text:p>15.6125943660736</text:p>
          </table:table-cell>
          <table:table-cell office:value-type="float" office:value="15.7125263214111" calcext:value-type="float">
            <text:p>15.7125263214111</text:p>
          </table:table-cell>
          <table:table-cell office:value-type="float" office:value="15.7791469097137" calcext:value-type="float">
            <text:p>15.7791469097137</text:p>
          </table:table-cell>
          <table:table-cell office:value-type="float" office:value="15.8457860946655" calcext:value-type="float">
            <text:p>15.8457860946655</text:p>
          </table:table-cell>
          <table:table-cell office:value-type="float" office:value="15.9124240875244" calcext:value-type="float">
            <text:p>15.9124240875244</text:p>
          </table:table-cell>
          <table:table-cell office:value-type="float" office:value="16.0790131092072" calcext:value-type="float">
            <text:p>16.0790131092072</text:p>
          </table:table-cell>
          <table:table-cell office:value-type="float" office:value="16.1456463336945" calcext:value-type="float">
            <text:p>16.1456463336945</text:p>
          </table:table-cell>
          <table:table-cell office:value-type="float" office:value="16.2789092063904" calcext:value-type="float">
            <text:p>16.2789092063904</text:p>
          </table:table-cell>
          <table:table-cell office:value-type="float" office:value="16.3455383777618" calcext:value-type="float">
            <text:p>16.3455383777618</text:p>
          </table:table-cell>
          <table:table-cell office:value-type="float" office:value="16.4454798698425" calcext:value-type="float">
            <text:p>16.4454798698425</text:p>
          </table:table-cell>
          <table:table-cell office:value-type="float" office:value="16.5454185009003" calcext:value-type="float">
            <text:p>16.5454185009003</text:p>
          </table:table-cell>
          <table:table-cell office:value-type="float" office:value="16.6120426654816" calcext:value-type="float">
            <text:p>16.6120426654816</text:p>
          </table:table-cell>
          <table:table-cell office:value-type="float" office:value="16.8119173049927" calcext:value-type="float">
            <text:p>16.8119173049927</text:p>
          </table:table-cell>
          <table:table-cell office:value-type="float" office:value="16.8785555362701" calcext:value-type="float">
            <text:p>16.8785555362701</text:p>
          </table:table-cell>
          <table:table-cell office:value-type="float" office:value="16.9451923370361" calcext:value-type="float">
            <text:p>16.9451923370361</text:p>
          </table:table-cell>
          <table:table-cell office:value-type="float" office:value="17.0784621238709" calcext:value-type="float">
            <text:p>17.0784621238709</text:p>
          </table:table-cell>
          <table:table-cell office:value-type="float" office:value="17.145094871521" calcext:value-type="float">
            <text:p>17.145094871521</text:p>
          </table:table-cell>
          <table:table-cell office:value-type="float" office:value="17.2117261886597" calcext:value-type="float">
            <text:p>17.2117261886597</text:p>
          </table:table-cell>
          <table:table-cell office:value-type="float" office:value="17.3116710186005" calcext:value-type="float">
            <text:p>17.3116710186005</text:p>
          </table:table-cell>
          <table:table-cell office:value-type="float" office:value="17.3782992362976" calcext:value-type="float">
            <text:p>17.3782992362976</text:p>
          </table:table-cell>
          <table:table-cell office:value-type="float" office:value="17.4782388210297" calcext:value-type="float">
            <text:p>17.4782388210297</text:p>
          </table:table-cell>
          <table:table-cell office:value-type="float" office:value="17.5781757831573" calcext:value-type="float">
            <text:p>17.5781757831573</text:p>
          </table:table-cell>
          <table:table-cell office:value-type="float" office:value="17.6447987556458" calcext:value-type="float">
            <text:p>17.6447987556458</text:p>
          </table:table-cell>
          <table:table-cell office:value-type="float" office:value="17.7114200592041" calcext:value-type="float">
            <text:p>17.7114200592041</text:p>
          </table:table-cell>
          <table:table-cell office:value-type="float" office:value="17.7780408859253" calcext:value-type="float">
            <text:p>17.7780408859253</text:p>
          </table:table-cell>
          <table:table-cell office:value-type="float" office:value="17.8446953296661" calcext:value-type="float">
            <text:p>17.8446953296661</text:p>
          </table:table-cell>
          <table:table-cell office:value-type="float" office:value="17.9113485813141" calcext:value-type="float">
            <text:p>17.9113485813141</text:p>
          </table:table-cell>
          <table:table-cell office:value-type="float" office:value="17.9780006408691" calcext:value-type="float">
            <text:p>17.9780006408691</text:p>
          </table:table-cell>
          <table:table-cell office:value-type="float" office:value="18.0446519851685" calcext:value-type="float">
            <text:p>18.0446519851685</text:p>
          </table:table-cell>
          <table:table-cell office:value-type="float" office:value="18.111302614212" calcext:value-type="float">
            <text:p>18.111302614212</text:p>
          </table:table-cell>
          <table:table-cell office:value-type="float" office:value="18.1779520511627" calcext:value-type="float">
            <text:p>18.1779520511627</text:p>
          </table:table-cell>
          <table:table-cell office:value-type="float" office:value="18.2446005344391" calcext:value-type="float">
            <text:p>18.2446005344391</text:p>
          </table:table-cell>
          <table:table-cell office:value-type="float" office:value="18.3112483024597" calcext:value-type="float">
            <text:p>18.3112483024597</text:p>
          </table:table-cell>
          <table:table-cell office:value-type="float" office:value="18.4112176895142" calcext:value-type="float">
            <text:p>18.4112176895142</text:p>
          </table:table-cell>
          <table:table-cell office:value-type="float" office:value="18.4778628349304" calcext:value-type="float">
            <text:p>18.4778628349304</text:p>
          </table:table-cell>
          <table:table-cell office:value-type="float" office:value="18.5445072650909" calcext:value-type="float">
            <text:p>18.5445072650909</text:p>
          </table:table-cell>
          <table:table-cell office:value-type="float" office:value="18.6111507415771" calcext:value-type="float">
            <text:p>18.6111507415771</text:p>
          </table:table-cell>
          <table:table-cell office:value-type="float" office:value="18.6777930259705" calcext:value-type="float">
            <text:p>18.6777930259705</text:p>
          </table:table-cell>
          <table:table-cell office:value-type="float" office:value="18.744434595108" calcext:value-type="float">
            <text:p>18.744434595108</text:p>
          </table:table-cell>
          <table:table-cell office:value-type="float" office:value="18.8110778331757" calcext:value-type="float">
            <text:p>18.8110778331757</text:p>
          </table:table-cell>
          <table:table-cell office:value-type="float" office:value="18.877721786499" calcext:value-type="float">
            <text:p>18.877721786499</text:p>
          </table:table-cell>
          <table:table-cell office:value-type="float" office:value="18.9443645477295" calcext:value-type="float">
            <text:p>18.9443645477295</text:p>
          </table:table-cell>
          <table:table-cell office:value-type="float" office:value="19.0110065937042" calcext:value-type="float">
            <text:p>19.0110065937042</text:p>
          </table:table-cell>
          <table:table-cell office:value-type="float" office:value="19.0776469707489" calcext:value-type="float">
            <text:p>19.0776469707489</text:p>
          </table:table-cell>
          <table:table-cell office:value-type="float" office:value="19.1776053905487" calcext:value-type="float">
            <text:p>19.1776053905487</text:p>
          </table:table-cell>
          <table:table-cell office:value-type="float" office:value="19.244243144989" calcext:value-type="float">
            <text:p>19.244243144989</text:p>
          </table:table-cell>
          <table:table-cell office:value-type="float" office:value="19.3108792304993" calcext:value-type="float">
            <text:p>19.3108792304993</text:p>
          </table:table-cell>
          <table:table-cell office:value-type="float" office:value="19.3775146007538" calcext:value-type="float">
            <text:p>19.3775146007538</text:p>
          </table:table-cell>
          <table:table-cell office:value-type="float" office:value="19.4441483020782" calcext:value-type="float">
            <text:p>19.4441483020782</text:p>
          </table:table-cell>
          <table:table-cell office:value-type="float" office:value="19.5107810497284" calcext:value-type="float">
            <text:p>19.5107810497284</text:p>
          </table:table-cell>
          <table:table-cell office:value-type="float" office:value="19.5774128437042" calcext:value-type="float">
            <text:p>19.5774128437042</text:p>
          </table:table-cell>
          <table:table-cell office:value-type="float" office:value="19.6440432071686" calcext:value-type="float">
            <text:p>19.6440432071686</text:p>
          </table:table-cell>
          <table:table-cell office:value-type="float" office:value="19.71067237854" calcext:value-type="float">
            <text:p>19.71067237854</text:p>
          </table:table-cell>
          <table:table-cell office:value-type="float" office:value="19.7773005962372" calcext:value-type="float">
            <text:p>19.7773005962372</text:p>
          </table:table-cell>
          <table:table-cell office:value-type="float" office:value="19.8772618770599" calcext:value-type="float">
            <text:p>19.8772618770599</text:p>
          </table:table-cell>
          <table:table-cell office:value-type="float" office:value="19.9439013004303" calcext:value-type="float">
            <text:p>19.9439013004303</text:p>
          </table:table-cell>
          <table:table-cell office:value-type="float" office:value="20.0105392932892" calcext:value-type="float">
            <text:p>20.0105392932892</text:p>
          </table:table-cell>
          <table:table-cell office:value-type="float" office:value="20.0438575744629" calcext:value-type="float">
            <text:p>20.0438575744629</text:p>
          </table:table-cell>
          <table:table-cell office:value-type="float" office:value="20.1104936599731" calcext:value-type="float">
            <text:p>20.1104936599731</text:p>
          </table:table-cell>
          <table:table-cell office:value-type="float" office:value="20.1771283149719" calcext:value-type="float">
            <text:p>20.1771283149719</text:p>
          </table:table-cell>
          <table:table-cell office:value-type="float" office:value="20.2437615394592" calcext:value-type="float">
            <text:p>20.2437615394592</text:p>
          </table:table-cell>
          <table:table-cell office:value-type="float" office:value="20.3103938102722" calcext:value-type="float">
            <text:p>20.3103938102722</text:p>
          </table:table-cell>
          <table:table-cell office:value-type="float" office:value="20.3770246505737" calcext:value-type="float">
            <text:p>20.3770246505737</text:p>
          </table:table-cell>
          <table:table-cell office:value-type="float" office:value="20.4769682884216" calcext:value-type="float">
            <text:p>20.4769682884216</text:p>
          </table:table-cell>
          <table:table-cell office:value-type="float" office:value="20.543595790863" calcext:value-type="float">
            <text:p>20.543595790863</text:p>
          </table:table-cell>
          <table:table-cell office:value-type="float" office:value="20.6102221012115" calcext:value-type="float">
            <text:p>20.6102221012115</text:p>
          </table:table-cell>
          <table:table-cell office:value-type="float" office:value="20.7101588249207" calcext:value-type="float">
            <text:p>20.7101588249207</text:p>
          </table:table-cell>
          <table:table-cell office:value-type="float" office:value="20.7767822742462" calcext:value-type="float">
            <text:p>20.7767822742462</text:p>
          </table:table-cell>
          <table:table-cell office:value-type="float" office:value="20.8434233665466" calcext:value-type="float">
            <text:p>20.8434233665466</text:p>
          </table:table-cell>
          <table:table-cell office:value-type="float" office:value="20.9100630283356" calcext:value-type="float">
            <text:p>20.9100630283356</text:p>
          </table:table-cell>
          <table:table-cell office:value-type="float" office:value="21.0100204944611" calcext:value-type="float">
            <text:p>21.0100204944611</text:p>
          </table:table-cell>
          <table:table-cell office:value-type="float" office:value="21.0766568183899" calcext:value-type="float">
            <text:p>21.0766568183899</text:p>
          </table:table-cell>
          <table:table-cell office:value-type="float" office:value="21.1432921886444" calcext:value-type="float">
            <text:p>21.1432921886444</text:p>
          </table:table-cell>
          <table:table-cell office:value-type="float" office:value="21.2099258899689" calcext:value-type="float">
            <text:p>21.2099258899689</text:p>
          </table:table-cell>
          <table:table-cell office:value-type="float" office:value="21.276558637619" calcext:value-type="float">
            <text:p>21.276558637619</text:p>
          </table:table-cell>
          <table:table-cell office:value-type="float" office:value="21.3431901931763" calcext:value-type="float">
            <text:p>21.3431901931763</text:p>
          </table:table-cell>
          <table:table-cell office:value-type="float" office:value="21.4431347846985" calcext:value-type="float">
            <text:p>21.4431347846985</text:p>
          </table:table-cell>
          <table:table-cell office:value-type="float" office:value="21.5097627639771" calcext:value-type="float">
            <text:p>21.5097627639771</text:p>
          </table:table-cell>
          <table:table-cell office:value-type="float" office:value="21.5763895511627" calcext:value-type="float">
            <text:p>21.5763895511627</text:p>
          </table:table-cell>
          <table:table-cell office:value-type="float" office:value="21.6430151462555" calcext:value-type="float">
            <text:p>21.6430151462555</text:p>
          </table:table-cell>
          <table:table-cell office:value-type="float" office:value="21.7096393108368" calcext:value-type="float">
            <text:p>21.7096393108368</text:p>
          </table:table-cell>
          <table:table-cell office:value-type="float" office:value="21.8097882270813" calcext:value-type="float">
            <text:p>21.8097882270813</text:p>
          </table:table-cell>
          <table:table-cell office:value-type="float" office:value="21.8768465518951" calcext:value-type="float">
            <text:p>21.8768465518951</text:p>
          </table:table-cell>
          <table:table-cell office:value-type="float" office:value="21.9439144134521" calcext:value-type="float">
            <text:p>21.9439144134521</text:p>
          </table:table-cell>
          <table:table-cell office:value-type="float" office:value="22.0109918117523" calcext:value-type="float">
            <text:p>22.0109918117523</text:p>
          </table:table-cell>
          <table:table-cell office:value-type="float" office:value="22.0780787467957" calcext:value-type="float">
            <text:p>22.0780787467957</text:p>
          </table:table-cell>
          <table:table-cell office:value-type="float" office:value="22.1451754570007" calcext:value-type="float">
            <text:p>22.1451754570007</text:p>
          </table:table-cell>
          <table:table-cell office:value-type="float" office:value="22.2458381652832" calcext:value-type="float">
            <text:p>22.2458381652832</text:p>
          </table:table-cell>
          <table:table-cell office:value-type="float" office:value="22.3129587173462" calcext:value-type="float">
            <text:p>22.3129587173462</text:p>
          </table:table-cell>
          <table:table-cell office:value-type="float" office:value="22.4136574268341" calcext:value-type="float">
            <text:p>22.4136574268341</text:p>
          </table:table-cell>
          <table:table-cell office:value-type="float" office:value="22.4808015823364" calcext:value-type="float">
            <text:p>22.4808015823364</text:p>
          </table:table-cell>
          <table:table-cell office:value-type="float" office:value="22.5479557514191" calcext:value-type="float">
            <text:p>22.5479557514191</text:p>
          </table:table-cell>
          <table:table-cell office:value-type="float" office:value="22.6487045288086" calcext:value-type="float">
            <text:p>22.6487045288086</text:p>
          </table:table-cell>
          <table:table-cell office:value-type="float" office:value="22.7158825397491" calcext:value-type="float">
            <text:p>22.7158825397491</text:p>
          </table:table-cell>
          <table:table-cell table:number-columns-repeated="605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09714787664413" calcext:value-type="float">
            <text:p>0.109714787664413</text:p>
          </table:table-cell>
          <table:table-cell office:value-type="float" office:value="0.109553951640285" calcext:value-type="float">
            <text:p>0.109553951640285</text:p>
          </table:table-cell>
          <table:table-cell office:value-type="float" office:value="0.109541963498004" calcext:value-type="float">
            <text:p>0.109541963498004</text:p>
          </table:table-cell>
          <table:table-cell office:value-type="float" office:value="0.109499556688279" calcext:value-type="float">
            <text:p>0.109499556688279</text:p>
          </table:table-cell>
          <table:table-cell office:value-type="float" office:value="0.109683967434782" calcext:value-type="float">
            <text:p>0.109683967434782</text:p>
          </table:table-cell>
          <table:table-cell office:value-type="float" office:value="0.109664754204624" calcext:value-type="float">
            <text:p>0.109664754204624</text:p>
          </table:table-cell>
          <table:table-cell office:value-type="float" office:value="0.109566607234902" calcext:value-type="float">
            <text:p>0.109566607234902</text:p>
          </table:table-cell>
          <table:table-cell office:value-type="float" office:value="0.109538433131071" calcext:value-type="float">
            <text:p>0.109538433131071</text:p>
          </table:table-cell>
          <table:table-cell office:value-type="float" office:value="0.109619061839696" calcext:value-type="float">
            <text:p>0.109619061839696</text:p>
          </table:table-cell>
          <table:table-cell office:value-type="float" office:value="0.109466887924233" calcext:value-type="float">
            <text:p>0.109466887924233</text:p>
          </table:table-cell>
          <table:table-cell office:value-type="float" office:value="0.109373272628314" calcext:value-type="float">
            <text:p>0.109373272628314</text:p>
          </table:table-cell>
          <table:table-cell office:value-type="float" office:value="0.109580972191092" calcext:value-type="float">
            <text:p>0.109580972191092</text:p>
          </table:table-cell>
          <table:table-cell office:value-type="float" office:value="0.109604570579275" calcext:value-type="float">
            <text:p>0.109604570579275</text:p>
          </table:table-cell>
          <table:table-cell office:value-type="float" office:value="0.109589025937882" calcext:value-type="float">
            <text:p>0.109589025937882</text:p>
          </table:table-cell>
          <table:table-cell office:value-type="float" office:value="0.109665258233437" calcext:value-type="float">
            <text:p>0.109665258233437</text:p>
          </table:table-cell>
          <table:table-cell office:value-type="float" office:value="0.10966121453562" calcext:value-type="float">
            <text:p>0.10966121453562</text:p>
          </table:table-cell>
          <table:table-cell office:value-type="float" office:value="0.109773575249991" calcext:value-type="float">
            <text:p>0.109773575249991</text:p>
          </table:table-cell>
          <table:table-cell office:value-type="float" office:value="0.109475198979859" calcext:value-type="float">
            <text:p>0.109475198979859</text:p>
          </table:table-cell>
          <table:table-cell office:value-type="float" office:value="0.109725809774333" calcext:value-type="float">
            <text:p>0.109725809774333</text:p>
          </table:table-cell>
          <table:table-cell office:value-type="float" office:value="0.109553226700403" calcext:value-type="float">
            <text:p>0.109553226700403</text:p>
          </table:table-cell>
          <table:table-cell office:value-type="float" office:value="0.109600384038004" calcext:value-type="float">
            <text:p>0.109600384038004</text:p>
          </table:table-cell>
          <table:table-cell office:value-type="float" office:value="0.109708226981606" calcext:value-type="float">
            <text:p>0.109708226981606</text:p>
          </table:table-cell>
          <table:table-cell office:value-type="float" office:value="0.109627103820036" calcext:value-type="float">
            <text:p>0.109627103820036</text:p>
          </table:table-cell>
          <table:table-cell office:value-type="float" office:value="0.109481390128851" calcext:value-type="float">
            <text:p>0.109481390128851</text:p>
          </table:table-cell>
          <table:table-cell office:value-type="float" office:value="0.109490940478896" calcext:value-type="float">
            <text:p>0.109490940478896</text:p>
          </table:table-cell>
          <table:table-cell office:value-type="float" office:value="0.109617996433519" calcext:value-type="float">
            <text:p>0.109617996433519</text:p>
          </table:table-cell>
          <table:table-cell office:value-type="float" office:value="0.109668649567149" calcext:value-type="float">
            <text:p>0.109668649567149</text:p>
          </table:table-cell>
          <table:table-cell office:value-type="float" office:value="0.109600144882067" calcext:value-type="float">
            <text:p>0.109600144882067</text:p>
          </table:table-cell>
          <table:table-cell office:value-type="float" office:value="0.109614896946421" calcext:value-type="float">
            <text:p>0.109614896946421</text:p>
          </table:table-cell>
          <table:table-cell office:value-type="float" office:value="0.109758955068453" calcext:value-type="float">
            <text:p>0.109758955068453</text:p>
          </table:table-cell>
          <table:table-cell office:value-type="float" office:value="0.109598463040754" calcext:value-type="float">
            <text:p>0.109598463040754</text:p>
          </table:table-cell>
          <table:table-cell office:value-type="float" office:value="0.109473616417704" calcext:value-type="float">
            <text:p>0.109473616417704</text:p>
          </table:table-cell>
          <table:table-cell office:value-type="float" office:value="0.10963758581835" calcext:value-type="float">
            <text:p>0.10963758581835</text:p>
          </table:table-cell>
          <table:table-cell office:value-type="float" office:value="0.110116703440128" calcext:value-type="float">
            <text:p>0.110116703440128</text:p>
          </table:table-cell>
          <table:table-cell office:value-type="float" office:value="0.11051007523511" calcext:value-type="float">
            <text:p>0.11051007523511</text:p>
          </table:table-cell>
          <table:table-cell office:value-type="float" office:value="0.11036047730593" calcext:value-type="float">
            <text:p>0.11036047730593</text:p>
          </table:table-cell>
          <table:table-cell office:value-type="float" office:value="0.112305393752744" calcext:value-type="float">
            <text:p>0.112305393752744</text:p>
          </table:table-cell>
          <table:table-cell office:value-type="float" office:value="0.114917382889078" calcext:value-type="float">
            <text:p>0.114917382889078</text:p>
          </table:table-cell>
          <table:table-cell office:value-type="float" office:value="0.114830093281744" calcext:value-type="float">
            <text:p>0.114830093281744</text:p>
          </table:table-cell>
          <table:table-cell office:value-type="float" office:value="0.110547108863109" calcext:value-type="float">
            <text:p>0.110547108863109</text:p>
          </table:table-cell>
          <table:table-cell office:value-type="float" office:value="0.10038106660197" calcext:value-type="float">
            <text:p>0.10038106660197</text:p>
          </table:table-cell>
          <table:table-cell office:value-type="float" office:value="0.0998814271029522" calcext:value-type="float">
            <text:p>0.099881427102952</text:p>
          </table:table-cell>
          <table:table-cell office:value-type="float" office:value="0.164862105017796" calcext:value-type="float">
            <text:p>0.164862105017796</text:p>
          </table:table-cell>
          <table:table-cell office:value-type="float" office:value="0.179306857798282" calcext:value-type="float">
            <text:p>0.179306857798282</text:p>
          </table:table-cell>
          <table:table-cell office:value-type="float" office:value="0.18492202866734" calcext:value-type="float">
            <text:p>0.18492202866734</text:p>
          </table:table-cell>
          <table:table-cell office:value-type="float" office:value="0.207164861257296" calcext:value-type="float">
            <text:p>0.207164861257296</text:p>
          </table:table-cell>
          <table:table-cell office:value-type="float" office:value="0.203042081246863" calcext:value-type="float">
            <text:p>0.203042081246863</text:p>
          </table:table-cell>
          <table:table-cell office:value-type="float" office:value="0.193634612314859" calcext:value-type="float">
            <text:p>0.193634612314859</text:p>
          </table:table-cell>
          <table:table-cell office:value-type="float" office:value="0.196738354448832" calcext:value-type="float">
            <text:p>0.196738354448832</text:p>
          </table:table-cell>
          <table:table-cell office:value-type="float" office:value="0.209523893792645" calcext:value-type="float">
            <text:p>0.209523893792645</text:p>
          </table:table-cell>
          <table:table-cell office:value-type="float" office:value="0.211308504703805" calcext:value-type="float">
            <text:p>0.211308504703805</text:p>
          </table:table-cell>
          <table:table-cell office:value-type="float" office:value="0.207211701391146" calcext:value-type="float">
            <text:p>0.207211701391146</text:p>
          </table:table-cell>
          <table:table-cell office:value-type="float" office:value="0.114204442992111" calcext:value-type="float">
            <text:p>0.114204442992111</text:p>
          </table:table-cell>
          <table:table-cell office:value-type="float" office:value="0.113983710260617" calcext:value-type="float">
            <text:p>0.113983710260617</text:p>
          </table:table-cell>
          <table:table-cell office:value-type="float" office:value="0.115413521366166" calcext:value-type="float">
            <text:p>0.115413521366166</text:p>
          </table:table-cell>
          <table:table-cell office:value-type="float" office:value="0.119063324306617" calcext:value-type="float">
            <text:p>0.119063324306617</text:p>
          </table:table-cell>
          <table:table-cell office:value-type="float" office:value="0.128922685911247" calcext:value-type="float">
            <text:p>0.128922685911247</text:p>
          </table:table-cell>
          <table:table-cell office:value-type="float" office:value="0.137771207138786" calcext:value-type="float">
            <text:p>0.137771207138786</text:p>
          </table:table-cell>
          <table:table-cell office:value-type="float" office:value="0.142488610802586" calcext:value-type="float">
            <text:p>0.142488610802586</text:p>
          </table:table-cell>
          <table:table-cell office:value-type="float" office:value="0.137943172833471" calcext:value-type="float">
            <text:p>0.137943172833471</text:p>
          </table:table-cell>
          <table:table-cell office:value-type="float" office:value="0.130315413526431" calcext:value-type="float">
            <text:p>0.130315413526431</text:p>
          </table:table-cell>
          <table:table-cell office:value-type="float" office:value="0.134841643665357" calcext:value-type="float">
            <text:p>0.134841643665357</text:p>
          </table:table-cell>
          <table:table-cell office:value-type="float" office:value="0.15935814488052" calcext:value-type="float">
            <text:p>0.15935814488052</text:p>
          </table:table-cell>
          <table:table-cell office:value-type="float" office:value="0.17428475096909" calcext:value-type="float">
            <text:p>0.17428475096909</text:p>
          </table:table-cell>
          <table:table-cell office:value-type="float" office:value="0.189932682075412" calcext:value-type="float">
            <text:p>0.189932682075412</text:p>
          </table:table-cell>
          <table:table-cell office:value-type="float" office:value="0.195872349784146" calcext:value-type="float">
            <text:p>0.195872349784146</text:p>
          </table:table-cell>
          <table:table-cell office:value-type="float" office:value="0.184788309870824" calcext:value-type="float">
            <text:p>0.184788309870824</text:p>
          </table:table-cell>
          <table:table-cell office:value-type="float" office:value="0.202417095083456" calcext:value-type="float">
            <text:p>0.202417095083456</text:p>
          </table:table-cell>
          <table:table-cell office:value-type="float" office:value="0.196585303518197" calcext:value-type="float">
            <text:p>0.196585303518197</text:p>
          </table:table-cell>
          <table:table-cell office:value-type="float" office:value="0.197871941351135" calcext:value-type="float">
            <text:p>0.197871941351135</text:p>
          </table:table-cell>
          <table:table-cell office:value-type="float" office:value="0.204978822120396" calcext:value-type="float">
            <text:p>0.204978822120396</text:p>
          </table:table-cell>
          <table:table-cell office:value-type="float" office:value="0.202506899952346" calcext:value-type="float">
            <text:p>0.202506899952346</text:p>
          </table:table-cell>
          <table:table-cell office:value-type="float" office:value="0.2009176361172" calcext:value-type="float">
            <text:p>0.2009176361172</text:p>
          </table:table-cell>
          <table:table-cell office:value-type="float" office:value="0.123214323145637" calcext:value-type="float">
            <text:p>0.123214323145637</text:p>
          </table:table-cell>
          <table:table-cell office:value-type="float" office:value="0.116147233467569" calcext:value-type="float">
            <text:p>0.116147233467569</text:p>
          </table:table-cell>
          <table:table-cell office:value-type="float" office:value="0.120923758493489" calcext:value-type="float">
            <text:p>0.120923758493489</text:p>
          </table:table-cell>
          <table:table-cell office:value-type="float" office:value="0.133941229503604" calcext:value-type="float">
            <text:p>0.133941229503604</text:p>
          </table:table-cell>
          <table:table-cell office:value-type="float" office:value="0.144433713536096" calcext:value-type="float">
            <text:p>0.144433713536096</text:p>
          </table:table-cell>
          <table:table-cell office:value-type="float" office:value="0.149154312025309" calcext:value-type="float">
            <text:p>0.149154312025309</text:p>
          </table:table-cell>
          <table:table-cell office:value-type="float" office:value="0.143295589377764" calcext:value-type="float">
            <text:p>0.143295589377764</text:p>
          </table:table-cell>
          <table:table-cell office:value-type="float" office:value="0.136445119061792" calcext:value-type="float">
            <text:p>0.136445119061792</text:p>
          </table:table-cell>
          <table:table-cell office:value-type="float" office:value="0.125477091395514" calcext:value-type="float">
            <text:p>0.125477091395514</text:p>
          </table:table-cell>
          <table:table-cell office:value-type="float" office:value="0.18743446756321" calcext:value-type="float">
            <text:p>0.18743446756321</text:p>
          </table:table-cell>
          <table:table-cell office:value-type="float" office:value="0.194144431840786" calcext:value-type="float">
            <text:p>0.194144431840786</text:p>
          </table:table-cell>
          <table:table-cell office:value-type="float" office:value="0.176970429572027" calcext:value-type="float">
            <text:p>0.176970429572027</text:p>
          </table:table-cell>
          <table:table-cell office:value-type="float" office:value="0.182079718195294" calcext:value-type="float">
            <text:p>0.182079718195294</text:p>
          </table:table-cell>
          <table:table-cell office:value-type="float" office:value="0.205915902552329" calcext:value-type="float">
            <text:p>0.205915902552329</text:p>
          </table:table-cell>
          <table:table-cell office:value-type="float" office:value="0.198988211674904" calcext:value-type="float">
            <text:p>0.198988211674904</text:p>
          </table:table-cell>
          <table:table-cell office:value-type="float" office:value="0.195881190470597" calcext:value-type="float">
            <text:p>0.195881190470597</text:p>
          </table:table-cell>
          <table:table-cell office:value-type="float" office:value="0.195377117552362" calcext:value-type="float">
            <text:p>0.195377117552362</text:p>
          </table:table-cell>
          <table:table-cell office:value-type="float" office:value="0.201405751600484" calcext:value-type="float">
            <text:p>0.201405751600484</text:p>
          </table:table-cell>
          <table:table-cell office:value-type="float" office:value="0.199033623823114" calcext:value-type="float">
            <text:p>0.199033623823114</text:p>
          </table:table-cell>
          <table:table-cell office:value-type="float" office:value="0.198906303445938" calcext:value-type="float">
            <text:p>0.198906303445938</text:p>
          </table:table-cell>
          <table:table-cell office:value-type="float" office:value="0.124951736400803" calcext:value-type="float">
            <text:p>0.124951736400803</text:p>
          </table:table-cell>
          <table:table-cell office:value-type="float" office:value="0.113693497452136" calcext:value-type="float">
            <text:p>0.113693497452136</text:p>
          </table:table-cell>
          <table:table-cell office:value-type="float" office:value="0.104469791946561" calcext:value-type="float">
            <text:p>0.104469791946561</text:p>
          </table:table-cell>
          <table:table-cell office:value-type="float" office:value="0.108623491745978" calcext:value-type="float">
            <text:p>0.108623491745978</text:p>
          </table:table-cell>
          <table:table-cell office:value-type="float" office:value="0.111800404674773" calcext:value-type="float">
            <text:p>0.111800404674773</text:p>
          </table:table-cell>
          <table:table-cell office:value-type="float" office:value="0.116674488471775" calcext:value-type="float">
            <text:p>0.116674488471775</text:p>
          </table:table-cell>
          <table:table-cell office:value-type="float" office:value="0.122880503948602" calcext:value-type="float">
            <text:p>0.122880503948602</text:p>
          </table:table-cell>
          <table:table-cell office:value-type="float" office:value="0.13454344589784" calcext:value-type="float">
            <text:p>0.13454344589784</text:p>
          </table:table-cell>
          <table:table-cell office:value-type="float" office:value="0.140227780825086" calcext:value-type="float">
            <text:p>0.140227780825086</text:p>
          </table:table-cell>
          <table:table-cell office:value-type="float" office:value="0.137179335420412" calcext:value-type="float">
            <text:p>0.137179335420412</text:p>
          </table:table-cell>
          <table:table-cell office:value-type="float" office:value="0.129978031082373" calcext:value-type="float">
            <text:p>0.129978031082373</text:p>
          </table:table-cell>
          <table:table-cell office:value-type="float" office:value="0.11789232341217" calcext:value-type="float">
            <text:p>0.11789232341217</text:p>
          </table:table-cell>
          <table:table-cell office:value-type="float" office:value="0.0866141341677956" calcext:value-type="float">
            <text:p>0.086614134167796</text:p>
          </table:table-cell>
          <table:table-cell office:value-type="float" office:value="0.120360519695331" calcext:value-type="float">
            <text:p>0.120360519695331</text:p>
          </table:table-cell>
          <table:table-cell office:value-type="float" office:value="0.183076966354942" calcext:value-type="float">
            <text:p>0.183076966354942</text:p>
          </table:table-cell>
          <table:table-cell office:value-type="float" office:value="0.182668628849294" calcext:value-type="float">
            <text:p>0.182668628849294</text:p>
          </table:table-cell>
          <table:table-cell office:value-type="float" office:value="0.180423627744834" calcext:value-type="float">
            <text:p>0.180423627744834</text:p>
          </table:table-cell>
          <table:table-cell office:value-type="float" office:value="0.185634580853305" calcext:value-type="float">
            <text:p>0.185634580853305</text:p>
          </table:table-cell>
          <table:table-cell office:value-type="float" office:value="0.20271818030512" calcext:value-type="float">
            <text:p>0.20271818030512</text:p>
          </table:table-cell>
          <table:table-cell office:value-type="float" office:value="0.196940437871603" calcext:value-type="float">
            <text:p>0.196940437871603</text:p>
          </table:table-cell>
          <table:table-cell office:value-type="float" office:value="0.190692482488689" calcext:value-type="float">
            <text:p>0.190692482488689</text:p>
          </table:table-cell>
          <table:table-cell office:value-type="float" office:value="0.189594501241592" calcext:value-type="float">
            <text:p>0.189594501241592</text:p>
          </table:table-cell>
          <table:table-cell office:value-type="float" office:value="0.193845767542209" calcext:value-type="float">
            <text:p>0.193845767542209</text:p>
          </table:table-cell>
          <table:table-cell office:value-type="float" office:value="0.1338300957605" calcext:value-type="float">
            <text:p>0.1338300957605</text:p>
          </table:table-cell>
          <table:table-cell office:value-type="float" office:value="0.12018963825106" calcext:value-type="float">
            <text:p>0.12018963825106</text:p>
          </table:table-cell>
          <table:table-cell office:value-type="float" office:value="0.118677919767556" calcext:value-type="float">
            <text:p>0.118677919767556</text:p>
          </table:table-cell>
          <table:table-cell office:value-type="float" office:value="0.112132117845762" calcext:value-type="float">
            <text:p>0.112132117845762</text:p>
          </table:table-cell>
          <table:table-cell office:value-type="float" office:value="0.113200042715341" calcext:value-type="float">
            <text:p>0.113200042715341</text:p>
          </table:table-cell>
          <table:table-cell office:value-type="float" office:value="0.120442454468864" calcext:value-type="float">
            <text:p>0.120442454468864</text:p>
          </table:table-cell>
          <table:table-cell office:value-type="float" office:value="0.126876275745545" calcext:value-type="float">
            <text:p>0.126876275745545</text:p>
          </table:table-cell>
          <table:table-cell office:value-type="float" office:value="0.129284297145489" calcext:value-type="float">
            <text:p>0.129284297145489</text:p>
          </table:table-cell>
          <table:table-cell office:value-type="float" office:value="0.122420884666421" calcext:value-type="float">
            <text:p>0.122420884666421</text:p>
          </table:table-cell>
          <table:table-cell office:value-type="float" office:value="0.0899465430476292" calcext:value-type="float">
            <text:p>0.089946543047629</text:p>
          </table:table-cell>
          <table:table-cell office:value-type="float" office:value="0.112136508797965" calcext:value-type="float">
            <text:p>0.112136508797965</text:p>
          </table:table-cell>
          <table:table-cell office:value-type="float" office:value="0.136550324070681" calcext:value-type="float">
            <text:p>0.136550324070681</text:p>
          </table:table-cell>
          <table:table-cell office:value-type="float" office:value="0.183519475931845" calcext:value-type="float">
            <text:p>0.183519475931845</text:p>
          </table:table-cell>
          <table:table-cell office:value-type="float" office:value="0.181612851156791" calcext:value-type="float">
            <text:p>0.181612851156791</text:p>
          </table:table-cell>
          <table:table-cell office:value-type="float" office:value="0.177228126927462" calcext:value-type="float">
            <text:p>0.177228126927462</text:p>
          </table:table-cell>
          <table:table-cell office:value-type="float" office:value="0.183090295405915" calcext:value-type="float">
            <text:p>0.183090295405915</text:p>
          </table:table-cell>
          <table:table-cell office:value-type="float" office:value="0.201954802930239" calcext:value-type="float">
            <text:p>0.201954802930239</text:p>
          </table:table-cell>
          <table:table-cell office:value-type="float" office:value="0.193820634863022" calcext:value-type="float">
            <text:p>0.193820634863022</text:p>
          </table:table-cell>
          <table:table-cell office:value-type="float" office:value="0.195520098587401" calcext:value-type="float">
            <text:p>0.195520098587401</text:p>
          </table:table-cell>
          <table:table-cell office:value-type="float" office:value="0.203703609594325" calcext:value-type="float">
            <text:p>0.203703609594325</text:p>
          </table:table-cell>
          <table:table-cell office:value-type="float" office:value="0.20606262050086" calcext:value-type="float">
            <text:p>0.20606262050086</text:p>
          </table:table-cell>
          <table:table-cell office:value-type="float" office:value="0.20408236257087" calcext:value-type="float">
            <text:p>0.20408236257087</text:p>
          </table:table-cell>
          <table:table-cell office:value-type="float" office:value="0.204387096587007" calcext:value-type="float">
            <text:p>0.204387096587007</text:p>
          </table:table-cell>
          <table:table-cell office:value-type="float" office:value="0.0969654020875613" calcext:value-type="float">
            <text:p>0.096965402087561</text:p>
          </table:table-cell>
          <table:table-cell office:value-type="float" office:value="0.103237582975435" calcext:value-type="float">
            <text:p>0.103237582975435</text:p>
          </table:table-cell>
          <table:table-cell office:value-type="float" office:value="0.104224065524683" calcext:value-type="float">
            <text:p>0.104224065524683</text:p>
          </table:table-cell>
          <table:table-cell office:value-type="float" office:value="0.107115498099024" calcext:value-type="float">
            <text:p>0.107115498099024</text:p>
          </table:table-cell>
          <table:table-cell office:value-type="float" office:value="0.118823851873994" calcext:value-type="float">
            <text:p>0.118823851873994</text:p>
          </table:table-cell>
          <table:table-cell office:value-type="float" office:value="0.12734147343585" calcext:value-type="float">
            <text:p>0.12734147343585</text:p>
          </table:table-cell>
          <table:table-cell office:value-type="float" office:value="0.132393790912699" calcext:value-type="float">
            <text:p>0.132393790912699</text:p>
          </table:table-cell>
          <table:table-cell office:value-type="float" office:value="0.130753268808229" calcext:value-type="float">
            <text:p>0.130753268808229</text:p>
          </table:table-cell>
          <table:table-cell office:value-type="float" office:value="0.123419940798726" calcext:value-type="float">
            <text:p>0.123419940798726</text:p>
          </table:table-cell>
          <table:table-cell office:value-type="float" office:value="0.115230347324268" calcext:value-type="float">
            <text:p>0.115230347324268</text:p>
          </table:table-cell>
          <table:table-cell office:value-type="float" office:value="0.10436802513109" calcext:value-type="float">
            <text:p>0.10436802513109</text:p>
          </table:table-cell>
          <table:table-cell office:value-type="float" office:value="0.110401626520466" calcext:value-type="float">
            <text:p>0.110401626520466</text:p>
          </table:table-cell>
          <table:table-cell office:value-type="float" office:value="0.131122151624918" calcext:value-type="float">
            <text:p>0.131122151624918</text:p>
          </table:table-cell>
          <table:table-cell office:value-type="float" office:value="0.148593886049024" calcext:value-type="float">
            <text:p>0.148593886049024</text:p>
          </table:table-cell>
          <table:table-cell office:value-type="float" office:value="0.164270586781699" calcext:value-type="float">
            <text:p>0.164270586781699</text:p>
          </table:table-cell>
          <table:table-cell office:value-type="float" office:value="0.166612136486515" calcext:value-type="float">
            <text:p>0.166612136486515</text:p>
          </table:table-cell>
          <table:table-cell office:value-type="float" office:value="0.168715354944328" calcext:value-type="float">
            <text:p>0.168715354944328</text:p>
          </table:table-cell>
          <table:table-cell office:value-type="float" office:value="0.1946470566414" calcext:value-type="float">
            <text:p>0.1946470566414</text:p>
          </table:table-cell>
          <table:table-cell office:value-type="float" office:value="0.191335624605443" calcext:value-type="float">
            <text:p>0.191335624605443</text:p>
          </table:table-cell>
          <table:table-cell office:value-type="float" office:value="0.191333596523605" calcext:value-type="float">
            <text:p>0.191333596523605</text:p>
          </table:table-cell>
          <table:table-cell office:value-type="float" office:value="0.190630155216393" calcext:value-type="float">
            <text:p>0.190630155216393</text:p>
          </table:table-cell>
          <table:table-cell office:value-type="float" office:value="0.195007227558421" calcext:value-type="float">
            <text:p>0.195007227558421</text:p>
          </table:table-cell>
          <table:table-cell office:value-type="float" office:value="0.194625606424952" calcext:value-type="float">
            <text:p>0.194625606424952</text:p>
          </table:table-cell>
          <table:table-cell office:value-type="float" office:value="0.190181679891162" calcext:value-type="float">
            <text:p>0.190181679891162</text:p>
          </table:table-cell>
          <table:table-cell office:value-type="float" office:value="0.190387531318863" calcext:value-type="float">
            <text:p>0.190387531318863</text:p>
          </table:table-cell>
          <table:table-cell office:value-type="float" office:value="0.192418218115615" calcext:value-type="float">
            <text:p>0.192418218115615</text:p>
          </table:table-cell>
          <table:table-cell office:value-type="float" office:value="0.192112592779458" calcext:value-type="float">
            <text:p>0.192112592779458</text:p>
          </table:table-cell>
          <table:table-cell office:value-type="float" office:value="0.191578139769706" calcext:value-type="float">
            <text:p>0.191578139769706</text:p>
          </table:table-cell>
          <table:table-cell office:value-type="float" office:value="0.191591102614152" calcext:value-type="float">
            <text:p>0.191591102614152</text:p>
          </table:table-cell>
          <table:table-cell office:value-type="float" office:value="0.191766858975269" calcext:value-type="float">
            <text:p>0.191766858975269</text:p>
          </table:table-cell>
          <table:table-cell office:value-type="float" office:value="0.191552497444785" calcext:value-type="float">
            <text:p>0.191552497444785</text:p>
          </table:table-cell>
          <table:table-cell office:value-type="float" office:value="0.191345823686066" calcext:value-type="float">
            <text:p>0.191345823686066</text:p>
          </table:table-cell>
          <table:table-cell office:value-type="float" office:value="0.191358110847401" calcext:value-type="float">
            <text:p>0.191358110847401</text:p>
          </table:table-cell>
          <table:table-cell office:value-type="float" office:value="0.191510852736014" calcext:value-type="float">
            <text:p>0.191510852736014</text:p>
          </table:table-cell>
          <table:table-cell office:value-type="float" office:value="0.191413641288261" calcext:value-type="float">
            <text:p>0.191413641288261</text:p>
          </table:table-cell>
          <table:table-cell office:value-type="float" office:value="0.191391047157542" calcext:value-type="float">
            <text:p>0.191391047157542</text:p>
          </table:table-cell>
          <table:table-cell office:value-type="float" office:value="0.191231074626385" calcext:value-type="float">
            <text:p>0.191231074626385</text:p>
          </table:table-cell>
          <table:table-cell office:value-type="float" office:value="0.191441781286214" calcext:value-type="float">
            <text:p>0.191441781286214</text:p>
          </table:table-cell>
          <table:table-cell office:value-type="float" office:value="0.191310191650758" calcext:value-type="float">
            <text:p>0.191310191650758</text:p>
          </table:table-cell>
          <table:table-cell office:value-type="float" office:value="0.191371291118329" calcext:value-type="float">
            <text:p>0.191371291118329</text:p>
          </table:table-cell>
          <table:table-cell office:value-type="float" office:value="0.191175834048957" calcext:value-type="float">
            <text:p>0.191175834048957</text:p>
          </table:table-cell>
          <table:table-cell office:value-type="float" office:value="0.1912613355288" calcext:value-type="float">
            <text:p>0.1912613355288</text:p>
          </table:table-cell>
          <table:table-cell office:value-type="float" office:value="0.191346670712784" calcext:value-type="float">
            <text:p>0.191346670712784</text:p>
          </table:table-cell>
          <table:table-cell office:value-type="float" office:value="0.191069464397714" calcext:value-type="float">
            <text:p>0.191069464397714</text:p>
          </table:table-cell>
          <table:table-cell office:value-type="float" office:value="0.19121954380907" calcext:value-type="float">
            <text:p>0.19121954380907</text:p>
          </table:table-cell>
          <table:table-cell office:value-type="float" office:value="0.191157606613733" calcext:value-type="float">
            <text:p>0.191157606613733</text:p>
          </table:table-cell>
          <table:table-cell office:value-type="float" office:value="0.191364381103493" calcext:value-type="float">
            <text:p>0.191364381103493</text:p>
          </table:table-cell>
          <table:table-cell office:value-type="float" office:value="0.191250694433599" calcext:value-type="float">
            <text:p>0.191250694433599</text:p>
          </table:table-cell>
          <table:table-cell office:value-type="float" office:value="0.19142727352213" calcext:value-type="float">
            <text:p>0.19142727352213</text:p>
          </table:table-cell>
          <table:table-cell office:value-type="float" office:value="0.191356904660637" calcext:value-type="float">
            <text:p>0.191356904660637</text:p>
          </table:table-cell>
          <table:table-cell office:value-type="float" office:value="0.191305021298055" calcext:value-type="float">
            <text:p>0.191305021298055</text:p>
          </table:table-cell>
          <table:table-cell office:value-type="float" office:value="0.191356659306017" calcext:value-type="float">
            <text:p>0.191356659306017</text:p>
          </table:table-cell>
          <table:table-cell office:value-type="float" office:value="0.191146340388046" calcext:value-type="float">
            <text:p>0.191146340388046</text:p>
          </table:table-cell>
          <table:table-cell office:value-type="float" office:value="0.191405759309014" calcext:value-type="float">
            <text:p>0.191405759309014</text:p>
          </table:table-cell>
          <table:table-cell office:value-type="float" office:value="0.191276949209493" calcext:value-type="float">
            <text:p>0.191276949209493</text:p>
          </table:table-cell>
          <table:table-cell office:value-type="float" office:value="0.191289503716565" calcext:value-type="float">
            <text:p>0.191289503716565</text:p>
          </table:table-cell>
          <table:table-cell office:value-type="float" office:value="0.191414755514285" calcext:value-type="float">
            <text:p>0.191414755514285</text:p>
          </table:table-cell>
          <table:table-cell office:value-type="float" office:value="0.191159615642517" calcext:value-type="float">
            <text:p>0.191159615642517</text:p>
          </table:table-cell>
          <table:table-cell office:value-type="float" office:value="0.191172328801301" calcext:value-type="float">
            <text:p>0.191172328801301</text:p>
          </table:table-cell>
          <table:table-cell office:value-type="float" office:value="0.191321754507515" calcext:value-type="float">
            <text:p>0.191321754507515</text:p>
          </table:table-cell>
          <table:table-cell office:value-type="float" office:value="0.190931308532219" calcext:value-type="float">
            <text:p>0.190931308532219</text:p>
          </table:table-cell>
          <table:table-cell office:value-type="float" office:value="0.191263743957743" calcext:value-type="float">
            <text:p>0.191263743957743</text:p>
          </table:table-cell>
          <table:table-cell office:value-type="float" office:value="0.191332596274079" calcext:value-type="float">
            <text:p>0.191332596274079</text:p>
          </table:table-cell>
          <table:table-cell office:value-type="float" office:value="0.190996166028699" calcext:value-type="float">
            <text:p>0.190996166028699</text:p>
          </table:table-cell>
          <table:table-cell office:value-type="float" office:value="0.191512873714271" calcext:value-type="float">
            <text:p>0.191512873714271</text:p>
          </table:table-cell>
          <table:table-cell office:value-type="float" office:value="0.191340855632789" calcext:value-type="float">
            <text:p>0.191340855632789</text:p>
          </table:table-cell>
          <table:table-cell office:value-type="float" office:value="0.191341025098099" calcext:value-type="float">
            <text:p>0.191341025098099</text:p>
          </table:table-cell>
          <table:table-cell office:value-type="float" office:value="0.191170666059534" calcext:value-type="float">
            <text:p>0.191170666059534</text:p>
          </table:table-cell>
          <table:table-cell office:value-type="float" office:value="0.191266574667705" calcext:value-type="float">
            <text:p>0.191266574667705</text:p>
          </table:table-cell>
          <table:table-cell office:value-type="float" office:value="0.191136173060933" calcext:value-type="float">
            <text:p>0.191136173060933</text:p>
          </table:table-cell>
          <table:table-cell office:value-type="float" office:value="0.191277239642311" calcext:value-type="float">
            <text:p>0.191277239642311</text:p>
          </table:table-cell>
          <table:table-cell office:value-type="float" office:value="0.191139293727219" calcext:value-type="float">
            <text:p>0.191139293727219</text:p>
          </table:table-cell>
          <table:table-cell office:value-type="float" office:value="0.191228354273961" calcext:value-type="float">
            <text:p>0.191228354273961</text:p>
          </table:table-cell>
          <table:table-cell office:value-type="float" office:value="0.191178988356355" calcext:value-type="float">
            <text:p>0.191178988356355</text:p>
          </table:table-cell>
          <table:table-cell office:value-type="float" office:value="0.191270693426569" calcext:value-type="float">
            <text:p>0.191270693426569</text:p>
          </table:table-cell>
          <table:table-cell office:value-type="float" office:value="0.190903051663219" calcext:value-type="float">
            <text:p>0.190903051663219</text:p>
          </table:table-cell>
          <table:table-cell office:value-type="float" office:value="0.191194211654612" calcext:value-type="float">
            <text:p>0.191194211654612</text:p>
          </table:table-cell>
          <table:table-cell office:value-type="float" office:value="0.191142480680316" calcext:value-type="float">
            <text:p>0.191142480680316</text:p>
          </table:table-cell>
          <table:table-cell office:value-type="float" office:value="0.19117728493354" calcext:value-type="float">
            <text:p>0.19117728493354</text:p>
          </table:table-cell>
          <table:table-cell office:value-type="float" office:value="0.191200089748803" calcext:value-type="float">
            <text:p>0.191200089748803</text:p>
          </table:table-cell>
          <table:table-cell office:value-type="float" office:value="0.191218748418545" calcext:value-type="float">
            <text:p>0.191218748418545</text:p>
          </table:table-cell>
          <table:table-cell office:value-type="float" office:value="0.191410308341703" calcext:value-type="float">
            <text:p>0.191410308341703</text:p>
          </table:table-cell>
          <table:table-cell office:value-type="float" office:value="0.191171804122316" calcext:value-type="float">
            <text:p>0.191171804122316</text:p>
          </table:table-cell>
          <table:table-cell office:value-type="float" office:value="0.191355621493243" calcext:value-type="float">
            <text:p>0.191355621493243</text:p>
          </table:table-cell>
          <table:table-cell office:value-type="float" office:value="0.19140514622327" calcext:value-type="float">
            <text:p>0.19140514622327</text:p>
          </table:table-cell>
          <table:table-cell office:value-type="float" office:value="0.191353190477155" calcext:value-type="float">
            <text:p>0.191353190477155</text:p>
          </table:table-cell>
          <table:table-cell office:value-type="float" office:value="0.19124140636907" calcext:value-type="float">
            <text:p>0.19124140636907</text:p>
          </table:table-cell>
          <table:table-cell office:value-type="float" office:value="0.191155601593019" calcext:value-type="float">
            <text:p>0.191155601593019</text:p>
          </table:table-cell>
          <table:table-cell office:value-type="float" office:value="0.191344935237487" calcext:value-type="float">
            <text:p>0.191344935237487</text:p>
          </table:table-cell>
          <table:table-cell office:value-type="float" office:value="0.191098095473239" calcext:value-type="float">
            <text:p>0.191098095473239</text:p>
          </table:table-cell>
          <table:table-cell office:value-type="float" office:value="0.191150728214522" calcext:value-type="float">
            <text:p>0.191150728214522</text:p>
          </table:table-cell>
          <table:table-cell office:value-type="float" office:value="0.19127242671683" calcext:value-type="float">
            <text:p>0.19127242671683</text:p>
          </table:table-cell>
          <table:table-cell office:value-type="float" office:value="0.191645907172266" calcext:value-type="float">
            <text:p>0.191645907172266</text:p>
          </table:table-cell>
          <table:table-cell office:value-type="float" office:value="0.191498279641621" calcext:value-type="float">
            <text:p>0.191498279641621</text:p>
          </table:table-cell>
          <table:table-cell office:value-type="float" office:value="0.19152288416709" calcext:value-type="float">
            <text:p>0.19152288416709</text:p>
          </table:table-cell>
          <table:table-cell office:value-type="float" office:value="0.191552661267912" calcext:value-type="float">
            <text:p>0.191552661267912</text:p>
          </table:table-cell>
          <table:table-cell office:value-type="float" office:value="0.191284376806656" calcext:value-type="float">
            <text:p>0.191284376806656</text:p>
          </table:table-cell>
          <table:table-cell office:value-type="float" office:value="0.191111517103754" calcext:value-type="float">
            <text:p>0.191111517103754</text:p>
          </table:table-cell>
          <table:table-cell office:value-type="float" office:value="0.191174847731123" calcext:value-type="float">
            <text:p>0.191174847731123</text:p>
          </table:table-cell>
          <table:table-cell table:number-columns-repeated="605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90303661013329" calcext:value-type="float">
            <text:p>-0.019030366101333</text:p>
          </table:table-cell>
          <table:table-cell office:value-type="float" office:value="-0.0190306241611619" calcext:value-type="float">
            <text:p>-0.019030624161162</text:p>
          </table:table-cell>
          <table:table-cell office:value-type="float" office:value="-0.0190279125668028" calcext:value-type="float">
            <text:p>-0.019027912566803</text:p>
          </table:table-cell>
          <table:table-cell office:value-type="float" office:value="-0.0190207395803096" calcext:value-type="float">
            <text:p>-0.01902073958031</text:p>
          </table:table-cell>
          <table:table-cell office:value-type="float" office:value="-0.0190254742325242" calcext:value-type="float">
            <text:p>-0.019025474232524</text:p>
          </table:table-cell>
          <table:table-cell office:value-type="float" office:value="-0.0190240351336863" calcext:value-type="float">
            <text:p>-0.019024035133686</text:p>
          </table:table-cell>
          <table:table-cell office:value-type="float" office:value="-0.0190260319830996" calcext:value-type="float">
            <text:p>-0.0190260319831</text:p>
          </table:table-cell>
          <table:table-cell office:value-type="float" office:value="-0.0190116493803925" calcext:value-type="float">
            <text:p>-0.019011649380393</text:p>
          </table:table-cell>
          <table:table-cell office:value-type="float" office:value="-0.0190368457315602" calcext:value-type="float">
            <text:p>-0.01903684573156</text:p>
          </table:table-cell>
          <table:table-cell office:value-type="float" office:value="-0.0190125325755762" calcext:value-type="float">
            <text:p>-0.019012532575576</text:p>
          </table:table-cell>
          <table:table-cell office:value-type="float" office:value="-0.0190023439575717" calcext:value-type="float">
            <text:p>-0.019002343957572</text:p>
          </table:table-cell>
          <table:table-cell office:value-type="float" office:value="-0.0190216666901425" calcext:value-type="float">
            <text:p>-0.019021666690143</text:p>
          </table:table-cell>
          <table:table-cell office:value-type="float" office:value="-0.0190144262559944" calcext:value-type="float">
            <text:p>-0.019014426255994</text:p>
          </table:table-cell>
          <table:table-cell office:value-type="float" office:value="-0.0190308057976269" calcext:value-type="float">
            <text:p>-0.019030805797627</text:p>
          </table:table-cell>
          <table:table-cell office:value-type="float" office:value="-0.0190256585701184" calcext:value-type="float">
            <text:p>-0.019025658570118</text:p>
          </table:table-cell>
          <table:table-cell office:value-type="float" office:value="-0.0190445091151332" calcext:value-type="float">
            <text:p>-0.019044509115133</text:p>
          </table:table-cell>
          <table:table-cell office:value-type="float" office:value="-0.0190451453400559" calcext:value-type="float">
            <text:p>-0.019045145340056</text:p>
          </table:table-cell>
          <table:table-cell office:value-type="float" office:value="-0.0190185581656638" calcext:value-type="float">
            <text:p>-0.019018558165664</text:p>
          </table:table-cell>
          <table:table-cell office:value-type="float" office:value="-0.0190302755086682" calcext:value-type="float">
            <text:p>-0.019030275508668</text:p>
          </table:table-cell>
          <table:table-cell office:value-type="float" office:value="-0.0190226444727993" calcext:value-type="float">
            <text:p>-0.019022644472799</text:p>
          </table:table-cell>
          <table:table-cell office:value-type="float" office:value="-0.0190324968384214" calcext:value-type="float">
            <text:p>-0.019032496838422</text:p>
          </table:table-cell>
          <table:table-cell office:value-type="float" office:value="-0.019022891580155" calcext:value-type="float">
            <text:p>-0.019022891580155</text:p>
          </table:table-cell>
          <table:table-cell office:value-type="float" office:value="-0.0190277162039042" calcext:value-type="float">
            <text:p>-0.019027716203904</text:p>
          </table:table-cell>
          <table:table-cell office:value-type="float" office:value="-0.0190039911401655" calcext:value-type="float">
            <text:p>-0.019003991140166</text:p>
          </table:table-cell>
          <table:table-cell office:value-type="float" office:value="-0.0190241929223781" calcext:value-type="float">
            <text:p>-0.019024192922378</text:p>
          </table:table-cell>
          <table:table-cell office:value-type="float" office:value="-0.019013174726492" calcext:value-type="float">
            <text:p>-0.019013174726492</text:p>
          </table:table-cell>
          <table:table-cell office:value-type="float" office:value="-0.0190511583864958" calcext:value-type="float">
            <text:p>-0.019051158386496</text:p>
          </table:table-cell>
          <table:table-cell office:value-type="float" office:value="-0.0190243083437919" calcext:value-type="float">
            <text:p>-0.019024308343792</text:p>
          </table:table-cell>
          <table:table-cell office:value-type="float" office:value="-0.0190225799298726" calcext:value-type="float">
            <text:p>-0.019022579929873</text:p>
          </table:table-cell>
          <table:table-cell office:value-type="float" office:value="-0.0190198507986338" calcext:value-type="float">
            <text:p>-0.019019850798634</text:p>
          </table:table-cell>
          <table:table-cell office:value-type="float" office:value="-0.0189965460609638" calcext:value-type="float">
            <text:p>-0.018996546060964</text:p>
          </table:table-cell>
          <table:table-cell office:value-type="float" office:value="-0.0190199878035832" calcext:value-type="float">
            <text:p>-0.019019987803583</text:p>
          </table:table-cell>
          <table:table-cell office:value-type="float" office:value="-0.0190187560085837" calcext:value-type="float">
            <text:p>-0.019018756008584</text:p>
          </table:table-cell>
          <table:table-cell office:value-type="float" office:value="-0.0181089035084732" calcext:value-type="float">
            <text:p>-0.018108903508473</text:p>
          </table:table-cell>
          <table:table-cell office:value-type="float" office:value="-0.0182972114658582" calcext:value-type="float">
            <text:p>-0.018297211465858</text:p>
          </table:table-cell>
          <table:table-cell office:value-type="float" office:value="-0.0178365933455305" calcext:value-type="float">
            <text:p>-0.017836593345531</text:p>
          </table:table-cell>
          <table:table-cell office:value-type="float" office:value="-0.0177695508098534" calcext:value-type="float">
            <text:p>-0.017769550809854</text:p>
          </table:table-cell>
          <table:table-cell office:value-type="float" office:value="-0.0180870613386933" calcext:value-type="float">
            <text:p>-0.018087061338693</text:p>
          </table:table-cell>
          <table:table-cell office:value-type="float" office:value="-0.0186312486955262" calcext:value-type="float">
            <text:p>-0.018631248695526</text:p>
          </table:table-cell>
          <table:table-cell office:value-type="float" office:value="-0.0200920965145469" calcext:value-type="float">
            <text:p>-0.020092096514547</text:p>
          </table:table-cell>
          <table:table-cell office:value-type="float" office:value="-0.0239709678960013" calcext:value-type="float">
            <text:p>-0.023970967896001</text:p>
          </table:table-cell>
          <table:table-cell office:value-type="float" office:value="-0.0291366218283595" calcext:value-type="float">
            <text:p>-0.02913662182836</text:p>
          </table:table-cell>
          <table:table-cell office:value-type="float" office:value="-0.053171603847988" calcext:value-type="float">
            <text:p>-0.053171603847988</text:p>
          </table:table-cell>
          <table:table-cell office:value-type="float" office:value="-0.0555778731894259" calcext:value-type="float">
            <text:p>-0.055577873189426</text:p>
          </table:table-cell>
          <table:table-cell office:value-type="float" office:value="-0.0544777260558211" calcext:value-type="float">
            <text:p>-0.054477726055821</text:p>
          </table:table-cell>
          <table:table-cell office:value-type="float" office:value="-0.0275849331168684" calcext:value-type="float">
            <text:p>-0.027584933116869</text:p>
          </table:table-cell>
          <table:table-cell office:value-type="float" office:value="-0.026511972842619" calcext:value-type="float">
            <text:p>-0.026511972842619</text:p>
          </table:table-cell>
          <table:table-cell office:value-type="float" office:value="-0.0245663041335051" calcext:value-type="float">
            <text:p>-0.024566304133505</text:p>
          </table:table-cell>
          <table:table-cell office:value-type="float" office:value="-0.0241202785926423" calcext:value-type="float">
            <text:p>-0.024120278592642</text:p>
          </table:table-cell>
          <table:table-cell office:value-type="float" office:value="-0.0226409856691055" calcext:value-type="float">
            <text:p>-0.022640985669106</text:p>
          </table:table-cell>
          <table:table-cell office:value-type="float" office:value="-0.0203991201775496" calcext:value-type="float">
            <text:p>-0.02039912017755</text:p>
          </table:table-cell>
          <table:table-cell office:value-type="float" office:value="-0.0187796545056929" calcext:value-type="float">
            <text:p>-0.018779654505693</text:p>
          </table:table-cell>
          <table:table-cell office:value-type="float" office:value="-0.0326540663018982" calcext:value-type="float">
            <text:p>-0.032654066301898</text:p>
          </table:table-cell>
          <table:table-cell office:value-type="float" office:value="-0.022727461633919" calcext:value-type="float">
            <text:p>-0.022727461633919</text:p>
          </table:table-cell>
          <table:table-cell office:value-type="float" office:value="-0.0114794582889214" calcext:value-type="float">
            <text:p>-0.011479458288921</text:p>
          </table:table-cell>
          <table:table-cell office:value-type="float" office:value="-0.0138519678847411" calcext:value-type="float">
            <text:p>-0.013851967884741</text:p>
          </table:table-cell>
          <table:table-cell office:value-type="float" office:value="-0.0203330221184783" calcext:value-type="float">
            <text:p>-0.020333022118478</text:p>
          </table:table-cell>
          <table:table-cell office:value-type="float" office:value="-0.020345961992607" calcext:value-type="float">
            <text:p>-0.020345961992607</text:p>
          </table:table-cell>
          <table:table-cell office:value-type="float" office:value="-0.0193711129950418" calcext:value-type="float">
            <text:p>-0.019371112995042</text:p>
          </table:table-cell>
          <table:table-cell office:value-type="float" office:value="-0.0182569539396084" calcext:value-type="float">
            <text:p>-0.018256953939609</text:p>
          </table:table-cell>
          <table:table-cell office:value-type="float" office:value="-0.0213680864108473" calcext:value-type="float">
            <text:p>-0.021368086410847</text:p>
          </table:table-cell>
          <table:table-cell office:value-type="float" office:value="-0.0402309426452754" calcext:value-type="float">
            <text:p>-0.040230942645275</text:p>
          </table:table-cell>
          <table:table-cell office:value-type="float" office:value="-0.052050151413091" calcext:value-type="float">
            <text:p>-0.052050151413091</text:p>
          </table:table-cell>
          <table:table-cell office:value-type="float" office:value="-0.0553228469974567" calcext:value-type="float">
            <text:p>-0.055322846997457</text:p>
          </table:table-cell>
          <table:table-cell office:value-type="float" office:value="-0.0560480060042047" calcext:value-type="float">
            <text:p>-0.056048006004205</text:p>
          </table:table-cell>
          <table:table-cell office:value-type="float" office:value="-0.0552973796349261" calcext:value-type="float">
            <text:p>-0.055297379634926</text:p>
          </table:table-cell>
          <table:table-cell office:value-type="float" office:value="-0.0551792849216956" calcext:value-type="float">
            <text:p>-0.055179284921696</text:p>
          </table:table-cell>
          <table:table-cell office:value-type="float" office:value="-0.0250552154759368" calcext:value-type="float">
            <text:p>-0.025055215475937</text:p>
          </table:table-cell>
          <table:table-cell office:value-type="float" office:value="-0.0211773585508877" calcext:value-type="float">
            <text:p>-0.021177358550888</text:p>
          </table:table-cell>
          <table:table-cell office:value-type="float" office:value="-0.0155091659027716" calcext:value-type="float">
            <text:p>-0.015509165902772</text:p>
          </table:table-cell>
          <table:table-cell office:value-type="float" office:value="-0.0133453763536576" calcext:value-type="float">
            <text:p>-0.013345376353658</text:p>
          </table:table-cell>
          <table:table-cell office:value-type="float" office:value="-0.0124117918291683" calcext:value-type="float">
            <text:p>-0.012411791829168</text:p>
          </table:table-cell>
          <table:table-cell office:value-type="float" office:value="-0.0112159488726365" calcext:value-type="float">
            <text:p>-0.011215948872637</text:p>
          </table:table-cell>
          <table:table-cell office:value-type="float" office:value="-0.0450231682973678" calcext:value-type="float">
            <text:p>-0.045023168297368</text:p>
          </table:table-cell>
          <table:table-cell office:value-type="float" office:value="-0.0114587328458226" calcext:value-type="float">
            <text:p>-0.011458732845823</text:p>
          </table:table-cell>
          <table:table-cell office:value-type="float" office:value="-0.0130560516845926" calcext:value-type="float">
            <text:p>-0.013056051684593</text:p>
          </table:table-cell>
          <table:table-cell office:value-type="float" office:value="-0.0218357133398458" calcext:value-type="float">
            <text:p>-0.021835713339846</text:p>
          </table:table-cell>
          <table:table-cell office:value-type="float" office:value="-0.0220180874968271" calcext:value-type="float">
            <text:p>-0.022018087496827</text:p>
          </table:table-cell>
          <table:table-cell office:value-type="float" office:value="-0.0218837542057667" calcext:value-type="float">
            <text:p>-0.021883754205767</text:p>
          </table:table-cell>
          <table:table-cell office:value-type="float" office:value="-0.0203635497181903" calcext:value-type="float">
            <text:p>-0.02036354971819</text:p>
          </table:table-cell>
          <table:table-cell office:value-type="float" office:value="-0.0235860115055523" calcext:value-type="float">
            <text:p>-0.023586011505552</text:p>
          </table:table-cell>
          <table:table-cell office:value-type="float" office:value="-0.027812069706961" calcext:value-type="float">
            <text:p>-0.027812069706961</text:p>
          </table:table-cell>
          <table:table-cell office:value-type="float" office:value="-0.0570310465868161" calcext:value-type="float">
            <text:p>-0.057031046586816</text:p>
          </table:table-cell>
          <table:table-cell office:value-type="float" office:value="-0.0541270383418908" calcext:value-type="float">
            <text:p>-0.054127038341891</text:p>
          </table:table-cell>
          <table:table-cell office:value-type="float" office:value="-0.0535829680494443" calcext:value-type="float">
            <text:p>-0.053582968049444</text:p>
          </table:table-cell>
          <table:table-cell office:value-type="float" office:value="-0.0545599865549156" calcext:value-type="float">
            <text:p>-0.054559986554916</text:p>
          </table:table-cell>
          <table:table-cell office:value-type="float" office:value="-0.0296464335334282" calcext:value-type="float">
            <text:p>-0.029646433533428</text:p>
          </table:table-cell>
          <table:table-cell office:value-type="float" office:value="-0.0241685448738327" calcext:value-type="float">
            <text:p>-0.024168544873833</text:p>
          </table:table-cell>
          <table:table-cell office:value-type="float" office:value="-0.022289201746521" calcext:value-type="float">
            <text:p>-0.022289201746521</text:p>
          </table:table-cell>
          <table:table-cell office:value-type="float" office:value="-0.0188949827637518" calcext:value-type="float">
            <text:p>-0.018894982763752</text:p>
          </table:table-cell>
          <table:table-cell office:value-type="float" office:value="-0.0156527752947127" calcext:value-type="float">
            <text:p>-0.015652775294713</text:p>
          </table:table-cell>
          <table:table-cell office:value-type="float" office:value="-0.013474923073624" calcext:value-type="float">
            <text:p>-0.013474923073624</text:p>
          </table:table-cell>
          <table:table-cell office:value-type="float" office:value="-0.0114050827372588" calcext:value-type="float">
            <text:p>-0.011405082737259</text:p>
          </table:table-cell>
          <table:table-cell office:value-type="float" office:value="-0.0447080979889418" calcext:value-type="float">
            <text:p>-0.044708097988942</text:p>
          </table:table-cell>
          <table:table-cell office:value-type="float" office:value="-0.0331935729542833" calcext:value-type="float">
            <text:p>-0.033193572954283</text:p>
          </table:table-cell>
          <table:table-cell office:value-type="float" office:value="-0.0198130911771737" calcext:value-type="float">
            <text:p>-0.019813091177174</text:p>
          </table:table-cell>
          <table:table-cell office:value-type="float" office:value="-0.0138318353617514" calcext:value-type="float">
            <text:p>-0.013831835361751</text:p>
          </table:table-cell>
          <table:table-cell office:value-type="float" office:value="-0.00861006022965265" calcext:value-type="float">
            <text:p>-0.008610060229653</text:p>
          </table:table-cell>
          <table:table-cell office:value-type="float" office:value="-0.0157286303412064" calcext:value-type="float">
            <text:p>-0.015728630341206</text:p>
          </table:table-cell>
          <table:table-cell office:value-type="float" office:value="-0.021144540986208" calcext:value-type="float">
            <text:p>-0.021144540986208</text:p>
          </table:table-cell>
          <table:table-cell office:value-type="float" office:value="-0.0213042620650464" calcext:value-type="float">
            <text:p>-0.021304262065047</text:p>
          </table:table-cell>
          <table:table-cell office:value-type="float" office:value="-0.0207322916145403" calcext:value-type="float">
            <text:p>-0.02073229161454</text:p>
          </table:table-cell>
          <table:table-cell office:value-type="float" office:value="-0.020669064013051" calcext:value-type="float">
            <text:p>-0.020669064013051</text:p>
          </table:table-cell>
          <table:table-cell office:value-type="float" office:value="-0.0239447923137495" calcext:value-type="float">
            <text:p>-0.02394479231375</text:p>
          </table:table-cell>
          <table:table-cell office:value-type="float" office:value="-0.0290752945540126" calcext:value-type="float">
            <text:p>-0.029075294554013</text:p>
          </table:table-cell>
          <table:table-cell office:value-type="float" office:value="-0.0389133854962696" calcext:value-type="float">
            <text:p>-0.03891338549627</text:p>
          </table:table-cell>
          <table:table-cell office:value-type="float" office:value="-0.0417218945181527" calcext:value-type="float">
            <text:p>-0.041721894518153</text:p>
          </table:table-cell>
          <table:table-cell office:value-type="float" office:value="-0.0521561571958788" calcext:value-type="float">
            <text:p>-0.052156157195879</text:p>
          </table:table-cell>
          <table:table-cell office:value-type="float" office:value="-0.0508504788577563" calcext:value-type="float">
            <text:p>-0.050850478857756</text:p>
          </table:table-cell>
          <table:table-cell office:value-type="float" office:value="-0.0515426905869552" calcext:value-type="float">
            <text:p>-0.051542690586955</text:p>
          </table:table-cell>
          <table:table-cell office:value-type="float" office:value="-0.0471665334507708" calcext:value-type="float">
            <text:p>-0.047166533450771</text:p>
          </table:table-cell>
          <table:table-cell office:value-type="float" office:value="-0.0278556370793401" calcext:value-type="float">
            <text:p>-0.02785563707934</text:p>
          </table:table-cell>
          <table:table-cell office:value-type="float" office:value="-0.0244736946905626" calcext:value-type="float">
            <text:p>-0.024473694690563</text:p>
          </table:table-cell>
          <table:table-cell office:value-type="float" office:value="-0.0253121596082881" calcext:value-type="float">
            <text:p>-0.025312159608288</text:p>
          </table:table-cell>
          <table:table-cell office:value-type="float" office:value="-0.0247436464527379" calcext:value-type="float">
            <text:p>-0.024743646452738</text:p>
          </table:table-cell>
          <table:table-cell office:value-type="float" office:value="-0.025842195095023" calcext:value-type="float">
            <text:p>-0.025842195095023</text:p>
          </table:table-cell>
          <table:table-cell office:value-type="float" office:value="-0.0287011349223127" calcext:value-type="float">
            <text:p>-0.028701134922313</text:p>
          </table:table-cell>
          <table:table-cell office:value-type="float" office:value="-0.0166688732645843" calcext:value-type="float">
            <text:p>-0.016668873264584</text:p>
          </table:table-cell>
          <table:table-cell office:value-type="float" office:value="-0.0103098917516512" calcext:value-type="float">
            <text:p>-0.010309891751651</text:p>
          </table:table-cell>
          <table:table-cell office:value-type="float" office:value="-0.0116714744865093" calcext:value-type="float">
            <text:p>-0.011671474486509</text:p>
          </table:table-cell>
          <table:table-cell office:value-type="float" office:value="-0.0171988655133544" calcext:value-type="float">
            <text:p>-0.017198865513355</text:p>
          </table:table-cell>
          <table:table-cell office:value-type="float" office:value="-0.019550002223432" calcext:value-type="float">
            <text:p>-0.019550002223432</text:p>
          </table:table-cell>
          <table:table-cell office:value-type="float" office:value="-0.0189947137248191" calcext:value-type="float">
            <text:p>-0.018994713724819</text:p>
          </table:table-cell>
          <table:table-cell office:value-type="float" office:value="-0.0191993039795902" calcext:value-type="float">
            <text:p>-0.01919930397959</text:p>
          </table:table-cell>
          <table:table-cell office:value-type="float" office:value="-0.019266769152653" calcext:value-type="float">
            <text:p>-0.019266769152653</text:p>
          </table:table-cell>
          <table:table-cell office:value-type="float" office:value="-0.0382295921974698" calcext:value-type="float">
            <text:p>-0.03822959219747</text:p>
          </table:table-cell>
          <table:table-cell office:value-type="float" office:value="-0.0422122875314358" calcext:value-type="float">
            <text:p>-0.042212287531436</text:p>
          </table:table-cell>
          <table:table-cell office:value-type="float" office:value="-0.0578210429335227" calcext:value-type="float">
            <text:p>-0.057821042933523</text:p>
          </table:table-cell>
          <table:table-cell office:value-type="float" office:value="-0.0582513562829037" calcext:value-type="float">
            <text:p>-0.058251356282904</text:p>
          </table:table-cell>
          <table:table-cell office:value-type="float" office:value="-0.0578351253425474" calcext:value-type="float">
            <text:p>-0.057835125342547</text:p>
          </table:table-cell>
          <table:table-cell office:value-type="float" office:value="-0.0575106286132919" calcext:value-type="float">
            <text:p>-0.057510628613292</text:p>
          </table:table-cell>
          <table:table-cell office:value-type="float" office:value="-0.0525481913875058" calcext:value-type="float">
            <text:p>-0.052548191387506</text:p>
          </table:table-cell>
          <table:table-cell office:value-type="float" office:value="-0.0303059021995136" calcext:value-type="float">
            <text:p>-0.030305902199514</text:p>
          </table:table-cell>
          <table:table-cell office:value-type="float" office:value="-0.0207284096919537" calcext:value-type="float">
            <text:p>-0.020728409691954</text:p>
          </table:table-cell>
          <table:table-cell office:value-type="float" office:value="-0.0172397666433356" calcext:value-type="float">
            <text:p>-0.017239766643336</text:p>
          </table:table-cell>
          <table:table-cell office:value-type="float" office:value="-0.0165557971814694" calcext:value-type="float">
            <text:p>-0.01655579718147</text:p>
          </table:table-cell>
          <table:table-cell office:value-type="float" office:value="-0.0164113836272881" calcext:value-type="float">
            <text:p>-0.016411383627288</text:p>
          </table:table-cell>
          <table:table-cell office:value-type="float" office:value="-0.0148547798045756" calcext:value-type="float">
            <text:p>-0.014854779804576</text:p>
          </table:table-cell>
          <table:table-cell office:value-type="float" office:value="-0.0109736333242297" calcext:value-type="float">
            <text:p>-0.01097363332423</text:p>
          </table:table-cell>
          <table:table-cell office:value-type="float" office:value="-0.0193334597439439" calcext:value-type="float">
            <text:p>-0.019333459743944</text:p>
          </table:table-cell>
          <table:table-cell office:value-type="float" office:value="-0.0161642054174666" calcext:value-type="float">
            <text:p>-0.016164205417467</text:p>
          </table:table-cell>
          <table:table-cell office:value-type="float" office:value="-0.0111746683291407" calcext:value-type="float">
            <text:p>-0.011174668329141</text:p>
          </table:table-cell>
          <table:table-cell office:value-type="float" office:value="-0.0142191668809148" calcext:value-type="float">
            <text:p>-0.014219166880915</text:p>
          </table:table-cell>
          <table:table-cell office:value-type="float" office:value="-0.0197715420259945" calcext:value-type="float">
            <text:p>-0.019771542025995</text:p>
          </table:table-cell>
          <table:table-cell office:value-type="float" office:value="-0.019092093903641" calcext:value-type="float">
            <text:p>-0.019092093903641</text:p>
          </table:table-cell>
          <table:table-cell office:value-type="float" office:value="-0.0182176026912549" calcext:value-type="float">
            <text:p>-0.018217602691255</text:p>
          </table:table-cell>
          <table:table-cell office:value-type="float" office:value="-0.0178811136300287" calcext:value-type="float">
            <text:p>-0.017881113630029</text:p>
          </table:table-cell>
          <table:table-cell office:value-type="float" office:value="-0.0193131465094937" calcext:value-type="float">
            <text:p>-0.019313146509494</text:p>
          </table:table-cell>
          <table:table-cell office:value-type="float" office:value="-0.0237161139667214" calcext:value-type="float">
            <text:p>-0.023716113966721</text:p>
          </table:table-cell>
          <table:table-cell office:value-type="float" office:value="-0.043014751012855" calcext:value-type="float">
            <text:p>-0.043014751012855</text:p>
          </table:table-cell>
          <table:table-cell office:value-type="float" office:value="-0.0398512040701387" calcext:value-type="float">
            <text:p>-0.039851204070139</text:p>
          </table:table-cell>
          <table:table-cell office:value-type="float" office:value="-0.0579635924224755" calcext:value-type="float">
            <text:p>-0.057963592422476</text:p>
          </table:table-cell>
          <table:table-cell office:value-type="float" office:value="-0.0599495581949326" calcext:value-type="float">
            <text:p>-0.059949558194933</text:p>
          </table:table-cell>
          <table:table-cell office:value-type="float" office:value="-0.0571789143079483" calcext:value-type="float">
            <text:p>-0.057178914307948</text:p>
          </table:table-cell>
          <table:table-cell office:value-type="float" office:value="-0.0577027132000563" calcext:value-type="float">
            <text:p>-0.057702713200056</text:p>
          </table:table-cell>
          <table:table-cell office:value-type="float" office:value="-0.0572702976785944" calcext:value-type="float">
            <text:p>-0.057270297678594</text:p>
          </table:table-cell>
          <table:table-cell office:value-type="float" office:value="-0.0318173692450114" calcext:value-type="float">
            <text:p>-0.031817369245012</text:p>
          </table:table-cell>
          <table:table-cell office:value-type="float" office:value="-0.0240746216855239" calcext:value-type="float">
            <text:p>-0.024074621685524</text:p>
          </table:table-cell>
          <table:table-cell office:value-type="float" office:value="-0.0210483630810093" calcext:value-type="float">
            <text:p>-0.021048363081009</text:p>
          </table:table-cell>
          <table:table-cell office:value-type="float" office:value="-0.0184559567422728" calcext:value-type="float">
            <text:p>-0.018455956742273</text:p>
          </table:table-cell>
          <table:table-cell office:value-type="float" office:value="-0.0173015072048497" calcext:value-type="float">
            <text:p>-0.01730150720485</text:p>
          </table:table-cell>
          <table:table-cell office:value-type="float" office:value="-0.0148412286095072" calcext:value-type="float">
            <text:p>-0.014841228609507</text:p>
          </table:table-cell>
          <table:table-cell office:value-type="float" office:value="-0.0146997170458863" calcext:value-type="float">
            <text:p>-0.014699717045886</text:p>
          </table:table-cell>
          <table:table-cell office:value-type="float" office:value="-0.0148659506780595" calcext:value-type="float">
            <text:p>-0.01486595067806</text:p>
          </table:table-cell>
          <table:table-cell office:value-type="float" office:value="-0.0153710924337962" calcext:value-type="float">
            <text:p>-0.015371092433796</text:p>
          </table:table-cell>
          <table:table-cell office:value-type="float" office:value="-0.0155565117176216" calcext:value-type="float">
            <text:p>-0.015556511717622</text:p>
          </table:table-cell>
          <table:table-cell office:value-type="float" office:value="-0.0155910598325484" calcext:value-type="float">
            <text:p>-0.015591059832549</text:p>
          </table:table-cell>
          <table:table-cell office:value-type="float" office:value="-0.0157803831822023" calcext:value-type="float">
            <text:p>-0.015780383182202</text:p>
          </table:table-cell>
          <table:table-cell office:value-type="float" office:value="-0.0160111110193088" calcext:value-type="float">
            <text:p>-0.016011111019309</text:p>
          </table:table-cell>
          <table:table-cell office:value-type="float" office:value="-0.0159974101056436" calcext:value-type="float">
            <text:p>-0.015997410105644</text:p>
          </table:table-cell>
          <table:table-cell office:value-type="float" office:value="-0.0159836212401409" calcext:value-type="float">
            <text:p>-0.015983621240141</text:p>
          </table:table-cell>
          <table:table-cell office:value-type="float" office:value="-0.0160329834382269" calcext:value-type="float">
            <text:p>-0.016032983438227</text:p>
          </table:table-cell>
          <table:table-cell office:value-type="float" office:value="-0.0161313945086667" calcext:value-type="float">
            <text:p>-0.016131394508667</text:p>
          </table:table-cell>
          <table:table-cell office:value-type="float" office:value="-0.0161472238076313" calcext:value-type="float">
            <text:p>-0.016147223807631</text:p>
          </table:table-cell>
          <table:table-cell office:value-type="float" office:value="-0.0161253949458099" calcext:value-type="float">
            <text:p>-0.01612539494581</text:p>
          </table:table-cell>
          <table:table-cell office:value-type="float" office:value="-0.0161007863241216" calcext:value-type="float">
            <text:p>-0.016100786324122</text:p>
          </table:table-cell>
          <table:table-cell office:value-type="float" office:value="-0.0161158982855282" calcext:value-type="float">
            <text:p>-0.016115898285528</text:p>
          </table:table-cell>
          <table:table-cell office:value-type="float" office:value="-0.0160979805501335" calcext:value-type="float">
            <text:p>-0.016097980550134</text:p>
          </table:table-cell>
          <table:table-cell office:value-type="float" office:value="-0.0161040281845838" calcext:value-type="float">
            <text:p>-0.016104028184584</text:p>
          </table:table-cell>
          <table:table-cell office:value-type="float" office:value="-0.0160936628631309" calcext:value-type="float">
            <text:p>-0.016093662863131</text:p>
          </table:table-cell>
          <table:table-cell office:value-type="float" office:value="-0.0161071570164485" calcext:value-type="float">
            <text:p>-0.016107157016449</text:p>
          </table:table-cell>
          <table:table-cell office:value-type="float" office:value="-0.0161012361660002" calcext:value-type="float">
            <text:p>-0.016101236166</text:p>
          </table:table-cell>
          <table:table-cell office:value-type="float" office:value="-0.0160974323446652" calcext:value-type="float">
            <text:p>-0.016097432344665</text:p>
          </table:table-cell>
          <table:table-cell office:value-type="float" office:value="-0.0160983418697718" calcext:value-type="float">
            <text:p>-0.016098341869772</text:p>
          </table:table-cell>
          <table:table-cell office:value-type="float" office:value="-0.0160823083059597" calcext:value-type="float">
            <text:p>-0.01608230830596</text:p>
          </table:table-cell>
          <table:table-cell office:value-type="float" office:value="-0.0161006076434071" calcext:value-type="float">
            <text:p>-0.016100607643407</text:p>
          </table:table-cell>
          <table:table-cell office:value-type="float" office:value="-0.0161064109806385" calcext:value-type="float">
            <text:p>-0.016106410980639</text:p>
          </table:table-cell>
          <table:table-cell office:value-type="float" office:value="-0.0161065474923253" calcext:value-type="float">
            <text:p>-0.016106547492325</text:p>
          </table:table-cell>
          <table:table-cell office:value-type="float" office:value="-0.0160995705934086" calcext:value-type="float">
            <text:p>-0.016099570593409</text:p>
          </table:table-cell>
          <table:table-cell office:value-type="float" office:value="-0.0161018812982349" calcext:value-type="float">
            <text:p>-0.016101881298235</text:p>
          </table:table-cell>
          <table:table-cell office:value-type="float" office:value="-0.0160955196888948" calcext:value-type="float">
            <text:p>-0.016095519688895</text:p>
          </table:table-cell>
          <table:table-cell office:value-type="float" office:value="-0.0160812783273352" calcext:value-type="float">
            <text:p>-0.016081278327335</text:p>
          </table:table-cell>
          <table:table-cell office:value-type="float" office:value="-0.0161058232818108" calcext:value-type="float">
            <text:p>-0.016105823281811</text:p>
          </table:table-cell>
          <table:table-cell office:value-type="float" office:value="-0.0160918466343744" calcext:value-type="float">
            <text:p>-0.016091846634375</text:p>
          </table:table-cell>
          <table:table-cell office:value-type="float" office:value="-0.0160924453196846" calcext:value-type="float">
            <text:p>-0.016092445319685</text:p>
          </table:table-cell>
          <table:table-cell office:value-type="float" office:value="-0.0161003538861328" calcext:value-type="float">
            <text:p>-0.016100353886133</text:p>
          </table:table-cell>
          <table:table-cell office:value-type="float" office:value="-0.0160787542477919" calcext:value-type="float">
            <text:p>-0.016078754247792</text:p>
          </table:table-cell>
          <table:table-cell office:value-type="float" office:value="-0.0160726142838327" calcext:value-type="float">
            <text:p>-0.016072614283833</text:p>
          </table:table-cell>
          <table:table-cell office:value-type="float" office:value="-0.0161016233396511" calcext:value-type="float">
            <text:p>-0.016101623339651</text:p>
          </table:table-cell>
          <table:table-cell office:value-type="float" office:value="-0.0160574646416864" calcext:value-type="float">
            <text:p>-0.016057464641686</text:p>
          </table:table-cell>
          <table:table-cell office:value-type="float" office:value="-0.0160943323905306" calcext:value-type="float">
            <text:p>-0.016094332390531</text:p>
          </table:table-cell>
          <table:table-cell office:value-type="float" office:value="-0.016100443742737" calcext:value-type="float">
            <text:p>-0.016100443742737</text:p>
          </table:table-cell>
          <table:table-cell office:value-type="float" office:value="-0.0160744696096811" calcext:value-type="float">
            <text:p>-0.016074469609681</text:p>
          </table:table-cell>
          <table:table-cell office:value-type="float" office:value="-0.0161124131958964" calcext:value-type="float">
            <text:p>-0.016112413195897</text:p>
          </table:table-cell>
          <table:table-cell office:value-type="float" office:value="-0.0160900922809482" calcext:value-type="float">
            <text:p>-0.016090092280948</text:p>
          </table:table-cell>
          <table:table-cell office:value-type="float" office:value="-0.0160943905956013" calcext:value-type="float">
            <text:p>-0.016094390595601</text:p>
          </table:table-cell>
          <table:table-cell office:value-type="float" office:value="-0.0160867603595371" calcext:value-type="float">
            <text:p>-0.016086760359537</text:p>
          </table:table-cell>
          <table:table-cell office:value-type="float" office:value="-0.0160759525552114" calcext:value-type="float">
            <text:p>-0.016075952555211</text:p>
          </table:table-cell>
          <table:table-cell office:value-type="float" office:value="-0.016082805942233" calcext:value-type="float">
            <text:p>-0.016082805942233</text:p>
          </table:table-cell>
          <table:table-cell office:value-type="float" office:value="-0.0160850416841692" calcext:value-type="float">
            <text:p>-0.016085041684169</text:p>
          </table:table-cell>
          <table:table-cell office:value-type="float" office:value="-0.0160802230174712" calcext:value-type="float">
            <text:p>-0.016080223017471</text:p>
          </table:table-cell>
          <table:table-cell office:value-type="float" office:value="-0.0160888234970959" calcext:value-type="float">
            <text:p>-0.016088823497096</text:p>
          </table:table-cell>
          <table:table-cell office:value-type="float" office:value="-0.0160770065808631" calcext:value-type="float">
            <text:p>-0.016077006580863</text:p>
          </table:table-cell>
          <table:table-cell office:value-type="float" office:value="-0.0160867401728158" calcext:value-type="float">
            <text:p>-0.016086740172816</text:p>
          </table:table-cell>
          <table:table-cell office:value-type="float" office:value="-0.0160614809031706" calcext:value-type="float">
            <text:p>-0.016061480903171</text:p>
          </table:table-cell>
          <table:table-cell office:value-type="float" office:value="-0.0160907164549168" calcext:value-type="float">
            <text:p>-0.016090716454917</text:p>
          </table:table-cell>
          <table:table-cell office:value-type="float" office:value="-0.0160793230571293" calcext:value-type="float">
            <text:p>-0.016079323057129</text:p>
          </table:table-cell>
          <table:table-cell office:value-type="float" office:value="-0.0160761259983821" calcext:value-type="float">
            <text:p>-0.016076125998382</text:p>
          </table:table-cell>
          <table:table-cell office:value-type="float" office:value="-0.0160919598331707" calcext:value-type="float">
            <text:p>-0.016091959833171</text:p>
          </table:table-cell>
          <table:table-cell office:value-type="float" office:value="-0.0160943497239479" calcext:value-type="float">
            <text:p>-0.016094349723948</text:p>
          </table:table-cell>
          <table:table-cell office:value-type="float" office:value="-0.0161023819763127" calcext:value-type="float">
            <text:p>-0.016102381976313</text:p>
          </table:table-cell>
          <table:table-cell office:value-type="float" office:value="-0.0160780211957503" calcext:value-type="float">
            <text:p>-0.01607802119575</text:p>
          </table:table-cell>
          <table:table-cell office:value-type="float" office:value="-0.0160927533852914" calcext:value-type="float">
            <text:p>-0.016092753385292</text:p>
          </table:table-cell>
          <table:table-cell office:value-type="float" office:value="-0.0160961447962734" calcext:value-type="float">
            <text:p>-0.016096144796273</text:p>
          </table:table-cell>
          <table:table-cell office:value-type="float" office:value="-0.0161050336237922" calcext:value-type="float">
            <text:p>-0.016105033623792</text:p>
          </table:table-cell>
          <table:table-cell office:value-type="float" office:value="-0.0160768240817986" calcext:value-type="float">
            <text:p>-0.016076824081799</text:p>
          </table:table-cell>
          <table:table-cell office:value-type="float" office:value="-0.0160789644791046" calcext:value-type="float">
            <text:p>-0.016078964479105</text:p>
          </table:table-cell>
          <table:table-cell office:value-type="float" office:value="-0.0160937870539306" calcext:value-type="float">
            <text:p>-0.016093787053931</text:p>
          </table:table-cell>
          <table:table-cell office:value-type="float" office:value="-0.0160680887330665" calcext:value-type="float">
            <text:p>-0.016068088733067</text:p>
          </table:table-cell>
          <table:table-cell office:value-type="float" office:value="-0.01606312870801" calcext:value-type="float">
            <text:p>-0.01606312870801</text:p>
          </table:table-cell>
          <table:table-cell office:value-type="float" office:value="-0.0160773508774442" calcext:value-type="float">
            <text:p>-0.016077350877444</text:p>
          </table:table-cell>
          <table:table-cell office:value-type="float" office:value="-0.0161045074682071" calcext:value-type="float">
            <text:p>-0.016104507468207</text:p>
          </table:table-cell>
          <table:table-cell office:value-type="float" office:value="-0.0161041573727979" calcext:value-type="float">
            <text:p>-0.016104157372798</text:p>
          </table:table-cell>
          <table:table-cell office:value-type="float" office:value="-0.0161070735161411" calcext:value-type="float">
            <text:p>-0.016107073516141</text:p>
          </table:table-cell>
          <table:table-cell office:value-type="float" office:value="-0.0161026575842382" calcext:value-type="float">
            <text:p>-0.016102657584238</text:p>
          </table:table-cell>
          <table:table-cell office:value-type="float" office:value="-0.0160923599170158" calcext:value-type="float">
            <text:p>-0.016092359917016</text:p>
          </table:table-cell>
          <table:table-cell office:value-type="float" office:value="-0.0160566829820591" calcext:value-type="float">
            <text:p>-0.016056682982059</text:p>
          </table:table-cell>
          <table:table-cell office:value-type="float" office:value="-0.0160785245297722" calcext:value-type="float">
            <text:p>-0.016078524529772</text:p>
          </table:table-cell>
          <table:table-cell table:number-columns-repeated="605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35561938996324" calcext:value-type="float">
            <text:p>0.535561938996324</text:p>
          </table:table-cell>
          <table:table-cell office:value-type="float" office:value="0.534776370113668" calcext:value-type="float">
            <text:p>0.534776370113668</text:p>
          </table:table-cell>
          <table:table-cell office:value-type="float" office:value="0.534709039218762" calcext:value-type="float">
            <text:p>0.534709039218762</text:p>
          </table:table-cell>
          <table:table-cell office:value-type="float" office:value="0.534543228218045" calcext:value-type="float">
            <text:p>0.534543228218045</text:p>
          </table:table-cell>
          <table:table-cell office:value-type="float" office:value="0.535444239302686" calcext:value-type="float">
            <text:p>0.535444239302686</text:p>
          </table:table-cell>
          <table:table-cell office:value-type="float" office:value="0.535298532762329" calcext:value-type="float">
            <text:p>0.535298532762329</text:p>
          </table:table-cell>
          <table:table-cell office:value-type="float" office:value="0.534833774289689" calcext:value-type="float">
            <text:p>0.534833774289689</text:p>
          </table:table-cell>
          <table:table-cell office:value-type="float" office:value="0.534772376276541" calcext:value-type="float">
            <text:p>0.534772376276541</text:p>
          </table:table-cell>
          <table:table-cell office:value-type="float" office:value="0.535140906270869" calcext:value-type="float">
            <text:p>0.535140906270869</text:p>
          </table:table-cell>
          <table:table-cell office:value-type="float" office:value="0.534370405582221" calcext:value-type="float">
            <text:p>0.534370405582221</text:p>
          </table:table-cell>
          <table:table-cell office:value-type="float" office:value="0.533954714604146" calcext:value-type="float">
            <text:p>0.533954714604146</text:p>
          </table:table-cell>
          <table:table-cell office:value-type="float" office:value="0.534897608376971" calcext:value-type="float">
            <text:p>0.534897608376971</text:p>
          </table:table-cell>
          <table:table-cell office:value-type="float" office:value="0.535038953122386" calcext:value-type="float">
            <text:p>0.535038953122386</text:p>
          </table:table-cell>
          <table:table-cell office:value-type="float" office:value="0.534941879476298" calcext:value-type="float">
            <text:p>0.534941879476298</text:p>
          </table:table-cell>
          <table:table-cell office:value-type="float" office:value="0.535393685097914" calcext:value-type="float">
            <text:p>0.535393685097914</text:p>
          </table:table-cell>
          <table:table-cell office:value-type="float" office:value="0.535306385794795" calcext:value-type="float">
            <text:p>0.535306385794795</text:p>
          </table:table-cell>
          <table:table-cell office:value-type="float" office:value="0.5359108149548" calcext:value-type="float">
            <text:p>0.5359108149548</text:p>
          </table:table-cell>
          <table:table-cell office:value-type="float" office:value="0.534397608323836" calcext:value-type="float">
            <text:p>0.534397608323836</text:p>
          </table:table-cell>
          <table:table-cell office:value-type="float" office:value="0.535633328097136" calcext:value-type="float">
            <text:p>0.535633328097136</text:p>
          </table:table-cell>
          <table:table-cell office:value-type="float" office:value="0.534774315057854" calcext:value-type="float">
            <text:p>0.534774315057854</text:p>
          </table:table-cell>
          <table:table-cell office:value-type="float" office:value="0.535051650132402" calcext:value-type="float">
            <text:p>0.535051650132402</text:p>
          </table:table-cell>
          <table:table-cell office:value-type="float" office:value="0.535489700009722" calcext:value-type="float">
            <text:p>0.535489700009722</text:p>
          </table:table-cell>
          <table:table-cell office:value-type="float" office:value="0.535175271795209" calcext:value-type="float">
            <text:p>0.535175271795209</text:p>
          </table:table-cell>
          <table:table-cell office:value-type="float" office:value="0.534456302817614" calcext:value-type="float">
            <text:p>0.534456302817614</text:p>
          </table:table-cell>
          <table:table-cell office:value-type="float" office:value="0.534456713370163" calcext:value-type="float">
            <text:p>0.534456713370163</text:p>
          </table:table-cell>
          <table:table-cell office:value-type="float" office:value="0.535113029985997" calcext:value-type="float">
            <text:p>0.535113029985997</text:p>
          </table:table-cell>
          <table:table-cell office:value-type="float" office:value="0.535329772476741" calcext:value-type="float">
            <text:p>0.535329772476741</text:p>
          </table:table-cell>
          <table:table-cell office:value-type="float" office:value="0.535032361459402" calcext:value-type="float">
            <text:p>0.535032361459402</text:p>
          </table:table-cell>
          <table:table-cell office:value-type="float" office:value="0.535044830588657" calcext:value-type="float">
            <text:p>0.535044830588657</text:p>
          </table:table-cell>
          <table:table-cell office:value-type="float" office:value="0.535774078027278" calcext:value-type="float">
            <text:p>0.535774078027278</text:p>
          </table:table-cell>
          <table:table-cell office:value-type="float" office:value="0.534927754643885" calcext:value-type="float">
            <text:p>0.534927754643885</text:p>
          </table:table-cell>
          <table:table-cell office:value-type="float" office:value="0.534561352377116" calcext:value-type="float">
            <text:p>0.534561352377116</text:p>
          </table:table-cell>
          <table:table-cell office:value-type="float" office:value="0.534921923381929" calcext:value-type="float">
            <text:p>0.534921923381929</text:p>
          </table:table-cell>
          <table:table-cell office:value-type="float" office:value="0.53591808410842" calcext:value-type="float">
            <text:p>0.53591808410842</text:p>
          </table:table-cell>
          <table:table-cell office:value-type="float" office:value="0.537777803409068" calcext:value-type="float">
            <text:p>0.537777803409068</text:p>
          </table:table-cell>
          <table:table-cell office:value-type="float" office:value="0.536884094938368" calcext:value-type="float">
            <text:p>0.536884094938368</text:p>
          </table:table-cell>
          <table:table-cell office:value-type="float" office:value="0.539374770204922" calcext:value-type="float">
            <text:p>0.539374770204922</text:p>
          </table:table-cell>
          <table:table-cell office:value-type="float" office:value="0.543577776165982" calcext:value-type="float">
            <text:p>0.543577776165982</text:p>
          </table:table-cell>
          <table:table-cell office:value-type="float" office:value="0.544188621520214" calcext:value-type="float">
            <text:p>0.544188621520214</text:p>
          </table:table-cell>
          <table:table-cell office:value-type="float" office:value="0.546518471269447" calcext:value-type="float">
            <text:p>0.546518471269447</text:p>
          </table:table-cell>
          <table:table-cell office:value-type="float" office:value="0.520853705138993" calcext:value-type="float">
            <text:p>0.520853705138993</text:p>
          </table:table-cell>
          <table:table-cell office:value-type="float" office:value="0.508081854233048" calcext:value-type="float">
            <text:p>0.508081854233048</text:p>
          </table:table-cell>
          <table:table-cell office:value-type="float" office:value="0.512218343028647" calcext:value-type="float">
            <text:p>0.512218343028647</text:p>
          </table:table-cell>
          <table:table-cell office:value-type="float" office:value="0.542771414228933" calcext:value-type="float">
            <text:p>0.542771414228933</text:p>
          </table:table-cell>
          <table:table-cell office:value-type="float" office:value="0.573092745954436" calcext:value-type="float">
            <text:p>0.573092745954436</text:p>
          </table:table-cell>
          <table:table-cell office:value-type="float" office:value="0.514222916764572" calcext:value-type="float">
            <text:p>0.514222916764572</text:p>
          </table:table-cell>
          <table:table-cell office:value-type="float" office:value="0.527193967685761" calcext:value-type="float">
            <text:p>0.527193967685761</text:p>
          </table:table-cell>
          <table:table-cell office:value-type="float" office:value="0.523747385699264" calcext:value-type="float">
            <text:p>0.523747385699264</text:p>
          </table:table-cell>
          <table:table-cell office:value-type="float" office:value="0.525053110808581" calcext:value-type="float">
            <text:p>0.525053110808581</text:p>
          </table:table-cell>
          <table:table-cell office:value-type="float" office:value="0.524918150473504" calcext:value-type="float">
            <text:p>0.524918150473504</text:p>
          </table:table-cell>
          <table:table-cell office:value-type="float" office:value="0.515581769651739" calcext:value-type="float">
            <text:p>0.515581769651739</text:p>
          </table:table-cell>
          <table:table-cell office:value-type="float" office:value="0.512823718474683" calcext:value-type="float">
            <text:p>0.512823718474683</text:p>
          </table:table-cell>
          <table:table-cell office:value-type="float" office:value="0.522803022939818" calcext:value-type="float">
            <text:p>0.522803022939818</text:p>
          </table:table-cell>
          <table:table-cell office:value-type="float" office:value="0.503152288119077" calcext:value-type="float">
            <text:p>0.503152288119077</text:p>
          </table:table-cell>
          <table:table-cell office:value-type="float" office:value="0.463530714484602" calcext:value-type="float">
            <text:p>0.463530714484602</text:p>
          </table:table-cell>
          <table:table-cell office:value-type="float" office:value="0.47834869241942" calcext:value-type="float">
            <text:p>0.47834869241942</text:p>
          </table:table-cell>
          <table:table-cell office:value-type="float" office:value="0.513526118099267" calcext:value-type="float">
            <text:p>0.513526118099267</text:p>
          </table:table-cell>
          <table:table-cell office:value-type="float" office:value="0.533946832183836" calcext:value-type="float">
            <text:p>0.533946832183836</text:p>
          </table:table-cell>
          <table:table-cell office:value-type="float" office:value="0.550058899906776" calcext:value-type="float">
            <text:p>0.550058899906776</text:p>
          </table:table-cell>
          <table:table-cell office:value-type="float" office:value="0.5490112975575" calcext:value-type="float">
            <text:p>0.5490112975575</text:p>
          </table:table-cell>
          <table:table-cell office:value-type="float" office:value="0.562960576814756" calcext:value-type="float">
            <text:p>0.562960576814756</text:p>
          </table:table-cell>
          <table:table-cell office:value-type="float" office:value="0.515145143404497" calcext:value-type="float">
            <text:p>0.515145143404497</text:p>
          </table:table-cell>
          <table:table-cell office:value-type="float" office:value="0.548300782058403" calcext:value-type="float">
            <text:p>0.548300782058403</text:p>
          </table:table-cell>
          <table:table-cell office:value-type="float" office:value="0.557026130080763" calcext:value-type="float">
            <text:p>0.557026130080763</text:p>
          </table:table-cell>
          <table:table-cell office:value-type="float" office:value="0.584323624963744" calcext:value-type="float">
            <text:p>0.584323624963744</text:p>
          </table:table-cell>
          <table:table-cell office:value-type="float" office:value="0.611548157160508" calcext:value-type="float">
            <text:p>0.611548157160508</text:p>
          </table:table-cell>
          <table:table-cell office:value-type="float" office:value="0.613406181355129" calcext:value-type="float">
            <text:p>0.613406181355129</text:p>
          </table:table-cell>
          <table:table-cell office:value-type="float" office:value="0.542635710320321" calcext:value-type="float">
            <text:p>0.542635710320321</text:p>
          </table:table-cell>
          <table:table-cell office:value-type="float" office:value="0.535959332978491" calcext:value-type="float">
            <text:p>0.535959332978491</text:p>
          </table:table-cell>
          <table:table-cell office:value-type="float" office:value="0.552264050175398" calcext:value-type="float">
            <text:p>0.552264050175398</text:p>
          </table:table-cell>
          <table:table-cell office:value-type="float" office:value="0.554526132230277" calcext:value-type="float">
            <text:p>0.554526132230277</text:p>
          </table:table-cell>
          <table:table-cell office:value-type="float" office:value="0.557234762994894" calcext:value-type="float">
            <text:p>0.557234762994894</text:p>
          </table:table-cell>
          <table:table-cell office:value-type="float" office:value="0.559264951553124" calcext:value-type="float">
            <text:p>0.559264951553124</text:p>
          </table:table-cell>
          <table:table-cell office:value-type="float" office:value="0.620116302496812" calcext:value-type="float">
            <text:p>0.620116302496812</text:p>
          </table:table-cell>
          <table:table-cell office:value-type="float" office:value="0.523553647103989" calcext:value-type="float">
            <text:p>0.523553647103989</text:p>
          </table:table-cell>
          <table:table-cell office:value-type="float" office:value="0.526566083759358" calcext:value-type="float">
            <text:p>0.526566083759358</text:p>
          </table:table-cell>
          <table:table-cell office:value-type="float" office:value="0.55831596716779" calcext:value-type="float">
            <text:p>0.55831596716779</text:p>
          </table:table-cell>
          <table:table-cell office:value-type="float" office:value="0.581313857075399" calcext:value-type="float">
            <text:p>0.581313857075399</text:p>
          </table:table-cell>
          <table:table-cell office:value-type="float" office:value="0.597681866742481" calcext:value-type="float">
            <text:p>0.597681866742481</text:p>
          </table:table-cell>
          <table:table-cell office:value-type="float" office:value="0.611371512050734" calcext:value-type="float">
            <text:p>0.611371512050734</text:p>
          </table:table-cell>
          <table:table-cell office:value-type="float" office:value="0.621071821748989" calcext:value-type="float">
            <text:p>0.621071821748989</text:p>
          </table:table-cell>
          <table:table-cell office:value-type="float" office:value="0.613831115213734" calcext:value-type="float">
            <text:p>0.613831115213734</text:p>
          </table:table-cell>
          <table:table-cell office:value-type="float" office:value="0.616785475405939" calcext:value-type="float">
            <text:p>0.616785475405939</text:p>
          </table:table-cell>
          <table:table-cell office:value-type="float" office:value="0.631627022345247" calcext:value-type="float">
            <text:p>0.631627022345247</text:p>
          </table:table-cell>
          <table:table-cell office:value-type="float" office:value="0.599465319960256" calcext:value-type="float">
            <text:p>0.599465319960256</text:p>
          </table:table-cell>
          <table:table-cell office:value-type="float" office:value="0.617061194543626" calcext:value-type="float">
            <text:p>0.617061194543626</text:p>
          </table:table-cell>
          <table:table-cell office:value-type="float" office:value="0.570256981996363" calcext:value-type="float">
            <text:p>0.570256981996363</text:p>
          </table:table-cell>
          <table:table-cell office:value-type="float" office:value="0.55722423232224" calcext:value-type="float">
            <text:p>0.55722423232224</text:p>
          </table:table-cell>
          <table:table-cell office:value-type="float" office:value="0.566506362748107" calcext:value-type="float">
            <text:p>0.566506362748107</text:p>
          </table:table-cell>
          <table:table-cell office:value-type="float" office:value="0.566121385395283" calcext:value-type="float">
            <text:p>0.566121385395283</text:p>
          </table:table-cell>
          <table:table-cell office:value-type="float" office:value="0.560002224866123" calcext:value-type="float">
            <text:p>0.560002224866123</text:p>
          </table:table-cell>
          <table:table-cell office:value-type="float" office:value="0.559088703802879" calcext:value-type="float">
            <text:p>0.559088703802879</text:p>
          </table:table-cell>
          <table:table-cell office:value-type="float" office:value="0.564967916816407" calcext:value-type="float">
            <text:p>0.564967916816407</text:p>
          </table:table-cell>
          <table:table-cell office:value-type="float" office:value="0.622451595357937" calcext:value-type="float">
            <text:p>0.622451595357937</text:p>
          </table:table-cell>
          <table:table-cell office:value-type="float" office:value="0.610215328181712" calcext:value-type="float">
            <text:p>0.610215328181712</text:p>
          </table:table-cell>
          <table:table-cell office:value-type="float" office:value="0.558697457344974" calcext:value-type="float">
            <text:p>0.558697457344974</text:p>
          </table:table-cell>
          <table:table-cell office:value-type="float" office:value="0.53462587544912" calcext:value-type="float">
            <text:p>0.53462587544912</text:p>
          </table:table-cell>
          <table:table-cell office:value-type="float" office:value="0.530741606271913" calcext:value-type="float">
            <text:p>0.530741606271913</text:p>
          </table:table-cell>
          <table:table-cell office:value-type="float" office:value="0.540842774259585" calcext:value-type="float">
            <text:p>0.540842774259585</text:p>
          </table:table-cell>
          <table:table-cell office:value-type="float" office:value="0.565379896712623" calcext:value-type="float">
            <text:p>0.565379896712623</text:p>
          </table:table-cell>
          <table:table-cell office:value-type="float" office:value="0.594010965080827" calcext:value-type="float">
            <text:p>0.594010965080827</text:p>
          </table:table-cell>
          <table:table-cell office:value-type="float" office:value="0.614979099194062" calcext:value-type="float">
            <text:p>0.614979099194062</text:p>
          </table:table-cell>
          <table:table-cell office:value-type="float" office:value="0.622852192516845" calcext:value-type="float">
            <text:p>0.622852192516845</text:p>
          </table:table-cell>
          <table:table-cell office:value-type="float" office:value="0.630508725300844" calcext:value-type="float">
            <text:p>0.630508725300844</text:p>
          </table:table-cell>
          <table:table-cell office:value-type="float" office:value="0.626367097812485" calcext:value-type="float">
            <text:p>0.626367097812485</text:p>
          </table:table-cell>
          <table:table-cell office:value-type="float" office:value="0.591968870083568" calcext:value-type="float">
            <text:p>0.591968870083568</text:p>
          </table:table-cell>
          <table:table-cell office:value-type="float" office:value="0.5929357280954" calcext:value-type="float">
            <text:p>0.5929357280954</text:p>
          </table:table-cell>
          <table:table-cell office:value-type="float" office:value="0.631587255200642" calcext:value-type="float">
            <text:p>0.631587255200642</text:p>
          </table:table-cell>
          <table:table-cell office:value-type="float" office:value="0.638345785131349" calcext:value-type="float">
            <text:p>0.638345785131349</text:p>
          </table:table-cell>
          <table:table-cell office:value-type="float" office:value="0.637375735551025" calcext:value-type="float">
            <text:p>0.637375735551025</text:p>
          </table:table-cell>
          <table:table-cell office:value-type="float" office:value="0.632307978130649" calcext:value-type="float">
            <text:p>0.632307978130649</text:p>
          </table:table-cell>
          <table:table-cell office:value-type="float" office:value="0.58796128601498" calcext:value-type="float">
            <text:p>0.58796128601498</text:p>
          </table:table-cell>
          <table:table-cell office:value-type="float" office:value="0.58508296925995" calcext:value-type="float">
            <text:p>0.58508296925995</text:p>
          </table:table-cell>
          <table:table-cell office:value-type="float" office:value="0.597252967719238" calcext:value-type="float">
            <text:p>0.597252967719238</text:p>
          </table:table-cell>
          <table:table-cell office:value-type="float" office:value="0.611507455261046" calcext:value-type="float">
            <text:p>0.611507455261046</text:p>
          </table:table-cell>
          <table:table-cell office:value-type="float" office:value="0.620261465081441" calcext:value-type="float">
            <text:p>0.620261465081441</text:p>
          </table:table-cell>
          <table:table-cell office:value-type="float" office:value="0.588495389241852" calcext:value-type="float">
            <text:p>0.588495389241852</text:p>
          </table:table-cell>
          <table:table-cell office:value-type="float" office:value="0.54171538017447" calcext:value-type="float">
            <text:p>0.54171538017447</text:p>
          </table:table-cell>
          <table:table-cell office:value-type="float" office:value="0.526900593933061" calcext:value-type="float">
            <text:p>0.526900593933061</text:p>
          </table:table-cell>
          <table:table-cell office:value-type="float" office:value="0.531296871390297" calcext:value-type="float">
            <text:p>0.531296871390297</text:p>
          </table:table-cell>
          <table:table-cell office:value-type="float" office:value="0.547132861946933" calcext:value-type="float">
            <text:p>0.547132861946933</text:p>
          </table:table-cell>
          <table:table-cell office:value-type="float" office:value="0.583081173519093" calcext:value-type="float">
            <text:p>0.583081173519093</text:p>
          </table:table-cell>
          <table:table-cell office:value-type="float" office:value="0.603103550098398" calcext:value-type="float">
            <text:p>0.603103550098398</text:p>
          </table:table-cell>
          <table:table-cell office:value-type="float" office:value="0.60677386381936" calcext:value-type="float">
            <text:p>0.60677386381936</text:p>
          </table:table-cell>
          <table:table-cell office:value-type="float" office:value="0.615900159057913" calcext:value-type="float">
            <text:p>0.615900159057913</text:p>
          </table:table-cell>
          <table:table-cell office:value-type="float" office:value="0.609874664472795" calcext:value-type="float">
            <text:p>0.609874664472795</text:p>
          </table:table-cell>
          <table:table-cell office:value-type="float" office:value="0.569345042518599" calcext:value-type="float">
            <text:p>0.569345042518599</text:p>
          </table:table-cell>
          <table:table-cell office:value-type="float" office:value="0.594251902465597" calcext:value-type="float">
            <text:p>0.594251902465597</text:p>
          </table:table-cell>
          <table:table-cell office:value-type="float" office:value="0.656910134297363" calcext:value-type="float">
            <text:p>0.656910134297363</text:p>
          </table:table-cell>
          <table:table-cell office:value-type="float" office:value="0.65117667924479" calcext:value-type="float">
            <text:p>0.65117667924479</text:p>
          </table:table-cell>
          <table:table-cell office:value-type="float" office:value="0.643675937673412" calcext:value-type="float">
            <text:p>0.643675937673412</text:p>
          </table:table-cell>
          <table:table-cell office:value-type="float" office:value="0.628061058194253" calcext:value-type="float">
            <text:p>0.628061058194253</text:p>
          </table:table-cell>
          <table:table-cell office:value-type="float" office:value="0.579317746939454" calcext:value-type="float">
            <text:p>0.579317746939454</text:p>
          </table:table-cell>
          <table:table-cell office:value-type="float" office:value="0.550347642191815" calcext:value-type="float">
            <text:p>0.550347642191815</text:p>
          </table:table-cell>
          <table:table-cell office:value-type="float" office:value="0.56060485078919" calcext:value-type="float">
            <text:p>0.56060485078919</text:p>
          </table:table-cell>
          <table:table-cell office:value-type="float" office:value="0.563554652807768" calcext:value-type="float">
            <text:p>0.563554652807768</text:p>
          </table:table-cell>
          <table:table-cell office:value-type="float" office:value="0.562553355836311" calcext:value-type="float">
            <text:p>0.562553355836311</text:p>
          </table:table-cell>
          <table:table-cell office:value-type="float" office:value="0.559950434038736" calcext:value-type="float">
            <text:p>0.559950434038736</text:p>
          </table:table-cell>
          <table:table-cell office:value-type="float" office:value="0.554921223507804" calcext:value-type="float">
            <text:p>0.554921223507804</text:p>
          </table:table-cell>
          <table:table-cell office:value-type="float" office:value="0.541301634605104" calcext:value-type="float">
            <text:p>0.541301634605104</text:p>
          </table:table-cell>
          <table:table-cell office:value-type="float" office:value="0.523225444085383" calcext:value-type="float">
            <text:p>0.523225444085383</text:p>
          </table:table-cell>
          <table:table-cell office:value-type="float" office:value="0.513406235560113" calcext:value-type="float">
            <text:p>0.513406235560113</text:p>
          </table:table-cell>
          <table:table-cell office:value-type="float" office:value="0.52201404469153" calcext:value-type="float">
            <text:p>0.52201404469153</text:p>
          </table:table-cell>
          <table:table-cell office:value-type="float" office:value="0.561356414773545" calcext:value-type="float">
            <text:p>0.561356414773545</text:p>
          </table:table-cell>
          <table:table-cell office:value-type="float" office:value="0.582081989150433" calcext:value-type="float">
            <text:p>0.582081989150433</text:p>
          </table:table-cell>
          <table:table-cell office:value-type="float" office:value="0.603445923292199" calcext:value-type="float">
            <text:p>0.603445923292199</text:p>
          </table:table-cell>
          <table:table-cell office:value-type="float" office:value="0.608732986903068" calcext:value-type="float">
            <text:p>0.608732986903068</text:p>
          </table:table-cell>
          <table:table-cell office:value-type="float" office:value="0.606648439808006" calcext:value-type="float">
            <text:p>0.606648439808006</text:p>
          </table:table-cell>
          <table:table-cell office:value-type="float" office:value="0.600591311911817" calcext:value-type="float">
            <text:p>0.600591311911817</text:p>
          </table:table-cell>
          <table:table-cell office:value-type="float" office:value="0.578160161255911" calcext:value-type="float">
            <text:p>0.578160161255911</text:p>
          </table:table-cell>
          <table:table-cell office:value-type="float" office:value="0.566703262819823" calcext:value-type="float">
            <text:p>0.566703262819823</text:p>
          </table:table-cell>
          <table:table-cell office:value-type="float" office:value="0.602169248767921" calcext:value-type="float">
            <text:p>0.602169248767921</text:p>
          </table:table-cell>
          <table:table-cell office:value-type="float" office:value="0.627907309687993" calcext:value-type="float">
            <text:p>0.627907309687993</text:p>
          </table:table-cell>
          <table:table-cell office:value-type="float" office:value="0.635752629345266" calcext:value-type="float">
            <text:p>0.635752629345266</text:p>
          </table:table-cell>
          <table:table-cell office:value-type="float" office:value="0.633386457886538" calcext:value-type="float">
            <text:p>0.633386457886538</text:p>
          </table:table-cell>
          <table:table-cell office:value-type="float" office:value="0.638801981734181" calcext:value-type="float">
            <text:p>0.638801981734181</text:p>
          </table:table-cell>
          <table:table-cell office:value-type="float" office:value="0.569961553823438" calcext:value-type="float">
            <text:p>0.569961553823438</text:p>
          </table:table-cell>
          <table:table-cell office:value-type="float" office:value="0.547313740674473" calcext:value-type="float">
            <text:p>0.547313740674473</text:p>
          </table:table-cell>
          <table:table-cell office:value-type="float" office:value="0.542276663228666" calcext:value-type="float">
            <text:p>0.542276663228666</text:p>
          </table:table-cell>
          <table:table-cell office:value-type="float" office:value="0.54796040720109" calcext:value-type="float">
            <text:p>0.54796040720109</text:p>
          </table:table-cell>
          <table:table-cell office:value-type="float" office:value="0.543836868709179" calcext:value-type="float">
            <text:p>0.543836868709179</text:p>
          </table:table-cell>
          <table:table-cell office:value-type="float" office:value="0.538365003535077" calcext:value-type="float">
            <text:p>0.538365003535077</text:p>
          </table:table-cell>
          <table:table-cell office:value-type="float" office:value="0.543782785459049" calcext:value-type="float">
            <text:p>0.543782785459049</text:p>
          </table:table-cell>
          <table:table-cell office:value-type="float" office:value="0.547374249624674" calcext:value-type="float">
            <text:p>0.547374249624674</text:p>
          </table:table-cell>
          <table:table-cell office:value-type="float" office:value="0.552371368983447" calcext:value-type="float">
            <text:p>0.552371368983447</text:p>
          </table:table-cell>
          <table:table-cell office:value-type="float" office:value="0.552471852603856" calcext:value-type="float">
            <text:p>0.552471852603856</text:p>
          </table:table-cell>
          <table:table-cell office:value-type="float" office:value="0.552615340303952" calcext:value-type="float">
            <text:p>0.552615340303952</text:p>
          </table:table-cell>
          <table:table-cell office:value-type="float" office:value="0.552683920440132" calcext:value-type="float">
            <text:p>0.552683920440132</text:p>
          </table:table-cell>
          <table:table-cell office:value-type="float" office:value="0.553868086891806" calcext:value-type="float">
            <text:p>0.553868086891806</text:p>
          </table:table-cell>
          <table:table-cell office:value-type="float" office:value="0.55367828863067" calcext:value-type="float">
            <text:p>0.55367828863067</text:p>
          </table:table-cell>
          <table:table-cell office:value-type="float" office:value="0.553518744140067" calcext:value-type="float">
            <text:p>0.553518744140067</text:p>
          </table:table-cell>
          <table:table-cell office:value-type="float" office:value="0.553574397159739" calcext:value-type="float">
            <text:p>0.553574397159739</text:p>
          </table:table-cell>
          <table:table-cell office:value-type="float" office:value="0.554116737120028" calcext:value-type="float">
            <text:p>0.554116737120028</text:p>
          </table:table-cell>
          <table:table-cell office:value-type="float" office:value="0.553875907645517" calcext:value-type="float">
            <text:p>0.553875907645517</text:p>
          </table:table-cell>
          <table:table-cell office:value-type="float" office:value="0.553934079660221" calcext:value-type="float">
            <text:p>0.553934079660221</text:p>
          </table:table-cell>
          <table:table-cell office:value-type="float" office:value="0.553492538589271" calcext:value-type="float">
            <text:p>0.553492538589271</text:p>
          </table:table-cell>
          <table:table-cell office:value-type="float" office:value="0.554081131829769" calcext:value-type="float">
            <text:p>0.554081131829769</text:p>
          </table:table-cell>
          <table:table-cell office:value-type="float" office:value="0.5537192429181" calcext:value-type="float">
            <text:p>0.5537192429181</text:p>
          </table:table-cell>
          <table:table-cell office:value-type="float" office:value="0.553947423215848" calcext:value-type="float">
            <text:p>0.553947423215848</text:p>
          </table:table-cell>
          <table:table-cell office:value-type="float" office:value="0.553381476717868" calcext:value-type="float">
            <text:p>0.553381476717868</text:p>
          </table:table-cell>
          <table:table-cell office:value-type="float" office:value="0.55360765639784" calcext:value-type="float">
            <text:p>0.55360765639784</text:p>
          </table:table-cell>
          <table:table-cell office:value-type="float" office:value="0.553852894349748" calcext:value-type="float">
            <text:p>0.553852894349748</text:p>
          </table:table-cell>
          <table:table-cell office:value-type="float" office:value="0.5530856720874" calcext:value-type="float">
            <text:p>0.5530856720874</text:p>
          </table:table-cell>
          <table:table-cell office:value-type="float" office:value="0.553450782301029" calcext:value-type="float">
            <text:p>0.553450782301029</text:p>
          </table:table-cell>
          <table:table-cell office:value-type="float" office:value="0.553286955640938" calcext:value-type="float">
            <text:p>0.553286955640938</text:p>
          </table:table-cell>
          <table:table-cell office:value-type="float" office:value="0.55392745898384" calcext:value-type="float">
            <text:p>0.55392745898384</text:p>
          </table:table-cell>
          <table:table-cell office:value-type="float" office:value="0.553578695414455" calcext:value-type="float">
            <text:p>0.553578695414455</text:p>
          </table:table-cell>
          <table:table-cell office:value-type="float" office:value="0.554100264977092" calcext:value-type="float">
            <text:p>0.554100264977092</text:p>
          </table:table-cell>
          <table:table-cell office:value-type="float" office:value="0.553889635241898" calcext:value-type="float">
            <text:p>0.553889635241898</text:p>
          </table:table-cell>
          <table:table-cell office:value-type="float" office:value="0.553744935169114" calcext:value-type="float">
            <text:p>0.553744935169114</text:p>
          </table:table-cell>
          <table:table-cell office:value-type="float" office:value="0.553847749342884" calcext:value-type="float">
            <text:p>0.553847749342884</text:p>
          </table:table-cell>
          <table:table-cell office:value-type="float" office:value="0.553267277954068" calcext:value-type="float">
            <text:p>0.553267277954068</text:p>
          </table:table-cell>
          <table:table-cell office:value-type="float" office:value="0.554038241002436" calcext:value-type="float">
            <text:p>0.554038241002436</text:p>
          </table:table-cell>
          <table:table-cell office:value-type="float" office:value="0.553650289396201" calcext:value-type="float">
            <text:p>0.553650289396201</text:p>
          </table:table-cell>
          <table:table-cell office:value-type="float" office:value="0.55369560739147" calcext:value-type="float">
            <text:p>0.55369560739147</text:p>
          </table:table-cell>
          <table:table-cell office:value-type="float" office:value="0.55406478970688" calcext:value-type="float">
            <text:p>0.55406478970688</text:p>
          </table:table-cell>
          <table:table-cell office:value-type="float" office:value="0.553331380360965" calcext:value-type="float">
            <text:p>0.553331380360965</text:p>
          </table:table-cell>
          <table:table-cell office:value-type="float" office:value="0.553336880078589" calcext:value-type="float">
            <text:p>0.553336880078589</text:p>
          </table:table-cell>
          <table:table-cell office:value-type="float" office:value="0.553776326820775" calcext:value-type="float">
            <text:p>0.553776326820775</text:p>
          </table:table-cell>
          <table:table-cell office:value-type="float" office:value="0.552686517680851" calcext:value-type="float">
            <text:p>0.552686517680851</text:p>
          </table:table-cell>
          <table:table-cell office:value-type="float" office:value="0.553631703117893" calcext:value-type="float">
            <text:p>0.553631703117893</text:p>
          </table:table-cell>
          <table:table-cell office:value-type="float" office:value="0.55382699946936" calcext:value-type="float">
            <text:p>0.55382699946936</text:p>
          </table:table-cell>
          <table:table-cell office:value-type="float" office:value="0.552841020210957" calcext:value-type="float">
            <text:p>0.552841020210957</text:p>
          </table:table-cell>
          <table:table-cell office:value-type="float" office:value="0.554347107179452" calcext:value-type="float">
            <text:p>0.554347107179452</text:p>
          </table:table-cell>
          <table:table-cell office:value-type="float" office:value="0.553878983974145" calcext:value-type="float">
            <text:p>0.553878983974145</text:p>
          </table:table-cell>
          <table:table-cell office:value-type="float" office:value="0.553836380329236" calcext:value-type="float">
            <text:p>0.553836380329236</text:p>
          </table:table-cell>
          <table:table-cell office:value-type="float" office:value="0.553379101984675" calcext:value-type="float">
            <text:p>0.553379101984675</text:p>
          </table:table-cell>
          <table:table-cell office:value-type="float" office:value="0.553610018788008" calcext:value-type="float">
            <text:p>0.553610018788008</text:p>
          </table:table-cell>
          <table:table-cell office:value-type="float" office:value="0.553256620522814" calcext:value-type="float">
            <text:p>0.553256620522814</text:p>
          </table:table-cell>
          <table:table-cell office:value-type="float" office:value="0.553681011997464" calcext:value-type="float">
            <text:p>0.553681011997464</text:p>
          </table:table-cell>
          <table:table-cell office:value-type="float" office:value="0.55326650818335" calcext:value-type="float">
            <text:p>0.55326650818335</text:p>
          </table:table-cell>
          <table:table-cell office:value-type="float" office:value="0.553530305878995" calcext:value-type="float">
            <text:p>0.553530305878995</text:p>
          </table:table-cell>
          <table:table-cell office:value-type="float" office:value="0.553397434719866" calcext:value-type="float">
            <text:p>0.553397434719866</text:p>
          </table:table-cell>
          <table:table-cell office:value-type="float" office:value="0.553647991670896" calcext:value-type="float">
            <text:p>0.553647991670896</text:p>
          </table:table-cell>
          <table:table-cell office:value-type="float" office:value="0.552584494537797" calcext:value-type="float">
            <text:p>0.552584494537797</text:p>
          </table:table-cell>
          <table:table-cell office:value-type="float" office:value="0.553442458349778" calcext:value-type="float">
            <text:p>0.553442458349778</text:p>
          </table:table-cell>
          <table:table-cell office:value-type="float" office:value="0.553275777045083" calcext:value-type="float">
            <text:p>0.553275777045083</text:p>
          </table:table-cell>
          <table:table-cell office:value-type="float" office:value="0.553367862399536" calcext:value-type="float">
            <text:p>0.553367862399536</text:p>
          </table:table-cell>
          <table:table-cell office:value-type="float" office:value="0.553437269946844" calcext:value-type="float">
            <text:p>0.553437269946844</text:p>
          </table:table-cell>
          <table:table-cell office:value-type="float" office:value="0.553465259320633" calcext:value-type="float">
            <text:p>0.553465259320633</text:p>
          </table:table-cell>
          <table:table-cell office:value-type="float" office:value="0.553985194862972" calcext:value-type="float">
            <text:p>0.553985194862972</text:p>
          </table:table-cell>
          <table:table-cell office:value-type="float" office:value="0.553335360962948" calcext:value-type="float">
            <text:p>0.553335360962948</text:p>
          </table:table-cell>
          <table:table-cell office:value-type="float" office:value="0.553891659222892" calcext:value-type="float">
            <text:p>0.553891659222892</text:p>
          </table:table-cell>
          <table:table-cell office:value-type="float" office:value="0.553985548371716" calcext:value-type="float">
            <text:p>0.553985548371716</text:p>
          </table:table-cell>
          <table:table-cell office:value-type="float" office:value="0.553922735515027" calcext:value-type="float">
            <text:p>0.553922735515027</text:p>
          </table:table-cell>
          <table:table-cell office:value-type="float" office:value="0.55354466845217" calcext:value-type="float">
            <text:p>0.55354466845217</text:p>
          </table:table-cell>
          <table:table-cell office:value-type="float" office:value="0.55332658603103" calcext:value-type="float">
            <text:p>0.55332658603103</text:p>
          </table:table-cell>
          <table:table-cell office:value-type="float" office:value="0.553877394826614" calcext:value-type="float">
            <text:p>0.553877394826614</text:p>
          </table:table-cell>
          <table:table-cell office:value-type="float" office:value="0.553129655536277" calcext:value-type="float">
            <text:p>0.553129655536277</text:p>
          </table:table-cell>
          <table:table-cell office:value-type="float" office:value="0.553294648540611" calcext:value-type="float">
            <text:p>0.553294648540611</text:p>
          </table:table-cell>
          <table:table-cell office:value-type="float" office:value="0.553640750832067" calcext:value-type="float">
            <text:p>0.553640750832067</text:p>
          </table:table-cell>
          <table:table-cell office:value-type="float" office:value="0.554739607683667" calcext:value-type="float">
            <text:p>0.554739607683667</text:p>
          </table:table-cell>
          <table:table-cell office:value-type="float" office:value="0.554312744407312" calcext:value-type="float">
            <text:p>0.554312744407312</text:p>
          </table:table-cell>
          <table:table-cell office:value-type="float" office:value="0.554398005570176" calcext:value-type="float">
            <text:p>0.554398005570176</text:p>
          </table:table-cell>
          <table:table-cell office:value-type="float" office:value="0.554480114207777" calcext:value-type="float">
            <text:p>0.554480114207777</text:p>
          </table:table-cell>
          <table:table-cell office:value-type="float" office:value="0.553678707973844" calcext:value-type="float">
            <text:p>0.553678707973844</text:p>
          </table:table-cell>
          <table:table-cell office:value-type="float" office:value="0.553161700859193" calcext:value-type="float">
            <text:p>0.553161700859193</text:p>
          </table:table-cell>
          <table:table-cell office:value-type="float" office:value="0.553397603258146" calcext:value-type="float">
            <text:p>0.553397603258146</text:p>
          </table:table-cell>
          <table:table-cell table:number-columns-repeated="605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73329181264128" calcext:value-type="float">
            <text:p>-0.173329181264128</text:p>
          </table:table-cell>
          <table:table-cell office:value-type="float" office:value="-0.173167669517921" calcext:value-type="float">
            <text:p>-0.173167669517921</text:p>
          </table:table-cell>
          <table:table-cell office:value-type="float" office:value="-0.173142632547737" calcext:value-type="float">
            <text:p>-0.173142632547737</text:p>
          </table:table-cell>
          <table:table-cell office:value-type="float" office:value="-0.173116373420962" calcext:value-type="float">
            <text:p>-0.173116373420962</text:p>
          </table:table-cell>
          <table:table-cell office:value-type="float" office:value="-0.173297282310451" calcext:value-type="float">
            <text:p>-0.173297282310451</text:p>
          </table:table-cell>
          <table:table-cell office:value-type="float" office:value="-0.173266540164143" calcext:value-type="float">
            <text:p>-0.173266540164143</text:p>
          </table:table-cell>
          <table:table-cell office:value-type="float" office:value="-0.173177078574124" calcext:value-type="float">
            <text:p>-0.173177078574124</text:p>
          </table:table-cell>
          <table:table-cell office:value-type="float" office:value="-0.173138600306688" calcext:value-type="float">
            <text:p>-0.173138600306688</text:p>
          </table:table-cell>
          <table:table-cell office:value-type="float" office:value="-0.173225683176921" calcext:value-type="float">
            <text:p>-0.173225683176921</text:p>
          </table:table-cell>
          <table:table-cell office:value-type="float" office:value="-0.173064925565007" calcext:value-type="float">
            <text:p>-0.173064925565007</text:p>
          </table:table-cell>
          <table:table-cell office:value-type="float" office:value="-0.172985616852565" calcext:value-type="float">
            <text:p>-0.172985616852565</text:p>
          </table:table-cell>
          <table:table-cell office:value-type="float" office:value="-0.173189655622114" calcext:value-type="float">
            <text:p>-0.173189655622114</text:p>
          </table:table-cell>
          <table:table-cell office:value-type="float" office:value="-0.173216537627789" calcext:value-type="float">
            <text:p>-0.173216537627789</text:p>
          </table:table-cell>
          <table:table-cell office:value-type="float" office:value="-0.173214182565072" calcext:value-type="float">
            <text:p>-0.173214182565072</text:p>
          </table:table-cell>
          <table:table-cell office:value-type="float" office:value="-0.173275884621581" calcext:value-type="float">
            <text:p>-0.173275884621581</text:p>
          </table:table-cell>
          <table:table-cell office:value-type="float" office:value="-0.173256390457222" calcext:value-type="float">
            <text:p>-0.173256390457222</text:p>
          </table:table-cell>
          <table:table-cell office:value-type="float" office:value="-0.173383505142739" calcext:value-type="float">
            <text:p>-0.173383505142739</text:p>
          </table:table-cell>
          <table:table-cell office:value-type="float" office:value="-0.173087916517165" calcext:value-type="float">
            <text:p>-0.173087916517165</text:p>
          </table:table-cell>
          <table:table-cell office:value-type="float" office:value="-0.173353079810718" calcext:value-type="float">
            <text:p>-0.173353079810718</text:p>
          </table:table-cell>
          <table:table-cell office:value-type="float" office:value="-0.173154951363928" calcext:value-type="float">
            <text:p>-0.173154951363928</text:p>
          </table:table-cell>
          <table:table-cell office:value-type="float" office:value="-0.173216309844471" calcext:value-type="float">
            <text:p>-0.173216309844471</text:p>
          </table:table-cell>
          <table:table-cell office:value-type="float" office:value="-0.173322336114322" calcext:value-type="float">
            <text:p>-0.173322336114322</text:p>
          </table:table-cell>
          <table:table-cell office:value-type="float" office:value="-0.173243794558479" calcext:value-type="float">
            <text:p>-0.173243794558479</text:p>
          </table:table-cell>
          <table:table-cell office:value-type="float" office:value="-0.173098063623157" calcext:value-type="float">
            <text:p>-0.173098063623157</text:p>
          </table:table-cell>
          <table:table-cell office:value-type="float" office:value="-0.173111780532972" calcext:value-type="float">
            <text:p>-0.173111780532972</text:p>
          </table:table-cell>
          <table:table-cell office:value-type="float" office:value="-0.173236794469998" calcext:value-type="float">
            <text:p>-0.173236794469998</text:p>
          </table:table-cell>
          <table:table-cell office:value-type="float" office:value="-0.17327937899248" calcext:value-type="float">
            <text:p>-0.17327937899248</text:p>
          </table:table-cell>
          <table:table-cell office:value-type="float" office:value="-0.173193920868011" calcext:value-type="float">
            <text:p>-0.173193920868011</text:p>
          </table:table-cell>
          <table:table-cell office:value-type="float" office:value="-0.173218006788273" calcext:value-type="float">
            <text:p>-0.173218006788273</text:p>
          </table:table-cell>
          <table:table-cell office:value-type="float" office:value="-0.173380294830486" calcext:value-type="float">
            <text:p>-0.173380294830486</text:p>
          </table:table-cell>
          <table:table-cell office:value-type="float" office:value="-0.173211483787996" calcext:value-type="float">
            <text:p>-0.173211483787996</text:p>
          </table:table-cell>
          <table:table-cell office:value-type="float" office:value="-0.173081281350579" calcext:value-type="float">
            <text:p>-0.173081281350579</text:p>
          </table:table-cell>
          <table:table-cell office:value-type="float" office:value="-0.173246285472978" calcext:value-type="float">
            <text:p>-0.173246285472978</text:p>
          </table:table-cell>
          <table:table-cell office:value-type="float" office:value="-0.173716699796494" calcext:value-type="float">
            <text:p>-0.173716699796494</text:p>
          </table:table-cell>
          <table:table-cell office:value-type="float" office:value="-0.174109317116451" calcext:value-type="float">
            <text:p>-0.174109317116451</text:p>
          </table:table-cell>
          <table:table-cell office:value-type="float" office:value="-0.173958591024725" calcext:value-type="float">
            <text:p>-0.173958591024725</text:p>
          </table:table-cell>
          <table:table-cell office:value-type="float" office:value="-0.175908545291698" calcext:value-type="float">
            <text:p>-0.175908545291698</text:p>
          </table:table-cell>
          <table:table-cell office:value-type="float" office:value="-0.178535030698929" calcext:value-type="float">
            <text:p>-0.178535030698929</text:p>
          </table:table-cell>
          <table:table-cell office:value-type="float" office:value="-0.178432150815614" calcext:value-type="float">
            <text:p>-0.178432150815614</text:p>
          </table:table-cell>
          <table:table-cell office:value-type="float" office:value="-0.174160311233876" calcext:value-type="float">
            <text:p>-0.174160311233876</text:p>
          </table:table-cell>
          <table:table-cell office:value-type="float" office:value="-0.163994813610291" calcext:value-type="float">
            <text:p>-0.163994813610291</text:p>
          </table:table-cell>
          <table:table-cell office:value-type="float" office:value="-0.163503544913714" calcext:value-type="float">
            <text:p>-0.163503544913714</text:p>
          </table:table-cell>
          <table:table-cell office:value-type="float" office:value="-0.228484860457161" calcext:value-type="float">
            <text:p>-0.228484860457161</text:p>
          </table:table-cell>
          <table:table-cell office:value-type="float" office:value="-0.242923936519284" calcext:value-type="float">
            <text:p>-0.242923936519284</text:p>
          </table:table-cell>
          <table:table-cell office:value-type="float" office:value="-0.24856908167051" calcext:value-type="float">
            <text:p>-0.24856908167051</text:p>
          </table:table-cell>
          <table:table-cell office:value-type="float" office:value="-0.270793826207004" calcext:value-type="float">
            <text:p>-0.270793826207004</text:p>
          </table:table-cell>
          <table:table-cell office:value-type="float" office:value="-0.266648679404312" calcext:value-type="float">
            <text:p>-0.266648679404312</text:p>
          </table:table-cell>
          <table:table-cell office:value-type="float" office:value="-0.257266588150165" calcext:value-type="float">
            <text:p>-0.257266588150165</text:p>
          </table:table-cell>
          <table:table-cell office:value-type="float" office:value="-0.260359576812868" calcext:value-type="float">
            <text:p>-0.260359576812868</text:p>
          </table:table-cell>
          <table:table-cell office:value-type="float" office:value="-0.273158215343401" calcext:value-type="float">
            <text:p>-0.273158215343401</text:p>
          </table:table-cell>
          <table:table-cell office:value-type="float" office:value="-0.274933637121494" calcext:value-type="float">
            <text:p>-0.274933637121494</text:p>
          </table:table-cell>
          <table:table-cell office:value-type="float" office:value="-0.270860457403416" calcext:value-type="float">
            <text:p>-0.270860457403416</text:p>
          </table:table-cell>
          <table:table-cell office:value-type="float" office:value="-0.177847783734169" calcext:value-type="float">
            <text:p>-0.177847783734169</text:p>
          </table:table-cell>
          <table:table-cell office:value-type="float" office:value="-0.177596776406343" calcext:value-type="float">
            <text:p>-0.177596776406343</text:p>
          </table:table-cell>
          <table:table-cell office:value-type="float" office:value="-0.179050875471306" calcext:value-type="float">
            <text:p>-0.179050875471306</text:p>
          </table:table-cell>
          <table:table-cell office:value-type="float" office:value="-0.182695092887075" calcext:value-type="float">
            <text:p>-0.182695092887075</text:p>
          </table:table-cell>
          <table:table-cell office:value-type="float" office:value="-0.19256738786247" calcext:value-type="float">
            <text:p>-0.19256738786247</text:p>
          </table:table-cell>
          <table:table-cell office:value-type="float" office:value="-0.20138805518691" calcext:value-type="float">
            <text:p>-0.20138805518691</text:p>
          </table:table-cell>
          <table:table-cell office:value-type="float" office:value="-0.206121182076463" calcext:value-type="float">
            <text:p>-0.206121182076463</text:p>
          </table:table-cell>
          <table:table-cell office:value-type="float" office:value="-0.201583688209543" calcext:value-type="float">
            <text:p>-0.201583688209543</text:p>
          </table:table-cell>
          <table:table-cell office:value-type="float" office:value="-0.193931001792412" calcext:value-type="float">
            <text:p>-0.193931001792412</text:p>
          </table:table-cell>
          <table:table-cell office:value-type="float" office:value="-0.198472447265415" calcext:value-type="float">
            <text:p>-0.198472447265415</text:p>
          </table:table-cell>
          <table:table-cell office:value-type="float" office:value="-0.22298682854915" calcext:value-type="float">
            <text:p>-0.22298682854915</text:p>
          </table:table-cell>
          <table:table-cell office:value-type="float" office:value="-0.237893909486986" calcext:value-type="float">
            <text:p>-0.237893909486986</text:p>
          </table:table-cell>
          <table:table-cell office:value-type="float" office:value="-0.253556783498012" calcext:value-type="float">
            <text:p>-0.253556783498012</text:p>
          </table:table-cell>
          <table:table-cell office:value-type="float" office:value="-0.259490697997994" calcext:value-type="float">
            <text:p>-0.259490697997994</text:p>
          </table:table-cell>
          <table:table-cell office:value-type="float" office:value="-0.248426135272795" calcext:value-type="float">
            <text:p>-0.248426135272795</text:p>
          </table:table-cell>
          <table:table-cell office:value-type="float" office:value="-0.266040805059586" calcext:value-type="float">
            <text:p>-0.266040805059586</text:p>
          </table:table-cell>
          <table:table-cell office:value-type="float" office:value="-0.260208161445514" calcext:value-type="float">
            <text:p>-0.260208161445514</text:p>
          </table:table-cell>
          <table:table-cell office:value-type="float" office:value="-0.261498035220055" calcext:value-type="float">
            <text:p>-0.261498035220055</text:p>
          </table:table-cell>
          <table:table-cell office:value-type="float" office:value="-0.268600089361825" calcext:value-type="float">
            <text:p>-0.268600089361825</text:p>
          </table:table-cell>
          <table:table-cell office:value-type="float" office:value="-0.266148787740216" calcext:value-type="float">
            <text:p>-0.266148787740216</text:p>
          </table:table-cell>
          <table:table-cell office:value-type="float" office:value="-0.264551651971112" calcext:value-type="float">
            <text:p>-0.264551651971112</text:p>
          </table:table-cell>
          <table:table-cell office:value-type="float" office:value="-0.186845729813617" calcext:value-type="float">
            <text:p>-0.186845729813617</text:p>
          </table:table-cell>
          <table:table-cell office:value-type="float" office:value="-0.179771209098316" calcext:value-type="float">
            <text:p>-0.179771209098316</text:p>
          </table:table-cell>
          <table:table-cell office:value-type="float" office:value="-0.184538274908226" calcext:value-type="float">
            <text:p>-0.184538274908226</text:p>
          </table:table-cell>
          <table:table-cell office:value-type="float" office:value="-0.197567700638931" calcext:value-type="float">
            <text:p>-0.197567700638931</text:p>
          </table:table-cell>
          <table:table-cell office:value-type="float" office:value="-0.208048945594415" calcext:value-type="float">
            <text:p>-0.208048945594415</text:p>
          </table:table-cell>
          <table:table-cell office:value-type="float" office:value="-0.21279816215756" calcext:value-type="float">
            <text:p>-0.21279816215756</text:p>
          </table:table-cell>
          <table:table-cell office:value-type="float" office:value="-0.206916295932091" calcext:value-type="float">
            <text:p>-0.206916295932091</text:p>
          </table:table-cell>
          <table:table-cell office:value-type="float" office:value="-0.200071996125838" calcext:value-type="float">
            <text:p>-0.200071996125838</text:p>
          </table:table-cell>
          <table:table-cell office:value-type="float" office:value="-0.189100697828403" calcext:value-type="float">
            <text:p>-0.189100697828403</text:p>
          </table:table-cell>
          <table:table-cell office:value-type="float" office:value="-0.251057913551684" calcext:value-type="float">
            <text:p>-0.251057913551684</text:p>
          </table:table-cell>
          <table:table-cell office:value-type="float" office:value="-0.257752199599115" calcext:value-type="float">
            <text:p>-0.257752199599115</text:p>
          </table:table-cell>
          <table:table-cell office:value-type="float" office:value="-0.240573630698699" calcext:value-type="float">
            <text:p>-0.240573630698699</text:p>
          </table:table-cell>
          <table:table-cell office:value-type="float" office:value="-0.245676282554958" calcext:value-type="float">
            <text:p>-0.245676282554958</text:p>
          </table:table-cell>
          <table:table-cell office:value-type="float" office:value="-0.269538761358777" calcext:value-type="float">
            <text:p>-0.269538761358777</text:p>
          </table:table-cell>
          <table:table-cell office:value-type="float" office:value="-0.262605433815686" calcext:value-type="float">
            <text:p>-0.262605433815686</text:p>
          </table:table-cell>
          <table:table-cell office:value-type="float" office:value="-0.259465897621042" calcext:value-type="float">
            <text:p>-0.259465897621042</text:p>
          </table:table-cell>
          <table:table-cell office:value-type="float" office:value="-0.258964897860235" calcext:value-type="float">
            <text:p>-0.258964897860235</text:p>
          </table:table-cell>
          <table:table-cell office:value-type="float" office:value="-0.264997420848885" calcext:value-type="float">
            <text:p>-0.264997420848885</text:p>
          </table:table-cell>
          <table:table-cell office:value-type="float" office:value="-0.262654293432327" calcext:value-type="float">
            <text:p>-0.262654293432327</text:p>
          </table:table-cell>
          <table:table-cell office:value-type="float" office:value="-0.262517603954079" calcext:value-type="float">
            <text:p>-0.262517603954079</text:p>
          </table:table-cell>
          <table:table-cell office:value-type="float" office:value="-0.188560016810065" calcext:value-type="float">
            <text:p>-0.188560016810065</text:p>
          </table:table-cell>
          <table:table-cell office:value-type="float" office:value="-0.17729285285265" calcext:value-type="float">
            <text:p>-0.17729285285265</text:p>
          </table:table-cell>
          <table:table-cell office:value-type="float" office:value="-0.168055309310716" calcext:value-type="float">
            <text:p>-0.168055309310716</text:p>
          </table:table-cell>
          <table:table-cell office:value-type="float" office:value="-0.172233014616659" calcext:value-type="float">
            <text:p>-0.172233014616659</text:p>
          </table:table-cell>
          <table:table-cell office:value-type="float" office:value="-0.17540984397454" calcext:value-type="float">
            <text:p>-0.17540984397454</text:p>
          </table:table-cell>
          <table:table-cell office:value-type="float" office:value="-0.180286253089563" calcext:value-type="float">
            <text:p>-0.180286253089563</text:p>
          </table:table-cell>
          <table:table-cell office:value-type="float" office:value="-0.186491121575947" calcext:value-type="float">
            <text:p>-0.186491121575947</text:p>
          </table:table-cell>
          <table:table-cell office:value-type="float" office:value="-0.198162405464441" calcext:value-type="float">
            <text:p>-0.198162405464441</text:p>
          </table:table-cell>
          <table:table-cell office:value-type="float" office:value="-0.203844166632058" calcext:value-type="float">
            <text:p>-0.203844166632058</text:p>
          </table:table-cell>
          <table:table-cell office:value-type="float" office:value="-0.200794814961255" calcext:value-type="float">
            <text:p>-0.200794814961255</text:p>
          </table:table-cell>
          <table:table-cell office:value-type="float" office:value="-0.193586777280628" calcext:value-type="float">
            <text:p>-0.193586777280628</text:p>
          </table:table-cell>
          <table:table-cell office:value-type="float" office:value="-0.181491982046075" calcext:value-type="float">
            <text:p>-0.181491982046075</text:p>
          </table:table-cell>
          <table:table-cell office:value-type="float" office:value="-0.150227939116214" calcext:value-type="float">
            <text:p>-0.150227939116214</text:p>
          </table:table-cell>
          <table:table-cell office:value-type="float" office:value="-0.183957705086123" calcext:value-type="float">
            <text:p>-0.183957705086123</text:p>
          </table:table-cell>
          <table:table-cell office:value-type="float" office:value="-0.246695751617018" calcext:value-type="float">
            <text:p>-0.246695751617018</text:p>
          </table:table-cell>
          <table:table-cell office:value-type="float" office:value="-0.246297227012606" calcext:value-type="float">
            <text:p>-0.246297227012606</text:p>
          </table:table-cell>
          <table:table-cell office:value-type="float" office:value="-0.244028940024115" calcext:value-type="float">
            <text:p>-0.244028940024115</text:p>
          </table:table-cell>
          <table:table-cell office:value-type="float" office:value="-0.249251338644387" calcext:value-type="float">
            <text:p>-0.249251338644387</text:p>
          </table:table-cell>
          <table:table-cell office:value-type="float" office:value="-0.266341530199333" calcext:value-type="float">
            <text:p>-0.266341530199333</text:p>
          </table:table-cell>
          <table:table-cell office:value-type="float" office:value="-0.260569475954127" calcext:value-type="float">
            <text:p>-0.260569475954127</text:p>
          </table:table-cell>
          <table:table-cell office:value-type="float" office:value="-0.254301036391735" calcext:value-type="float">
            <text:p>-0.254301036391735</text:p>
          </table:table-cell>
          <table:table-cell office:value-type="float" office:value="-0.253210119524764" calcext:value-type="float">
            <text:p>-0.253210119524764</text:p>
          </table:table-cell>
          <table:table-cell office:value-type="float" office:value="-0.257477671033592" calcext:value-type="float">
            <text:p>-0.257477671033592</text:p>
          </table:table-cell>
          <table:table-cell office:value-type="float" office:value="-0.197455251672111" calcext:value-type="float">
            <text:p>-0.197455251672111</text:p>
          </table:table-cell>
          <table:table-cell office:value-type="float" office:value="-0.18379366377518" calcext:value-type="float">
            <text:p>-0.18379366377518</text:p>
          </table:table-cell>
          <table:table-cell office:value-type="float" office:value="-0.182277515809349" calcext:value-type="float">
            <text:p>-0.182277515809349</text:p>
          </table:table-cell>
          <table:table-cell office:value-type="float" office:value="-0.175750070031743" calcext:value-type="float">
            <text:p>-0.175750070031743</text:p>
          </table:table-cell>
          <table:table-cell office:value-type="float" office:value="-0.176781701964322" calcext:value-type="float">
            <text:p>-0.176781701964322</text:p>
          </table:table-cell>
          <table:table-cell office:value-type="float" office:value="-0.184048014866974" calcext:value-type="float">
            <text:p>-0.184048014866974</text:p>
          </table:table-cell>
          <table:table-cell office:value-type="float" office:value="-0.190489680647425" calcext:value-type="float">
            <text:p>-0.190489680647425</text:p>
          </table:table-cell>
          <table:table-cell office:value-type="float" office:value="-0.192903588429244" calcext:value-type="float">
            <text:p>-0.192903588429244</text:p>
          </table:table-cell>
          <table:table-cell office:value-type="float" office:value="-0.186034996339518" calcext:value-type="float">
            <text:p>-0.186034996339518</text:p>
          </table:table-cell>
          <table:table-cell office:value-type="float" office:value="-0.15354524629628" calcext:value-type="float">
            <text:p>-0.15354524629628</text:p>
          </table:table-cell>
          <table:table-cell office:value-type="float" office:value="-0.175732099367733" calcext:value-type="float">
            <text:p>-0.175732099367733</text:p>
          </table:table-cell>
          <table:table-cell office:value-type="float" office:value="-0.200149404098611" calcext:value-type="float">
            <text:p>-0.200149404098611</text:p>
          </table:table-cell>
          <table:table-cell office:value-type="float" office:value="-0.247133613983959" calcext:value-type="float">
            <text:p>-0.247133613983959</text:p>
          </table:table-cell>
          <table:table-cell office:value-type="float" office:value="-0.245203889611484" calcext:value-type="float">
            <text:p>-0.245203889611484</text:p>
          </table:table-cell>
          <table:table-cell office:value-type="float" office:value="-0.240817283817905" calcext:value-type="float">
            <text:p>-0.240817283817905</text:p>
          </table:table-cell>
          <table:table-cell office:value-type="float" office:value="-0.246688427952158" calcext:value-type="float">
            <text:p>-0.246688427952158</text:p>
          </table:table-cell>
          <table:table-cell office:value-type="float" office:value="-0.265543966134705" calcext:value-type="float">
            <text:p>-0.265543966134705</text:p>
          </table:table-cell>
          <table:table-cell office:value-type="float" office:value="-0.257429671677917" calcext:value-type="float">
            <text:p>-0.257429671677917</text:p>
          </table:table-cell>
          <table:table-cell office:value-type="float" office:value="-0.259110393278021" calcext:value-type="float">
            <text:p>-0.259110393278021</text:p>
          </table:table-cell>
          <table:table-cell office:value-type="float" office:value="-0.267291053603263" calcext:value-type="float">
            <text:p>-0.267291053603263</text:p>
          </table:table-cell>
          <table:table-cell office:value-type="float" office:value="-0.269678145372568" calcext:value-type="float">
            <text:p>-0.269678145372568</text:p>
          </table:table-cell>
          <table:table-cell office:value-type="float" office:value="-0.267693169584735" calcext:value-type="float">
            <text:p>-0.267693169584735</text:p>
          </table:table-cell>
          <table:table-cell office:value-type="float" office:value="-0.267996383967962" calcext:value-type="float">
            <text:p>-0.267996383967962</text:p>
          </table:table-cell>
          <table:table-cell office:value-type="float" office:value="-0.160550190371429" calcext:value-type="float">
            <text:p>-0.160550190371429</text:p>
          </table:table-cell>
          <table:table-cell office:value-type="float" office:value="-0.166831992221866" calcext:value-type="float">
            <text:p>-0.166831992221866</text:p>
          </table:table-cell>
          <table:table-cell office:value-type="float" office:value="-0.16781400256221" calcext:value-type="float">
            <text:p>-0.16781400256221</text:p>
          </table:table-cell>
          <table:table-cell office:value-type="float" office:value="-0.170719169116798" calcext:value-type="float">
            <text:p>-0.170719169116798</text:p>
          </table:table-cell>
          <table:table-cell office:value-type="float" office:value="-0.182410610693686" calcext:value-type="float">
            <text:p>-0.182410610693686</text:p>
          </table:table-cell>
          <table:table-cell office:value-type="float" office:value="-0.190934003400925" calcext:value-type="float">
            <text:p>-0.190934003400925</text:p>
          </table:table-cell>
          <table:table-cell office:value-type="float" office:value="-0.19596862476566" calcext:value-type="float">
            <text:p>-0.19596862476566</text:p>
          </table:table-cell>
          <table:table-cell office:value-type="float" office:value="-0.194334108986258" calcext:value-type="float">
            <text:p>-0.194334108986258</text:p>
          </table:table-cell>
          <table:table-cell office:value-type="float" office:value="-0.186975516451188" calcext:value-type="float">
            <text:p>-0.186975516451188</text:p>
          </table:table-cell>
          <table:table-cell office:value-type="float" office:value="-0.178809400475159" calcext:value-type="float">
            <text:p>-0.178809400475159</text:p>
          </table:table-cell>
          <table:table-cell office:value-type="float" office:value="-0.16792289792045" calcext:value-type="float">
            <text:p>-0.16792289792045</text:p>
          </table:table-cell>
          <table:table-cell office:value-type="float" office:value="-0.173955052419583" calcext:value-type="float">
            <text:p>-0.173955052419583</text:p>
          </table:table-cell>
          <table:table-cell office:value-type="float" office:value="-0.194713303974158" calcext:value-type="float">
            <text:p>-0.194713303974158</text:p>
          </table:table-cell>
          <table:table-cell office:value-type="float" office:value="-0.212174461675054" calcext:value-type="float">
            <text:p>-0.212174461675054</text:p>
          </table:table-cell>
          <table:table-cell office:value-type="float" office:value="-0.227846303947291" calcext:value-type="float">
            <text:p>-0.227846303947291</text:p>
          </table:table-cell>
          <table:table-cell office:value-type="float" office:value="-0.230198349374817" calcext:value-type="float">
            <text:p>-0.230198349374817</text:p>
          </table:table-cell>
          <table:table-cell office:value-type="float" office:value="-0.232301078008804" calcext:value-type="float">
            <text:p>-0.232301078008804</text:p>
          </table:table-cell>
          <table:table-cell office:value-type="float" office:value="-0.258173890489142" calcext:value-type="float">
            <text:p>-0.258173890489142</text:p>
          </table:table-cell>
          <table:table-cell office:value-type="float" office:value="-0.254917667051954" calcext:value-type="float">
            <text:p>-0.254917667051954</text:p>
          </table:table-cell>
          <table:table-cell office:value-type="float" office:value="-0.25488838129993" calcext:value-type="float">
            <text:p>-0.25488838129993</text:p>
          </table:table-cell>
          <table:table-cell office:value-type="float" office:value="-0.254229101153161" calcext:value-type="float">
            <text:p>-0.254229101153161</text:p>
          </table:table-cell>
          <table:table-cell office:value-type="float" office:value="-0.258580248021094" calcext:value-type="float">
            <text:p>-0.258580248021094</text:p>
          </table:table-cell>
          <table:table-cell office:value-type="float" office:value="-0.258227874056217" calcext:value-type="float">
            <text:p>-0.258227874056217</text:p>
          </table:table-cell>
          <table:table-cell office:value-type="float" office:value="-0.253770269551788" calcext:value-type="float">
            <text:p>-0.253770269551788</text:p>
          </table:table-cell>
          <table:table-cell office:value-type="float" office:value="-0.253986515389638" calcext:value-type="float">
            <text:p>-0.253986515389638</text:p>
          </table:table-cell>
          <table:table-cell office:value-type="float" office:value="-0.256010496830294" calcext:value-type="float">
            <text:p>-0.256010496830294</text:p>
          </table:table-cell>
          <table:table-cell office:value-type="float" office:value="-0.255699637143478" calcext:value-type="float">
            <text:p>-0.255699637143478</text:p>
          </table:table-cell>
          <table:table-cell office:value-type="float" office:value="-0.255156440030762" calcext:value-type="float">
            <text:p>-0.255156440030762</text:p>
          </table:table-cell>
          <table:table-cell office:value-type="float" office:value="-0.255211070044919" calcext:value-type="float">
            <text:p>-0.255211070044919</text:p>
          </table:table-cell>
          <table:table-cell office:value-type="float" office:value="-0.255368636548766" calcext:value-type="float">
            <text:p>-0.255368636548766</text:p>
          </table:table-cell>
          <table:table-cell office:value-type="float" office:value="-0.255138924625865" calcext:value-type="float">
            <text:p>-0.255138924625865</text:p>
          </table:table-cell>
          <table:table-cell office:value-type="float" office:value="-0.254940027365284" calcext:value-type="float">
            <text:p>-0.254940027365284</text:p>
          </table:table-cell>
          <table:table-cell office:value-type="float" office:value="-0.25496906204133" calcext:value-type="float">
            <text:p>-0.25496906204133</text:p>
          </table:table-cell>
          <table:table-cell office:value-type="float" office:value="-0.255114509447313" calcext:value-type="float">
            <text:p>-0.255114509447313</text:p>
          </table:table-cell>
          <table:table-cell office:value-type="float" office:value="-0.254995108774325" calcext:value-type="float">
            <text:p>-0.254995108774325</text:p>
          </table:table-cell>
          <table:table-cell office:value-type="float" office:value="-0.25498054505203" calcext:value-type="float">
            <text:p>-0.25498054505203</text:p>
          </table:table-cell>
          <table:table-cell office:value-type="float" office:value="-0.254799976297164" calcext:value-type="float">
            <text:p>-0.254799976297164</text:p>
          </table:table-cell>
          <table:table-cell office:value-type="float" office:value="-0.255018223264493" calcext:value-type="float">
            <text:p>-0.255018223264493</text:p>
          </table:table-cell>
          <table:table-cell office:value-type="float" office:value="-0.254912728501733" calcext:value-type="float">
            <text:p>-0.254912728501733</text:p>
          </table:table-cell>
          <table:table-cell office:value-type="float" office:value="-0.254956519663431" calcext:value-type="float">
            <text:p>-0.254956519663431</text:p>
          </table:table-cell>
          <table:table-cell office:value-type="float" office:value="-0.254765378027211" calcext:value-type="float">
            <text:p>-0.254765378027211</text:p>
          </table:table-cell>
          <table:table-cell office:value-type="float" office:value="-0.254864105276932" calcext:value-type="float">
            <text:p>-0.254864105276932</text:p>
          </table:table-cell>
          <table:table-cell office:value-type="float" office:value="-0.254941233532355" calcext:value-type="float">
            <text:p>-0.254941233532355</text:p>
          </table:table-cell>
          <table:table-cell office:value-type="float" office:value="-0.254659867496321" calcext:value-type="float">
            <text:p>-0.254659867496321</text:p>
          </table:table-cell>
          <table:table-cell office:value-type="float" office:value="-0.25481308816159" calcext:value-type="float">
            <text:p>-0.25481308816159</text:p>
          </table:table-cell>
          <table:table-cell office:value-type="float" office:value="-0.254746672521297" calcext:value-type="float">
            <text:p>-0.254746672521297</text:p>
          </table:table-cell>
          <table:table-cell office:value-type="float" office:value="-0.254949105078429" calcext:value-type="float">
            <text:p>-0.254949105078429</text:p>
          </table:table-cell>
          <table:table-cell office:value-type="float" office:value="-0.254835170087182" calcext:value-type="float">
            <text:p>-0.254835170087182</text:p>
          </table:table-cell>
          <table:table-cell office:value-type="float" office:value="-0.255012240543754" calcext:value-type="float">
            <text:p>-0.255012240543754</text:p>
          </table:table-cell>
          <table:table-cell office:value-type="float" office:value="-0.254932723599981" calcext:value-type="float">
            <text:p>-0.254932723599981</text:p>
          </table:table-cell>
          <table:table-cell office:value-type="float" office:value="-0.254905761776367" calcext:value-type="float">
            <text:p>-0.254905761776367</text:p>
          </table:table-cell>
          <table:table-cell office:value-type="float" office:value="-0.254970883552062" calcext:value-type="float">
            <text:p>-0.254970883552062</text:p>
          </table:table-cell>
          <table:table-cell office:value-type="float" office:value="-0.254748157522933" calcext:value-type="float">
            <text:p>-0.254748157522933</text:p>
          </table:table-cell>
          <table:table-cell office:value-type="float" office:value="-0.254983683283301" calcext:value-type="float">
            <text:p>-0.254983683283301</text:p>
          </table:table-cell>
          <table:table-cell office:value-type="float" office:value="-0.254886092426802" calcext:value-type="float">
            <text:p>-0.254886092426802</text:p>
          </table:table-cell>
          <table:table-cell office:value-type="float" office:value="-0.254889164981627" calcext:value-type="float">
            <text:p>-0.254889164981627</text:p>
          </table:table-cell>
          <table:table-cell office:value-type="float" office:value="-0.2549939610446" calcext:value-type="float">
            <text:p>-0.2549939610446</text:p>
          </table:table-cell>
          <table:table-cell office:value-type="float" office:value="-0.254746487788571" calcext:value-type="float">
            <text:p>-0.254746487788571</text:p>
          </table:table-cell>
          <table:table-cell office:value-type="float" office:value="-0.254765343957359" calcext:value-type="float">
            <text:p>-0.254765343957359</text:p>
          </table:table-cell>
          <table:table-cell office:value-type="float" office:value="-0.254904307670344" calcext:value-type="float">
            <text:p>-0.254904307670344</text:p>
          </table:table-cell>
          <table:table-cell office:value-type="float" office:value="-0.254526166217041" calcext:value-type="float">
            <text:p>-0.254526166217041</text:p>
          </table:table-cell>
          <table:table-cell office:value-type="float" office:value="-0.254868281815435" calcext:value-type="float">
            <text:p>-0.254868281815435</text:p>
          </table:table-cell>
          <table:table-cell office:value-type="float" office:value="-0.254923168991826" calcext:value-type="float">
            <text:p>-0.254923168991826</text:p>
          </table:table-cell>
          <table:table-cell office:value-type="float" office:value="-0.25458136594519" calcext:value-type="float">
            <text:p>-0.25458136594519</text:p>
          </table:table-cell>
          <table:table-cell office:value-type="float" office:value="-0.255093823778267" calcext:value-type="float">
            <text:p>-0.255093823778267</text:p>
          </table:table-cell>
          <table:table-cell office:value-type="float" office:value="-0.254929956904509" calcext:value-type="float">
            <text:p>-0.254929956904509</text:p>
          </table:table-cell>
          <table:table-cell office:value-type="float" office:value="-0.25491884470613" calcext:value-type="float">
            <text:p>-0.25491884470613</text:p>
          </table:table-cell>
          <table:table-cell office:value-type="float" office:value="-0.254740156346348" calcext:value-type="float">
            <text:p>-0.254740156346348</text:p>
          </table:table-cell>
          <table:table-cell office:value-type="float" office:value="-0.254862746638176" calcext:value-type="float">
            <text:p>-0.254862746638176</text:p>
          </table:table-cell>
          <table:table-cell office:value-type="float" office:value="-0.254726875984295" calcext:value-type="float">
            <text:p>-0.254726875984295</text:p>
          </table:table-cell>
          <table:table-cell office:value-type="float" office:value="-0.254868845840145" calcext:value-type="float">
            <text:p>-0.254868845840145</text:p>
          </table:table-cell>
          <table:table-cell office:value-type="float" office:value="-0.254738570269523" calcext:value-type="float">
            <text:p>-0.254738570269523</text:p>
          </table:table-cell>
          <table:table-cell office:value-type="float" office:value="-0.254833627449745" calcext:value-type="float">
            <text:p>-0.254833627449745</text:p>
          </table:table-cell>
          <table:table-cell office:value-type="float" office:value="-0.254757132253771" calcext:value-type="float">
            <text:p>-0.254757132253771</text:p>
          </table:table-cell>
          <table:table-cell office:value-type="float" office:value="-0.254870535853641" calcext:value-type="float">
            <text:p>-0.254870535853641</text:p>
          </table:table-cell>
          <table:table-cell office:value-type="float" office:value="-0.254510700982785" calcext:value-type="float">
            <text:p>-0.254510700982785</text:p>
          </table:table-cell>
          <table:table-cell office:value-type="float" office:value="-0.254788203545601" calcext:value-type="float">
            <text:p>-0.254788203545601</text:p>
          </table:table-cell>
          <table:table-cell office:value-type="float" office:value="-0.254715993262734" calcext:value-type="float">
            <text:p>-0.254715993262734</text:p>
          </table:table-cell>
          <table:table-cell office:value-type="float" office:value="-0.254774260407314" calcext:value-type="float">
            <text:p>-0.254774260407314</text:p>
          </table:table-cell>
          <table:table-cell office:value-type="float" office:value="-0.254780568525013" calcext:value-type="float">
            <text:p>-0.254780568525013</text:p>
          </table:table-cell>
          <table:table-cell office:value-type="float" office:value="-0.254804452071924" calcext:value-type="float">
            <text:p>-0.254804452071924</text:p>
          </table:table-cell>
          <table:table-cell office:value-type="float" office:value="-0.255009500994779" calcext:value-type="float">
            <text:p>-0.255009500994779</text:p>
          </table:table-cell>
          <table:table-cell office:value-type="float" office:value="-0.254748406882367" calcext:value-type="float">
            <text:p>-0.254748406882367</text:p>
          </table:table-cell>
          <table:table-cell office:value-type="float" office:value="-0.254941397332173" calcext:value-type="float">
            <text:p>-0.254941397332173</text:p>
          </table:table-cell>
          <table:table-cell office:value-type="float" office:value="-0.254985472147095" calcext:value-type="float">
            <text:p>-0.254985472147095</text:p>
          </table:table-cell>
          <table:table-cell office:value-type="float" office:value="-0.254933606710282" calcext:value-type="float">
            <text:p>-0.254933606710282</text:p>
          </table:table-cell>
          <table:table-cell office:value-type="float" office:value="-0.254830046211771" calcext:value-type="float">
            <text:p>-0.254830046211771</text:p>
          </table:table-cell>
          <table:table-cell office:value-type="float" office:value="-0.254734966473262" calcext:value-type="float">
            <text:p>-0.254734966473262</text:p>
          </table:table-cell>
          <table:table-cell office:value-type="float" office:value="-0.254944015909145" calcext:value-type="float">
            <text:p>-0.254944015909145</text:p>
          </table:table-cell>
          <table:table-cell office:value-type="float" office:value="-0.254684734698846" calcext:value-type="float">
            <text:p>-0.254684734698846</text:p>
          </table:table-cell>
          <table:table-cell office:value-type="float" office:value="-0.254753965156469" calcext:value-type="float">
            <text:p>-0.254753965156469</text:p>
          </table:table-cell>
          <table:table-cell office:value-type="float" office:value="-0.254857160645213" calcext:value-type="float">
            <text:p>-0.254857160645213</text:p>
          </table:table-cell>
          <table:table-cell office:value-type="float" office:value="-0.255241642532545" calcext:value-type="float">
            <text:p>-0.255241642532545</text:p>
          </table:table-cell>
          <table:table-cell office:value-type="float" office:value="-0.255093307457321" calcext:value-type="float">
            <text:p>-0.255093307457321</text:p>
          </table:table-cell>
          <table:table-cell office:value-type="float" office:value="-0.255112340680674" calcext:value-type="float">
            <text:p>-0.255112340680674</text:p>
          </table:table-cell>
          <table:table-cell office:value-type="float" office:value="-0.255136994263121" calcext:value-type="float">
            <text:p>-0.255136994263121</text:p>
          </table:table-cell>
          <table:table-cell office:value-type="float" office:value="-0.254887477167751" calcext:value-type="float">
            <text:p>-0.254887477167751</text:p>
          </table:table-cell>
          <table:table-cell office:value-type="float" office:value="-0.254700624980537" calcext:value-type="float">
            <text:p>-0.254700624980537</text:p>
          </table:table-cell>
          <table:table-cell office:value-type="float" office:value="-0.254771502100623" calcext:value-type="float">
            <text:p>-0.254771502100623</text:p>
          </table:table-cell>
          <table:table-cell table:number-columns-repeated="605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5141334200817" calcext:value-type="float">
            <text:p>0.305141334200817</text:p>
          </table:table-cell>
          <table:table-cell office:value-type="float" office:value="0.30513855074315" calcext:value-type="float">
            <text:p>0.30513855074315</text:p>
          </table:table-cell>
          <table:table-cell office:value-type="float" office:value="0.305137153446534" calcext:value-type="float">
            <text:p>0.305137153446534</text:p>
          </table:table-cell>
          <table:table-cell office:value-type="float" office:value="0.305133741943768" calcext:value-type="float">
            <text:p>0.305133741943768</text:p>
          </table:table-cell>
          <table:table-cell office:value-type="float" office:value="0.305142330218969" calcext:value-type="float">
            <text:p>0.305142330218969</text:p>
          </table:table-cell>
          <table:table-cell office:value-type="float" office:value="0.305139748539608" calcext:value-type="float">
            <text:p>0.305139748539608</text:p>
          </table:table-cell>
          <table:table-cell office:value-type="float" office:value="0.305141492504982" calcext:value-type="float">
            <text:p>0.305141492504982</text:p>
          </table:table-cell>
          <table:table-cell office:value-type="float" office:value="0.305118906859947" calcext:value-type="float">
            <text:p>0.305118906859947</text:p>
          </table:table-cell>
          <table:table-cell office:value-type="float" office:value="0.305153060291249" calcext:value-type="float">
            <text:p>0.305153060291249</text:p>
          </table:table-cell>
          <table:table-cell office:value-type="float" office:value="0.305121286362441" calcext:value-type="float">
            <text:p>0.305121286362441</text:p>
          </table:table-cell>
          <table:table-cell office:value-type="float" office:value="0.305113905328302" calcext:value-type="float">
            <text:p>0.305113905328302</text:p>
          </table:table-cell>
          <table:table-cell office:value-type="float" office:value="0.305138687629911" calcext:value-type="float">
            <text:p>0.305138687629911</text:p>
          </table:table-cell>
          <table:table-cell office:value-type="float" office:value="0.305121372936898" calcext:value-type="float">
            <text:p>0.305121372936898</text:p>
          </table:table-cell>
          <table:table-cell office:value-type="float" office:value="0.305154514116607" calcext:value-type="float">
            <text:p>0.305154514116607</text:p>
          </table:table-cell>
          <table:table-cell office:value-type="float" office:value="0.305127369776026" calcext:value-type="float">
            <text:p>0.305127369776026</text:p>
          </table:table-cell>
          <table:table-cell office:value-type="float" office:value="0.305146165466567" calcext:value-type="float">
            <text:p>0.305146165466567</text:p>
          </table:table-cell>
          <table:table-cell office:value-type="float" office:value="0.305160128169628" calcext:value-type="float">
            <text:p>0.305160128169628</text:p>
          </table:table-cell>
          <table:table-cell office:value-type="float" office:value="0.305126224452121" calcext:value-type="float">
            <text:p>0.305126224452121</text:p>
          </table:table-cell>
          <table:table-cell office:value-type="float" office:value="0.305153349997593" calcext:value-type="float">
            <text:p>0.305153349997593</text:p>
          </table:table-cell>
          <table:table-cell office:value-type="float" office:value="0.305128769326754" calcext:value-type="float">
            <text:p>0.305128769326754</text:p>
          </table:table-cell>
          <table:table-cell office:value-type="float" office:value="0.305145826126597" calcext:value-type="float">
            <text:p>0.305145826126597</text:p>
          </table:table-cell>
          <table:table-cell office:value-type="float" office:value="0.305140351807203" calcext:value-type="float">
            <text:p>0.305140351807203</text:p>
          </table:table-cell>
          <table:table-cell office:value-type="float" office:value="0.305137518678133" calcext:value-type="float">
            <text:p>0.305137518678133</text:p>
          </table:table-cell>
          <table:table-cell office:value-type="float" office:value="0.305118277026589" calcext:value-type="float">
            <text:p>0.305118277026589</text:p>
          </table:table-cell>
          <table:table-cell office:value-type="float" office:value="0.30515036946121" calcext:value-type="float">
            <text:p>0.30515036946121</text:p>
          </table:table-cell>
          <table:table-cell office:value-type="float" office:value="0.305126730847041" calcext:value-type="float">
            <text:p>0.305126730847041</text:p>
          </table:table-cell>
          <table:table-cell office:value-type="float" office:value="0.305159502739933" calcext:value-type="float">
            <text:p>0.305159502739933</text:p>
          </table:table-cell>
          <table:table-cell office:value-type="float" office:value="0.305132999198855" calcext:value-type="float">
            <text:p>0.305132999198855</text:p>
          </table:table-cell>
          <table:table-cell office:value-type="float" office:value="0.305133111910403" calcext:value-type="float">
            <text:p>0.305133111910403</text:p>
          </table:table-cell>
          <table:table-cell office:value-type="float" office:value="0.305137826734499" calcext:value-type="float">
            <text:p>0.305137826734499</text:p>
          </table:table-cell>
          <table:table-cell office:value-type="float" office:value="0.305105421058213" calcext:value-type="float">
            <text:p>0.305105421058213</text:p>
          </table:table-cell>
          <table:table-cell office:value-type="float" office:value="0.305127175310246" calcext:value-type="float">
            <text:p>0.305127175310246</text:p>
          </table:table-cell>
          <table:table-cell office:value-type="float" office:value="0.30512855295407" calcext:value-type="float">
            <text:p>0.30512855295407</text:p>
          </table:table-cell>
          <table:table-cell office:value-type="float" office:value="0.304221576450991" calcext:value-type="float">
            <text:p>0.304221576450991</text:p>
          </table:table-cell>
          <table:table-cell office:value-type="float" office:value="0.30439922189555" calcext:value-type="float">
            <text:p>0.30439922189555</text:p>
          </table:table-cell>
          <table:table-cell office:value-type="float" office:value="0.303938372002141" calcext:value-type="float">
            <text:p>0.303938372002141</text:p>
          </table:table-cell>
          <table:table-cell office:value-type="float" office:value="0.303875180445703" calcext:value-type="float">
            <text:p>0.303875180445703</text:p>
          </table:table-cell>
          <table:table-cell office:value-type="float" office:value="0.304200191012325" calcext:value-type="float">
            <text:p>0.304200191012325</text:p>
          </table:table-cell>
          <table:table-cell office:value-type="float" office:value="0.304742223293804" calcext:value-type="float">
            <text:p>0.304742223293804</text:p>
          </table:table-cell>
          <table:table-cell office:value-type="float" office:value="0.306196295884904" calcext:value-type="float">
            <text:p>0.306196295884904</text:p>
          </table:table-cell>
          <table:table-cell office:value-type="float" office:value="0.310081529424281" calcext:value-type="float">
            <text:p>0.310081529424281</text:p>
          </table:table-cell>
          <table:table-cell office:value-type="float" office:value="0.315247567111309" calcext:value-type="float">
            <text:p>0.315247567111309</text:p>
          </table:table-cell>
          <table:table-cell office:value-type="float" office:value="0.339268186058638" calcext:value-type="float">
            <text:p>0.339268186058638</text:p>
          </table:table-cell>
          <table:table-cell office:value-type="float" office:value="0.341686227958809" calcext:value-type="float">
            <text:p>0.341686227958809</text:p>
          </table:table-cell>
          <table:table-cell office:value-type="float" office:value="0.340588110152255" calcext:value-type="float">
            <text:p>0.340588110152255</text:p>
          </table:table-cell>
          <table:table-cell office:value-type="float" office:value="0.313693171625783" calcext:value-type="float">
            <text:p>0.313693171625783</text:p>
          </table:table-cell>
          <table:table-cell office:value-type="float" office:value="0.312634987385571" calcext:value-type="float">
            <text:p>0.312634987385571</text:p>
          </table:table-cell>
          <table:table-cell office:value-type="float" office:value="0.310692327870286" calcext:value-type="float">
            <text:p>0.310692327870286</text:p>
          </table:table-cell>
          <table:table-cell office:value-type="float" office:value="0.310236170367392" calcext:value-type="float">
            <text:p>0.310236170367392</text:p>
          </table:table-cell>
          <table:table-cell office:value-type="float" office:value="0.308757398688569" calcext:value-type="float">
            <text:p>0.308757398688569</text:p>
          </table:table-cell>
          <table:table-cell office:value-type="float" office:value="0.306492686899788" calcext:value-type="float">
            <text:p>0.306492686899788</text:p>
          </table:table-cell>
          <table:table-cell office:value-type="float" office:value="0.304888485920416" calcext:value-type="float">
            <text:p>0.304888485920416</text:p>
          </table:table-cell>
          <table:table-cell office:value-type="float" office:value="0.318763950340695" calcext:value-type="float">
            <text:p>0.318763950340695</text:p>
          </table:table-cell>
          <table:table-cell office:value-type="float" office:value="0.308804607927763" calcext:value-type="float">
            <text:p>0.308804607927763</text:p>
          </table:table-cell>
          <table:table-cell office:value-type="float" office:value="0.297561205251257" calcext:value-type="float">
            <text:p>0.297561205251257</text:p>
          </table:table-cell>
          <table:table-cell office:value-type="float" office:value="0.299939312016327" calcext:value-type="float">
            <text:p>0.299939312016327</text:p>
          </table:table-cell>
          <table:table-cell office:value-type="float" office:value="0.306442385889079" calcext:value-type="float">
            <text:p>0.306442385889079</text:p>
          </table:table-cell>
          <table:table-cell office:value-type="float" office:value="0.306440609850935" calcext:value-type="float">
            <text:p>0.306440609850935</text:p>
          </table:table-cell>
          <table:table-cell office:value-type="float" office:value="0.305462221199203" calcext:value-type="float">
            <text:p>0.305462221199203</text:p>
          </table:table-cell>
          <table:table-cell office:value-type="float" office:value="0.304332130101169" calcext:value-type="float">
            <text:p>0.304332130101169</text:p>
          </table:table-cell>
          <table:table-cell office:value-type="float" office:value="0.307452883933956" calcext:value-type="float">
            <text:p>0.307452883933956</text:p>
          </table:table-cell>
          <table:table-cell office:value-type="float" office:value="0.326303828608085" calcext:value-type="float">
            <text:p>0.326303828608085</text:p>
          </table:table-cell>
          <table:table-cell office:value-type="float" office:value="0.33812569215088" calcext:value-type="float">
            <text:p>0.33812569215088</text:p>
          </table:table-cell>
          <table:table-cell office:value-type="float" office:value="0.34139493430378" calcext:value-type="float">
            <text:p>0.34139493430378</text:p>
          </table:table-cell>
          <table:table-cell office:value-type="float" office:value="0.342128142793614" calcext:value-type="float">
            <text:p>0.342128142793614</text:p>
          </table:table-cell>
          <table:table-cell office:value-type="float" office:value="0.341367342898976" calcext:value-type="float">
            <text:p>0.341367342898976</text:p>
          </table:table-cell>
          <table:table-cell office:value-type="float" office:value="0.341260990543388" calcext:value-type="float">
            <text:p>0.341260990543388</text:p>
          </table:table-cell>
          <table:table-cell office:value-type="float" office:value="0.311125371667466" calcext:value-type="float">
            <text:p>0.311125371667466</text:p>
          </table:table-cell>
          <table:table-cell office:value-type="float" office:value="0.307252121918417" calcext:value-type="float">
            <text:p>0.307252121918417</text:p>
          </table:table-cell>
          <table:table-cell office:value-type="float" office:value="0.301582854806854" calcext:value-type="float">
            <text:p>0.301582854806854</text:p>
          </table:table-cell>
          <table:table-cell office:value-type="float" office:value="0.299415338802325" calcext:value-type="float">
            <text:p>0.299415338802325</text:p>
          </table:table-cell>
          <table:table-cell office:value-type="float" office:value="0.298471728032902" calcext:value-type="float">
            <text:p>0.298471728032902</text:p>
          </table:table-cell>
          <table:table-cell office:value-type="float" office:value="0.297285374364366" calcext:value-type="float">
            <text:p>0.297285374364366</text:p>
          </table:table-cell>
          <table:table-cell office:value-type="float" office:value="0.331099075780438" calcext:value-type="float">
            <text:p>0.331099075780438</text:p>
          </table:table-cell>
          <table:table-cell office:value-type="float" office:value="0.297526568303197" calcext:value-type="float">
            <text:p>0.297526568303197</text:p>
          </table:table-cell>
          <table:table-cell office:value-type="float" office:value="0.299134268426661" calcext:value-type="float">
            <text:p>0.299134268426661</text:p>
          </table:table-cell>
          <table:table-cell office:value-type="float" office:value="0.307900060088979" calcext:value-type="float">
            <text:p>0.307900060088979</text:p>
          </table:table-cell>
          <table:table-cell office:value-type="float" office:value="0.308086818415807" calcext:value-type="float">
            <text:p>0.308086818415807</text:p>
          </table:table-cell>
          <table:table-cell office:value-type="float" office:value="0.307968852048165" calcext:value-type="float">
            <text:p>0.307968852048165</text:p>
          </table:table-cell>
          <table:table-cell office:value-type="float" office:value="0.306433234173126" calcext:value-type="float">
            <text:p>0.306433234173126</text:p>
          </table:table-cell>
          <table:table-cell office:value-type="float" office:value="0.309659198555329" calcext:value-type="float">
            <text:p>0.309659198555329</text:p>
          </table:table-cell>
          <table:table-cell office:value-type="float" office:value="0.313885242151932" calcext:value-type="float">
            <text:p>0.313885242151932</text:p>
          </table:table-cell>
          <table:table-cell office:value-type="float" office:value="0.343120651651108" calcext:value-type="float">
            <text:p>0.343120651651108</text:p>
          </table:table-cell>
          <table:table-cell office:value-type="float" office:value="0.340195065912392" calcext:value-type="float">
            <text:p>0.340195065912392</text:p>
          </table:table-cell>
          <table:table-cell office:value-type="float" office:value="0.339658674812122" calcext:value-type="float">
            <text:p>0.339658674812122</text:p>
          </table:table-cell>
          <table:table-cell office:value-type="float" office:value="0.340608165810512" calcext:value-type="float">
            <text:p>0.340608165810512</text:p>
          </table:table-cell>
          <table:table-cell office:value-type="float" office:value="0.315712522270492" calcext:value-type="float">
            <text:p>0.315712522270492</text:p>
          </table:table-cell>
          <table:table-cell office:value-type="float" office:value="0.310236593433283" calcext:value-type="float">
            <text:p>0.310236593433283</text:p>
          </table:table-cell>
          <table:table-cell office:value-type="float" office:value="0.308362904797358" calcext:value-type="float">
            <text:p>0.308362904797358</text:p>
          </table:table-cell>
          <table:table-cell office:value-type="float" office:value="0.304961160795173" calcext:value-type="float">
            <text:p>0.304961160795173</text:p>
          </table:table-cell>
          <table:table-cell office:value-type="float" office:value="0.301707922294166" calcext:value-type="float">
            <text:p>0.301707922294166</text:p>
          </table:table-cell>
          <table:table-cell office:value-type="float" office:value="0.299543356906069" calcext:value-type="float">
            <text:p>0.299543356906069</text:p>
          </table:table-cell>
          <table:table-cell office:value-type="float" office:value="0.297478409662245" calcext:value-type="float">
            <text:p>0.297478409662245</text:p>
          </table:table-cell>
          <table:table-cell office:value-type="float" office:value="0.330777977999777" calcext:value-type="float">
            <text:p>0.330777977999777</text:p>
          </table:table-cell>
          <table:table-cell office:value-type="float" office:value="0.319259620849548" calcext:value-type="float">
            <text:p>0.319259620849548</text:p>
          </table:table-cell>
          <table:table-cell office:value-type="float" office:value="0.305868028538577" calcext:value-type="float">
            <text:p>0.305868028538577</text:p>
          </table:table-cell>
          <table:table-cell office:value-type="float" office:value="0.299891262703218" calcext:value-type="float">
            <text:p>0.299891262703218</text:p>
          </table:table-cell>
          <table:table-cell office:value-type="float" office:value="0.294670430749017" calcext:value-type="float">
            <text:p>0.294670430749017</text:p>
          </table:table-cell>
          <table:table-cell office:value-type="float" office:value="0.301802260516926" calcext:value-type="float">
            <text:p>0.301802260516926</text:p>
          </table:table-cell>
          <table:table-cell office:value-type="float" office:value="0.307222687322923" calcext:value-type="float">
            <text:p>0.307222687322923</text:p>
          </table:table-cell>
          <table:table-cell office:value-type="float" office:value="0.307401845889213" calcext:value-type="float">
            <text:p>0.307401845889213</text:p>
          </table:table-cell>
          <table:table-cell office:value-type="float" office:value="0.30680453434798" calcext:value-type="float">
            <text:p>0.30680453434798</text:p>
          </table:table-cell>
          <table:table-cell office:value-type="float" office:value="0.306748413219958" calcext:value-type="float">
            <text:p>0.306748413219958</text:p>
          </table:table-cell>
          <table:table-cell office:value-type="float" office:value="0.310024582230917" calcext:value-type="float">
            <text:p>0.310024582230917</text:p>
          </table:table-cell>
          <table:table-cell office:value-type="float" office:value="0.315145292177836" calcext:value-type="float">
            <text:p>0.315145292177836</text:p>
          </table:table-cell>
          <table:table-cell office:value-type="float" office:value="0.324992115125549" calcext:value-type="float">
            <text:p>0.324992115125549</text:p>
          </table:table-cell>
          <table:table-cell office:value-type="float" office:value="0.32779872153095" calcext:value-type="float">
            <text:p>0.32779872153095</text:p>
          </table:table-cell>
          <table:table-cell office:value-type="float" office:value="0.338222492342955" calcext:value-type="float">
            <text:p>0.338222492342955</text:p>
          </table:table-cell>
          <table:table-cell office:value-type="float" office:value="0.336928960355306" calcext:value-type="float">
            <text:p>0.336928960355306</text:p>
          </table:table-cell>
          <table:table-cell office:value-type="float" office:value="0.337617810442881" calcext:value-type="float">
            <text:p>0.337617810442881</text:p>
          </table:table-cell>
          <table:table-cell office:value-type="float" office:value="0.333252025214499" calcext:value-type="float">
            <text:p>0.333252025214499</text:p>
          </table:table-cell>
          <table:table-cell office:value-type="float" office:value="0.313922202758797" calcext:value-type="float">
            <text:p>0.313922202758797</text:p>
          </table:table-cell>
          <table:table-cell office:value-type="float" office:value="0.310550078217488" calcext:value-type="float">
            <text:p>0.310550078217488</text:p>
          </table:table-cell>
          <table:table-cell office:value-type="float" office:value="0.311390823950778" calcext:value-type="float">
            <text:p>0.311390823950778</text:p>
          </table:table-cell>
          <table:table-cell office:value-type="float" office:value="0.310836939801064" calcext:value-type="float">
            <text:p>0.310836939801064</text:p>
          </table:table-cell>
          <table:table-cell office:value-type="float" office:value="0.311926020847998" calcext:value-type="float">
            <text:p>0.311926020847998</text:p>
          </table:table-cell>
          <table:table-cell office:value-type="float" office:value="0.314791540219201" calcext:value-type="float">
            <text:p>0.314791540219201</text:p>
          </table:table-cell>
          <table:table-cell office:value-type="float" office:value="0.302746812150567" calcext:value-type="float">
            <text:p>0.302746812150567</text:p>
          </table:table-cell>
          <table:table-cell office:value-type="float" office:value="0.296387901431294" calcext:value-type="float">
            <text:p>0.296387901431294</text:p>
          </table:table-cell>
          <table:table-cell office:value-type="float" office:value="0.297747173469487" calcext:value-type="float">
            <text:p>0.297747173469487</text:p>
          </table:table-cell>
          <table:table-cell office:value-type="float" office:value="0.303255454637755" calcext:value-type="float">
            <text:p>0.303255454637755</text:p>
          </table:table-cell>
          <table:table-cell office:value-type="float" office:value="0.305633543164263" calcext:value-type="float">
            <text:p>0.305633543164263</text:p>
          </table:table-cell>
          <table:table-cell office:value-type="float" office:value="0.305062939320275" calcext:value-type="float">
            <text:p>0.305062939320275</text:p>
          </table:table-cell>
          <table:table-cell office:value-type="float" office:value="0.305271188148374" calcext:value-type="float">
            <text:p>0.305271188148374</text:p>
          </table:table-cell>
          <table:table-cell office:value-type="float" office:value="0.305343860639202" calcext:value-type="float">
            <text:p>0.305343860639202</text:p>
          </table:table-cell>
          <table:table-cell office:value-type="float" office:value="0.324292582720175" calcext:value-type="float">
            <text:p>0.324292582720175</text:p>
          </table:table-cell>
          <table:table-cell office:value-type="float" office:value="0.328288155779099" calcext:value-type="float">
            <text:p>0.328288155779099</text:p>
          </table:table-cell>
          <table:table-cell office:value-type="float" office:value="0.343908736077199" calcext:value-type="float">
            <text:p>0.343908736077199</text:p>
          </table:table-cell>
          <table:table-cell office:value-type="float" office:value="0.344329118135445" calcext:value-type="float">
            <text:p>0.344329118135445</text:p>
          </table:table-cell>
          <table:table-cell office:value-type="float" office:value="0.343885065196419" calcext:value-type="float">
            <text:p>0.343885065196419</text:p>
          </table:table-cell>
          <table:table-cell office:value-type="float" office:value="0.343557362367054" calcext:value-type="float">
            <text:p>0.343557362367054</text:p>
          </table:table-cell>
          <table:table-cell office:value-type="float" office:value="0.338643206389109" calcext:value-type="float">
            <text:p>0.338643206389109</text:p>
          </table:table-cell>
          <table:table-cell office:value-type="float" office:value="0.316358333296398" calcext:value-type="float">
            <text:p>0.316358333296398</text:p>
          </table:table-cell>
          <table:table-cell office:value-type="float" office:value="0.306817212432263" calcext:value-type="float">
            <text:p>0.306817212432263</text:p>
          </table:table-cell>
          <table:table-cell office:value-type="float" office:value="0.303308167441288" calcext:value-type="float">
            <text:p>0.303308167441288</text:p>
          </table:table-cell>
          <table:table-cell office:value-type="float" office:value="0.302619235339289" calcext:value-type="float">
            <text:p>0.302619235339289</text:p>
          </table:table-cell>
          <table:table-cell office:value-type="float" office:value="0.302486764994683" calcext:value-type="float">
            <text:p>0.302486764994683</text:p>
          </table:table-cell>
          <table:table-cell office:value-type="float" office:value="0.300927457927991" calcext:value-type="float">
            <text:p>0.300927457927991</text:p>
          </table:table-cell>
          <table:table-cell office:value-type="float" office:value="0.297054161072565" calcext:value-type="float">
            <text:p>0.297054161072565</text:p>
          </table:table-cell>
          <table:table-cell office:value-type="float" office:value="0.305386427063264" calcext:value-type="float">
            <text:p>0.305386427063264</text:p>
          </table:table-cell>
          <table:table-cell office:value-type="float" office:value="0.302211622263015" calcext:value-type="float">
            <text:p>0.302211622263015</text:p>
          </table:table-cell>
          <table:table-cell office:value-type="float" office:value="0.297233660984117" calcext:value-type="float">
            <text:p>0.297233660984117</text:p>
          </table:table-cell>
          <table:table-cell office:value-type="float" office:value="0.300289131911708" calcext:value-type="float">
            <text:p>0.300289131911708</text:p>
          </table:table-cell>
          <table:table-cell office:value-type="float" office:value="0.305830068823009" calcext:value-type="float">
            <text:p>0.305830068823009</text:p>
          </table:table-cell>
          <table:table-cell office:value-type="float" office:value="0.305165918412325" calcext:value-type="float">
            <text:p>0.305165918412325</text:p>
          </table:table-cell>
          <table:table-cell office:value-type="float" office:value="0.304291553328918" calcext:value-type="float">
            <text:p>0.304291553328918</text:p>
          </table:table-cell>
          <table:table-cell office:value-type="float" office:value="0.303947636036129" calcext:value-type="float">
            <text:p>0.303947636036129</text:p>
          </table:table-cell>
          <table:table-cell office:value-type="float" office:value="0.305364122930058" calcext:value-type="float">
            <text:p>0.305364122930058</text:p>
          </table:table-cell>
          <table:table-cell office:value-type="float" office:value="0.309780390061426" calcext:value-type="float">
            <text:p>0.309780390061426</text:p>
          </table:table-cell>
          <table:table-cell office:value-type="float" office:value="0.329053673114417" calcext:value-type="float">
            <text:p>0.329053673114417</text:p>
          </table:table-cell>
          <table:table-cell office:value-type="float" office:value="0.325890964366483" calcext:value-type="float">
            <text:p>0.325890964366483</text:p>
          </table:table-cell>
          <table:table-cell office:value-type="float" office:value="0.344041872625981" calcext:value-type="float">
            <text:p>0.344041872625981</text:p>
          </table:table-cell>
          <table:table-cell office:value-type="float" office:value="0.346025123107878" calcext:value-type="float">
            <text:p>0.346025123107878</text:p>
          </table:table-cell>
          <table:table-cell office:value-type="float" office:value="0.343248412937795" calcext:value-type="float">
            <text:p>0.343248412937795</text:p>
          </table:table-cell>
          <table:table-cell office:value-type="float" office:value="0.343753531464371" calcext:value-type="float">
            <text:p>0.343753531464371</text:p>
          </table:table-cell>
          <table:table-cell office:value-type="float" office:value="0.343327380793684" calcext:value-type="float">
            <text:p>0.343327380793684</text:p>
          </table:table-cell>
          <table:table-cell office:value-type="float" office:value="0.317845705706113" calcext:value-type="float">
            <text:p>0.317845705706113</text:p>
          </table:table-cell>
          <table:table-cell office:value-type="float" office:value="0.310118460371397" calcext:value-type="float">
            <text:p>0.310118460371397</text:p>
          </table:table-cell>
          <table:table-cell office:value-type="float" office:value="0.307093180491808" calcext:value-type="float">
            <text:p>0.307093180491808</text:p>
          </table:table-cell>
          <table:table-cell office:value-type="float" office:value="0.304524576381358" calcext:value-type="float">
            <text:p>0.304524576381358</text:p>
          </table:table-cell>
          <table:table-cell office:value-type="float" office:value="0.303366870295827" calcext:value-type="float">
            <text:p>0.303366870295827</text:p>
          </table:table-cell>
          <table:table-cell office:value-type="float" office:value="0.300915312962985" calcext:value-type="float">
            <text:p>0.300915312962985</text:p>
          </table:table-cell>
          <table:table-cell office:value-type="float" office:value="0.300773777254162" calcext:value-type="float">
            <text:p>0.300773777254162</text:p>
          </table:table-cell>
          <table:table-cell office:value-type="float" office:value="0.300934180197797" calcext:value-type="float">
            <text:p>0.300934180197797</text:p>
          </table:table-cell>
          <table:table-cell office:value-type="float" office:value="0.301433775551032" calcext:value-type="float">
            <text:p>0.301433775551032</text:p>
          </table:table-cell>
          <table:table-cell office:value-type="float" office:value="0.301617363544058" calcext:value-type="float">
            <text:p>0.301617363544058</text:p>
          </table:table-cell>
          <table:table-cell office:value-type="float" office:value="0.301652526303637" calcext:value-type="float">
            <text:p>0.301652526303637</text:p>
          </table:table-cell>
          <table:table-cell office:value-type="float" office:value="0.301853130000711" calcext:value-type="float">
            <text:p>0.301853130000711</text:p>
          </table:table-cell>
          <table:table-cell office:value-type="float" office:value="0.302077469510675" calcext:value-type="float">
            <text:p>0.302077469510675</text:p>
          </table:table-cell>
          <table:table-cell office:value-type="float" office:value="0.302061562550119" calcext:value-type="float">
            <text:p>0.302061562550119</text:p>
          </table:table-cell>
          <table:table-cell office:value-type="float" office:value="0.302036728158373" calcext:value-type="float">
            <text:p>0.302036728158373</text:p>
          </table:table-cell>
          <table:table-cell office:value-type="float" office:value="0.302100983493048" calcext:value-type="float">
            <text:p>0.302100983493048</text:p>
          </table:table-cell>
          <table:table-cell office:value-type="float" office:value="0.302201958282876" calcext:value-type="float">
            <text:p>0.302201958282876</text:p>
          </table:table-cell>
          <table:table-cell office:value-type="float" office:value="0.302219019768632" calcext:value-type="float">
            <text:p>0.302219019768632</text:p>
          </table:table-cell>
          <table:table-cell office:value-type="float" office:value="0.302193303055206" calcext:value-type="float">
            <text:p>0.302193303055206</text:p>
          </table:table-cell>
          <table:table-cell office:value-type="float" office:value="0.302154405414304" calcext:value-type="float">
            <text:p>0.302154405414304</text:p>
          </table:table-cell>
          <table:table-cell office:value-type="float" office:value="0.30217707494847" calcext:value-type="float">
            <text:p>0.30217707494847</text:p>
          </table:table-cell>
          <table:table-cell office:value-type="float" office:value="0.302162769570533" calcext:value-type="float">
            <text:p>0.302162769570533</text:p>
          </table:table-cell>
          <table:table-cell office:value-type="float" office:value="0.302170279334129" calcext:value-type="float">
            <text:p>0.302170279334129</text:p>
          </table:table-cell>
          <table:table-cell office:value-type="float" office:value="0.302156393273857" calcext:value-type="float">
            <text:p>0.302156393273857</text:p>
          </table:table-cell>
          <table:table-cell office:value-type="float" office:value="0.302173973783405" calcext:value-type="float">
            <text:p>0.302173973783405</text:p>
          </table:table-cell>
          <table:table-cell office:value-type="float" office:value="0.302169065193889" calcext:value-type="float">
            <text:p>0.302169065193889</text:p>
          </table:table-cell>
          <table:table-cell office:value-type="float" office:value="0.3021556944443" calcext:value-type="float">
            <text:p>0.3021556944443</text:p>
          </table:table-cell>
          <table:table-cell office:value-type="float" office:value="0.302166359483095" calcext:value-type="float">
            <text:p>0.302166359483095</text:p>
          </table:table-cell>
          <table:table-cell office:value-type="float" office:value="0.302140059714854" calcext:value-type="float">
            <text:p>0.302140059714854</text:p>
          </table:table-cell>
          <table:table-cell office:value-type="float" office:value="0.302159420662088" calcext:value-type="float">
            <text:p>0.302159420662088</text:p>
          </table:table-cell>
          <table:table-cell office:value-type="float" office:value="0.302165543671862" calcext:value-type="float">
            <text:p>0.302165543671862</text:p>
          </table:table-cell>
          <table:table-cell office:value-type="float" office:value="0.302169674627275" calcext:value-type="float">
            <text:p>0.302169674627275</text:p>
          </table:table-cell>
          <table:table-cell office:value-type="float" office:value="0.302162762149083" calcext:value-type="float">
            <text:p>0.302162762149083</text:p>
          </table:table-cell>
          <table:table-cell office:value-type="float" office:value="0.302171919000333" calcext:value-type="float">
            <text:p>0.302171919000333</text:p>
          </table:table-cell>
          <table:table-cell office:value-type="float" office:value="0.30217426561644" calcext:value-type="float">
            <text:p>0.30217426561644</text:p>
          </table:table-cell>
          <table:table-cell office:value-type="float" office:value="0.302150229931808" calcext:value-type="float">
            <text:p>0.302150229931808</text:p>
          </table:table-cell>
          <table:table-cell office:value-type="float" office:value="0.302165456555758" calcext:value-type="float">
            <text:p>0.302165456555758</text:p>
          </table:table-cell>
          <table:table-cell office:value-type="float" office:value="0.302168762312632" calcext:value-type="float">
            <text:p>0.302168762312632</text:p>
          </table:table-cell>
          <table:table-cell office:value-type="float" office:value="0.30216638624554" calcext:value-type="float">
            <text:p>0.30216638624554</text:p>
          </table:table-cell>
          <table:table-cell office:value-type="float" office:value="0.302165056313835" calcext:value-type="float">
            <text:p>0.302165056313835</text:p>
          </table:table-cell>
          <table:table-cell office:value-type="float" office:value="0.302141179827863" calcext:value-type="float">
            <text:p>0.302141179827863</text:p>
          </table:table-cell>
          <table:table-cell office:value-type="float" office:value="0.30213815941343" calcext:value-type="float">
            <text:p>0.30213815941343</text:p>
          </table:table-cell>
          <table:table-cell office:value-type="float" office:value="0.302166772881503" calcext:value-type="float">
            <text:p>0.302166772881503</text:p>
          </table:table-cell>
          <table:table-cell office:value-type="float" office:value="0.302123979125172" calcext:value-type="float">
            <text:p>0.302123979125172</text:p>
          </table:table-cell>
          <table:table-cell office:value-type="float" office:value="0.302164527227754" calcext:value-type="float">
            <text:p>0.302164527227754</text:p>
          </table:table-cell>
          <table:table-cell office:value-type="float" office:value="0.302174638280357" calcext:value-type="float">
            <text:p>0.302174638280357</text:p>
          </table:table-cell>
          <table:table-cell office:value-type="float" office:value="0.302139129769454" calcext:value-type="float">
            <text:p>0.302139129769454</text:p>
          </table:table-cell>
          <table:table-cell office:value-type="float" office:value="0.302171024886907" calcext:value-type="float">
            <text:p>0.302171024886907</text:p>
          </table:table-cell>
          <table:table-cell office:value-type="float" office:value="0.302160650846733" calcext:value-type="float">
            <text:p>0.302160650846733</text:p>
          </table:table-cell>
          <table:table-cell office:value-type="float" office:value="0.302151109089656" calcext:value-type="float">
            <text:p>0.302151109089656</text:p>
          </table:table-cell>
          <table:table-cell office:value-type="float" office:value="0.302132583377054" calcext:value-type="float">
            <text:p>0.302132583377054</text:p>
          </table:table-cell>
          <table:table-cell office:value-type="float" office:value="0.302137299508388" calcext:value-type="float">
            <text:p>0.302137299508388</text:p>
          </table:table-cell>
          <table:table-cell office:value-type="float" office:value="0.302145643517085" calcext:value-type="float">
            <text:p>0.302145643517085</text:p>
          </table:table-cell>
          <table:table-cell office:value-type="float" office:value="0.302145501161258" calcext:value-type="float">
            <text:p>0.302145501161258</text:p>
          </table:table-cell>
          <table:table-cell office:value-type="float" office:value="0.302144858871543" calcext:value-type="float">
            <text:p>0.302144858871543</text:p>
          </table:table-cell>
          <table:table-cell office:value-type="float" office:value="0.302169667306472" calcext:value-type="float">
            <text:p>0.302169667306472</text:p>
          </table:table-cell>
          <table:table-cell office:value-type="float" office:value="0.302128859028651" calcext:value-type="float">
            <text:p>0.302128859028651</text:p>
          </table:table-cell>
          <table:table-cell office:value-type="float" office:value="0.302155396647727" calcext:value-type="float">
            <text:p>0.302155396647727</text:p>
          </table:table-cell>
          <table:table-cell office:value-type="float" office:value="0.302140234130438" calcext:value-type="float">
            <text:p>0.302140234130438</text:p>
          </table:table-cell>
          <table:table-cell office:value-type="float" office:value="0.302152516917609" calcext:value-type="float">
            <text:p>0.302152516917609</text:p>
          </table:table-cell>
          <table:table-cell office:value-type="float" office:value="0.302131827089691" calcext:value-type="float">
            <text:p>0.302131827089691</text:p>
          </table:table-cell>
          <table:table-cell office:value-type="float" office:value="0.302145811540414" calcext:value-type="float">
            <text:p>0.302145811540414</text:p>
          </table:table-cell>
          <table:table-cell office:value-type="float" office:value="0.302160436147416" calcext:value-type="float">
            <text:p>0.302160436147416</text:p>
          </table:table-cell>
          <table:table-cell office:value-type="float" office:value="0.302148953756627" calcext:value-type="float">
            <text:p>0.302148953756627</text:p>
          </table:table-cell>
          <table:table-cell office:value-type="float" office:value="0.302176247376712" calcext:value-type="float">
            <text:p>0.302176247376712</text:p>
          </table:table-cell>
          <table:table-cell office:value-type="float" office:value="0.302139146836429" calcext:value-type="float">
            <text:p>0.302139146836429</text:p>
          </table:table-cell>
          <table:table-cell office:value-type="float" office:value="0.302153225867527" calcext:value-type="float">
            <text:p>0.302153225867527</text:p>
          </table:table-cell>
          <table:table-cell office:value-type="float" office:value="0.302157773932554" calcext:value-type="float">
            <text:p>0.302157773932554</text:p>
          </table:table-cell>
          <table:table-cell office:value-type="float" office:value="0.302167953776165" calcext:value-type="float">
            <text:p>0.302167953776165</text:p>
          </table:table-cell>
          <table:table-cell office:value-type="float" office:value="0.302143423402873" calcext:value-type="float">
            <text:p>0.302143423402873</text:p>
          </table:table-cell>
          <table:table-cell office:value-type="float" office:value="0.302140783209481" calcext:value-type="float">
            <text:p>0.302140783209481</text:p>
          </table:table-cell>
          <table:table-cell office:value-type="float" office:value="0.302165447787665" calcext:value-type="float">
            <text:p>0.302165447787665</text:p>
          </table:table-cell>
          <table:table-cell office:value-type="float" office:value="0.302128647081616" calcext:value-type="float">
            <text:p>0.302128647081616</text:p>
          </table:table-cell>
          <table:table-cell office:value-type="float" office:value="0.302141181944847" calcext:value-type="float">
            <text:p>0.302141181944847</text:p>
          </table:table-cell>
          <table:table-cell office:value-type="float" office:value="0.302138532821595" calcext:value-type="float">
            <text:p>0.302138532821595</text:p>
          </table:table-cell>
          <table:table-cell office:value-type="float" office:value="0.302166682139688" calcext:value-type="float">
            <text:p>0.302166682139688</text:p>
          </table:table-cell>
          <table:table-cell office:value-type="float" office:value="0.302169218949656" calcext:value-type="float">
            <text:p>0.302169218949656</text:p>
          </table:table-cell>
          <table:table-cell office:value-type="float" office:value="0.302179114422516" calcext:value-type="float">
            <text:p>0.302179114422516</text:p>
          </table:table-cell>
          <table:table-cell office:value-type="float" office:value="0.302165634485653" calcext:value-type="float">
            <text:p>0.302165634485653</text:p>
          </table:table-cell>
          <table:table-cell office:value-type="float" office:value="0.302165038234904" calcext:value-type="float">
            <text:p>0.302165038234904</text:p>
          </table:table-cell>
          <table:table-cell office:value-type="float" office:value="0.30211850900512" calcext:value-type="float">
            <text:p>0.30211850900512</text:p>
          </table:table-cell>
          <table:table-cell office:value-type="float" office:value="0.302148142751931" calcext:value-type="float">
            <text:p>0.302148142751931</text:p>
          </table:table-cell>
          <table:table-cell table:number-columns-repeated="605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34391005488729" calcext:value-type="float">
            <text:p>-0.334391005488729</text:p>
          </table:table-cell>
          <table:table-cell office:value-type="float" office:value="-0.333616101963518" calcext:value-type="float">
            <text:p>-0.333616101963518</text:p>
          </table:table-cell>
          <table:table-cell office:value-type="float" office:value="-0.333571983273683" calcext:value-type="float">
            <text:p>-0.333571983273683</text:p>
          </table:table-cell>
          <table:table-cell office:value-type="float" office:value="-0.333362117083372" calcext:value-type="float">
            <text:p>-0.333362117083372</text:p>
          </table:table-cell>
          <table:table-cell office:value-type="float" office:value="-0.334265276271962" calcext:value-type="float">
            <text:p>-0.334265276271962</text:p>
          </table:table-cell>
          <table:table-cell office:value-type="float" office:value="-0.334134240531666" calcext:value-type="float">
            <text:p>-0.334134240531666</text:p>
          </table:table-cell>
          <table:table-cell office:value-type="float" office:value="-0.333657672227584" calcext:value-type="float">
            <text:p>-0.333657672227584</text:p>
          </table:table-cell>
          <table:table-cell office:value-type="float" office:value="-0.333645378185894" calcext:value-type="float">
            <text:p>-0.333645378185894</text:p>
          </table:table-cell>
          <table:table-cell office:value-type="float" office:value="-0.3339871721384" calcext:value-type="float">
            <text:p>-0.3339871721384</text:p>
          </table:table-cell>
          <table:table-cell office:value-type="float" office:value="-0.333230716023193" calcext:value-type="float">
            <text:p>-0.333230716023193</text:p>
          </table:table-cell>
          <table:table-cell office:value-type="float" office:value="-0.332768646863923" calcext:value-type="float">
            <text:p>-0.332768646863923</text:p>
          </table:table-cell>
          <table:table-cell office:value-type="float" office:value="-0.33372880873875" calcext:value-type="float">
            <text:p>-0.33372880873875</text:p>
          </table:table-cell>
          <table:table-cell office:value-type="float" office:value="-0.33387320917111" calcext:value-type="float">
            <text:p>-0.33387320917111</text:p>
          </table:table-cell>
          <table:table-cell office:value-type="float" office:value="-0.333713078345561" calcext:value-type="float">
            <text:p>-0.333713078345561</text:p>
          </table:table-cell>
          <table:table-cell office:value-type="float" office:value="-0.334226914555199" calcext:value-type="float">
            <text:p>-0.334226914555199</text:p>
          </table:table-cell>
          <table:table-cell office:value-type="float" office:value="-0.334178830637741" calcext:value-type="float">
            <text:p>-0.334178830637741</text:p>
          </table:table-cell>
          <table:table-cell office:value-type="float" office:value="-0.334757799352134" calcext:value-type="float">
            <text:p>-0.334757799352134</text:p>
          </table:table-cell>
          <table:table-cell office:value-type="float" office:value="-0.333238192864358" calcext:value-type="float">
            <text:p>-0.333238192864358</text:p>
          </table:table-cell>
          <table:table-cell office:value-type="float" office:value="-0.334397119974348" calcext:value-type="float">
            <text:p>-0.334397119974348</text:p>
          </table:table-cell>
          <table:table-cell office:value-type="float" office:value="-0.333618650210347" calcext:value-type="float">
            <text:p>-0.333618650210347</text:p>
          </table:table-cell>
          <table:table-cell office:value-type="float" office:value="-0.333872630252041" calcext:value-type="float">
            <text:p>-0.333872630252041</text:p>
          </table:table-cell>
          <table:table-cell office:value-type="float" office:value="-0.334306819257669" calcext:value-type="float">
            <text:p>-0.334306819257669</text:p>
          </table:table-cell>
          <table:table-cell office:value-type="float" office:value="-0.333990331082932" calcext:value-type="float">
            <text:p>-0.333990331082932</text:p>
          </table:table-cell>
          <table:table-cell office:value-type="float" office:value="-0.333277971031488" calcext:value-type="float">
            <text:p>-0.333277971031488</text:p>
          </table:table-cell>
          <table:table-cell office:value-type="float" office:value="-0.333261241301863" calcext:value-type="float">
            <text:p>-0.333261241301863</text:p>
          </table:table-cell>
          <table:table-cell office:value-type="float" office:value="-0.33392654843752" calcext:value-type="float">
            <text:p>-0.33392654843752</text:p>
          </table:table-cell>
          <table:table-cell office:value-type="float" office:value="-0.334174145176101" calcext:value-type="float">
            <text:p>-0.334174145176101</text:p>
          </table:table-cell>
          <table:table-cell office:value-type="float" office:value="-0.333930117829288" calcext:value-type="float">
            <text:p>-0.333930117829288</text:p>
          </table:table-cell>
          <table:table-cell office:value-type="float" office:value="-0.333898618251815" calcext:value-type="float">
            <text:p>-0.333898618251815</text:p>
          </table:table-cell>
          <table:table-cell office:value-type="float" office:value="-0.334562576341563" calcext:value-type="float">
            <text:p>-0.334562576341563</text:p>
          </table:table-cell>
          <table:table-cell office:value-type="float" office:value="-0.333766164958809" calcext:value-type="float">
            <text:p>-0.333766164958809</text:p>
          </table:table-cell>
          <table:table-cell office:value-type="float" office:value="-0.333384056554925" calcext:value-type="float">
            <text:p>-0.333384056554925</text:p>
          </table:table-cell>
          <table:table-cell office:value-type="float" office:value="-0.333767716297769" calcext:value-type="float">
            <text:p>-0.333767716297769</text:p>
          </table:table-cell>
          <table:table-cell office:value-type="float" office:value="-0.334767760534551" calcext:value-type="float">
            <text:p>-0.334767760534551</text:p>
          </table:table-cell>
          <table:table-cell office:value-type="float" office:value="-0.33663756605959" calcext:value-type="float">
            <text:p>-0.33663756605959</text:p>
          </table:table-cell>
          <table:table-cell office:value-type="float" office:value="-0.335746415428529" calcext:value-type="float">
            <text:p>-0.335746415428529</text:p>
          </table:table-cell>
          <table:table-cell office:value-type="float" office:value="-0.338231659719779" calcext:value-type="float">
            <text:p>-0.338231659719779</text:p>
          </table:table-cell>
          <table:table-cell office:value-type="float" office:value="-0.342396630539415" calcext:value-type="float">
            <text:p>-0.342396630539415</text:p>
          </table:table-cell>
          <table:table-cell office:value-type="float" office:value="-0.343022915073562" calcext:value-type="float">
            <text:p>-0.343022915073562</text:p>
          </table:table-cell>
          <table:table-cell office:value-type="float" office:value="-0.345370213483714" calcext:value-type="float">
            <text:p>-0.345370213483714</text:p>
          </table:table-cell>
          <table:table-cell office:value-type="float" office:value="-0.319703761177447" calcext:value-type="float">
            <text:p>-0.319703761177447</text:p>
          </table:table-cell>
          <table:table-cell office:value-type="float" office:value="-0.306835426424022" calcext:value-type="float">
            <text:p>-0.306835426424022</text:p>
          </table:table-cell>
          <table:table-cell office:value-type="float" office:value="-0.311066702779672" calcext:value-type="float">
            <text:p>-0.311066702779672</text:p>
          </table:table-cell>
          <table:table-cell office:value-type="float" office:value="-0.341655393933612" calcext:value-type="float">
            <text:p>-0.341655393933612</text:p>
          </table:table-cell>
          <table:table-cell office:value-type="float" office:value="-0.371828708314163" calcext:value-type="float">
            <text:p>-0.371828708314163</text:p>
          </table:table-cell>
          <table:table-cell office:value-type="float" office:value="-0.313037584871061" calcext:value-type="float">
            <text:p>-0.313037584871061</text:p>
          </table:table-cell>
          <table:table-cell office:value-type="float" office:value="-0.326089733976786" calcext:value-type="float">
            <text:p>-0.326089733976786</text:p>
          </table:table-cell>
          <table:table-cell office:value-type="float" office:value="-0.322629141510684" calcext:value-type="float">
            <text:p>-0.322629141510684</text:p>
          </table:table-cell>
          <table:table-cell office:value-type="float" office:value="-0.3239488404595" calcext:value-type="float">
            <text:p>-0.3239488404595</text:p>
          </table:table-cell>
          <table:table-cell office:value-type="float" office:value="-0.323727609726707" calcext:value-type="float">
            <text:p>-0.323727609726707</text:p>
          </table:table-cell>
          <table:table-cell office:value-type="float" office:value="-0.314448592802048" calcext:value-type="float">
            <text:p>-0.314448592802048</text:p>
          </table:table-cell>
          <table:table-cell office:value-type="float" office:value="-0.311685258339192" calcext:value-type="float">
            <text:p>-0.311685258339192</text:p>
          </table:table-cell>
          <table:table-cell office:value-type="float" office:value="-0.321660344220104" calcext:value-type="float">
            <text:p>-0.321660344220104</text:p>
          </table:table-cell>
          <table:table-cell office:value-type="float" office:value="-0.302048376863012" calcext:value-type="float">
            <text:p>-0.302048376863012</text:p>
          </table:table-cell>
          <table:table-cell office:value-type="float" office:value="-0.262323255509292" calcext:value-type="float">
            <text:p>-0.262323255509292</text:p>
          </table:table-cell>
          <table:table-cell office:value-type="float" office:value="-0.277278833499092" calcext:value-type="float">
            <text:p>-0.277278833499092</text:p>
          </table:table-cell>
          <table:table-cell office:value-type="float" office:value="-0.312433769849669" calcext:value-type="float">
            <text:p>-0.312433769849669</text:p>
          </table:table-cell>
          <table:table-cell office:value-type="float" office:value="-0.332897195246543" calcext:value-type="float">
            <text:p>-0.332897195246543</text:p>
          </table:table-cell>
          <table:table-cell office:value-type="float" office:value="-0.348919361227926" calcext:value-type="float">
            <text:p>-0.348919361227926</text:p>
          </table:table-cell>
          <table:table-cell office:value-type="float" office:value="-0.347872422901498" calcext:value-type="float">
            <text:p>-0.347872422901498</text:p>
          </table:table-cell>
          <table:table-cell office:value-type="float" office:value="-0.361885936508699" calcext:value-type="float">
            <text:p>-0.361885936508699</text:p>
          </table:table-cell>
          <table:table-cell office:value-type="float" office:value="-0.313996650027487" calcext:value-type="float">
            <text:p>-0.313996650027487</text:p>
          </table:table-cell>
          <table:table-cell office:value-type="float" office:value="-0.347163952168126" calcext:value-type="float">
            <text:p>-0.347163952168126</text:p>
          </table:table-cell>
          <table:table-cell office:value-type="float" office:value="-0.355967055408943" calcext:value-type="float">
            <text:p>-0.355967055408943</text:p>
          </table:table-cell>
          <table:table-cell office:value-type="float" office:value="-0.383276038172573" calcext:value-type="float">
            <text:p>-0.383276038172573</text:p>
          </table:table-cell>
          <table:table-cell office:value-type="float" office:value="-0.410504504282702" calcext:value-type="float">
            <text:p>-0.410504504282702</text:p>
          </table:table-cell>
          <table:table-cell office:value-type="float" office:value="-0.412247499408163" calcext:value-type="float">
            <text:p>-0.412247499408163</text:p>
          </table:table-cell>
          <table:table-cell office:value-type="float" office:value="-0.34152554662857" calcext:value-type="float">
            <text:p>-0.34152554662857</text:p>
          </table:table-cell>
          <table:table-cell office:value-type="float" office:value="-0.334856912472624" calcext:value-type="float">
            <text:p>-0.334856912472624</text:p>
          </table:table-cell>
          <table:table-cell office:value-type="float" office:value="-0.35114389326847" calcext:value-type="float">
            <text:p>-0.35114389326847</text:p>
          </table:table-cell>
          <table:table-cell office:value-type="float" office:value="-0.353436489706739" calcext:value-type="float">
            <text:p>-0.353436489706739</text:p>
          </table:table-cell>
          <table:table-cell office:value-type="float" office:value="-0.356066520523877" calcext:value-type="float">
            <text:p>-0.356066520523877</text:p>
          </table:table-cell>
          <table:table-cell office:value-type="float" office:value="-0.358131461004706" calcext:value-type="float">
            <text:p>-0.358131461004706</text:p>
          </table:table-cell>
          <table:table-cell office:value-type="float" office:value="-0.419005216682307" calcext:value-type="float">
            <text:p>-0.419005216682307</text:p>
          </table:table-cell>
          <table:table-cell office:value-type="float" office:value="-0.322394201866129" calcext:value-type="float">
            <text:p>-0.322394201866129</text:p>
          </table:table-cell>
          <table:table-cell office:value-type="float" office:value="-0.325518743706535" calcext:value-type="float">
            <text:p>-0.325518743706535</text:p>
          </table:table-cell>
          <table:table-cell office:value-type="float" office:value="-0.357218437436129" calcext:value-type="float">
            <text:p>-0.357218437436129</text:p>
          </table:table-cell>
          <table:table-cell office:value-type="float" office:value="-0.380261267769046" calcext:value-type="float">
            <text:p>-0.380261267769046</text:p>
          </table:table-cell>
          <table:table-cell office:value-type="float" office:value="-0.396542811861837" calcext:value-type="float">
            <text:p>-0.396542811861837</text:p>
          </table:table-cell>
          <table:table-cell office:value-type="float" office:value="-0.410244448940068" calcext:value-type="float">
            <text:p>-0.410244448940068</text:p>
          </table:table-cell>
          <table:table-cell office:value-type="float" office:value="-0.419952583168982" calcext:value-type="float">
            <text:p>-0.419952583168982</text:p>
          </table:table-cell>
          <table:table-cell office:value-type="float" office:value="-0.412700446959293" calcext:value-type="float">
            <text:p>-0.412700446959293</text:p>
          </table:table-cell>
          <table:table-cell office:value-type="float" office:value="-0.415693813097676" calcext:value-type="float">
            <text:p>-0.415693813097676</text:p>
          </table:table-cell>
          <table:table-cell office:value-type="float" office:value="-0.430574301578658" calcext:value-type="float">
            <text:p>-0.430574301578658</text:p>
          </table:table-cell>
          <table:table-cell office:value-type="float" office:value="-0.398408037707696" calcext:value-type="float">
            <text:p>-0.398408037707696</text:p>
          </table:table-cell>
          <table:table-cell office:value-type="float" office:value="-0.415987747368328" calcext:value-type="float">
            <text:p>-0.415987747368328</text:p>
          </table:table-cell>
          <table:table-cell office:value-type="float" office:value="-0.369101476390076" calcext:value-type="float">
            <text:p>-0.369101476390076</text:p>
          </table:table-cell>
          <table:table-cell office:value-type="float" office:value="-0.356105166440961" calcext:value-type="float">
            <text:p>-0.356105166440961</text:p>
          </table:table-cell>
          <table:table-cell office:value-type="float" office:value="-0.365427737611609" calcext:value-type="float">
            <text:p>-0.365427737611609</text:p>
          </table:table-cell>
          <table:table-cell office:value-type="float" office:value="-0.365077476126174" calcext:value-type="float">
            <text:p>-0.365077476126174</text:p>
          </table:table-cell>
          <table:table-cell office:value-type="float" office:value="-0.358904866114845" calcext:value-type="float">
            <text:p>-0.358904866114845</text:p>
          </table:table-cell>
          <table:table-cell office:value-type="float" office:value="-0.357954479194351" calcext:value-type="float">
            <text:p>-0.357954479194351</text:p>
          </table:table-cell>
          <table:table-cell office:value-type="float" office:value="-0.363859151846515" calcext:value-type="float">
            <text:p>-0.363859151846515</text:p>
          </table:table-cell>
          <table:table-cell office:value-type="float" office:value="-0.42141619919105" calcext:value-type="float">
            <text:p>-0.42141619919105</text:p>
          </table:table-cell>
          <table:table-cell office:value-type="float" office:value="-0.40914862914586" calcext:value-type="float">
            <text:p>-0.40914862914586</text:p>
          </table:table-cell>
          <table:table-cell office:value-type="float" office:value="-0.357615796424446" calcext:value-type="float">
            <text:p>-0.357615796424446</text:p>
          </table:table-cell>
          <table:table-cell office:value-type="float" office:value="-0.333471605532246" calcext:value-type="float">
            <text:p>-0.333471605532246</text:p>
          </table:table-cell>
          <table:table-cell office:value-type="float" office:value="-0.329659578170242" calcext:value-type="float">
            <text:p>-0.329659578170242</text:p>
          </table:table-cell>
          <table:table-cell office:value-type="float" office:value="-0.339762285476012" calcext:value-type="float">
            <text:p>-0.339762285476012</text:p>
          </table:table-cell>
          <table:table-cell office:value-type="float" office:value="-0.364288450124577" calcext:value-type="float">
            <text:p>-0.364288450124577</text:p>
          </table:table-cell>
          <table:table-cell office:value-type="float" office:value="-0.392924751786093" calcext:value-type="float">
            <text:p>-0.392924751786093</text:p>
          </table:table-cell>
          <table:table-cell office:value-type="float" office:value="-0.413881116047292" calcext:value-type="float">
            <text:p>-0.413881116047292</text:p>
          </table:table-cell>
          <table:table-cell office:value-type="float" office:value="-0.421741989862183" calcext:value-type="float">
            <text:p>-0.421741989862183</text:p>
          </table:table-cell>
          <table:table-cell office:value-type="float" office:value="-0.429438466360928" calcext:value-type="float">
            <text:p>-0.429438466360928</text:p>
          </table:table-cell>
          <table:table-cell office:value-type="float" office:value="-0.425289521168745" calcext:value-type="float">
            <text:p>-0.425289521168745</text:p>
          </table:table-cell>
          <table:table-cell office:value-type="float" office:value="-0.390810924606385" calcext:value-type="float">
            <text:p>-0.390810924606385</text:p>
          </table:table-cell>
          <table:table-cell office:value-type="float" office:value="-0.39180062043028" calcext:value-type="float">
            <text:p>-0.39180062043028</text:p>
          </table:table-cell>
          <table:table-cell office:value-type="float" office:value="-0.430484814828673" calcext:value-type="float">
            <text:p>-0.430484814828673</text:p>
          </table:table-cell>
          <table:table-cell office:value-type="float" office:value="-0.437217778098886" calcext:value-type="float">
            <text:p>-0.437217778098886</text:p>
          </table:table-cell>
          <table:table-cell office:value-type="float" office:value="-0.436349241878471" calcext:value-type="float">
            <text:p>-0.436349241878471</text:p>
          </table:table-cell>
          <table:table-cell office:value-type="float" office:value="-0.431178946001465" calcext:value-type="float">
            <text:p>-0.431178946001465</text:p>
          </table:table-cell>
          <table:table-cell office:value-type="float" office:value="-0.386797787462872" calcext:value-type="float">
            <text:p>-0.386797787462872</text:p>
          </table:table-cell>
          <table:table-cell office:value-type="float" office:value="-0.38395595992099" calcext:value-type="float">
            <text:p>-0.38395595992099</text:p>
          </table:table-cell>
          <table:table-cell office:value-type="float" office:value="-0.396196789786761" calcext:value-type="float">
            <text:p>-0.396196789786761</text:p>
          </table:table-cell>
          <table:table-cell office:value-type="float" office:value="-0.410407339404347" calcext:value-type="float">
            <text:p>-0.410407339404347</text:p>
          </table:table-cell>
          <table:table-cell office:value-type="float" office:value="-0.419119541928777" calcext:value-type="float">
            <text:p>-0.419119541928777</text:p>
          </table:table-cell>
          <table:table-cell office:value-type="float" office:value="-0.387358095048803" calcext:value-type="float">
            <text:p>-0.387358095048803</text:p>
          </table:table-cell>
          <table:table-cell office:value-type="float" office:value="-0.340604675242894" calcext:value-type="float">
            <text:p>-0.340604675242894</text:p>
          </table:table-cell>
          <table:table-cell office:value-type="float" office:value="-0.325775422754195" calcext:value-type="float">
            <text:p>-0.325775422754195</text:p>
          </table:table-cell>
          <table:table-cell office:value-type="float" office:value="-0.330192289582024" calcext:value-type="float">
            <text:p>-0.330192289582024</text:p>
          </table:table-cell>
          <table:table-cell office:value-type="float" office:value="-0.346078834573204" calcext:value-type="float">
            <text:p>-0.346078834573204</text:p>
          </table:table-cell>
          <table:table-cell office:value-type="float" office:value="-0.382006078466424" calcext:value-type="float">
            <text:p>-0.382006078466424</text:p>
          </table:table-cell>
          <table:table-cell office:value-type="float" office:value="-0.402037628512983" calcext:value-type="float">
            <text:p>-0.402037628512983</text:p>
          </table:table-cell>
          <table:table-cell office:value-type="float" office:value="-0.405673232958754" calcext:value-type="float">
            <text:p>-0.405673232958754</text:p>
          </table:table-cell>
          <table:table-cell office:value-type="float" office:value="-0.414760506409898" calcext:value-type="float">
            <text:p>-0.414760506409898</text:p>
          </table:table-cell>
          <table:table-cell office:value-type="float" office:value="-0.408807666961993" calcext:value-type="float">
            <text:p>-0.408807666961993</text:p>
          </table:table-cell>
          <table:table-cell office:value-type="float" office:value="-0.368285365391632" calcext:value-type="float">
            <text:p>-0.368285365391632</text:p>
          </table:table-cell>
          <table:table-cell office:value-type="float" office:value="-0.393182681020701" calcext:value-type="float">
            <text:p>-0.393182681020701</text:p>
          </table:table-cell>
          <table:table-cell office:value-type="float" office:value="-0.455845940562074" calcext:value-type="float">
            <text:p>-0.455845940562074</text:p>
          </table:table-cell>
          <table:table-cell office:value-type="float" office:value="-0.450071971058662" calcext:value-type="float">
            <text:p>-0.450071971058662</text:p>
          </table:table-cell>
          <table:table-cell office:value-type="float" office:value="-0.442630320856101" calcext:value-type="float">
            <text:p>-0.442630320856101</text:p>
          </table:table-cell>
          <table:table-cell office:value-type="float" office:value="-0.426992964515023" calcext:value-type="float">
            <text:p>-0.426992964515023</text:p>
          </table:table-cell>
          <table:table-cell office:value-type="float" office:value="-0.37825593836167" calcext:value-type="float">
            <text:p>-0.37825593836167</text:p>
          </table:table-cell>
          <table:table-cell office:value-type="float" office:value="-0.349211971964643" calcext:value-type="float">
            <text:p>-0.349211971964643</text:p>
          </table:table-cell>
          <table:table-cell office:value-type="float" office:value="-0.359553002195838" calcext:value-type="float">
            <text:p>-0.359553002195838</text:p>
          </table:table-cell>
          <table:table-cell office:value-type="float" office:value="-0.36248029785513" calcext:value-type="float">
            <text:p>-0.36248029785513</text:p>
          </table:table-cell>
          <table:table-cell office:value-type="float" office:value="-0.361407073674141" calcext:value-type="float">
            <text:p>-0.361407073674141</text:p>
          </table:table-cell>
          <table:table-cell office:value-type="float" office:value="-0.358869934425214" calcext:value-type="float">
            <text:p>-0.358869934425214</text:p>
          </table:table-cell>
          <table:table-cell office:value-type="float" office:value="-0.353836897137636" calcext:value-type="float">
            <text:p>-0.353836897137636</text:p>
          </table:table-cell>
          <table:table-cell office:value-type="float" office:value="-0.340262821117433" calcext:value-type="float">
            <text:p>-0.340262821117433</text:p>
          </table:table-cell>
          <table:table-cell office:value-type="float" office:value="-0.32212802232917" calcext:value-type="float">
            <text:p>-0.32212802232917</text:p>
          </table:table-cell>
          <table:table-cell office:value-type="float" office:value="-0.312336395400104" calcext:value-type="float">
            <text:p>-0.312336395400104</text:p>
          </table:table-cell>
          <table:table-cell office:value-type="float" office:value="-0.320937343215476" calcext:value-type="float">
            <text:p>-0.320937343215476</text:p>
          </table:table-cell>
          <table:table-cell office:value-type="float" office:value="-0.360334873107827" calcext:value-type="float">
            <text:p>-0.360334873107827</text:p>
          </table:table-cell>
          <table:table-cell office:value-type="float" office:value="-0.381036685312492" calcext:value-type="float">
            <text:p>-0.381036685312492</text:p>
          </table:table-cell>
          <table:table-cell office:value-type="float" office:value="-0.402442359719684" calcext:value-type="float">
            <text:p>-0.402442359719684</text:p>
          </table:table-cell>
          <table:table-cell office:value-type="float" office:value="-0.407704851353966" calcext:value-type="float">
            <text:p>-0.407704851353966</text:p>
          </table:table-cell>
          <table:table-cell office:value-type="float" office:value="-0.405678902637765" calcext:value-type="float">
            <text:p>-0.405678902637765</text:p>
          </table:table-cell>
          <table:table-cell office:value-type="float" office:value="-0.399570160145468" calcext:value-type="float">
            <text:p>-0.399570160145468</text:p>
          </table:table-cell>
          <table:table-cell office:value-type="float" office:value="-0.377209963078946" calcext:value-type="float">
            <text:p>-0.377209963078946</text:p>
          </table:table-cell>
          <table:table-cell office:value-type="float" office:value="-0.36575249242439" calcext:value-type="float">
            <text:p>-0.36575249242439</text:p>
          </table:table-cell>
          <table:table-cell office:value-type="float" office:value="-0.401159199756064" calcext:value-type="float">
            <text:p>-0.401159199756064</text:p>
          </table:table-cell>
          <table:table-cell office:value-type="float" office:value="-0.426902790188523" calcext:value-type="float">
            <text:p>-0.426902790188523</text:p>
          </table:table-cell>
          <table:table-cell office:value-type="float" office:value="-0.434793756096859" calcext:value-type="float">
            <text:p>-0.434793756096859</text:p>
          </table:table-cell>
          <table:table-cell office:value-type="float" office:value="-0.43236593512564" calcext:value-type="float">
            <text:p>-0.43236593512564</text:p>
          </table:table-cell>
          <table:table-cell office:value-type="float" office:value="-0.437773497815768" calcext:value-type="float">
            <text:p>-0.437773497815768</text:p>
          </table:table-cell>
          <table:table-cell office:value-type="float" office:value="-0.3690614462027" calcext:value-type="float">
            <text:p>-0.3690614462027</text:p>
          </table:table-cell>
          <table:table-cell office:value-type="float" office:value="-0.346272572193043" calcext:value-type="float">
            <text:p>-0.346272572193043</text:p>
          </table:table-cell>
          <table:table-cell office:value-type="float" office:value="-0.341328168593277" calcext:value-type="float">
            <text:p>-0.341328168593277</text:p>
          </table:table-cell>
          <table:table-cell office:value-type="float" office:value="-0.346911135344653" calcext:value-type="float">
            <text:p>-0.346911135344653</text:p>
          </table:table-cell>
          <table:table-cell office:value-type="float" office:value="-0.342837663951947" calcext:value-type="float">
            <text:p>-0.342837663951947</text:p>
          </table:table-cell>
          <table:table-cell office:value-type="float" office:value="-0.337300348152277" calcext:value-type="float">
            <text:p>-0.337300348152277</text:p>
          </table:table-cell>
          <table:table-cell office:value-type="float" office:value="-0.342784192245453" calcext:value-type="float">
            <text:p>-0.342784192245453</text:p>
          </table:table-cell>
          <table:table-cell office:value-type="float" office:value="-0.346340220291017" calcext:value-type="float">
            <text:p>-0.346340220291017</text:p>
          </table:table-cell>
          <table:table-cell office:value-type="float" office:value="-0.351363863415988" calcext:value-type="float">
            <text:p>-0.351363863415988</text:p>
          </table:table-cell>
          <table:table-cell office:value-type="float" office:value="-0.351435266107602" calcext:value-type="float">
            <text:p>-0.351435266107602</text:p>
          </table:table-cell>
          <table:table-cell office:value-type="float" office:value="-0.351620653940946" calcext:value-type="float">
            <text:p>-0.351620653940946</text:p>
          </table:table-cell>
          <table:table-cell office:value-type="float" office:value="-0.351593373519319" calcext:value-type="float">
            <text:p>-0.351593373519319</text:p>
          </table:table-cell>
          <table:table-cell office:value-type="float" office:value="-0.352819038328394" calcext:value-type="float">
            <text:p>-0.352819038328394</text:p>
          </table:table-cell>
          <table:table-cell office:value-type="float" office:value="-0.352655528376336" calcext:value-type="float">
            <text:p>-0.352655528376336</text:p>
          </table:table-cell>
          <table:table-cell office:value-type="float" office:value="-0.352511814260167" calcext:value-type="float">
            <text:p>-0.352511814260167</text:p>
          </table:table-cell>
          <table:table-cell office:value-type="float" office:value="-0.352491655934455" calcext:value-type="float">
            <text:p>-0.352491655934455</text:p>
          </table:table-cell>
          <table:table-cell office:value-type="float" office:value="-0.353045062178242" calcext:value-type="float">
            <text:p>-0.353045062178242</text:p>
          </table:table-cell>
          <table:table-cell office:value-type="float" office:value="-0.352849190897792" calcext:value-type="float">
            <text:p>-0.352849190897792</text:p>
          </table:table-cell>
          <table:table-cell office:value-type="float" office:value="-0.352905769268977" calcext:value-type="float">
            <text:p>-0.352905769268977</text:p>
          </table:table-cell>
          <table:table-cell office:value-type="float" office:value="-0.352555185194522" calcext:value-type="float">
            <text:p>-0.352555185194522</text:p>
          </table:table-cell>
          <table:table-cell office:value-type="float" office:value="-0.353116028582482" calcext:value-type="float">
            <text:p>-0.353116028582482</text:p>
          </table:table-cell>
          <table:table-cell office:value-type="float" office:value="-0.352656479512487" calcext:value-type="float">
            <text:p>-0.352656479512487</text:p>
          </table:table-cell>
          <table:table-cell office:value-type="float" office:value="-0.352930130146079" calcext:value-type="float">
            <text:p>-0.352930130146079</text:p>
          </table:table-cell>
          <table:table-cell office:value-type="float" office:value="-0.352365157603908" calcext:value-type="float">
            <text:p>-0.352365157603908</text:p>
          </table:table-cell>
          <table:table-cell office:value-type="float" office:value="-0.35256542053914" calcext:value-type="float">
            <text:p>-0.35256542053914</text:p>
          </table:table-cell>
          <table:table-cell office:value-type="float" office:value="-0.352809532262898" calcext:value-type="float">
            <text:p>-0.352809532262898</text:p>
          </table:table-cell>
          <table:table-cell office:value-type="float" office:value="-0.352072099486385" calcext:value-type="float">
            <text:p>-0.352072099486385</text:p>
          </table:table-cell>
          <table:table-cell office:value-type="float" office:value="-0.352415365681544" calcext:value-type="float">
            <text:p>-0.352415365681544</text:p>
          </table:table-cell>
          <table:table-cell office:value-type="float" office:value="-0.352279253778858" calcext:value-type="float">
            <text:p>-0.352279253778858</text:p>
          </table:table-cell>
          <table:table-cell office:value-type="float" office:value="-0.352914158653231" calcext:value-type="float">
            <text:p>-0.352914158653231</text:p>
          </table:table-cell>
          <table:table-cell office:value-type="float" office:value="-0.352582617236458" calcext:value-type="float">
            <text:p>-0.352582617236458</text:p>
          </table:table-cell>
          <table:table-cell office:value-type="float" office:value="-0.353095654184991" calcext:value-type="float">
            <text:p>-0.353095654184991</text:p>
          </table:table-cell>
          <table:table-cell office:value-type="float" office:value="-0.352885512788117" calcext:value-type="float">
            <text:p>-0.352885512788117</text:p>
          </table:table-cell>
          <table:table-cell office:value-type="float" office:value="-0.352702127580452" calcext:value-type="float">
            <text:p>-0.352702127580452</text:p>
          </table:table-cell>
          <table:table-cell office:value-type="float" office:value="-0.352750141399577" calcext:value-type="float">
            <text:p>-0.352750141399577</text:p>
          </table:table-cell>
          <table:table-cell office:value-type="float" office:value="-0.352183154077555" calcext:value-type="float">
            <text:p>-0.352183154077555</text:p>
          </table:table-cell>
          <table:table-cell office:value-type="float" office:value="-0.353033651881441" calcext:value-type="float">
            <text:p>-0.353033651881441</text:p>
          </table:table-cell>
          <table:table-cell office:value-type="float" office:value="-0.352566092750473" calcext:value-type="float">
            <text:p>-0.352566092750473</text:p>
          </table:table-cell>
          <table:table-cell office:value-type="float" office:value="-0.352642169363458" calcext:value-type="float">
            <text:p>-0.352642169363458</text:p>
          </table:table-cell>
          <table:table-cell office:value-type="float" office:value="-0.353057651941801" calcext:value-type="float">
            <text:p>-0.353057651941801</text:p>
          </table:table-cell>
          <table:table-cell office:value-type="float" office:value="-0.352300150513044" calcext:value-type="float">
            <text:p>-0.352300150513044</text:p>
          </table:table-cell>
          <table:table-cell office:value-type="float" office:value="-0.352304245509283" calcext:value-type="float">
            <text:p>-0.352304245509283</text:p>
          </table:table-cell>
          <table:table-cell office:value-type="float" office:value="-0.352781845606804" calcext:value-type="float">
            <text:p>-0.352781845606804</text:p>
          </table:table-cell>
          <table:table-cell office:value-type="float" office:value="-0.351642380084286" calcext:value-type="float">
            <text:p>-0.351642380084286</text:p>
          </table:table-cell>
          <table:table-cell office:value-type="float" office:value="-0.352554141595132" calcext:value-type="float">
            <text:p>-0.352554141595132</text:p>
          </table:table-cell>
          <table:table-cell office:value-type="float" office:value="-0.352794331369432" calcext:value-type="float">
            <text:p>-0.352794331369432</text:p>
          </table:table-cell>
          <table:table-cell office:value-type="float" office:value="-0.351815034318177" calcext:value-type="float">
            <text:p>-0.351815034318177</text:p>
          </table:table-cell>
          <table:table-cell office:value-type="float" office:value="-0.353348712465315" calcext:value-type="float">
            <text:p>-0.353348712465315</text:p>
          </table:table-cell>
          <table:table-cell office:value-type="float" office:value="-0.35284960922371" calcext:value-type="float">
            <text:p>-0.35284960922371</text:p>
          </table:table-cell>
          <table:table-cell office:value-type="float" office:value="-0.352848905361498" calcext:value-type="float">
            <text:p>-0.352848905361498</text:p>
          </table:table-cell>
          <table:table-cell office:value-type="float" office:value="-0.352432944713502" calcext:value-type="float">
            <text:p>-0.352432944713502</text:p>
          </table:table-cell>
          <table:table-cell office:value-type="float" office:value="-0.352578617302319" calcext:value-type="float">
            <text:p>-0.352578617302319</text:p>
          </table:table-cell>
          <table:table-cell office:value-type="float" office:value="-0.352224115740716" calcext:value-type="float">
            <text:p>-0.352224115740716</text:p>
          </table:table-cell>
          <table:table-cell office:value-type="float" office:value="-0.352640419844865" calcext:value-type="float">
            <text:p>-0.352640419844865</text:p>
          </table:table-cell>
          <table:table-cell office:value-type="float" office:value="-0.352214133404584" calcext:value-type="float">
            <text:p>-0.352214133404584</text:p>
          </table:table-cell>
          <table:table-cell office:value-type="float" office:value="-0.352465058899611" calcext:value-type="float">
            <text:p>-0.352465058899611</text:p>
          </table:table-cell>
          <table:table-cell office:value-type="float" office:value="-0.352401742207911" calcext:value-type="float">
            <text:p>-0.352401742207911</text:p>
          </table:table-cell>
          <table:table-cell office:value-type="float" office:value="-0.352598989586919" calcext:value-type="float">
            <text:p>-0.352598989586919</text:p>
          </table:table-cell>
          <table:table-cell office:value-type="float" office:value="-0.351502520666723" calcext:value-type="float">
            <text:p>-0.351502520666723</text:p>
          </table:table-cell>
          <table:table-cell office:value-type="float" office:value="-0.352409878691613" calcext:value-type="float">
            <text:p>-0.352409878691613</text:p>
          </table:table-cell>
          <table:table-cell office:value-type="float" office:value="-0.352308027621383" calcext:value-type="float">
            <text:p>-0.352308027621383</text:p>
          </table:table-cell>
          <table:table-cell office:value-type="float" office:value="-0.352317347814048" calcext:value-type="float">
            <text:p>-0.352317347814048</text:p>
          </table:table-cell>
          <table:table-cell office:value-type="float" office:value="-0.35242591532998" calcext:value-type="float">
            <text:p>-0.35242591532998</text:p>
          </table:table-cell>
          <table:table-cell office:value-type="float" office:value="-0.3524559890965" calcext:value-type="float">
            <text:p>-0.3524559890965</text:p>
          </table:table-cell>
          <table:table-cell office:value-type="float" office:value="-0.352954082171446" calcext:value-type="float">
            <text:p>-0.352954082171446</text:p>
          </table:table-cell>
          <table:table-cell office:value-type="float" office:value="-0.352357160853411" calcext:value-type="float">
            <text:p>-0.352357160853411</text:p>
          </table:table-cell>
          <table:table-cell office:value-type="float" office:value="-0.352901742801987" calcext:value-type="float">
            <text:p>-0.352901742801987</text:p>
          </table:table-cell>
          <table:table-cell office:value-type="float" office:value="-0.352982972034951" calcext:value-type="float">
            <text:p>-0.352982972034951</text:p>
          </table:table-cell>
          <table:table-cell office:value-type="float" office:value="-0.352920732511577" calcext:value-type="float">
            <text:p>-0.352920732511577</text:p>
          </table:table-cell>
          <table:table-cell office:value-type="float" office:value="-0.352498532913085" calcext:value-type="float">
            <text:p>-0.352498532913085</text:p>
          </table:table-cell>
          <table:table-cell office:value-type="float" office:value="-0.352326604208026" calcext:value-type="float">
            <text:p>-0.352326604208026</text:p>
          </table:table-cell>
          <table:table-cell office:value-type="float" office:value="-0.352831083545754" calcext:value-type="float">
            <text:p>-0.352831083545754</text:p>
          </table:table-cell>
          <table:table-cell office:value-type="float" office:value="-0.352112355935734" calcext:value-type="float">
            <text:p>-0.352112355935734</text:p>
          </table:table-cell>
          <table:table-cell office:value-type="float" office:value="-0.352216798891767" calcext:value-type="float">
            <text:p>-0.352216798891767</text:p>
          </table:table-cell>
          <table:table-cell office:value-type="float" office:value="-0.352648104488039" calcext:value-type="float">
            <text:p>-0.352648104488039</text:p>
          </table:table-cell>
          <table:table-cell office:value-type="float" office:value="-0.353708219460458" calcext:value-type="float">
            <text:p>-0.353708219460458</text:p>
          </table:table-cell>
          <table:table-cell office:value-type="float" office:value="-0.353281108947489" calcext:value-type="float">
            <text:p>-0.353281108947489</text:p>
          </table:table-cell>
          <table:table-cell office:value-type="float" office:value="-0.353350665185802" calcext:value-type="float">
            <text:p>-0.353350665185802</text:p>
          </table:table-cell>
          <table:table-cell office:value-type="float" office:value="-0.353453669766279" calcext:value-type="float">
            <text:p>-0.353453669766279</text:p>
          </table:table-cell>
          <table:table-cell office:value-type="float" office:value="-0.352613942011215" calcext:value-type="float">
            <text:p>-0.352613942011215</text:p>
          </table:table-cell>
          <table:table-cell office:value-type="float" office:value="-0.352146910455834" calcext:value-type="float">
            <text:p>-0.352146910455834</text:p>
          </table:table-cell>
          <table:table-cell office:value-type="float" office:value="-0.352347395347227" calcext:value-type="float">
            <text:p>-0.352347395347227</text:p>
          </table:table-cell>
          <table:table-cell table:number-columns-repeated="605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149540717840346" calcext:value-type="float">
            <text:p>-1.49540717840346E-05</text:p>
          </table:table-cell>
          <table:table-cell office:value-type="float" office:value="-0.00000278345766746568" calcext:value-type="float">
            <text:p>-2.78345766746568E-06</text:p>
          </table:table-cell>
          <table:table-cell office:value-type="float" office:value="-0.0000013972966154685" calcext:value-type="float">
            <text:p>-1.3972966154685E-06</text:p>
          </table:table-cell>
          <table:table-cell office:value-type="float" office:value="-0.00000341150276667035" calcext:value-type="float">
            <text:p>-3.41150276667035E-06</text:p>
          </table:table-cell>
          <table:table-cell office:value-type="float" office:value="0.00000858827520083816" calcext:value-type="float">
            <text:p>8.58827520083816E-06</text:p>
          </table:table-cell>
          <table:table-cell office:value-type="float" office:value="-0.0000025816793605693" calcext:value-type="float">
            <text:p>-2.5816793605693E-06</text:p>
          </table:table-cell>
          <table:table-cell office:value-type="float" office:value="0.00000174396537416799" calcext:value-type="float">
            <text:p>1.74396537416799E-06</text:p>
          </table:table-cell>
          <table:table-cell office:value-type="float" office:value="-0.0000225856450353223" calcext:value-type="float">
            <text:p>-2.25856450353223E-05</text:p>
          </table:table-cell>
          <table:table-cell office:value-type="float" office:value="0.0000341534313021419" calcext:value-type="float">
            <text:p>3.41534313021419E-05</text:p>
          </table:table-cell>
          <table:table-cell office:value-type="float" office:value="-0.0000317739288082097" calcext:value-type="float">
            <text:p>-3.17739288082097E-05</text:p>
          </table:table-cell>
          <table:table-cell office:value-type="float" office:value="-0.00000738103413844282" calcext:value-type="float">
            <text:p>-7.38103413844282E-06</text:p>
          </table:table-cell>
          <table:table-cell office:value-type="float" office:value="0.0000247823016087945" calcext:value-type="float">
            <text:p>2.47823016087945E-05</text:p>
          </table:table-cell>
          <table:table-cell office:value-type="float" office:value="-0.0000173146930130819" calcext:value-type="float">
            <text:p>-1.73146930130819E-05</text:p>
          </table:table-cell>
          <table:table-cell office:value-type="float" office:value="0.0000331411797092063" calcext:value-type="float">
            <text:p>3.31411797092063E-05</text:p>
          </table:table-cell>
          <table:table-cell office:value-type="float" office:value="-0.000027144340581764" calcext:value-type="float">
            <text:p>-2.7144340581764E-05</text:p>
          </table:table-cell>
          <table:table-cell office:value-type="float" office:value="0.0000187956905411402" calcext:value-type="float">
            <text:p>1.87956905411402E-05</text:p>
          </table:table-cell>
          <table:table-cell office:value-type="float" office:value="0.0000139627030615319" calcext:value-type="float">
            <text:p>1.39627030615319E-05</text:p>
          </table:table-cell>
          <table:table-cell office:value-type="float" office:value="-0.0000339037175075552" calcext:value-type="float">
            <text:p>-3.39037175075552E-05</text:p>
          </table:table-cell>
          <table:table-cell office:value-type="float" office:value="0.0000271255454720731" calcext:value-type="float">
            <text:p>2.71255454720731E-05</text:p>
          </table:table-cell>
          <table:table-cell office:value-type="float" office:value="-0.0000245806708388807" calcext:value-type="float">
            <text:p>-2.45806708388807E-05</text:p>
          </table:table-cell>
          <table:table-cell office:value-type="float" office:value="0.0000170567998430404" calcext:value-type="float">
            <text:p>1.70567998430404E-05</text:p>
          </table:table-cell>
          <table:table-cell office:value-type="float" office:value="-0.00000547431939401655" calcext:value-type="float">
            <text:p>-5.47431939401655E-06</text:p>
          </table:table-cell>
          <table:table-cell office:value-type="float" office:value="-0.0000028331290699013" calcext:value-type="float">
            <text:p>-2.8331290699013E-06</text:p>
          </table:table-cell>
          <table:table-cell office:value-type="float" office:value="-0.000019241651543711" calcext:value-type="float">
            <text:p>-1.9241651543711E-05</text:p>
          </table:table-cell>
          <table:table-cell office:value-type="float" office:value="0.0000320924346210449" calcext:value-type="float">
            <text:p>3.20924346210449E-05</text:p>
          </table:table-cell>
          <table:table-cell office:value-type="float" office:value="-0.0000236386141697076" calcext:value-type="float">
            <text:p>-2.36386141697076E-05</text:p>
          </table:table-cell>
          <table:table-cell office:value-type="float" office:value="0.0000327718928923582" calcext:value-type="float">
            <text:p>3.27718928923582E-05</text:p>
          </table:table-cell>
          <table:table-cell office:value-type="float" office:value="-0.0000265035410779713" calcext:value-type="float">
            <text:p>-2.65035410779713E-05</text:p>
          </table:table-cell>
          <table:table-cell office:value-type="float" office:value="0.000000112711548150291" calcext:value-type="float">
            <text:p>1.12711548150291E-07</text:p>
          </table:table-cell>
          <table:table-cell office:value-type="float" office:value="0.00000471482409564183" calcext:value-type="float">
            <text:p>4.71482409564183E-06</text:p>
          </table:table-cell>
          <table:table-cell office:value-type="float" office:value="-0.0000324056762853186" calcext:value-type="float">
            <text:p>-3.24056762853186E-05</text:p>
          </table:table-cell>
          <table:table-cell office:value-type="float" office:value="0.0000217542520321023" calcext:value-type="float">
            <text:p>2.17542520321023E-05</text:p>
          </table:table-cell>
          <table:table-cell office:value-type="float" office:value="0.00000137764382457384" calcext:value-type="float">
            <text:p>1.37764382457384E-06</text:p>
          </table:table-cell>
          <table:table-cell office:value-type="float" office:value="-0.00090697650307936" calcext:value-type="float">
            <text:p>-0.000906976503079</text:p>
          </table:table-cell>
          <table:table-cell office:value-type="float" office:value="0.000177645444559171" calcext:value-type="float">
            <text:p>0.000177645444559</text:p>
          </table:table-cell>
          <table:table-cell office:value-type="float" office:value="-0.00046084989340861" calcext:value-type="float">
            <text:p>-0.000460849893409</text:p>
          </table:table-cell>
          <table:table-cell office:value-type="float" office:value="-0.0000631915564378582" calcext:value-type="float">
            <text:p>-6.31915564378582E-05</text:p>
          </table:table-cell>
          <table:table-cell office:value-type="float" office:value="0.000325010566621708" calcext:value-type="float">
            <text:p>0.000325010566622</text:p>
          </table:table-cell>
          <table:table-cell office:value-type="float" office:value="0.000542032281478533" calcext:value-type="float">
            <text:p>0.000542032281479</text:p>
          </table:table-cell>
          <table:table-cell office:value-type="float" office:value="0.00145407259110025" calcext:value-type="float">
            <text:p>0.0014540725911</text:p>
          </table:table-cell>
          <table:table-cell office:value-type="float" office:value="0.0038852335393767" calcext:value-type="float">
            <text:p>0.003885233539377</text:p>
          </table:table-cell>
          <table:table-cell office:value-type="float" office:value="0.00516603768702817" calcext:value-type="float">
            <text:p>0.005166037687028</text:p>
          </table:table-cell>
          <table:table-cell office:value-type="float" office:value="0.0240206189473294" calcext:value-type="float">
            <text:p>0.02402061894733</text:p>
          </table:table-cell>
          <table:table-cell office:value-type="float" office:value="0.00241804190017048" calcext:value-type="float">
            <text:p>0.00241804190017</text:p>
          </table:table-cell>
          <table:table-cell office:value-type="float" office:value="-0.00109811780655367" calcext:value-type="float">
            <text:p>-0.001098117806554</text:p>
          </table:table-cell>
          <table:table-cell office:value-type="float" office:value="-0.0268949385264726" calcext:value-type="float">
            <text:p>-0.026894938526473</text:p>
          </table:table-cell>
          <table:table-cell office:value-type="float" office:value="-0.00105818424021126" calcext:value-type="float">
            <text:p>-0.001058184240211</text:p>
          </table:table-cell>
          <table:table-cell office:value-type="float" office:value="-0.00194265951528572" calcext:value-type="float">
            <text:p>-0.001942659515286</text:p>
          </table:table-cell>
          <table:table-cell office:value-type="float" office:value="-0.00045615750289385" calcext:value-type="float">
            <text:p>-0.000456157502894</text:p>
          </table:table-cell>
          <table:table-cell office:value-type="float" office:value="-0.00147877167882265" calcext:value-type="float">
            <text:p>-0.001478771678823</text:p>
          </table:table-cell>
          <table:table-cell office:value-type="float" office:value="-0.00226471178878079" calcext:value-type="float">
            <text:p>-0.002264711788781</text:p>
          </table:table-cell>
          <table:table-cell office:value-type="float" office:value="-0.00160420097937225" calcext:value-type="float">
            <text:p>-0.001604200979372</text:p>
          </table:table-cell>
          <table:table-cell office:value-type="float" office:value="0.0138754644202788" calcext:value-type="float">
            <text:p>0.013875464420279</text:p>
          </table:table-cell>
          <table:table-cell office:value-type="float" office:value="-0.00995934241293189" calcext:value-type="float">
            <text:p>-0.009959342412932</text:p>
          </table:table-cell>
          <table:table-cell office:value-type="float" office:value="-0.0112434026765062" calcext:value-type="float">
            <text:p>-0.011243402676506</text:p>
          </table:table-cell>
          <table:table-cell office:value-type="float" office:value="0.0023781067650705" calcext:value-type="float">
            <text:p>0.002378106765071</text:p>
          </table:table-cell>
          <table:table-cell office:value-type="float" office:value="0.0065030738727519" calcext:value-type="float">
            <text:p>0.006503073872752</text:p>
          </table:table-cell>
          <table:table-cell office:value-type="float" office:value="-0.00000177603814444094" calcext:value-type="float">
            <text:p>-1.77603814444094E-06</text:p>
          </table:table-cell>
          <table:table-cell office:value-type="float" office:value="-0.000978388651731443" calcext:value-type="float">
            <text:p>-0.000978388651731</text:p>
          </table:table-cell>
          <table:table-cell office:value-type="float" office:value="-0.00113009109803464" calcext:value-type="float">
            <text:p>-0.001130091098035</text:p>
          </table:table-cell>
          <table:table-cell office:value-type="float" office:value="0.00312075383278782" calcext:value-type="float">
            <text:p>0.003120753832788</text:p>
          </table:table-cell>
          <table:table-cell office:value-type="float" office:value="0.0188509446741291" calcext:value-type="float">
            <text:p>0.018850944674129</text:p>
          </table:table-cell>
          <table:table-cell office:value-type="float" office:value="0.0118218635427949" calcext:value-type="float">
            <text:p>0.011821863542795</text:p>
          </table:table-cell>
          <table:table-cell office:value-type="float" office:value="0.00326924215290003" calcext:value-type="float">
            <text:p>0.0032692421529</text:p>
          </table:table-cell>
          <table:table-cell office:value-type="float" office:value="0.000733208489833381" calcext:value-type="float">
            <text:p>0.000733208489833</text:p>
          </table:table-cell>
          <table:table-cell office:value-type="float" office:value="-0.000760799894637287" calcext:value-type="float">
            <text:p>-0.000760799894637</text:p>
          </table:table-cell>
          <table:table-cell office:value-type="float" office:value="-0.000106352355588424" calcext:value-type="float">
            <text:p>-0.000106352355588</text:p>
          </table:table-cell>
          <table:table-cell office:value-type="float" office:value="-0.0301356188759218" calcext:value-type="float">
            <text:p>-0.030135618875922</text:p>
          </table:table-cell>
          <table:table-cell office:value-type="float" office:value="-0.00387324974904918" calcext:value-type="float">
            <text:p>-0.003873249749049</text:p>
          </table:table-cell>
          <table:table-cell office:value-type="float" office:value="-0.0056692671115629" calcext:value-type="float">
            <text:p>-0.005669267111563</text:p>
          </table:table-cell>
          <table:table-cell office:value-type="float" office:value="-0.00216751600452936" calcext:value-type="float">
            <text:p>-0.002167516004529</text:p>
          </table:table-cell>
          <table:table-cell office:value-type="float" office:value="-0.000943610769422787" calcext:value-type="float">
            <text:p>-0.000943610769423</text:p>
          </table:table-cell>
          <table:table-cell office:value-type="float" office:value="-0.00118635366853631" calcext:value-type="float">
            <text:p>-0.001186353668536</text:p>
          </table:table-cell>
          <table:table-cell office:value-type="float" office:value="0.0338137014160723" calcext:value-type="float">
            <text:p>0.033813701416072</text:p>
          </table:table-cell>
          <table:table-cell office:value-type="float" office:value="-0.0335725074772411" calcext:value-type="float">
            <text:p>-0.033572507477241</text:p>
          </table:table-cell>
          <table:table-cell office:value-type="float" office:value="0.00160770012346367" calcext:value-type="float">
            <text:p>0.001607700123464</text:p>
          </table:table-cell>
          <table:table-cell office:value-type="float" office:value="0.00876579166231856" calcext:value-type="float">
            <text:p>0.008765791662319</text:p>
          </table:table-cell>
          <table:table-cell office:value-type="float" office:value="0.000186758326827852" calcext:value-type="float">
            <text:p>0.000186758326828</text:p>
          </table:table-cell>
          <table:table-cell office:value-type="float" office:value="-0.000117966367642053" calcext:value-type="float">
            <text:p>-0.000117966367642</text:p>
          </table:table-cell>
          <table:table-cell office:value-type="float" office:value="-0.00153561787503875" calcext:value-type="float">
            <text:p>-0.001535617875039</text:p>
          </table:table-cell>
          <table:table-cell office:value-type="float" office:value="0.00322596438220257" calcext:value-type="float">
            <text:p>0.003225964382203</text:p>
          </table:table-cell>
          <table:table-cell office:value-type="float" office:value="0.00422604359660311" calcext:value-type="float">
            <text:p>0.004226043596603</text:p>
          </table:table-cell>
          <table:table-cell office:value-type="float" office:value="0.0292354094991756" calcext:value-type="float">
            <text:p>0.029235409499176</text:p>
          </table:table-cell>
          <table:table-cell office:value-type="float" office:value="-0.00292558573871538" calcext:value-type="float">
            <text:p>-0.002925585738715</text:p>
          </table:table-cell>
          <table:table-cell office:value-type="float" office:value="-0.000536391100270484" calcext:value-type="float">
            <text:p>-0.00053639110027</text:p>
          </table:table-cell>
          <table:table-cell office:value-type="float" office:value="0.00094949099839059" calcext:value-type="float">
            <text:p>0.000949490998391</text:p>
          </table:table-cell>
          <table:table-cell office:value-type="float" office:value="-0.0248956435400202" calcext:value-type="float">
            <text:p>-0.02489564354002</text:p>
          </table:table-cell>
          <table:table-cell office:value-type="float" office:value="-0.00547592883720904" calcext:value-type="float">
            <text:p>-0.005475928837209</text:p>
          </table:table-cell>
          <table:table-cell office:value-type="float" office:value="-0.00187368863592491" calcext:value-type="float">
            <text:p>-0.001873688635925</text:p>
          </table:table-cell>
          <table:table-cell office:value-type="float" office:value="-0.00340174400218563" calcext:value-type="float">
            <text:p>-0.003401744002186</text:p>
          </table:table-cell>
          <table:table-cell office:value-type="float" office:value="-0.00325323850100617" calcext:value-type="float">
            <text:p>-0.003253238501006</text:p>
          </table:table-cell>
          <table:table-cell office:value-type="float" office:value="-0.00216456538809762" calcext:value-type="float">
            <text:p>-0.002164565388098</text:p>
          </table:table-cell>
          <table:table-cell office:value-type="float" office:value="-0.00206494724382383" calcext:value-type="float">
            <text:p>-0.002064947243824</text:p>
          </table:table-cell>
          <table:table-cell office:value-type="float" office:value="0.0332995683375317" calcext:value-type="float">
            <text:p>0.033299568337532</text:p>
          </table:table-cell>
          <table:table-cell office:value-type="float" office:value="-0.011518357150229" calcext:value-type="float">
            <text:p>-0.011518357150229</text:p>
          </table:table-cell>
          <table:table-cell office:value-type="float" office:value="-0.0133915923109704" calcext:value-type="float">
            <text:p>-0.01339159231097</text:p>
          </table:table-cell>
          <table:table-cell office:value-type="float" office:value="-0.00597676583535906" calcext:value-type="float">
            <text:p>-0.005976765835359</text:p>
          </table:table-cell>
          <table:table-cell office:value-type="float" office:value="-0.00522083195420076" calcext:value-type="float">
            <text:p>-0.005220831954201</text:p>
          </table:table-cell>
          <table:table-cell office:value-type="float" office:value="0.00713182976790844" calcext:value-type="float">
            <text:p>0.007131829767908</text:p>
          </table:table-cell>
          <table:table-cell office:value-type="float" office:value="0.00542042680599702" calcext:value-type="float">
            <text:p>0.005420426805997</text:p>
          </table:table-cell>
          <table:table-cell office:value-type="float" office:value="0.000179158566290527" calcext:value-type="float">
            <text:p>0.000179158566291</text:p>
          </table:table-cell>
          <table:table-cell office:value-type="float" office:value="-0.000597311541232992" calcext:value-type="float">
            <text:p>-0.000597311541233</text:p>
          </table:table-cell>
          <table:table-cell office:value-type="float" office:value="-0.000056121128022113" calcext:value-type="float">
            <text:p>-5.6121128022113E-05</text:p>
          </table:table-cell>
          <table:table-cell office:value-type="float" office:value="0.00327616901095912" calcext:value-type="float">
            <text:p>0.003276169010959</text:p>
          </table:table-cell>
          <table:table-cell office:value-type="float" office:value="0.00512070994691832" calcext:value-type="float">
            <text:p>0.005120709946918</text:p>
          </table:table-cell>
          <table:table-cell office:value-type="float" office:value="0.00984682294771316" calcext:value-type="float">
            <text:p>0.009846822947713</text:p>
          </table:table-cell>
          <table:table-cell office:value-type="float" office:value="0.00280660640540137" calcext:value-type="float">
            <text:p>0.002806606405401</text:p>
          </table:table-cell>
          <table:table-cell office:value-type="float" office:value="0.0104237708120046" calcext:value-type="float">
            <text:p>0.010423770812005</text:p>
          </table:table-cell>
          <table:table-cell office:value-type="float" office:value="-0.00129353198764864" calcext:value-type="float">
            <text:p>-0.001293531987649</text:p>
          </table:table-cell>
          <table:table-cell office:value-type="float" office:value="0.000688850087575132" calcext:value-type="float">
            <text:p>0.000688850087575</text:p>
          </table:table-cell>
          <table:table-cell office:value-type="float" office:value="-0.00436578522838205" calcext:value-type="float">
            <text:p>-0.004365785228382</text:p>
          </table:table-cell>
          <table:table-cell office:value-type="float" office:value="-0.0193298224557024" calcext:value-type="float">
            <text:p>-0.019329822455702</text:p>
          </table:table-cell>
          <table:table-cell office:value-type="float" office:value="-0.00337212454130947" calcext:value-type="float">
            <text:p>-0.003372124541309</text:p>
          </table:table-cell>
          <table:table-cell office:value-type="float" office:value="0.000840745733290682" calcext:value-type="float">
            <text:p>0.000840745733291</text:p>
          </table:table-cell>
          <table:table-cell office:value-type="float" office:value="-0.000553884149714468" calcext:value-type="float">
            <text:p>-0.000553884149714</text:p>
          </table:table-cell>
          <table:table-cell office:value-type="float" office:value="0.00108908104693461" calcext:value-type="float">
            <text:p>0.001089081046935</text:p>
          </table:table-cell>
          <table:table-cell office:value-type="float" office:value="0.00286551937120266" calcext:value-type="float">
            <text:p>0.002865519371203</text:p>
          </table:table-cell>
          <table:table-cell office:value-type="float" office:value="-0.0120447280686338" calcext:value-type="float">
            <text:p>-0.012044728068634</text:p>
          </table:table-cell>
          <table:table-cell office:value-type="float" office:value="-0.00635891071927286" calcext:value-type="float">
            <text:p>-0.006358910719273</text:p>
          </table:table-cell>
          <table:table-cell office:value-type="float" office:value="0.00135927203819275" calcext:value-type="float">
            <text:p>0.001359272038193</text:p>
          </table:table-cell>
          <table:table-cell office:value-type="float" office:value="0.00550828116826801" calcext:value-type="float">
            <text:p>0.005508281168268</text:p>
          </table:table-cell>
          <table:table-cell office:value-type="float" office:value="0.0023780885265075" calcext:value-type="float">
            <text:p>0.002378088526508</text:p>
          </table:table-cell>
          <table:table-cell office:value-type="float" office:value="-0.000570603843987161" calcext:value-type="float">
            <text:p>-0.000570603843987</text:p>
          </table:table-cell>
          <table:table-cell office:value-type="float" office:value="0.000208248828099" calcext:value-type="float">
            <text:p>0.000208248828099</text:p>
          </table:table-cell>
          <table:table-cell office:value-type="float" office:value="0.0000726724908277077" calcext:value-type="float">
            <text:p>7.26724908277077E-05</text:p>
          </table:table-cell>
          <table:table-cell office:value-type="float" office:value="0.0189487220809727" calcext:value-type="float">
            <text:p>0.018948722080973</text:p>
          </table:table-cell>
          <table:table-cell office:value-type="float" office:value="0.00399557305892456" calcext:value-type="float">
            <text:p>0.003995573058925</text:p>
          </table:table-cell>
          <table:table-cell office:value-type="float" office:value="0.0156205802981" calcext:value-type="float">
            <text:p>0.0156205802981</text:p>
          </table:table-cell>
          <table:table-cell office:value-type="float" office:value="0.000420382058245294" calcext:value-type="float">
            <text:p>0.000420382058245</text:p>
          </table:table-cell>
          <table:table-cell office:value-type="float" office:value="-0.000444052939025941" calcext:value-type="float">
            <text:p>-0.000444052939026</text:p>
          </table:table-cell>
          <table:table-cell office:value-type="float" office:value="-0.000327702829364507" calcext:value-type="float">
            <text:p>-0.000327702829365</text:p>
          </table:table-cell>
          <table:table-cell office:value-type="float" office:value="-0.0049141559779457" calcext:value-type="float">
            <text:p>-0.004914155977946</text:p>
          </table:table-cell>
          <table:table-cell office:value-type="float" office:value="-0.0222848730927106" calcext:value-type="float">
            <text:p>-0.022284873092711</text:p>
          </table:table-cell>
          <table:table-cell office:value-type="float" office:value="-0.00954112086413533" calcext:value-type="float">
            <text:p>-0.009541120864135</text:p>
          </table:table-cell>
          <table:table-cell office:value-type="float" office:value="-0.0035090449909751" calcext:value-type="float">
            <text:p>-0.003509044990975</text:p>
          </table:table-cell>
          <table:table-cell office:value-type="float" office:value="-0.000688932101998441" calcext:value-type="float">
            <text:p>-0.000688932101998</text:p>
          </table:table-cell>
          <table:table-cell office:value-type="float" office:value="-0.000132470344606672" calcext:value-type="float">
            <text:p>-0.000132470344607</text:p>
          </table:table-cell>
          <table:table-cell office:value-type="float" office:value="-0.00155930706669183" calcext:value-type="float">
            <text:p>-0.001559307066692</text:p>
          </table:table-cell>
          <table:table-cell office:value-type="float" office:value="-0.00387329685542542" calcext:value-type="float">
            <text:p>-0.003873296855425</text:p>
          </table:table-cell>
          <table:table-cell office:value-type="float" office:value="0.00833226599069847" calcext:value-type="float">
            <text:p>0.008332265990698</text:p>
          </table:table-cell>
          <table:table-cell office:value-type="float" office:value="-0.00317480480024818" calcext:value-type="float">
            <text:p>-0.003174804800248</text:p>
          </table:table-cell>
          <table:table-cell office:value-type="float" office:value="-0.00497796127889816" calcext:value-type="float">
            <text:p>-0.004977961278898</text:p>
          </table:table-cell>
          <table:table-cell office:value-type="float" office:value="0.00305547092759034" calcext:value-type="float">
            <text:p>0.00305547092759</text:p>
          </table:table-cell>
          <table:table-cell office:value-type="float" office:value="0.00554093691130181" calcext:value-type="float">
            <text:p>0.005540936911302</text:p>
          </table:table-cell>
          <table:table-cell office:value-type="float" office:value="-0.000664150410684961" calcext:value-type="float">
            <text:p>-0.000664150410685</text:p>
          </table:table-cell>
          <table:table-cell office:value-type="float" office:value="-0.000874365083406603" calcext:value-type="float">
            <text:p>-0.000874365083407</text:p>
          </table:table-cell>
          <table:table-cell office:value-type="float" office:value="-0.000343917292788876" calcext:value-type="float">
            <text:p>-0.000343917292789</text:p>
          </table:table-cell>
          <table:table-cell office:value-type="float" office:value="0.00141648689392926" calcext:value-type="float">
            <text:p>0.001416486893929</text:p>
          </table:table-cell>
          <table:table-cell office:value-type="float" office:value="0.00441626713136734" calcext:value-type="float">
            <text:p>0.004416267131367</text:p>
          </table:table-cell>
          <table:table-cell office:value-type="float" office:value="0.0192732830529915" calcext:value-type="float">
            <text:p>0.019273283052992</text:p>
          </table:table-cell>
          <table:table-cell office:value-type="float" office:value="-0.0031627087479339" calcext:value-type="float">
            <text:p>-0.003162708747934</text:p>
          </table:table-cell>
          <table:table-cell office:value-type="float" office:value="0.0181509082594977" calcext:value-type="float">
            <text:p>0.018150908259498</text:p>
          </table:table-cell>
          <table:table-cell office:value-type="float" office:value="0.00198325048189696" calcext:value-type="float">
            <text:p>0.001983250481897</text:p>
          </table:table-cell>
          <table:table-cell office:value-type="float" office:value="-0.00277671017008274" calcext:value-type="float">
            <text:p>-0.002776710170083</text:p>
          </table:table-cell>
          <table:table-cell office:value-type="float" office:value="0.000505118526575643" calcext:value-type="float">
            <text:p>0.000505118526576</text:p>
          </table:table-cell>
          <table:table-cell office:value-type="float" office:value="-0.000426150670686409" calcext:value-type="float">
            <text:p>-0.000426150670686</text:p>
          </table:table-cell>
          <table:table-cell office:value-type="float" office:value="-0.025481675087571" calcext:value-type="float">
            <text:p>-0.025481675087571</text:p>
          </table:table-cell>
          <table:table-cell office:value-type="float" office:value="-0.00772724533471669" calcext:value-type="float">
            <text:p>-0.007727245334717</text:p>
          </table:table-cell>
          <table:table-cell office:value-type="float" office:value="-0.00302527987958912" calcext:value-type="float">
            <text:p>-0.003025279879589</text:p>
          </table:table-cell>
          <table:table-cell office:value-type="float" office:value="-0.0025686041104494" calcext:value-type="float">
            <text:p>-0.002568604110449</text:p>
          </table:table-cell>
          <table:table-cell office:value-type="float" office:value="-0.00115770608553156" calcext:value-type="float">
            <text:p>-0.001157706085532</text:p>
          </table:table-cell>
          <table:table-cell office:value-type="float" office:value="-0.00245155733284203" calcext:value-type="float">
            <text:p>-0.002451557332842</text:p>
          </table:table-cell>
          <table:table-cell office:value-type="float" office:value="-0.000141535708822305" calcext:value-type="float">
            <text:p>-0.000141535708822</text:p>
          </table:table-cell>
          <table:table-cell office:value-type="float" office:value="0.000160402943634341" calcext:value-type="float">
            <text:p>0.000160402943634</text:p>
          </table:table-cell>
          <table:table-cell office:value-type="float" office:value="0.000499595353235849" calcext:value-type="float">
            <text:p>0.000499595353236</text:p>
          </table:table-cell>
          <table:table-cell office:value-type="float" office:value="0.00018358799302548" calcext:value-type="float">
            <text:p>0.000183587993025</text:p>
          </table:table-cell>
          <table:table-cell office:value-type="float" office:value="0.0000351627595790993" calcext:value-type="float">
            <text:p>3.51627595790993E-05</text:p>
          </table:table-cell>
          <table:table-cell office:value-type="float" office:value="0.000200603697073531" calcext:value-type="float">
            <text:p>0.000200603697074</text:p>
          </table:table-cell>
          <table:table-cell office:value-type="float" office:value="0.000224339509964755" calcext:value-type="float">
            <text:p>0.000224339509965</text:p>
          </table:table-cell>
          <table:table-cell office:value-type="float" office:value="-0.0000159069605563111" calcext:value-type="float">
            <text:p>-1.59069605563111E-05</text:p>
          </table:table-cell>
          <table:table-cell office:value-type="float" office:value="-0.0000248343917462202" calcext:value-type="float">
            <text:p>-2.48343917462202E-05</text:p>
          </table:table-cell>
          <table:table-cell office:value-type="float" office:value="0.0000642553346757446" calcext:value-type="float">
            <text:p>6.42553346757446E-05</text:p>
          </table:table-cell>
          <table:table-cell office:value-type="float" office:value="0.000100974789827568" calcext:value-type="float">
            <text:p>0.000100974789828</text:p>
          </table:table-cell>
          <table:table-cell office:value-type="float" office:value="0.0000170614857556428" calcext:value-type="float">
            <text:p>1.70614857556428E-05</text:p>
          </table:table-cell>
          <table:table-cell office:value-type="float" office:value="-0.0000257167134255498" calcext:value-type="float">
            <text:p>-2.57167134255498E-05</text:p>
          </table:table-cell>
          <table:table-cell office:value-type="float" office:value="-0.000038897640902591" calcext:value-type="float">
            <text:p>-3.8897640902591E-05</text:p>
          </table:table-cell>
          <table:table-cell office:value-type="float" office:value="0.0000226695341667416" calcext:value-type="float">
            <text:p>2.26695341667416E-05</text:p>
          </table:table-cell>
          <table:table-cell office:value-type="float" office:value="-0.0000143053779371738" calcext:value-type="float">
            <text:p>-1.43053779371738E-05</text:p>
          </table:table-cell>
          <table:table-cell office:value-type="float" office:value="0.00000750976359570332" calcext:value-type="float">
            <text:p>7.50976359570332E-06</text:p>
          </table:table-cell>
          <table:table-cell office:value-type="float" office:value="-0.000013886060271473" calcext:value-type="float">
            <text:p>-1.3886060271473E-05</text:p>
          </table:table-cell>
          <table:table-cell office:value-type="float" office:value="0.0000175805095474213" calcext:value-type="float">
            <text:p>1.75805095474213E-05</text:p>
          </table:table-cell>
          <table:table-cell office:value-type="float" office:value="-0.0000049085895157952" calcext:value-type="float">
            <text:p>-4.9085895157952E-06</text:p>
          </table:table-cell>
          <table:table-cell office:value-type="float" office:value="-0.0000133707495886815" calcext:value-type="float">
            <text:p>-1.33707495886815E-05</text:p>
          </table:table-cell>
          <table:table-cell office:value-type="float" office:value="0.0000106650387951546" calcext:value-type="float">
            <text:p>1.06650387951546E-05</text:p>
          </table:table-cell>
          <table:table-cell office:value-type="float" office:value="-0.0000262997682414778" calcext:value-type="float">
            <text:p>-2.62997682414778E-05</text:p>
          </table:table-cell>
          <table:table-cell office:value-type="float" office:value="0.0000193609472343148" calcext:value-type="float">
            <text:p>1.93609472343148E-05</text:p>
          </table:table-cell>
          <table:table-cell office:value-type="float" office:value="0.00000612300977331781" calcext:value-type="float">
            <text:p>6.12300977331781E-06</text:p>
          </table:table-cell>
          <table:table-cell office:value-type="float" office:value="0.00000413095541340613" calcext:value-type="float">
            <text:p>4.13095541340613E-06</text:p>
          </table:table-cell>
          <table:table-cell office:value-type="float" office:value="-0.00000691247819184504" calcext:value-type="float">
            <text:p>-6.91247819184504E-06</text:p>
          </table:table-cell>
          <table:table-cell office:value-type="float" office:value="0.00000915685125008059" calcext:value-type="float">
            <text:p>9.15685125008059E-06</text:p>
          </table:table-cell>
          <table:table-cell office:value-type="float" office:value="0.00000234661610637454" calcext:value-type="float">
            <text:p>2.34661610637454E-06</text:p>
          </table:table-cell>
          <table:table-cell office:value-type="float" office:value="-0.000024035684631607" calcext:value-type="float">
            <text:p>-2.4035684631607E-05</text:p>
          </table:table-cell>
          <table:table-cell office:value-type="float" office:value="0.0000152266239499821" calcext:value-type="float">
            <text:p>1.52266239499821E-05</text:p>
          </table:table-cell>
          <table:table-cell office:value-type="float" office:value="0.00000330575687434997" calcext:value-type="float">
            <text:p>3.30575687434997E-06</text:p>
          </table:table-cell>
          <table:table-cell office:value-type="float" office:value="-0.00000237606709285743" calcext:value-type="float">
            <text:p>-2.37606709285743E-06</text:p>
          </table:table-cell>
          <table:table-cell office:value-type="float" office:value="-0.00000132993170492979" calcext:value-type="float">
            <text:p>-1.32993170492979E-06</text:p>
          </table:table-cell>
          <table:table-cell office:value-type="float" office:value="-0.0000238764859719076" calcext:value-type="float">
            <text:p>-2.38764859719076E-05</text:p>
          </table:table-cell>
          <table:table-cell office:value-type="float" office:value="-0.00000302041443306367" calcext:value-type="float">
            <text:p>-3.02041443306367E-06</text:p>
          </table:table-cell>
          <table:table-cell office:value-type="float" office:value="0.000028613468073535" calcext:value-type="float">
            <text:p>2.8613468073535E-05</text:p>
          </table:table-cell>
          <table:table-cell office:value-type="float" office:value="-0.0000427937563308722" calcext:value-type="float">
            <text:p>-4.27937563308722E-05</text:p>
          </table:table-cell>
          <table:table-cell office:value-type="float" office:value="0.0000405481025812504" calcext:value-type="float">
            <text:p>4.05481025812504E-05</text:p>
          </table:table-cell>
          <table:table-cell office:value-type="float" office:value="0.000010111052603845" calcext:value-type="float">
            <text:p>1.0111052603845E-05</text:p>
          </table:table-cell>
          <table:table-cell office:value-type="float" office:value="-0.0000355085109036146" calcext:value-type="float">
            <text:p>-3.55085109036146E-05</text:p>
          </table:table-cell>
          <table:table-cell office:value-type="float" office:value="0.0000318951174532178" calcext:value-type="float">
            <text:p>3.18951174532178E-05</text:p>
          </table:table-cell>
          <table:table-cell office:value-type="float" office:value="-0.0000103740401743435" calcext:value-type="float">
            <text:p>-1.03740401743435E-05</text:p>
          </table:table-cell>
          <table:table-cell office:value-type="float" office:value="-0.00000954175707673643" calcext:value-type="float">
            <text:p>-9.54175707673643E-06</text:p>
          </table:table-cell>
          <table:table-cell office:value-type="float" office:value="-0.0000185257126021354" calcext:value-type="float">
            <text:p>-1.85257126021354E-05</text:p>
          </table:table-cell>
          <table:table-cell office:value-type="float" office:value="0.00000471613133395943" calcext:value-type="float">
            <text:p>4.71613133395943E-06</text:p>
          </table:table-cell>
          <table:table-cell office:value-type="float" office:value="0.00000834400869692553" calcext:value-type="float">
            <text:p>8.34400869692553E-06</text:p>
          </table:table-cell>
          <table:table-cell office:value-type="float" office:value="-0.000000142355826349139" calcext:value-type="float">
            <text:p>-1.42355826349139E-07</text:p>
          </table:table-cell>
          <table:table-cell office:value-type="float" office:value="-0.000000642289715080402" calcext:value-type="float">
            <text:p>-6.42289715080402E-07</text:p>
          </table:table-cell>
          <table:table-cell office:value-type="float" office:value="0.0000248084349284139" calcext:value-type="float">
            <text:p>2.48084349284139E-05</text:p>
          </table:table-cell>
          <table:table-cell office:value-type="float" office:value="-0.0000408082778209362" calcext:value-type="float">
            <text:p>-4.08082778209362E-05</text:p>
          </table:table-cell>
          <table:table-cell office:value-type="float" office:value="0.0000265376190759503" calcext:value-type="float">
            <text:p>2.65376190759503E-05</text:p>
          </table:table-cell>
          <table:table-cell office:value-type="float" office:value="-0.0000151625172891134" calcext:value-type="float">
            <text:p>-1.51625172891134E-05</text:p>
          </table:table-cell>
          <table:table-cell office:value-type="float" office:value="0.0000122827871710807" calcext:value-type="float">
            <text:p>1.22827871710807E-05</text:p>
          </table:table-cell>
          <table:table-cell office:value-type="float" office:value="-0.0000206898279174195" calcext:value-type="float">
            <text:p>-2.06898279174195E-05</text:p>
          </table:table-cell>
          <table:table-cell office:value-type="float" office:value="0.0000139844507232034" calcext:value-type="float">
            <text:p>1.39844507232034E-05</text:p>
          </table:table-cell>
          <table:table-cell office:value-type="float" office:value="0.0000146246070013012" calcext:value-type="float">
            <text:p>1.46246070013012E-05</text:p>
          </table:table-cell>
          <table:table-cell office:value-type="float" office:value="-0.0000114823907885753" calcext:value-type="float">
            <text:p>-1.14823907885753E-05</text:p>
          </table:table-cell>
          <table:table-cell office:value-type="float" office:value="0.0000272936200844121" calcext:value-type="float">
            <text:p>2.72936200844121E-05</text:p>
          </table:table-cell>
          <table:table-cell office:value-type="float" office:value="-0.0000371005402827196" calcext:value-type="float">
            <text:p>-3.71005402827196E-05</text:p>
          </table:table-cell>
          <table:table-cell office:value-type="float" office:value="0.0000140790310986794" calcext:value-type="float">
            <text:p>1.40790310986794E-05</text:p>
          </table:table-cell>
          <table:table-cell office:value-type="float" office:value="0.00000454806502653282" calcext:value-type="float">
            <text:p>4.54806502653282E-06</text:p>
          </table:table-cell>
          <table:table-cell office:value-type="float" office:value="0.00001017984361118" calcext:value-type="float">
            <text:p>1.017984361118E-05</text:p>
          </table:table-cell>
          <table:table-cell office:value-type="float" office:value="-0.0000245303732925306" calcext:value-type="float">
            <text:p>-2.45303732925306E-05</text:p>
          </table:table-cell>
          <table:table-cell office:value-type="float" office:value="-0.00000264019339152322" calcext:value-type="float">
            <text:p>-2.64019339152322E-06</text:p>
          </table:table-cell>
          <table:table-cell office:value-type="float" office:value="0.0000246645781842303" calcext:value-type="float">
            <text:p>2.46645781842303E-05</text:p>
          </table:table-cell>
          <table:table-cell office:value-type="float" office:value="-0.0000368007060491671" calcext:value-type="float">
            <text:p>-3.68007060491671E-05</text:p>
          </table:table-cell>
          <table:table-cell office:value-type="float" office:value="0.000012534863230329" calcext:value-type="float">
            <text:p>1.2534863230329E-05</text:p>
          </table:table-cell>
          <table:table-cell office:value-type="float" office:value="-0.0000026491232514303" calcext:value-type="float">
            <text:p>-2.6491232514303E-06</text:p>
          </table:table-cell>
          <table:table-cell office:value-type="float" office:value="0.0000281493180930847" calcext:value-type="float">
            <text:p>2.81493180930847E-05</text:p>
          </table:table-cell>
          <table:table-cell office:value-type="float" office:value="0.00000253680996792349" calcext:value-type="float">
            <text:p>2.53680996792349E-06</text:p>
          </table:table-cell>
          <table:table-cell office:value-type="float" office:value="0.00000989547285989989" calcext:value-type="float">
            <text:p>9.89547285989989E-06</text:p>
          </table:table-cell>
          <table:table-cell office:value-type="float" office:value="-0.0000134799368626259" calcext:value-type="float">
            <text:p>-1.34799368626259E-05</text:p>
          </table:table-cell>
          <table:table-cell office:value-type="float" office:value="-0.000000596250749052008" calcext:value-type="float">
            <text:p>-5.96250749052008E-07</text:p>
          </table:table-cell>
          <table:table-cell office:value-type="float" office:value="-0.0000465292297843201" calcext:value-type="float">
            <text:p>-4.65292297843201E-05</text:p>
          </table:table-cell>
          <table:table-cell office:value-type="float" office:value="0.0000296337468108643" calcext:value-type="float">
            <text:p>2.96337468108643E-05</text:p>
          </table:table-cell>
          <table:table-cell table:number-columns-repeated="605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756975130581059" calcext:value-type="float">
            <text:p>0.756975130581059</text:p>
          </table:table-cell>
          <table:table-cell table:formula="of:=[.B9]*9.8" office:value-type="float" office:value="7.41835627969438" calcext:value-type="float">
            <text:p>7.41835627969438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455869510217302" calcext:value-type="float">
            <text:p>4.55869510217302E-06</text:p>
          </table:table-cell>
          <table:table-cell table:formula="of:=0.5*[.D12]*(([.D5]-[.C5])/([.D1]-[.C1]))^2" office:value-type="float" office:value="0.000000246476951679219" calcext:value-type="float">
            <text:p>2.46476951679219E-07</text:p>
          </table:table-cell>
          <table:table-cell table:formula="of:=0.5*[.E12]*(([.E5]-[.D5])/([.E1]-[.D1]))^2" office:value-type="float" office:value="0.000000271129288135868" calcext:value-type="float">
            <text:p>2.71129288135868E-07</text:p>
          </table:table-cell>
          <table:table-cell table:formula="of:=0.5*[.F12]*(([.F5]-[.E5])/([.F1]-[.E1]))^2" office:value-type="float" office:value="0.0000128687300135167" calcext:value-type="float">
            <text:p>1.28687300135167E-05</text:p>
          </table:table-cell>
          <table:table-cell table:formula="of:=0.5*[.G12]*(([.G5]-[.F5])/([.G1]-[.F1]))^2" office:value-type="float" office:value="0.000000371604650256774" calcext:value-type="float">
            <text:p>3.71604650256774E-07</text:p>
          </table:table-cell>
          <table:table-cell table:formula="of:=0.5*[.H12]*(([.H5]-[.G5])/([.H1]-[.G1]))^2" office:value-type="float" office:value="0.00000314694461412547" calcext:value-type="float">
            <text:p>3.14694461412547E-06</text:p>
          </table:table-cell>
          <table:table-cell table:formula="of:=0.5*[.I12]*(([.I5]-[.H5])/([.I1]-[.H1]))^2" office:value-type="float" office:value="0.000000582166071973018" calcext:value-type="float">
            <text:p>5.82166071973018E-07</text:p>
          </table:table-cell>
          <table:table-cell table:formula="of:=0.5*[.J12]*(([.J5]-[.I5])/([.J1]-[.I1]))^2" office:value-type="float" office:value="0.00000298184076620517" calcext:value-type="float">
            <text:p>2.98184076620517E-06</text:p>
          </table:table-cell>
          <table:table-cell table:formula="of:=0.5*[.K12]*(([.K5]-[.J5])/([.K1]-[.J1]))^2" office:value-type="float" office:value="0.0000045162448850629" calcext:value-type="float">
            <text:p>4.5162448850629E-06</text:p>
          </table:table-cell>
          <table:table-cell table:formula="of:=0.5*[.L12]*(([.L5]-[.K5])/([.L1]-[.K1]))^2" office:value-type="float" office:value="0.00000247285525109625" calcext:value-type="float">
            <text:p>2.47285525109625E-06</text:p>
          </table:table-cell>
          <table:table-cell table:formula="of:=0.5*[.M12]*(([.M5]-[.L5])/([.M1]-[.L1]))^2" office:value-type="float" office:value="0.0000163653922719135" calcext:value-type="float">
            <text:p>1.63653922719135E-05</text:p>
          </table:table-cell>
          <table:table-cell table:formula="of:=0.5*[.N12]*(([.N5]-[.M5])/([.N1]-[.M1]))^2" office:value-type="float" office:value="0.000000284065281431175" calcext:value-type="float">
            <text:p>2.84065281431175E-07</text:p>
          </table:table-cell>
          <table:table-cell table:formula="of:=0.5*[.O12]*(([.O5]-[.N5])/([.O1]-[.N1]))^2" office:value-type="float" office:value="0.000000000968980835474761" calcext:value-type="float">
            <text:p>9.68980835474761E-10</text:p>
          </table:table-cell>
          <table:table-cell table:formula="of:=0.5*[.P12]*(([.P5]-[.O5])/([.P1]-[.O1]))^2" office:value-type="float" office:value="0.00000149653849084936" calcext:value-type="float">
            <text:p>1.49653849084936E-06</text:p>
          </table:table-cell>
          <table:table-cell table:formula="of:=0.5*[.Q12]*(([.Q5]-[.P5])/([.Q1]-[.P1]))^2" office:value-type="float" office:value="0.000000066391937324896" calcext:value-type="float">
            <text:p>6.6391937324896E-08</text:p>
          </table:table-cell>
          <table:table-cell table:formula="of:=0.5*[.R12]*(([.R5]-[.Q5])/([.R1]-[.Q1]))^2" office:value-type="float" office:value="0.00000635141889451771" calcext:value-type="float">
            <text:p>6.35141889451771E-06</text:p>
          </table:table-cell>
          <table:table-cell table:formula="of:=0.5*[.S12]*(([.S5]-[.R5])/([.S1]-[.R1]))^2" office:value-type="float" office:value="0.0000343443054689619" calcext:value-type="float">
            <text:p>3.43443054689619E-05</text:p>
          </table:table-cell>
          <table:table-cell table:formula="of:=0.5*[.T12]*(([.T5]-[.S5])/([.T1]-[.S1]))^2" office:value-type="float" office:value="0.0000276379681071709" calcext:value-type="float">
            <text:p>2.76379681071709E-05</text:p>
          </table:table-cell>
          <table:table-cell table:formula="of:=0.5*[.U12]*(([.U5]-[.T5])/([.U1]-[.T1]))^2" office:value-type="float" office:value="0.0000068577746816235" calcext:value-type="float">
            <text:p>6.8577746816235E-06</text:p>
          </table:table-cell>
          <table:table-cell table:formula="of:=0.5*[.V12]*(([.V5]-[.U5])/([.V1]-[.U1]))^2" office:value-type="float" office:value="0.00000147986564239008" calcext:value-type="float">
            <text:p>1.47986564239008E-06</text:p>
          </table:table-cell>
          <table:table-cell table:formula="of:=0.5*[.W12]*(([.W5]-[.V5])/([.W1]-[.V1]))^2" office:value-type="float" office:value="0.00000441872481896402" calcext:value-type="float">
            <text:p>4.41872481896402E-06</text:p>
          </table:table-cell>
          <table:table-cell table:formula="of:=0.5*[.X12]*(([.X5]-[.W5])/([.X1]-[.W1]))^2" office:value-type="float" office:value="0.0000024247093113837" calcext:value-type="float">
            <text:p>2.4247093113837E-06</text:p>
          </table:table-cell>
          <table:table-cell table:formula="of:=0.5*[.Y12]*(([.Y5]-[.X5])/([.Y1]-[.X1]))^2" office:value-type="float" office:value="0.00000370949187821933" calcext:value-type="float">
            <text:p>3.70949187821933E-06</text:p>
          </table:table-cell>
          <table:table-cell table:formula="of:=0.5*[.Z12]*(([.Z5]-[.Y5])/([.Z1]-[.Y1]))^2" office:value-type="float" office:value="0.0000000328531189913159" calcext:value-type="float">
            <text:p>3.28531189913159E-08</text:p>
          </table:table-cell>
          <table:table-cell table:formula="of:=0.5*[.AA12]*(([.AA5]-[.Z5])/([.AA1]-[.Z1]))^2" office:value-type="float" office:value="0.00000613984231357219" calcext:value-type="float">
            <text:p>6.13984231357219E-06</text:p>
          </table:table-cell>
          <table:table-cell table:formula="of:=0.5*[.AB12]*(([.AB5]-[.AA5])/([.AB1]-[.AA1]))^2" office:value-type="float" office:value="0.000000712422636522439" calcext:value-type="float">
            <text:p>7.12422636522439E-07</text:p>
          </table:table-cell>
          <table:table-cell table:formula="of:=0.5*[.AC12]*(([.AC5]-[.AB5])/([.AC1]-[.AB1]))^2" office:value-type="float" office:value="0.00000286906813044632" calcext:value-type="float">
            <text:p>2.86906813044632E-06</text:p>
          </table:table-cell>
          <table:table-cell table:formula="of:=0.5*[.AD12]*(([.AD5]-[.AC5])/([.AD1]-[.AC1]))^2" office:value-type="float" office:value="0.000000101290280717811" calcext:value-type="float">
            <text:p>1.01290280717811E-07</text:p>
          </table:table-cell>
          <table:table-cell table:formula="of:=0.5*[.AE12]*(([.AE5]-[.AD5])/([.AE1]-[.AD1]))^2" office:value-type="float" office:value="0.00000459841457488003" calcext:value-type="float">
            <text:p>4.59841457488003E-06</text:p>
          </table:table-cell>
          <table:table-cell table:formula="of:=0.5*[.AF12]*(([.AF5]-[.AE5])/([.AF1]-[.AE1]))^2" office:value-type="float" office:value="0.0000447799321191056" calcext:value-type="float">
            <text:p>4.47799321191056E-05</text:p>
          </table:table-cell>
          <table:table-cell table:formula="of:=0.5*[.AG12]*(([.AG5]-[.AF5])/([.AG1]-[.AF1]))^2" office:value-type="float" office:value="0.0000066595909390261" calcext:value-type="float">
            <text:p>6.6595909390261E-06</text:p>
          </table:table-cell>
          <table:table-cell table:formula="of:=0.5*[.AH12]*(([.AH5]-[.AG5])/([.AH1]-[.AG1]))^2" office:value-type="float" office:value="0.0000106953699536794" calcext:value-type="float">
            <text:p>1.06953699536794E-05</text:p>
          </table:table-cell>
          <table:table-cell table:formula="of:=0.5*[.AI12]*(([.AI5]-[.AH5])/([.AI1]-[.AH1]))^2" office:value-type="float" office:value="0.0000386346994887876" calcext:value-type="float">
            <text:p>3.86346994887876E-05</text:p>
          </table:table-cell>
          <table:table-cell table:formula="of:=0.5*[.AJ12]*(([.AJ5]-[.AI5])/([.AJ1]-[.AI1]))^2" office:value-type="float" office:value="0.0000605530220576267" calcext:value-type="float">
            <text:p>6.05530220576267E-05</text:p>
          </table:table-cell>
          <table:table-cell table:formula="of:=0.5*[.AK12]*(([.AK5]-[.AJ5])/([.AK1]-[.AJ1]))^2" office:value-type="float" office:value="0.00000892416487500006" calcext:value-type="float">
            <text:p>8.92416487500006E-06</text:p>
          </table:table-cell>
          <table:table-cell table:formula="of:=0.5*[.AL12]*(([.AL5]-[.AK5])/([.AL1]-[.AK1]))^2" office:value-type="float" office:value="0.00149360740445031" calcext:value-type="float">
            <text:p>0.00149360740445</text:p>
          </table:table-cell>
          <table:table-cell table:formula="of:=0.5*[.AM12]*(([.AM5]-[.AL5])/([.AM1]-[.AL1]))^2" office:value-type="float" office:value="0.00271204923623478" calcext:value-type="float">
            <text:p>0.002712049236235</text:p>
          </table:table-cell>
          <table:table-cell table:formula="of:=0.5*[.AN12]*(([.AN5]-[.AM5])/([.AN1]-[.AM1]))^2" office:value-type="float" office:value="0.00000184935727494077" calcext:value-type="float">
            <text:p>1.84935727494077E-06</text:p>
          </table:table-cell>
          <table:table-cell table:formula="of:=0.5*[.AO12]*(([.AO5]-[.AN5])/([.AO1]-[.AN1]))^2" office:value-type="float" office:value="0.0071742144170806" calcext:value-type="float">
            <text:p>0.007174214417081</text:p>
          </table:table-cell>
          <table:table-cell table:formula="of:=0.5*[.AP12]*(([.AP5]-[.AO5])/([.AP1]-[.AO1]))^2" office:value-type="float" office:value="0.0406254948305051" calcext:value-type="float">
            <text:p>0.040625494830505</text:p>
          </table:table-cell>
          <table:table-cell table:formula="of:=0.5*[.AQ12]*(([.AQ5]-[.AP5])/([.AQ1]-[.AP1]))^2" office:value-type="float" office:value="0.0000948810673212171" calcext:value-type="float">
            <text:p>9.48810673212171E-05</text:p>
          </table:table-cell>
          <table:table-cell table:formula="of:=0.5*[.AR12]*(([.AR5]-[.AQ5])/([.AR1]-[.AQ1]))^2" office:value-type="float" office:value="0.0664015730001003" calcext:value-type="float">
            <text:p>0.0664015730001</text:p>
          </table:table-cell>
          <table:table-cell table:formula="of:=0.5*[.AS12]*(([.AS5]-[.AR5])/([.AS1]-[.AR1]))^2" office:value-type="float" office:value="0.0819628558078882" calcext:value-type="float">
            <text:p>0.081962855807888</text:p>
          </table:table-cell>
          <table:table-cell table:formula="of:=0.5*[.AT12]*(([.AT5]-[.AS5])/([.AT1]-[.AS1]))^2" office:value-type="float" office:value="0.00102271187388877" calcext:value-type="float">
            <text:p>0.001022711873889</text:p>
          </table:table-cell>
          <table:table-cell table:formula="of:=0.5*[.AU12]*(([.AU5]-[.AT5])/([.AU1]-[.AT1]))^2" office:value-type="float" office:value="0.0158561640448893" calcext:value-type="float">
            <text:p>0.015856164044889</text:p>
          </table:table-cell>
          <table:table-cell table:formula="of:=0.5*[.AV12]*(([.AV5]-[.AU5])/([.AV1]-[.AU1]))^2" office:value-type="float" office:value="0.00300301624684725" calcext:value-type="float">
            <text:p>0.003003016246847</text:p>
          </table:table-cell>
          <table:table-cell table:formula="of:=0.5*[.AW12]*(([.AW5]-[.AV5])/([.AW1]-[.AV1]))^2" office:value-type="float" office:value="0.0153844992195951" calcext:value-type="float">
            <text:p>0.015384499219595</text:p>
          </table:table-cell>
          <table:table-cell table:formula="of:=0.5*[.AX12]*(([.AX5]-[.AW5])/([.AX1]-[.AW1]))^2" office:value-type="float" office:value="0.00376200262113108" calcext:value-type="float">
            <text:p>0.003762002621131</text:p>
          </table:table-cell>
          <table:table-cell table:formula="of:=0.5*[.AY12]*(([.AY5]-[.AX5])/([.AY1]-[.AX1]))^2" office:value-type="float" office:value="0.0286293577621528" calcext:value-type="float">
            <text:p>0.028629357762153</text:p>
          </table:table-cell>
          <table:table-cell table:formula="of:=0.5*[.AZ12]*(([.AZ5]-[.AY5])/([.AZ1]-[.AY1]))^2" office:value-type="float" office:value="0.000550920856228958" calcext:value-type="float">
            <text:p>0.000550920856229</text:p>
          </table:table-cell>
          <table:table-cell table:formula="of:=0.5*[.BA12]*(([.BA5]-[.AZ5])/([.BA1]-[.AZ1]))^2" office:value-type="float" office:value="0.00652432807588297" calcext:value-type="float">
            <text:p>0.006524328075883</text:p>
          </table:table-cell>
          <table:table-cell table:formula="of:=0.5*[.BB12]*(([.BB5]-[.BA5])/([.BB1]-[.BA1]))^2" office:value-type="float" office:value="0.0805223865323485" calcext:value-type="float">
            <text:p>0.080522386532349</text:p>
          </table:table-cell>
          <table:table-cell table:formula="of:=0.5*[.BC12]*(([.BC5]-[.BB5])/([.BC1]-[.BB1]))^2" office:value-type="float" office:value="0.0000247753453394857" calcext:value-type="float">
            <text:p>2.47753453394857E-05</text:p>
          </table:table-cell>
          <table:table-cell table:formula="of:=0.5*[.BD12]*(([.BD5]-[.BC5])/([.BD1]-[.BC1]))^2" office:value-type="float" office:value="0.000369533166206376" calcext:value-type="float">
            <text:p>0.000369533166206</text:p>
          </table:table-cell>
          <table:table-cell table:formula="of:=0.5*[.BE12]*(([.BE5]-[.BD5])/([.BE1]-[.BD1]))^2" office:value-type="float" office:value="0.00522222373987833" calcext:value-type="float">
            <text:p>0.005222223739878</text:p>
          </table:table-cell>
          <table:table-cell table:formula="of:=0.5*[.BF12]*(([.BF5]-[.BE5])/([.BF1]-[.BE1]))^2" office:value-type="float" office:value="0.0170334942684231" calcext:value-type="float">
            <text:p>0.017033494268423</text:p>
          </table:table-cell>
          <table:table-cell table:formula="of:=0.5*[.BG12]*(([.BG5]-[.BF5])/([.BG1]-[.BF1]))^2" office:value-type="float" office:value="0.0305953911755952" calcext:value-type="float">
            <text:p>0.030595391175595</text:p>
          </table:table-cell>
          <table:table-cell table:formula="of:=0.5*[.BH12]*(([.BH5]-[.BG5])/([.BH1]-[.BG1]))^2" office:value-type="float" office:value="0.00880939970510032" calcext:value-type="float">
            <text:p>0.0088093997051</text:p>
          </table:table-cell>
          <table:table-cell table:formula="of:=0.5*[.BI12]*(([.BI5]-[.BH5])/([.BI1]-[.BH1]))^2" office:value-type="float" office:value="0.0080963324175593" calcext:value-type="float">
            <text:p>0.008096332417559</text:p>
          </table:table-cell>
          <table:table-cell table:formula="of:=0.5*[.BJ12]*(([.BJ5]-[.BI5])/([.BJ1]-[.BI1]))^2" office:value-type="float" office:value="0.0102352740801371" calcext:value-type="float">
            <text:p>0.010235274080137</text:p>
          </table:table-cell>
          <table:table-cell table:formula="of:=0.5*[.BK12]*(([.BK5]-[.BJ5])/([.BK1]-[.BJ1]))^2" office:value-type="float" office:value="0.00039851086717252" calcext:value-type="float">
            <text:p>0.000398510867173</text:p>
          </table:table-cell>
          <table:table-cell table:formula="of:=0.5*[.BL12]*(([.BL5]-[.BK5])/([.BL1]-[.BK1]))^2" office:value-type="float" office:value="0.102680343313286" calcext:value-type="float">
            <text:p>0.102680343313286</text:p>
          </table:table-cell>
          <table:table-cell table:formula="of:=0.5*[.BM12]*(([.BM5]-[.BL5])/([.BM1]-[.BL1]))^2" office:value-type="float" office:value="0.0853997603784598" calcext:value-type="float">
            <text:p>0.08539976037846</text:p>
          </table:table-cell>
          <table:table-cell table:formula="of:=0.5*[.BN12]*(([.BN5]-[.BM5])/([.BN1]-[.BM1]))^2" office:value-type="float" office:value="0.0942528880819366" calcext:value-type="float">
            <text:p>0.094252888081937</text:p>
          </table:table-cell>
          <table:table-cell table:formula="of:=0.5*[.BO12]*(([.BO5]-[.BN5])/([.BO1]-[.BN1]))^2" office:value-type="float" office:value="0.0135242004543862" calcext:value-type="float">
            <text:p>0.013524200454386</text:p>
          </table:table-cell>
          <table:table-cell table:formula="of:=0.5*[.BP12]*(([.BP5]-[.BO5])/([.BP1]-[.BO1]))^2" office:value-type="float" office:value="0.00751976068546954" calcext:value-type="float">
            <text:p>0.00751976068547</text:p>
          </table:table-cell>
          <table:table-cell table:formula="of:=0.5*[.BQ12]*(([.BQ5]-[.BP5])/([.BQ1]-[.BP1]))^2" office:value-type="float" office:value="0.0097154067719187" calcext:value-type="float">
            <text:p>0.009715406771919</text:p>
          </table:table-cell>
          <table:table-cell table:formula="of:=0.5*[.BR12]*(([.BR5]-[.BQ5])/([.BR1]-[.BQ1]))^2" office:value-type="float" office:value="0.0130408041508331" calcext:value-type="float">
            <text:p>0.013040804150833</text:p>
          </table:table-cell>
          <table:table-cell table:formula="of:=0.5*[.BS12]*(([.BS5]-[.BR5])/([.BS1]-[.BR1]))^2" office:value-type="float" office:value="0.0000711674948110274" calcext:value-type="float">
            <text:p>7.11674948110274E-05</text:p>
          </table:table-cell>
          <table:table-cell table:formula="of:=0.5*[.BT12]*(([.BT5]-[.BS5])/([.BT1]-[.BS1]))^2" office:value-type="float" office:value="0.00883487462466308" calcext:value-type="float">
            <text:p>0.008834874624663</text:p>
          </table:table-cell>
          <table:table-cell table:formula="of:=0.5*[.BU12]*(([.BU5]-[.BT5])/([.BU1]-[.BT1]))^2" office:value-type="float" office:value="0.0023682701805968" calcext:value-type="float">
            <text:p>0.002368270180597</text:p>
          </table:table-cell>
          <table:table-cell table:formula="of:=0.5*[.BV12]*(([.BV5]-[.BU5])/([.BV1]-[.BU1]))^2" office:value-type="float" office:value="0.0010053955373145" calcext:value-type="float">
            <text:p>0.001005395537315</text:p>
          </table:table-cell>
          <table:table-cell table:formula="of:=0.5*[.BW12]*(([.BW5]-[.BV5])/([.BW1]-[.BV1]))^2" office:value-type="float" office:value="0.0786852801465621" calcext:value-type="float">
            <text:p>0.078685280146562</text:p>
          </table:table-cell>
          <table:table-cell table:formula="of:=0.5*[.BX12]*(([.BX5]-[.BW5])/([.BX1]-[.BW1]))^2" office:value-type="float" office:value="0.00161082199149751" calcext:value-type="float">
            <text:p>0.001610821991498</text:p>
          </table:table-cell>
          <table:table-cell table:formula="of:=0.5*[.BY12]*(([.BY5]-[.BX5])/([.BY1]-[.BX1]))^2" office:value-type="float" office:value="0.0089604461381982" calcext:value-type="float">
            <text:p>0.008960446138198</text:p>
          </table:table-cell>
          <table:table-cell table:formula="of:=0.5*[.BZ12]*(([.BZ5]-[.BY5])/([.BZ1]-[.BY1]))^2" office:value-type="float" office:value="0.02974482683051" calcext:value-type="float">
            <text:p>0.02974482683051</text:p>
          </table:table-cell>
          <table:table-cell table:formula="of:=0.5*[.CA12]*(([.CA5]-[.BZ5])/([.CA1]-[.BZ1]))^2" office:value-type="float" office:value="0.0432935384627058" calcext:value-type="float">
            <text:p>0.043293538462706</text:p>
          </table:table-cell>
          <table:table-cell table:formula="of:=0.5*[.CB12]*(([.CB5]-[.CA5])/([.CB1]-[.CA1]))^2" office:value-type="float" office:value="0.00888908025189858" calcext:value-type="float">
            <text:p>0.008889080251899</text:p>
          </table:table-cell>
          <table:table-cell table:formula="of:=0.5*[.CC12]*(([.CC5]-[.CB5])/([.CC1]-[.CB1]))^2" office:value-type="float" office:value="0.00606017979811099" calcext:value-type="float">
            <text:p>0.006060179798111</text:p>
          </table:table-cell>
          <table:table-cell table:formula="of:=0.5*[.CD12]*(([.CD5]-[.CC5])/([.CD1]-[.CC1]))^2" office:value-type="float" office:value="0.0184637816059814" calcext:value-type="float">
            <text:p>0.018463781605981</text:p>
          </table:table-cell>
          <table:table-cell table:formula="of:=0.5*[.CE12]*(([.CE5]-[.CD5])/([.CE1]-[.CD1]))^2" office:value-type="float" office:value="0.0474447294731942" calcext:value-type="float">
            <text:p>0.047444729473194</text:p>
          </table:table-cell>
          <table:table-cell table:formula="of:=0.5*[.CF12]*(([.CF5]-[.CE5])/([.CF1]-[.CE1]))^2" office:value-type="float" office:value="0.0308840170492077" calcext:value-type="float">
            <text:p>0.030884017049208</text:p>
          </table:table-cell>
          <table:table-cell table:formula="of:=0.5*[.CG12]*(([.CG5]-[.CF5])/([.CG1]-[.CF1]))^2" office:value-type="float" office:value="0.0176695929546786" calcext:value-type="float">
            <text:p>0.017669592954679</text:p>
          </table:table-cell>
          <table:table-cell table:formula="of:=0.5*[.CH12]*(([.CH5]-[.CG5])/([.CH1]-[.CG1]))^2" office:value-type="float" office:value="0.0517030554302012" calcext:value-type="float">
            <text:p>0.051703055430201</text:p>
          </table:table-cell>
          <table:table-cell table:formula="of:=0.5*[.CI12]*(([.CI5]-[.CH5])/([.CI1]-[.CH1]))^2" office:value-type="float" office:value="0.0102603281123211" calcext:value-type="float">
            <text:p>0.010260328112321</text:p>
          </table:table-cell>
          <table:table-cell table:formula="of:=0.5*[.CJ12]*(([.CJ5]-[.CI5])/([.CJ1]-[.CI1]))^2" office:value-type="float" office:value="0.0249340711371245" calcext:value-type="float">
            <text:p>0.024934071137125</text:p>
          </table:table-cell>
          <table:table-cell table:formula="of:=0.5*[.CK12]*(([.CK5]-[.CJ5])/([.CK1]-[.CJ1]))^2" office:value-type="float" office:value="0.0084205552655173" calcext:value-type="float">
            <text:p>0.008420555265517</text:p>
          </table:table-cell>
          <table:table-cell table:formula="of:=0.5*[.CL12]*(([.CL5]-[.CK5])/([.CL1]-[.CK1]))^2" office:value-type="float" office:value="0.00388505079123463" calcext:value-type="float">
            <text:p>0.003885050791235</text:p>
          </table:table-cell>
          <table:table-cell table:formula="of:=0.5*[.CM12]*(([.CM5]-[.CL5])/([.CM1]-[.CL1]))^2" office:value-type="float" office:value="0.000024734464580459" calcext:value-type="float">
            <text:p>2.4734464580459E-05</text:p>
          </table:table-cell>
          <table:table-cell table:formula="of:=0.5*[.CN12]*(([.CN5]-[.CM5])/([.CN1]-[.CM1]))^2" office:value-type="float" office:value="0.0143454247454074" calcext:value-type="float">
            <text:p>0.014345424745407</text:p>
          </table:table-cell>
          <table:table-cell table:formula="of:=0.5*[.CO12]*(([.CO5]-[.CN5])/([.CO1]-[.CN1]))^2" office:value-type="float" office:value="0.000961932101868301" calcext:value-type="float">
            <text:p>0.000961932101868</text:p>
          </table:table-cell>
          <table:table-cell table:formula="of:=0.5*[.CP12]*(([.CP5]-[.CO5])/([.CP1]-[.CO1]))^2" office:value-type="float" office:value="0.00000736590338299839" calcext:value-type="float">
            <text:p>7.36590338299839E-06</text:p>
          </table:table-cell>
          <table:table-cell table:formula="of:=0.5*[.CQ12]*(([.CQ5]-[.CP5])/([.CQ1]-[.CP1]))^2" office:value-type="float" office:value="0.0712745260332508" calcext:value-type="float">
            <text:p>0.071274526033251</text:p>
          </table:table-cell>
          <table:table-cell table:formula="of:=0.5*[.CR12]*(([.CR5]-[.CQ5])/([.CR1]-[.CQ1]))^2" office:value-type="float" office:value="0.0500370655984601" calcext:value-type="float">
            <text:p>0.05003706559846</text:p>
          </table:table-cell>
          <table:table-cell table:formula="of:=0.5*[.CS12]*(([.CS5]-[.CR5])/([.CS1]-[.CR1]))^2" office:value-type="float" office:value="0.0336347367688873" calcext:value-type="float">
            <text:p>0.033634736768887</text:p>
          </table:table-cell>
          <table:table-cell table:formula="of:=0.5*[.CT12]*(([.CT5]-[.CS5])/([.CT1]-[.CS1]))^2" office:value-type="float" office:value="0.00687974585917308" calcext:value-type="float">
            <text:p>0.006879745859173</text:p>
          </table:table-cell>
          <table:table-cell table:formula="of:=0.5*[.CU12]*(([.CU5]-[.CT5])/([.CU1]-[.CT1]))^2" office:value-type="float" office:value="0.00397838055427686" calcext:value-type="float">
            <text:p>0.003978380554277</text:p>
          </table:table-cell>
          <table:table-cell table:formula="of:=0.5*[.CV12]*(([.CV5]-[.CU5])/([.CV1]-[.CU1]))^2" office:value-type="float" office:value="0.00937413599429628" calcext:value-type="float">
            <text:p>0.009374135994296</text:p>
          </table:table-cell>
          <table:table-cell table:formula="of:=0.5*[.CW12]*(([.CW5]-[.CV5])/([.CW1]-[.CV1]))^2" office:value-type="float" office:value="0.0151778998803683" calcext:value-type="float">
            <text:p>0.015177899880368</text:p>
          </table:table-cell>
          <table:table-cell table:formula="of:=0.5*[.CX12]*(([.CX5]-[.CW5])/([.CX1]-[.CW1]))^2" office:value-type="float" office:value="0.0537042496915341" calcext:value-type="float">
            <text:p>0.053704249691534</text:p>
          </table:table-cell>
          <table:table-cell table:formula="of:=0.5*[.CY12]*(([.CY5]-[.CX5])/([.CY1]-[.CX1]))^2" office:value-type="float" office:value="0.0056568209402413" calcext:value-type="float">
            <text:p>0.005656820940241</text:p>
          </table:table-cell>
          <table:table-cell table:formula="of:=0.5*[.CZ12]*(([.CZ5]-[.CY5])/([.CZ1]-[.CY1]))^2" office:value-type="float" office:value="0.00366629006669872" calcext:value-type="float">
            <text:p>0.003666290066699</text:p>
          </table:table-cell>
          <table:table-cell table:formula="of:=0.5*[.DA12]*(([.DA5]-[.CZ5])/([.DA1]-[.CZ1]))^2" office:value-type="float" office:value="0.0204863479053448" calcext:value-type="float">
            <text:p>0.020486347905345</text:p>
          </table:table-cell>
          <table:table-cell table:formula="of:=0.5*[.DB12]*(([.DB5]-[.DA5])/([.DB1]-[.DA1]))^2" office:value-type="float" office:value="0.0576823612494483" calcext:value-type="float">
            <text:p>0.057682361249448</text:p>
          </table:table-cell>
          <table:table-cell table:formula="of:=0.5*[.DC12]*(([.DC5]-[.DB5])/([.DC1]-[.DB1]))^2" office:value-type="float" office:value="0.0963106342209069" calcext:value-type="float">
            <text:p>0.096310634220907</text:p>
          </table:table-cell>
          <table:table-cell table:formula="of:=0.5*[.DD12]*(([.DD5]-[.DC5])/([.DD1]-[.DC1]))^2" office:value-type="float" office:value="0.0717407204102071" calcext:value-type="float">
            <text:p>0.071740720410207</text:p>
          </table:table-cell>
          <table:table-cell table:formula="of:=0.5*[.DE12]*(([.DE5]-[.DD5])/([.DE1]-[.DD1]))^2" office:value-type="float" office:value="0.126647980058664" calcext:value-type="float">
            <text:p>0.126647980058664</text:p>
          </table:table-cell>
          <table:table-cell table:formula="of:=0.5*[.DF12]*(([.DF5]-[.DE5])/([.DF1]-[.DE1]))^2" office:value-type="float" office:value="0.0000626065111862599" calcext:value-type="float">
            <text:p>6.26065111862599E-05</text:p>
          </table:table-cell>
          <table:table-cell table:formula="of:=0.5*[.DG12]*(([.DG5]-[.DF5])/([.DG1]-[.DF1]))^2" office:value-type="float" office:value="0.00202826116780454" calcext:value-type="float">
            <text:p>0.002028261167805</text:p>
          </table:table-cell>
          <table:table-cell table:formula="of:=0.5*[.DH12]*(([.DH5]-[.DG5])/([.DH1]-[.DG1]))^2" office:value-type="float" office:value="0.0107518562568438" calcext:value-type="float">
            <text:p>0.010751856256844</text:p>
          </table:table-cell>
          <table:table-cell table:formula="of:=0.5*[.DI12]*(([.DI5]-[.DH5])/([.DI1]-[.DH1]))^2" office:value-type="float" office:value="0.0184241872882295" calcext:value-type="float">
            <text:p>0.01842418728823</text:p>
          </table:table-cell>
          <table:table-cell table:formula="of:=0.5*[.DJ12]*(([.DJ5]-[.DI5])/([.DJ1]-[.DI1]))^2" office:value-type="float" office:value="0.0131360982291217" calcext:value-type="float">
            <text:p>0.013136098229122</text:p>
          </table:table-cell>
          <table:table-cell table:formula="of:=0.5*[.DK12]*(([.DK5]-[.DJ5])/([.DK1]-[.DJ1]))^2" office:value-type="float" office:value="0.0154924947279233" calcext:value-type="float">
            <text:p>0.015492494727923</text:p>
          </table:table-cell>
          <table:table-cell table:formula="of:=0.5*[.DL12]*(([.DL5]-[.DK5])/([.DL1]-[.DK1]))^2" office:value-type="float" office:value="0.000468974876969389" calcext:value-type="float">
            <text:p>0.000468974876969</text:p>
          </table:table-cell>
          <table:table-cell table:formula="of:=0.5*[.DM12]*(([.DM5]-[.DL5])/([.DM1]-[.DL1]))^2" office:value-type="float" office:value="0.0031898274201855" calcext:value-type="float">
            <text:p>0.003189827420186</text:p>
          </table:table-cell>
          <table:table-cell table:formula="of:=0.5*[.DN12]*(([.DN5]-[.DM5])/([.DN1]-[.DM1]))^2" office:value-type="float" office:value="0.0142009149520955" calcext:value-type="float">
            <text:p>0.014200914952096</text:p>
          </table:table-cell>
          <table:table-cell table:formula="of:=0.5*[.DO12]*(([.DO5]-[.DN5])/([.DO1]-[.DN1]))^2" office:value-type="float" office:value="0.073583946075845" calcext:value-type="float">
            <text:p>0.073583946075845</text:p>
          </table:table-cell>
          <table:table-cell table:formula="of:=0.5*[.DP12]*(([.DP5]-[.DO5])/([.DP1]-[.DO1]))^2" office:value-type="float" office:value="0.000906328519783154" calcext:value-type="float">
            <text:p>0.000906328519783</text:p>
          </table:table-cell>
          <table:table-cell table:formula="of:=0.5*[.DQ12]*(([.DQ5]-[.DP5])/([.DQ1]-[.DP1]))^2" office:value-type="float" office:value="0.00746387848435936" calcext:value-type="float">
            <text:p>0.007463878484359</text:p>
          </table:table-cell>
          <table:table-cell table:formula="of:=0.5*[.DR12]*(([.DR5]-[.DQ5])/([.DR1]-[.DQ1]))^2" office:value-type="float" office:value="0.000419432841628082" calcext:value-type="float">
            <text:p>0.000419432841628</text:p>
          </table:table-cell>
          <table:table-cell table:formula="of:=0.5*[.DS12]*(([.DS5]-[.DR5])/([.DS1]-[.DR1]))^2" office:value-type="float" office:value="0.00924875797245784" calcext:value-type="float">
            <text:p>0.009248757972458</text:p>
          </table:table-cell>
          <table:table-cell table:formula="of:=0.5*[.DT12]*(([.DT5]-[.DS5])/([.DT1]-[.DS1]))^2" office:value-type="float" office:value="0.0163553175529539" calcext:value-type="float">
            <text:p>0.016355317552954</text:p>
          </table:table-cell>
          <table:table-cell table:formula="of:=0.5*[.DU12]*(([.DU5]-[.DT5])/([.DU1]-[.DT1]))^2" office:value-type="float" office:value="0.00229676407113503" calcext:value-type="float">
            <text:p>0.002296764071135</text:p>
          </table:table-cell>
          <table:table-cell table:formula="of:=0.5*[.DV12]*(([.DV5]-[.DU5])/([.DV1]-[.DU1]))^2" office:value-type="float" office:value="0.00826518983117592" calcext:value-type="float">
            <text:p>0.008265189831176</text:p>
          </table:table-cell>
          <table:table-cell table:formula="of:=0.5*[.DW12]*(([.DW5]-[.DV5])/([.DW1]-[.DV1]))^2" office:value-type="float" office:value="0.0462369842731289" calcext:value-type="float">
            <text:p>0.046236984273129</text:p>
          </table:table-cell>
          <table:table-cell table:formula="of:=0.5*[.DX12]*(([.DX5]-[.DW5])/([.DX1]-[.DW1]))^2" office:value-type="float" office:value="0.0485192065568796" calcext:value-type="float">
            <text:p>0.04851920655688</text:p>
          </table:table-cell>
          <table:table-cell table:formula="of:=0.5*[.DY12]*(([.DY5]-[.DX5])/([.DY1]-[.DX1]))^2" office:value-type="float" office:value="0.0587696992868774" calcext:value-type="float">
            <text:p>0.058769699286877</text:p>
          </table:table-cell>
          <table:table-cell table:formula="of:=0.5*[.DZ12]*(([.DZ5]-[.DY5])/([.DZ1]-[.DY1]))^2" office:value-type="float" office:value="0.13921433482434" calcext:value-type="float">
            <text:p>0.13921433482434</text:p>
          </table:table-cell>
          <table:table-cell table:formula="of:=0.5*[.EA12]*(([.EA5]-[.DZ5])/([.EA1]-[.DZ1]))^2" office:value-type="float" office:value="0.00146742809293502" calcext:value-type="float">
            <text:p>0.001467428092935</text:p>
          </table:table-cell>
          <table:table-cell table:formula="of:=0.5*[.EB12]*(([.EB5]-[.EA5])/([.EB1]-[.EA1]))^2" office:value-type="float" office:value="0.00758301868836982" calcext:value-type="float">
            <text:p>0.00758301868837</text:p>
          </table:table-cell>
          <table:table-cell table:formula="of:=0.5*[.EC12]*(([.EC5]-[.EB5])/([.EC1]-[.EB1]))^2" office:value-type="float" office:value="0.00603767359244015" calcext:value-type="float">
            <text:p>0.00603767359244</text:p>
          </table:table-cell>
          <table:table-cell table:formula="of:=0.5*[.ED12]*(([.ED5]-[.EC5])/([.ED1]-[.EC1]))^2" office:value-type="float" office:value="0.0350311231699541" calcext:value-type="float">
            <text:p>0.035031123169954</text:p>
          </table:table-cell>
          <table:table-cell table:formula="of:=0.5*[.EE12]*(([.EE5]-[.ED5])/([.EE1]-[.ED1]))^2" office:value-type="float" office:value="0.0115341543144073" calcext:value-type="float">
            <text:p>0.011534154314407</text:p>
          </table:table-cell>
          <table:table-cell table:formula="of:=0.5*[.EF12]*(([.EF5]-[.EE5])/([.EF1]-[.EE1]))^2" office:value-type="float" office:value="0.000178159999402779" calcext:value-type="float">
            <text:p>0.000178159999403</text:p>
          </table:table-cell>
          <table:table-cell table:formula="of:=0.5*[.EG12]*(([.EG5]-[.EF5])/([.EG1]-[.EF1]))^2" office:value-type="float" office:value="0.0263818103250752" calcext:value-type="float">
            <text:p>0.026381810325075</text:p>
          </table:table-cell>
          <table:table-cell table:formula="of:=0.5*[.EH12]*(([.EH5]-[.EG5])/([.EH1]-[.EG1]))^2" office:value-type="float" office:value="0.00224640398398168" calcext:value-type="float">
            <text:p>0.002246403983982</text:p>
          </table:table-cell>
          <table:table-cell table:formula="of:=0.5*[.EI12]*(([.EI5]-[.EH5])/([.EI1]-[.EH1]))^2" office:value-type="float" office:value="0.00155335021596287" calcext:value-type="float">
            <text:p>0.001553350215963</text:p>
          </table:table-cell>
          <table:table-cell table:formula="of:=0.5*[.EJ12]*(([.EJ5]-[.EI5])/([.EJ1]-[.EI1]))^2" office:value-type="float" office:value="0.000036246650195042" calcext:value-type="float">
            <text:p>3.6246650195042E-05</text:p>
          </table:table-cell>
          <table:table-cell table:formula="of:=0.5*[.EK12]*(([.EK5]-[.EJ5])/([.EK1]-[.EJ1]))^2" office:value-type="float" office:value="0.0928597963469194" calcext:value-type="float">
            <text:p>0.09285979634692</text:p>
          </table:table-cell>
          <table:table-cell table:formula="of:=0.5*[.EL12]*(([.EL5]-[.EK5])/([.EL1]-[.EK1]))^2" office:value-type="float" office:value="0.0155553862210929" calcext:value-type="float">
            <text:p>0.015555386221093</text:p>
          </table:table-cell>
          <table:table-cell table:formula="of:=0.5*[.EM12]*(([.EM5]-[.EL5])/([.EM1]-[.EL1]))^2" office:value-type="float" office:value="0.000380154376357376" calcext:value-type="float">
            <text:p>0.000380154376357</text:p>
          </table:table-cell>
          <table:table-cell table:formula="of:=0.5*[.EN12]*(([.EN5]-[.EM5])/([.EN1]-[.EM1]))^2" office:value-type="float" office:value="0.00332725039355514" calcext:value-type="float">
            <text:p>0.003327250393555</text:p>
          </table:table-cell>
          <table:table-cell table:formula="of:=0.5*[.EO12]*(([.EO5]-[.EN5])/([.EO1]-[.EN1]))^2" office:value-type="float" office:value="0.0239510171163156" calcext:value-type="float">
            <text:p>0.023951017116316</text:p>
          </table:table-cell>
          <table:table-cell table:formula="of:=0.5*[.EP12]*(([.EP5]-[.EO5])/([.EP1]-[.EO1]))^2" office:value-type="float" office:value="0.0286427712681216" calcext:value-type="float">
            <text:p>0.028642771268122</text:p>
          </table:table-cell>
          <table:table-cell table:formula="of:=0.5*[.EQ12]*(([.EQ5]-[.EP5])/([.EQ1]-[.EP1]))^2" office:value-type="float" office:value="0.00444183996350982" calcext:value-type="float">
            <text:p>0.00444183996351</text:p>
          </table:table-cell>
          <table:table-cell table:formula="of:=0.5*[.ER12]*(([.ER5]-[.EQ5])/([.ER1]-[.EQ1]))^2" office:value-type="float" office:value="0.00105341465726963" calcext:value-type="float">
            <text:p>0.00105341465727</text:p>
          </table:table-cell>
          <table:table-cell table:formula="of:=0.5*[.ES12]*(([.ES5]-[.ER5])/([.ES1]-[.ER1]))^2" office:value-type="float" office:value="0.0213387122193387" calcext:value-type="float">
            <text:p>0.021338712219339</text:p>
          </table:table-cell>
          <table:table-cell table:formula="of:=0.5*[.ET12]*(([.ET5]-[.ES5])/([.ET1]-[.ES1]))^2" office:value-type="float" office:value="0.0262799975566052" calcext:value-type="float">
            <text:p>0.026279997556605</text:p>
          </table:table-cell>
          <table:table-cell table:formula="of:=0.5*[.EU12]*(([.EU5]-[.ET5])/([.EU1]-[.ET1]))^2" office:value-type="float" office:value="0.00747346578961265" calcext:value-type="float">
            <text:p>0.007473465789613</text:p>
          </table:table-cell>
          <table:table-cell table:formula="of:=0.5*[.EV12]*(([.EV5]-[.EU5])/([.EV1]-[.EU1]))^2" office:value-type="float" office:value="0.0143417220555356" calcext:value-type="float">
            <text:p>0.014341722055536</text:p>
          </table:table-cell>
          <table:table-cell table:formula="of:=0.5*[.EW12]*(([.EW5]-[.EV5])/([.EW1]-[.EV1]))^2" office:value-type="float" office:value="0.0424620784044232" calcext:value-type="float">
            <text:p>0.042462078404423</text:p>
          </table:table-cell>
          <table:table-cell table:formula="of:=0.5*[.EX12]*(([.EX5]-[.EW5])/([.EX1]-[.EW1]))^2" office:value-type="float" office:value="0.12018639083357" calcext:value-type="float">
            <text:p>0.12018639083357</text:p>
          </table:table-cell>
          <table:table-cell table:formula="of:=0.5*[.EY12]*(([.EY5]-[.EX5])/([.EY1]-[.EX1]))^2" office:value-type="float" office:value="0.043031500977323" calcext:value-type="float">
            <text:p>0.043031500977323</text:p>
          </table:table-cell>
          <table:table-cell table:formula="of:=0.5*[.EZ12]*(([.EZ5]-[.EY5])/([.EZ1]-[.EY1]))^2" office:value-type="float" office:value="0.000969309941761376" calcext:value-type="float">
            <text:p>0.000969309941761</text:p>
          </table:table-cell>
          <table:table-cell table:formula="of:=0.5*[.FA12]*(([.FA5]-[.EZ5])/([.FA1]-[.EZ1]))^2" office:value-type="float" office:value="0.00174317485859266" calcext:value-type="float">
            <text:p>0.001743174858593</text:p>
          </table:table-cell>
          <table:table-cell table:formula="of:=0.5*[.FB12]*(([.FB5]-[.FA5])/([.FB1]-[.FA1]))^2" office:value-type="float" office:value="0.0293231041881376" calcext:value-type="float">
            <text:p>0.029323104188138</text:p>
          </table:table-cell>
          <table:table-cell table:formula="of:=0.5*[.FC12]*(([.FC5]-[.FB5])/([.FC1]-[.FB1]))^2" office:value-type="float" office:value="0.00417849148571471" calcext:value-type="float">
            <text:p>0.004178491485715</text:p>
          </table:table-cell>
          <table:table-cell table:formula="of:=0.5*[.FD12]*(([.FD5]-[.FC5])/([.FD1]-[.FC1]))^2" office:value-type="float" office:value="0.000000338004539653866" calcext:value-type="float">
            <text:p>3.38004539653866E-07</text:p>
          </table:table-cell>
          <table:table-cell table:formula="of:=0.5*[.FE12]*(([.FE5]-[.FD5])/([.FE1]-[.FD1]))^2" office:value-type="float" office:value="0.0000428267026570351" calcext:value-type="float">
            <text:p>4.28267026570351E-05</text:p>
          </table:table-cell>
          <table:table-cell table:formula="of:=0.5*[.FF12]*(([.FF5]-[.FE5])/([.FF1]-[.FE1]))^2" office:value-type="float" office:value="0.00746225507125724" calcext:value-type="float">
            <text:p>0.007462255071257</text:p>
          </table:table-cell>
          <table:table-cell table:formula="of:=0.5*[.FG12]*(([.FG5]-[.FF5])/([.FG1]-[.FF1]))^2" office:value-type="float" office:value="0.0000489428075233206" calcext:value-type="float">
            <text:p>4.89428075233206E-05</text:p>
          </table:table-cell>
          <table:table-cell table:formula="of:=0.5*[.FH12]*(([.FH5]-[.FG5])/([.FH1]-[.FG1]))^2" office:value-type="float" office:value="0.00348113166086645" calcext:value-type="float">
            <text:p>0.003481131660866</text:p>
          </table:table-cell>
          <table:table-cell table:formula="of:=0.5*[.FI12]*(([.FI5]-[.FH5])/([.FI1]-[.FH1]))^2" office:value-type="float" office:value="0.0000184338976146679" calcext:value-type="float">
            <text:p>1.84338976146679E-05</text:p>
          </table:table-cell>
          <table:table-cell table:formula="of:=0.5*[.FJ12]*(([.FJ5]-[.FI5])/([.FJ1]-[.FI1]))^2" office:value-type="float" office:value="0.000717754657438936" calcext:value-type="float">
            <text:p>0.000717754657439</text:p>
          </table:table-cell>
          <table:table-cell table:formula="of:=0.5*[.FK12]*(([.FK5]-[.FJ5])/([.FK1]-[.FJ1]))^2" office:value-type="float" office:value="0.0000169322460821898" calcext:value-type="float">
            <text:p>1.69322460821898E-05</text:p>
          </table:table-cell>
          <table:table-cell table:formula="of:=0.5*[.FL12]*(([.FL5]-[.FK5])/([.FL1]-[.FK1]))^2" office:value-type="float" office:value="0.000116333539889606" calcext:value-type="float">
            <text:p>0.00011633353989</text:p>
          </table:table-cell>
          <table:table-cell table:formula="of:=0.5*[.FM12]*(([.FM5]-[.FL5])/([.FM1]-[.FL1]))^2" office:value-type="float" office:value="0.00000117672348865301" calcext:value-type="float">
            <text:p>1.17672348865301E-06</text:p>
          </table:table-cell>
          <table:table-cell table:formula="of:=0.5*[.FN12]*(([.FN5]-[.FM5])/([.FN1]-[.FM1]))^2" office:value-type="float" office:value="0.00000978916865471236" calcext:value-type="float">
            <text:p>9.78916865471236E-06</text:p>
          </table:table-cell>
          <table:table-cell table:formula="of:=0.5*[.FO12]*(([.FO5]-[.FN5])/([.FO1]-[.FN1]))^2" office:value-type="float" office:value="0.0000207848505640193" calcext:value-type="float">
            <text:p>2.07848505640193E-05</text:p>
          </table:table-cell>
          <table:table-cell table:formula="of:=0.5*[.FP12]*(([.FP5]-[.FO5])/([.FP1]-[.FO1]))^2" office:value-type="float" office:value="0.0000155830681386326" calcext:value-type="float">
            <text:p>1.55830681386326E-05</text:p>
          </table:table-cell>
          <table:table-cell table:formula="of:=0.5*[.FQ12]*(([.FQ5]-[.FP5])/([.FQ1]-[.FP1]))^2" office:value-type="float" office:value="0.000000332081644325515" calcext:value-type="float">
            <text:p>3.32081644325515E-07</text:p>
          </table:table-cell>
          <table:table-cell table:formula="of:=0.5*[.FR12]*(([.FR5]-[.FQ5])/([.FR1]-[.FQ1]))^2" office:value-type="float" office:value="0.00000833359100853827" calcext:value-type="float">
            <text:p>8.33359100853827E-06</text:p>
          </table:table-cell>
          <table:table-cell table:formula="of:=0.5*[.FS12]*(([.FS5]-[.FR5])/([.FS1]-[.FR1]))^2" office:value-type="float" office:value="0.00000561620682279134" calcext:value-type="float">
            <text:p>5.61620682279134E-06</text:p>
          </table:table-cell>
          <table:table-cell table:formula="of:=0.5*[.FT12]*(([.FT5]-[.FS5])/([.FT1]-[.FS1]))^2" office:value-type="float" office:value="0.0000000835583503103596" calcext:value-type="float">
            <text:p>8.35583503103596E-08</text:p>
          </table:table-cell>
          <table:table-cell table:formula="of:=0.5*[.FU12]*(([.FU5]-[.FT5])/([.FU1]-[.FT1]))^2" office:value-type="float" office:value="0.0000128452545259665" calcext:value-type="float">
            <text:p>1.28452545259665E-05</text:p>
          </table:table-cell>
          <table:table-cell table:formula="of:=0.5*[.FV12]*(([.FV5]-[.FU5])/([.FV1]-[.FU1]))^2" office:value-type="float" office:value="0.0000187656349768556" calcext:value-type="float">
            <text:p>1.87656349768556E-05</text:p>
          </table:table-cell>
          <table:table-cell table:formula="of:=0.5*[.FW12]*(([.FW5]-[.FV5])/([.FW1]-[.FV1]))^2" office:value-type="float" office:value="0.00000194879335316366" calcext:value-type="float">
            <text:p>1.94879335316366E-06</text:p>
          </table:table-cell>
          <table:table-cell table:formula="of:=0.5*[.FX12]*(([.FX5]-[.FW5])/([.FX1]-[.FW1]))^2" office:value-type="float" office:value="0.00000075556867036375" calcext:value-type="float">
            <text:p>7.5556867036375E-07</text:p>
          </table:table-cell>
          <table:table-cell table:formula="of:=0.5*[.FY12]*(([.FY5]-[.FX5])/([.FY1]-[.FX1]))^2" office:value-type="float" office:value="0.0000143953069453721" calcext:value-type="float">
            <text:p>1.43953069453721E-05</text:p>
          </table:table-cell>
          <table:table-cell table:formula="of:=0.5*[.FZ12]*(([.FZ5]-[.FY5])/([.FZ1]-[.FY1]))^2" office:value-type="float" office:value="0.00000384058019627872" calcext:value-type="float">
            <text:p>3.84058019627872E-06</text:p>
          </table:table-cell>
          <table:table-cell table:formula="of:=0.5*[.GA12]*(([.GA5]-[.FZ5])/([.GA1]-[.FZ1]))^2" office:value-type="float" office:value="0.00000234404159352875" calcext:value-type="float">
            <text:p>2.34404159352875E-06</text:p>
          </table:table-cell>
          <table:table-cell table:formula="of:=0.5*[.GB12]*(([.GB5]-[.GA5])/([.GB1]-[.GA1]))^2" office:value-type="float" office:value="0.0000311954291291634" calcext:value-type="float">
            <text:p>3.11954291291634E-05</text:p>
          </table:table-cell>
          <table:table-cell table:formula="of:=0.5*[.GC12]*(([.GC5]-[.GB5])/([.GC1]-[.GB1]))^2" office:value-type="float" office:value="0.00000925040090510617" calcext:value-type="float">
            <text:p>9.25040090510617E-06</text:p>
          </table:table-cell>
          <table:table-cell table:formula="of:=0.5*[.GD12]*(([.GD5]-[.GC5])/([.GD1]-[.GC1]))^2" office:value-type="float" office:value="0.00000173803001966291" calcext:value-type="float">
            <text:p>1.73803001966291E-06</text:p>
          </table:table-cell>
          <table:table-cell table:formula="of:=0.5*[.GE12]*(([.GE5]-[.GD5])/([.GE1]-[.GD1]))^2" office:value-type="float" office:value="0.0000161470356804126" calcext:value-type="float">
            <text:p>1.61470356804126E-05</text:p>
          </table:table-cell>
          <table:table-cell table:formula="of:=0.5*[.GF12]*(([.GF5]-[.GE5])/([.GF1]-[.GE1]))^2" office:value-type="float" office:value="0.00000511511793787934" calcext:value-type="float">
            <text:p>5.11511793787934E-06</text:p>
          </table:table-cell>
          <table:table-cell table:formula="of:=0.5*[.GG12]*(([.GG5]-[.GF5])/([.GG1]-[.GF1]))^2" office:value-type="float" office:value="0.0000123553590802749" calcext:value-type="float">
            <text:p>1.23553590802749E-05</text:p>
          </table:table-cell>
          <table:table-cell table:formula="of:=0.5*[.GH12]*(([.GH5]-[.GG5])/([.GH1]-[.GG1]))^2" office:value-type="float" office:value="0.00000110743601747267" calcext:value-type="float">
            <text:p>1.10743601747267E-06</text:p>
          </table:table-cell>
          <table:table-cell table:formula="of:=0.5*[.GI12]*(([.GI5]-[.GH5])/([.GI1]-[.GH1]))^2" office:value-type="float" office:value="0.000000286481028705912" calcext:value-type="float">
            <text:p>2.86481028705912E-07</text:p>
          </table:table-cell>
          <table:table-cell table:formula="of:=0.5*[.GJ12]*(([.GJ5]-[.GI5])/([.GJ1]-[.GI1]))^2" office:value-type="float" office:value="0.00000167136599988492" calcext:value-type="float">
            <text:p>1.67136599988492E-06</text:p>
          </table:table-cell>
          <table:table-cell table:formula="of:=0.5*[.GK12]*(([.GK5]-[.GJ5])/([.GK1]-[.GJ1]))^2" office:value-type="float" office:value="0.000019551062630038" calcext:value-type="float">
            <text:p>1.9551062630038E-05</text:p>
          </table:table-cell>
          <table:table-cell table:formula="of:=0.5*[.GL12]*(([.GL5]-[.GK5])/([.GL1]-[.GK1]))^2" office:value-type="float" office:value="0.0000218638682710554" calcext:value-type="float">
            <text:p>2.18638682710554E-05</text:p>
          </table:table-cell>
          <table:table-cell table:formula="of:=0.5*[.GM12]*(([.GM5]-[.GL5])/([.GM1]-[.GL1]))^2" office:value-type="float" office:value="0.00000375388413344915" calcext:value-type="float">
            <text:p>3.75388413344915E-06</text:p>
          </table:table-cell>
          <table:table-cell table:formula="of:=0.5*[.GN12]*(([.GN5]-[.GM5])/([.GN1]-[.GM1]))^2" office:value-type="float" office:value="0.00000000372112550493187" calcext:value-type="float">
            <text:p>3.72112550493187E-09</text:p>
          </table:table-cell>
          <table:table-cell table:formula="of:=0.5*[.GO12]*(([.GO5]-[.GN5])/([.GO1]-[.GN1]))^2" office:value-type="float" office:value="0.00000432896045344074" calcext:value-type="float">
            <text:p>4.32896045344074E-06</text:p>
          </table:table-cell>
          <table:table-cell table:formula="of:=0.5*[.GP12]*(([.GP5]-[.GO5])/([.GP1]-[.GO1]))^2" office:value-type="float" office:value="0.0000241415843905472" calcext:value-type="float">
            <text:p>2.41415843905472E-05</text:p>
          </table:table-cell>
          <table:table-cell table:formula="of:=0.5*[.GQ12]*(([.GQ5]-[.GP5])/([.GQ1]-[.GP1]))^2" office:value-type="float" office:value="0.000000140161446447176" calcext:value-type="float">
            <text:p>1.40161446447176E-07</text:p>
          </table:table-cell>
          <table:table-cell table:formula="of:=0.5*[.GR12]*(([.GR5]-[.GQ5])/([.GR1]-[.GQ1]))^2" office:value-type="float" office:value="0.000003382028347229" calcext:value-type="float">
            <text:p>3.382028347229E-06</text:p>
          </table:table-cell>
          <table:table-cell table:formula="of:=0.5*[.GS12]*(([.GS5]-[.GR5])/([.GS1]-[.GR1]))^2" office:value-type="float" office:value="0.0000563487343387383" calcext:value-type="float">
            <text:p>5.63487343387383E-05</text:p>
          </table:table-cell>
          <table:table-cell table:formula="of:=0.5*[.GT12]*(([.GT5]-[.GS5])/([.GT1]-[.GS1]))^2" office:value-type="float" office:value="0.0000461253829773496" calcext:value-type="float">
            <text:p>4.61253829773496E-05</text:p>
          </table:table-cell>
          <table:table-cell table:formula="of:=0.5*[.GU12]*(([.GU5]-[.GT5])/([.GU1]-[.GT1]))^2" office:value-type="float" office:value="0.00000474913647537154" calcext:value-type="float">
            <text:p>4.74913647537154E-06</text:p>
          </table:table-cell>
          <table:table-cell table:formula="of:=0.5*[.GV12]*(([.GV5]-[.GU5])/([.GV1]-[.GU1]))^2" office:value-type="float" office:value="0.0000460437782798881" calcext:value-type="float">
            <text:p>4.60437782798881E-05</text:p>
          </table:table-cell>
          <table:table-cell table:formula="of:=0.5*[.GW12]*(([.GW5]-[.GV5])/([.GW1]-[.GV1]))^2" office:value-type="float" office:value="0.000103503256322446" calcext:value-type="float">
            <text:p>0.000103503256322</text:p>
          </table:table-cell>
          <table:table-cell table:formula="of:=0.5*[.GX12]*(([.GX5]-[.GW5])/([.GX1]-[.GW1]))^2" office:value-type="float" office:value="0.0000105837293501593" calcext:value-type="float">
            <text:p>1.05837293501593E-05</text:p>
          </table:table-cell>
          <table:table-cell table:formula="of:=0.5*[.GY12]*(([.GY5]-[.GX5])/([.GY1]-[.GX1]))^2" office:value-type="float" office:value="0.0000000486708344663595" calcext:value-type="float">
            <text:p>4.86708344663595E-08</text:p>
          </table:table-cell>
          <table:table-cell table:formula="of:=0.5*[.GZ12]*(([.GZ5]-[.GY5])/([.GZ1]-[.GY1]))^2" office:value-type="float" office:value="0.0000125857758499703" calcext:value-type="float">
            <text:p>1.25857758499703E-05</text:p>
          </table:table-cell>
          <table:table-cell table:formula="of:=0.5*[.HA12]*(([.HA5]-[.GZ5])/([.HA1]-[.GZ1]))^2" office:value-type="float" office:value="0.00000263293355846894" calcext:value-type="float">
            <text:p>2.63293355846894E-06</text:p>
          </table:table-cell>
          <table:table-cell table:formula="of:=0.5*[.HB12]*(([.HB5]-[.HA5])/([.HB1]-[.HA1]))^2" office:value-type="float" office:value="0.00000727750163805104" calcext:value-type="float">
            <text:p>7.27750163805104E-06</text:p>
          </table:table-cell>
          <table:table-cell table:formula="of:=0.5*[.HC12]*(([.HC5]-[.HB5])/([.HC1]-[.HB1]))^2" office:value-type="float" office:value="0.00000794582149948357" calcext:value-type="float">
            <text:p>7.94582149948357E-06</text:p>
          </table:table-cell>
          <table:table-cell table:formula="of:=0.5*[.HD12]*(([.HD5]-[.HC5])/([.HD1]-[.HC1]))^2" office:value-type="float" office:value="0.0000029738140003559" calcext:value-type="float">
            <text:p>2.9738140003559E-06</text:p>
          </table:table-cell>
          <table:table-cell table:formula="of:=0.5*[.HE12]*(([.HE5]-[.HD5])/([.HE1]-[.HD1]))^2" office:value-type="float" office:value="0.00000356249017624448" calcext:value-type="float">
            <text:p>3.56249017624448E-06</text:p>
          </table:table-cell>
          <table:table-cell table:formula="of:=0.5*[.HF12]*(([.HF5]-[.HE5])/([.HF1]-[.HE1]))^2" office:value-type="float" office:value="0.00000230580277804256" calcext:value-type="float">
            <text:p>2.30580277804256E-06</text:p>
          </table:table-cell>
          <table:table-cell table:formula="of:=0.5*[.HG12]*(([.HG5]-[.HF5])/([.HG1]-[.HF1]))^2" office:value-type="float" office:value="0.00000506787812380112" calcext:value-type="float">
            <text:p>5.06787812380112E-06</text:p>
          </table:table-cell>
          <table:table-cell table:formula="of:=0.5*[.HH12]*(([.HH5]-[.HG5])/([.HH1]-[.HG1]))^2" office:value-type="float" office:value="0.0000226784864747868" calcext:value-type="float">
            <text:p>2.26784864747868E-05</text:p>
          </table:table-cell>
          <table:table-cell table:formula="of:=0.5*[.HI12]*(([.HI5]-[.HH5])/([.HI1]-[.HH1]))^2" office:value-type="float" office:value="0.0000303493912170759" calcext:value-type="float">
            <text:p>3.03493912170759E-05</text:p>
          </table:table-cell>
          <table:table-cell table:formula="of:=0.5*[.HJ12]*(([.HJ5]-[.HI5])/([.HJ1]-[.HI1]))^2" office:value-type="float" office:value="0.00000205506948593705" calcext:value-type="float">
            <text:p>2.05506948593705E-06</text:p>
          </table:table-cell>
          <table:table-cell table:formula="of:=0.5*[.HK12]*(([.HK5]-[.HJ5])/([.HK1]-[.HJ1]))^2" office:value-type="float" office:value="0.0000013381279573459" calcext:value-type="float">
            <text:p>1.3381279573459E-06</text:p>
          </table:table-cell>
          <table:table-cell table:formula="of:=0.5*[.HL12]*(([.HL5]-[.HK5])/([.HL1]-[.HK1]))^2" office:value-type="float" office:value="0.0000000156841930933501" calcext:value-type="float">
            <text:p>1.56841930933501E-08</text:p>
          </table:table-cell>
          <table:table-cell table:formula="of:=0.5*[.HM12]*(([.HM5]-[.HL5])/([.HM1]-[.HL1]))^2" office:value-type="float" office:value="0.000000224841146699495" calcext:value-type="float">
            <text:p>2.24841146699495E-07</text:p>
          </table:table-cell>
          <table:table-cell table:formula="of:=0.5*[.HN12]*(([.HN5]-[.HM5])/([.HN1]-[.HM1]))^2" office:value-type="float" office:value="0.00000736604620037082" calcext:value-type="float">
            <text:p>7.36604620037082E-06</text:p>
          </table:table-cell>
          <table:table-cell table:formula="of:=0.5*[.HO12]*(([.HO5]-[.HN5])/([.HO1]-[.HN1]))^2" office:value-type="float" office:value="0.0000268731714019572" calcext:value-type="float">
            <text:p>2.68731714019572E-05</text:p>
          </table:table-cell>
          <table:table-cell table:formula="of:=0.5*[.HP12]*(([.HP5]-[.HO5])/([.HP1]-[.HO1]))^2" office:value-type="float" office:value="0.0000146829034188103" calcext:value-type="float">
            <text:p>1.46829034188103E-05</text:p>
          </table:table-cell>
          <table:table-cell table:formula="of:=0.5*[.HQ12]*(([.HQ5]-[.HP5])/([.HQ1]-[.HP1]))^2" office:value-type="float" office:value="0.000000765837875301827" calcext:value-type="float">
            <text:p>7.65837875301827E-07</text:p>
          </table:table-cell>
          <table:table-cell table:formula="of:=0.5*[.HR12]*(([.HR5]-[.HQ5])/([.HR1]-[.HQ1]))^2" office:value-type="float" office:value="0.00000106054860196338" calcext:value-type="float">
            <text:p>1.06054860196338E-06</text:p>
          </table:table-cell>
          <table:table-cell table:formula="of:=0.5*[.HS12]*(([.HS5]-[.HR5])/([.HS1]-[.HR1]))^2" office:value-type="float" office:value="0.00000187125858335703" calcext:value-type="float">
            <text:p>1.87125858335703E-06</text:p>
          </table:table-cell>
          <table:table-cell table:formula="of:=0.5*[.HT12]*(([.HT5]-[.HS5])/([.HT1]-[.HS1]))^2" office:value-type="float" office:value="0.00000351810345015786" calcext:value-type="float">
            <text:p>3.51810345015786E-06</text:p>
          </table:table-cell>
          <table:table-cell table:formula="of:=0.5*[.HU12]*(([.HU5]-[.HT5])/([.HU1]-[.HT1]))^2" office:value-type="float" office:value="0.0000170022786764517" calcext:value-type="float">
            <text:p>1.70022786764517E-05</text:p>
          </table:table-cell>
          <table:table-cell table:formula="of:=0.5*[.HV12]*(([.HV5]-[.HU5])/([.HV1]-[.HU1]))^2" office:value-type="float" office:value="0.0000261473524090303" calcext:value-type="float">
            <text:p>2.61473524090303E-05</text:p>
          </table:table-cell>
          <table:table-cell table:formula="of:=0.5*[.HW12]*(([.HW5]-[.HV5])/([.HW1]-[.HV1]))^2" office:value-type="float" office:value="0.0000018636165192737" calcext:value-type="float">
            <text:p>1.8636165192737E-06</text:p>
          </table:table-cell>
          <table:table-cell table:formula="of:=0.5*[.HX12]*(([.HX5]-[.HW5])/([.HX1]-[.HW1]))^2" office:value-type="float" office:value="0.00000413958704631251" calcext:value-type="float">
            <text:p>4.13958704631251E-06</text:p>
          </table:table-cell>
          <table:table-cell table:formula="of:=0.5*[.HY12]*(([.HY5]-[.HX5])/([.HY1]-[.HX1]))^2" office:value-type="float" office:value="0.0000255301048198435" calcext:value-type="float">
            <text:p>2.55301048198435E-05</text:p>
          </table:table-cell>
          <table:table-cell table:formula="of:=0.5*[.HZ12]*(([.HZ5]-[.HY5])/([.HZ1]-[.HY1]))^2" office:value-type="float" office:value="0.00000854702002127625" calcext:value-type="float">
            <text:p>8.54702002127625E-06</text:p>
          </table:table-cell>
          <table:table-cell table:formula="of:=0.5*[.IA12]*(([.IA5]-[.HZ5])/([.IA1]-[.HZ1]))^2" office:value-type="float" office:value="0.000000062519418080109" calcext:value-type="float">
            <text:p>6.2519418080109E-08</text:p>
          </table:table-cell>
          <table:table-cell table:formula="of:=0.5*[.IB12]*(([.IB5]-[.IA5])/([.IB1]-[.IA1]))^2" office:value-type="float" office:value="0.000000235929196781261" calcext:value-type="float">
            <text:p>2.35929196781261E-07</text:p>
          </table:table-cell>
          <table:table-cell table:formula="of:=0.5*[.IC12]*(([.IC5]-[.IB5])/([.IC1]-[.IB1]))^2" office:value-type="float" office:value="0.0000241597647619088" calcext:value-type="float">
            <text:p>2.41597647619088E-05</text:p>
          </table:table-cell>
          <table:table-cell table:formula="of:=0.5*[.ID12]*(([.ID5]-[.IC5])/([.ID1]-[.IC1]))^2" office:value-type="float" office:value="0.00000601942283281485" calcext:value-type="float">
            <text:p>6.01942283281485E-06</text:p>
          </table:table-cell>
          <table:table-cell table:formula="of:=0.5*[.IE12]*(([.IE5]-[.ID5])/([.IE1]-[.ID1]))^2" office:value-type="float" office:value="0.00000194803112990141" calcext:value-type="float">
            <text:p>1.94803112990141E-06</text:p>
          </table:table-cell>
          <table:table-cell table:formula="of:=0.5*[.IF12]*(([.IF5]-[.IE5])/([.IF1]-[.IE1]))^2" office:value-type="float" office:value="0.000220130649636702" calcext:value-type="float">
            <text:p>0.000220130649637</text:p>
          </table:table-cell>
          <table:table-cell table:formula="of:=0.5*[.IG12]*(([.IG5]-[.IF5])/([.IG1]-[.IF1]))^2" office:value-type="string" office:string-value="" calcext:value-type="error">
            <text:p>#DIV/0!</text:p>
          </table:table-cell>
          <table:table-cell table:formula="of:=0.5*[.IH12]*(([.IH5]-[.IG5])/([.IH1]-[.IG1]))^2" office:value-type="string" office:string-value="" calcext:value-type="error">
            <text:p>#DIV/0!</text:p>
          </table:table-cell>
          <table:table-cell table:formula="of:=0.5*[.II12]*(([.II5]-[.IH5])/([.II1]-[.IH1]))^2" office:value-type="string" office:string-value="" calcext:value-type="error">
            <text:p>#DIV/0!</text:p>
          </table:table-cell>
          <table:table-cell table:formula="of:=0.5*[.IJ12]*(([.IJ5]-[.II5])/([.IJ1]-[.II1]))^2" office:value-type="string" office:string-value="" calcext:value-type="error">
            <text:p>#DIV/0!</text:p>
          </table:table-cell>
          <table:table-cell table:formula="of:=0.5*[.IK12]*(([.IK5]-[.IJ5])/([.IK1]-[.IJ1]))^2" office:value-type="string" office:string-value="" calcext:value-type="error">
            <text:p>#DIV/0!</text:p>
          </table:table-cell>
          <table:table-cell table:formula="of:=0.5*[.IL12]*(([.IL5]-[.IK5])/([.IL1]-[.IK1]))^2" office:value-type="string" office:string-value="" calcext:value-type="error">
            <text:p>#DIV/0!</text:p>
          </table:table-cell>
          <table:table-cell table:formula="of:=0.5*[.IM12]*(([.IM5]-[.IL5])/([.IM1]-[.IL1]))^2" office:value-type="string" office:string-value="" calcext:value-type="error">
            <text:p>#DIV/0!</text:p>
          </table:table-cell>
          <table:table-cell table:formula="of:=0.5*[.IN12]*(([.IN5]-[.IM5])/([.IN1]-[.IM1]))^2" office:value-type="string" office:string-value="" calcext:value-type="error">
            <text:p>#DIV/0!</text:p>
          </table:table-cell>
          <table:table-cell table:formula="of:=0.5*[.IO12]*(([.IO5]-[.IN5])/([.IO1]-[.IN1]))^2" office:value-type="string" office:string-value="" calcext:value-type="error">
            <text:p>#DIV/0!</text:p>
          </table:table-cell>
          <table:table-cell table:formula="of:=0.5*[.IP12]*(([.IP5]-[.IO5])/([.IP1]-[.IO1]))^2" office:value-type="string" office:string-value="" calcext:value-type="error">
            <text:p>#DIV/0!</text:p>
          </table:table-cell>
          <table:table-cell table:formula="of:=0.5*[.IQ12]*(([.IQ5]-[.IP5])/([.IQ1]-[.IP1]))^2" office:value-type="string" office:string-value="" calcext:value-type="error">
            <text:p>#DIV/0!</text:p>
          </table:table-cell>
          <table:table-cell table:formula="of:=0.5*[.IR12]*(([.IR5]-[.IQ5])/([.IR1]-[.IQ1]))^2" office:value-type="string" office:string-value="" calcext:value-type="error">
            <text:p>#DIV/0!</text:p>
          </table:table-cell>
          <table:table-cell table:formula="of:=0.5*[.IS12]*(([.IS5]-[.IR5])/([.IS1]-[.IR1]))^2" office:value-type="string" office:string-value="" calcext:value-type="error">
            <text:p>#DIV/0!</text:p>
          </table:table-cell>
          <table:table-cell table:formula="of:=0.5*[.IT12]*(([.IT5]-[.IS5])/([.IT1]-[.IS1]))^2" office:value-type="string" office:string-value="" calcext:value-type="error">
            <text:p>#DIV/0!</text:p>
          </table:table-cell>
          <table:table-cell table:formula="of:=0.5*[.IU12]*(([.IU5]-[.IT5])/([.IU1]-[.IT1]))^2" office:value-type="string" office:string-value="" calcext:value-type="error">
            <text:p>#DIV/0!</text:p>
          </table:table-cell>
          <table:table-cell table:formula="of:=0.5*[.IV12]*(([.IV5]-[.IU5])/([.IV1]-[.IU1]))^2" office:value-type="string" office:string-value="" calcext:value-type="error">
            <text:p>#DIV/0!</text:p>
          </table:table-cell>
          <table:table-cell table:formula="of:=0.5*[.IW12]*(([.IW5]-[.IV5])/([.IW1]-[.IV1]))^2" office:value-type="string" office:string-value="" calcext:value-type="error">
            <text:p>#DIV/0!</text:p>
          </table:table-cell>
          <table:table-cell table:formula="of:=0.5*[.IX12]*(([.IX5]-[.IW5])/([.IX1]-[.IW1]))^2" office:value-type="string" office:string-value="" calcext:value-type="error">
            <text:p>#DIV/0!</text:p>
          </table:table-cell>
          <table:table-cell table:formula="of:=0.5*[.IY12]*(([.IY5]-[.IX5])/([.IY1]-[.IX1]))^2" office:value-type="string" office:string-value="" calcext:value-type="error">
            <text:p>#DIV/0!</text:p>
          </table:table-cell>
          <table:table-cell table:formula="of:=0.5*[.IZ12]*(([.IZ5]-[.IY5])/([.IZ1]-[.IY1]))^2" office:value-type="string" office:string-value="" calcext:value-type="error">
            <text:p>#DIV/0!</text:p>
          </table:table-cell>
          <table:table-cell table:formula="of:=0.5*[.JA12]*(([.JA5]-[.IZ5])/([.JA1]-[.IZ1]))^2" office:value-type="string" office:string-value="" calcext:value-type="error">
            <text:p>#DIV/0!</text:p>
          </table:table-cell>
          <table:table-cell table:formula="of:=0.5*[.JB12]*(([.JB5]-[.JA5])/([.JB1]-[.JA1]))^2" office:value-type="string" office:string-value="" calcext:value-type="error">
            <text:p>#DIV/0!</text:p>
          </table:table-cell>
          <table:table-cell table:formula="of:=0.5*[.JC12]*(([.JC5]-[.JB5])/([.JC1]-[.JB1]))^2" office:value-type="string" office:string-value="" calcext:value-type="error">
            <text:p>#DIV/0!</text:p>
          </table:table-cell>
          <table:table-cell table:formula="of:=0.5*[.JD12]*(([.JD5]-[.JC5])/([.JD1]-[.JC1]))^2" office:value-type="string" office:string-value="" calcext:value-type="error">
            <text:p>#DIV/0!</text:p>
          </table:table-cell>
          <table:table-cell table:formula="of:=0.5*[.JE12]*(([.JE5]-[.JD5])/([.JE1]-[.JD1]))^2" office:value-type="string" office:string-value="" calcext:value-type="error">
            <text:p>#DIV/0!</text:p>
          </table:table-cell>
          <table:table-cell table:formula="of:=0.5*[.JF12]*(([.JF5]-[.JE5])/([.JF1]-[.JE1]))^2" office:value-type="string" office:string-value="" calcext:value-type="error">
            <text:p>#DIV/0!</text:p>
          </table:table-cell>
          <table:table-cell table:formula="of:=0.5*[.JG12]*(([.JG5]-[.JF5])/([.JG1]-[.JF1]))^2" office:value-type="string" office:string-value="" calcext:value-type="error">
            <text:p>#DIV/0!</text:p>
          </table:table-cell>
          <table:table-cell table:formula="of:=0.5*[.JH12]*(([.JH5]-[.JG5])/([.JH1]-[.JG1]))^2" office:value-type="string" office:string-value="" calcext:value-type="error">
            <text:p>#DIV/0!</text:p>
          </table:table-cell>
          <table:table-cell table:formula="of:=0.5*[.JI12]*(([.JI5]-[.JH5])/([.JI1]-[.JH1]))^2" office:value-type="string" office:string-value="" calcext:value-type="error">
            <text:p>#DIV/0!</text:p>
          </table:table-cell>
          <table:table-cell table:formula="of:=0.5*[.JJ12]*(([.JJ5]-[.JI5])/([.JJ1]-[.JI1]))^2" office:value-type="string" office:string-value="" calcext:value-type="error">
            <text:p>#DIV/0!</text:p>
          </table:table-cell>
          <table:table-cell table:formula="of:=0.5*[.JK12]*(([.JK5]-[.JJ5])/([.JK1]-[.JJ1]))^2" office:value-type="string" office:string-value="" calcext:value-type="error">
            <text:p>#DIV/0!</text:p>
          </table:table-cell>
          <table:table-cell table:formula="of:=0.5*[.JL12]*(([.JL5]-[.JK5])/([.JL1]-[.JK1]))^2" office:value-type="string" office:string-value="" calcext:value-type="error">
            <text:p>#DIV/0!</text:p>
          </table:table-cell>
          <table:table-cell table:formula="of:=0.5*[.JM12]*(([.JM5]-[.JL5])/([.JM1]-[.JL1]))^2" office:value-type="string" office:string-value="" calcext:value-type="error">
            <text:p>#DIV/0!</text:p>
          </table:table-cell>
          <table:table-cell table:formula="of:=0.5*[.JN12]*(([.JN5]-[.JM5])/([.JN1]-[.JM1]))^2" office:value-type="string" office:string-value="" calcext:value-type="error">
            <text:p>#DIV/0!</text:p>
          </table:table-cell>
          <table:table-cell table:formula="of:=0.5*[.JO12]*(([.JO5]-[.JN5])/([.JO1]-[.JN1]))^2" office:value-type="string" office:string-value="" calcext:value-type="error">
            <text:p>#DIV/0!</text:p>
          </table:table-cell>
          <table:table-cell table:formula="of:=0.5*[.JP12]*(([.JP5]-[.JO5])/([.JP1]-[.JO1]))^2" office:value-type="string" office:string-value="" calcext:value-type="error">
            <text:p>#DIV/0!</text:p>
          </table:table-cell>
          <table:table-cell table:formula="of:=0.5*[.JQ12]*(([.JQ5]-[.JP5])/([.JQ1]-[.JP1]))^2" office:value-type="string" office:string-value="" calcext:value-type="error">
            <text:p>#DIV/0!</text:p>
          </table:table-cell>
          <table:table-cell table:formula="of:=0.5*[.JR12]*(([.JR5]-[.JQ5])/([.JR1]-[.JQ1]))^2" office:value-type="string" office:string-value="" calcext:value-type="error">
            <text:p>#DIV/0!</text:p>
          </table:table-cell>
          <table:table-cell table:formula="of:=0.5*[.JS12]*(([.JS5]-[.JR5])/([.JS1]-[.JR1]))^2" office:value-type="string" office:string-value="" calcext:value-type="error">
            <text:p>#DIV/0!</text:p>
          </table:table-cell>
          <table:table-cell table:formula="of:=0.5*[.JT12]*(([.JT5]-[.JS5])/([.JT1]-[.JS1]))^2" office:value-type="string" office:string-value="" calcext:value-type="error">
            <text:p>#DIV/0!</text:p>
          </table:table-cell>
          <table:table-cell table:formula="of:=0.5*[.JU12]*(([.JU5]-[.JT5])/([.JU1]-[.JT1]))^2" office:value-type="string" office:string-value="" calcext:value-type="error">
            <text:p>#DIV/0!</text:p>
          </table:table-cell>
          <table:table-cell table:formula="of:=0.5*[.JV12]*(([.JV5]-[.JU5])/([.JV1]-[.JU1]))^2" office:value-type="string" office:string-value="" calcext:value-type="error">
            <text:p>#DIV/0!</text:p>
          </table:table-cell>
          <table:table-cell table:formula="of:=0.5*[.JW12]*(([.JW5]-[.JV5])/([.JW1]-[.JV1]))^2" office:value-type="string" office:string-value="" calcext:value-type="error">
            <text:p>#DIV/0!</text:p>
          </table:table-cell>
          <table:table-cell table:formula="of:=0.5*[.JX12]*(([.JX5]-[.JW5])/([.JX1]-[.JW1]))^2" office:value-type="string" office:string-value="" calcext:value-type="error">
            <text:p>#DIV/0!</text:p>
          </table:table-cell>
          <table:table-cell table:formula="of:=0.5*[.JY12]*(([.JY5]-[.JX5])/([.JY1]-[.JX1]))^2" office:value-type="string" office:string-value="" calcext:value-type="error">
            <text:p>#DIV/0!</text:p>
          </table:table-cell>
          <table:table-cell table:formula="of:=0.5*[.JZ12]*(([.JZ5]-[.JY5])/([.JZ1]-[.JY1]))^2" office:value-type="string" office:string-value="" calcext:value-type="error">
            <text:p>#DIV/0!</text:p>
          </table:table-cell>
          <table:table-cell table:formula="of:=0.5*[.KA12]*(([.KA5]-[.JZ5])/([.KA1]-[.JZ1]))^2" office:value-type="string" office:string-value="" calcext:value-type="error">
            <text:p>#DIV/0!</text:p>
          </table:table-cell>
          <table:table-cell table:formula="of:=0.5*[.KB12]*(([.KB5]-[.KA5])/([.KB1]-[.KA1]))^2" office:value-type="string" office:string-value="" calcext:value-type="error">
            <text:p>#DIV/0!</text:p>
          </table:table-cell>
          <table:table-cell table:formula="of:=0.5*[.KC12]*(([.KC5]-[.KB5])/([.KC1]-[.KB1]))^2" office:value-type="string" office:string-value="" calcext:value-type="error">
            <text:p>#DIV/0!</text:p>
          </table:table-cell>
          <table:table-cell table:formula="of:=0.5*[.KD12]*(([.KD5]-[.KC5])/([.KD1]-[.KC1]))^2" office:value-type="string" office:string-value="" calcext:value-type="error">
            <text:p>#DIV/0!</text:p>
          </table:table-cell>
          <table:table-cell table:formula="of:=0.5*[.KE12]*(([.KE5]-[.KD5])/([.KE1]-[.KD1]))^2" office:value-type="string" office:string-value="" calcext:value-type="error">
            <text:p>#DIV/0!</text:p>
          </table:table-cell>
          <table:table-cell table:formula="of:=0.5*[.KF12]*(([.KF5]-[.KE5])/([.KF1]-[.KE1]))^2" office:value-type="string" office:string-value="" calcext:value-type="error">
            <text:p>#DIV/0!</text:p>
          </table:table-cell>
          <table:table-cell table:formula="of:=0.5*[.KG12]*(([.KG5]-[.KF5])/([.KG1]-[.KF1]))^2" office:value-type="string" office:string-value="" calcext:value-type="error">
            <text:p>#DIV/0!</text:p>
          </table:table-cell>
          <table:table-cell table:formula="of:=0.5*[.KH12]*(([.KH5]-[.KG5])/([.KH1]-[.KG1]))^2" office:value-type="string" office:string-value="" calcext:value-type="error">
            <text:p>#DIV/0!</text:p>
          </table:table-cell>
          <table:table-cell table:formula="of:=0.5*[.KI12]*(([.KI5]-[.KH5])/([.KI1]-[.KH1]))^2" office:value-type="string" office:string-value="" calcext:value-type="error">
            <text:p>#DIV/0!</text:p>
          </table:table-cell>
          <table:table-cell table:formula="of:=0.5*[.KJ12]*(([.KJ5]-[.KI5])/([.KJ1]-[.KI1]))^2" office:value-type="string" office:string-value="" calcext:value-type="error">
            <text:p>#DIV/0!</text:p>
          </table:table-cell>
          <table:table-cell table:formula="of:=0.5*[.KK12]*(([.KK5]-[.KJ5])/([.KK1]-[.KJ1]))^2" office:value-type="string" office:string-value="" calcext:value-type="error">
            <text:p>#DIV/0!</text:p>
          </table:table-cell>
          <table:table-cell table:formula="of:=0.5*[.KL12]*(([.KL5]-[.KK5])/([.KL1]-[.KK1]))^2" office:value-type="string" office:string-value="" calcext:value-type="error">
            <text:p>#DIV/0!</text:p>
          </table:table-cell>
          <table:table-cell table:formula="of:=0.5*[.KM12]*(([.KM5]-[.KL5])/([.KM1]-[.KL1]))^2" office:value-type="string" office:string-value="" calcext:value-type="error">
            <text:p>#DIV/0!</text:p>
          </table:table-cell>
          <table:table-cell table:formula="of:=0.5*[.KN12]*(([.KN5]-[.KM5])/([.KN1]-[.KM1]))^2" office:value-type="string" office:string-value="" calcext:value-type="error">
            <text:p>#DIV/0!</text:p>
          </table:table-cell>
          <table:table-cell table:formula="of:=0.5*[.KO12]*(([.KO5]-[.KN5])/([.KO1]-[.KN1]))^2" office:value-type="string" office:string-value="" calcext:value-type="error">
            <text:p>#DIV/0!</text:p>
          </table:table-cell>
          <table:table-cell table:formula="of:=0.5*[.KP12]*(([.KP5]-[.KO5])/([.KP1]-[.KO1]))^2" office:value-type="string" office:string-value="" calcext:value-type="error">
            <text:p>#DIV/0!</text:p>
          </table:table-cell>
          <table:table-cell table:formula="of:=0.5*[.KQ12]*(([.KQ5]-[.KP5])/([.KQ1]-[.KP1]))^2" office:value-type="string" office:string-value="" calcext:value-type="error">
            <text:p>#DIV/0!</text:p>
          </table:table-cell>
          <table:table-cell table:formula="of:=0.5*[.KR12]*(([.KR5]-[.KQ5])/([.KR1]-[.KQ1]))^2" office:value-type="string" office:string-value="" calcext:value-type="error">
            <text:p>#DIV/0!</text:p>
          </table:table-cell>
          <table:table-cell table:formula="of:=0.5*[.KS12]*(([.KS5]-[.KR5])/([.KS1]-[.KR1]))^2" office:value-type="string" office:string-value="" calcext:value-type="error">
            <text:p>#DIV/0!</text:p>
          </table:table-cell>
          <table:table-cell table:formula="of:=0.5*[.KT12]*(([.KT5]-[.KS5])/([.KT1]-[.KS1]))^2" office:value-type="string" office:string-value="" calcext:value-type="error">
            <text:p>#DIV/0!</text:p>
          </table:table-cell>
          <table:table-cell table:formula="of:=0.5*[.KU12]*(([.KU5]-[.KT5])/([.KU1]-[.KT1]))^2" office:value-type="string" office:string-value="" calcext:value-type="error">
            <text:p>#DIV/0!</text:p>
          </table:table-cell>
          <table:table-cell table:formula="of:=0.5*[.KV12]*(([.KV5]-[.KU5])/([.KV1]-[.KU1]))^2" office:value-type="string" office:string-value="" calcext:value-type="error">
            <text:p>#DIV/0!</text:p>
          </table:table-cell>
          <table:table-cell table:formula="of:=0.5*[.KW12]*(([.KW5]-[.KV5])/([.KW1]-[.KV1]))^2" office:value-type="string" office:string-value="" calcext:value-type="error">
            <text:p>#DIV/0!</text:p>
          </table:table-cell>
          <table:table-cell table:formula="of:=0.5*[.KX12]*(([.KX5]-[.KW5])/([.KX1]-[.KW1]))^2" office:value-type="string" office:string-value="" calcext:value-type="error">
            <text:p>#DIV/0!</text:p>
          </table:table-cell>
          <table:table-cell table:formula="of:=0.5*[.KY12]*(([.KY5]-[.KX5])/([.KY1]-[.KX1]))^2" office:value-type="string" office:string-value="" calcext:value-type="error">
            <text:p>#DIV/0!</text:p>
          </table:table-cell>
          <table:table-cell table:formula="of:=0.5*[.KZ12]*(([.KZ5]-[.KY5])/([.KZ1]-[.KY1]))^2" office:value-type="string" office:string-value="" calcext:value-type="error">
            <text:p>#DIV/0!</text:p>
          </table:table-cell>
          <table:table-cell table:formula="of:=0.5*[.LA12]*(([.LA5]-[.KZ5])/([.LA1]-[.KZ1]))^2" office:value-type="string" office:string-value="" calcext:value-type="error">
            <text:p>#DIV/0!</text:p>
          </table:table-cell>
          <table:table-cell table:formula="of:=0.5*[.LB12]*(([.LB5]-[.LA5])/([.LB1]-[.LA1]))^2" office:value-type="string" office:string-value="" calcext:value-type="error">
            <text:p>#DIV/0!</text:p>
          </table:table-cell>
          <table:table-cell table:formula="of:=0.5*[.LC12]*(([.LC5]-[.LB5])/([.LC1]-[.LB1]))^2" office:value-type="string" office:string-value="" calcext:value-type="error">
            <text:p>#DIV/0!</text:p>
          </table:table-cell>
          <table:table-cell table:formula="of:=0.5*[.LD12]*(([.LD5]-[.LC5])/([.LD1]-[.LC1]))^2" office:value-type="string" office:string-value="" calcext:value-type="error">
            <text:p>#DIV/0!</text:p>
          </table:table-cell>
          <table:table-cell table:formula="of:=0.5*[.LE12]*(([.LE5]-[.LD5])/([.LE1]-[.LD1]))^2" office:value-type="string" office:string-value="" calcext:value-type="error">
            <text:p>#DIV/0!</text:p>
          </table:table-cell>
          <table:table-cell table:formula="of:=0.5*[.LF12]*(([.LF5]-[.LE5])/([.LF1]-[.LE1]))^2" office:value-type="string" office:string-value="" calcext:value-type="error">
            <text:p>#DIV/0!</text:p>
          </table:table-cell>
          <table:table-cell table:formula="of:=0.5*[.LG12]*(([.LG5]-[.LF5])/([.LG1]-[.LF1]))^2" office:value-type="string" office:string-value="" calcext:value-type="error">
            <text:p>#DIV/0!</text:p>
          </table:table-cell>
          <table:table-cell table:formula="of:=0.5*[.LH12]*(([.LH5]-[.LG5])/([.LH1]-[.LG1]))^2" office:value-type="string" office:string-value="" calcext:value-type="error">
            <text:p>#DIV/0!</text:p>
          </table:table-cell>
          <table:table-cell table:formula="of:=0.5*[.LI12]*(([.LI5]-[.LH5])/([.LI1]-[.LH1]))^2" office:value-type="string" office:string-value="" calcext:value-type="error">
            <text:p>#DIV/0!</text:p>
          </table:table-cell>
          <table:table-cell table:formula="of:=0.5*[.LJ12]*(([.LJ5]-[.LI5])/([.LJ1]-[.LI1]))^2" office:value-type="string" office:string-value="" calcext:value-type="error">
            <text:p>#DIV/0!</text:p>
          </table:table-cell>
          <table:table-cell table:formula="of:=0.5*[.LK12]*(([.LK5]-[.LJ5])/([.LK1]-[.LJ1]))^2" office:value-type="string" office:string-value="" calcext:value-type="error">
            <text:p>#DIV/0!</text:p>
          </table:table-cell>
          <table:table-cell table:formula="of:=0.5*[.LL12]*(([.LL5]-[.LK5])/([.LL1]-[.LK1]))^2" office:value-type="string" office:string-value="" calcext:value-type="error">
            <text:p>#DIV/0!</text:p>
          </table:table-cell>
          <table:table-cell table:formula="of:=0.5*[.LM12]*(([.LM5]-[.LL5])/([.LM1]-[.LL1]))^2" office:value-type="string" office:string-value="" calcext:value-type="error">
            <text:p>#DIV/0!</text:p>
          </table:table-cell>
          <table:table-cell table:formula="of:=0.5*[.LN12]*(([.LN5]-[.LM5])/([.LN1]-[.LM1]))^2" office:value-type="string" office:string-value="" calcext:value-type="error">
            <text:p>#DIV/0!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0135394668270869" calcext:value-type="float">
            <text:p>1.35394668270869E-09</text:p>
          </table:table-cell>
          <table:table-cell table:formula="of:=0.5*[.D12]*(([.D6]-[.C6])/([.D1]-[.C1]))^2" office:value-type="float" office:value="0.000000000767697248561688" calcext:value-type="float">
            <text:p>7.67697248561688E-10</text:p>
          </table:table-cell>
          <table:table-cell table:formula="of:=0.5*[.E12]*(([.E6]-[.D6])/([.E1]-[.D1]))^2" office:value-type="float" office:value="0.00000000457622458215316" calcext:value-type="float">
            <text:p>4.57622458215316E-09</text:p>
          </table:table-cell>
          <table:table-cell table:formula="of:=0.5*[.F12]*(([.F6]-[.E6])/([.F1]-[.E1]))^2" office:value-type="float" office:value="0.0000000290019886920674" calcext:value-type="float">
            <text:p>2.90019886920674E-08</text:p>
          </table:table-cell>
          <table:table-cell table:formula="of:=0.5*[.G12]*(([.G6]-[.F6])/([.G1]-[.F1]))^2" office:value-type="float" office:value="0.000000002620700402498" calcext:value-type="float">
            <text:p>2.620700402498E-09</text:p>
          </table:table-cell>
          <table:table-cell table:formula="of:=0.5*[.H12]*(([.H6]-[.G6])/([.H1]-[.G1]))^2" office:value-type="float" office:value="0.0000000011958909788765" calcext:value-type="float">
            <text:p>1.1958909788765E-09</text:p>
          </table:table-cell>
          <table:table-cell table:formula="of:=0.5*[.I12]*(([.I6]-[.H6])/([.I1]-[.H1]))^2" office:value-type="float" office:value="0.000000200576879604527" calcext:value-type="float">
            <text:p>2.00576879604527E-07</text:p>
          </table:table-cell>
          <table:table-cell table:formula="of:=0.5*[.J12]*(([.J6]-[.I6])/([.J1]-[.I1]))^2" office:value-type="float" office:value="0.000000458656616949113" calcext:value-type="float">
            <text:p>4.58656616949113E-07</text:p>
          </table:table-cell>
          <table:table-cell table:formula="of:=0.5*[.K12]*(([.K6]-[.J6])/([.K1]-[.J1]))^2" office:value-type="float" office:value="0.000000176431540809207" calcext:value-type="float">
            <text:p>1.76431540809207E-07</text:p>
          </table:table-cell>
          <table:table-cell table:formula="of:=0.5*[.L12]*(([.L6]-[.K6])/([.L1]-[.K1]))^2" office:value-type="float" office:value="0.0000000214186120736138" calcext:value-type="float">
            <text:p>2.14186120736138E-08</text:p>
          </table:table-cell>
          <table:table-cell table:formula="of:=0.5*[.M12]*(([.M6]-[.L6])/([.M1]-[.L1]))^2" office:value-type="float" office:value="0.000000241426147489884" calcext:value-type="float">
            <text:p>2.41426147489884E-07</text:p>
          </table:table-cell>
          <table:table-cell table:formula="of:=0.5*[.N12]*(([.N6]-[.M6])/([.N1]-[.M1]))^2" office:value-type="float" office:value="0.00000011784859586725" calcext:value-type="float">
            <text:p>1.1784859586725E-07</text:p>
          </table:table-cell>
          <table:table-cell table:formula="of:=0.5*[.O12]*(([.O6]-[.N6])/([.O1]-[.N1]))^2" office:value-type="float" office:value="0.00000019188726843544" calcext:value-type="float">
            <text:p>1.9188726843544E-07</text:p>
          </table:table-cell>
          <table:table-cell table:formula="of:=0.5*[.P12]*(([.P6]-[.O6])/([.P1]-[.O1]))^2" office:value-type="float" office:value="0.000000289632441078725" calcext:value-type="float">
            <text:p>2.89632441078725E-07</text:p>
          </table:table-cell>
          <table:table-cell table:formula="of:=0.5*[.Q12]*(([.Q6]-[.P6])/([.Q1]-[.P1]))^2" office:value-type="float" office:value="0.0000000617195380663364" calcext:value-type="float">
            <text:p>6.17195380663364E-08</text:p>
          </table:table-cell>
          <table:table-cell table:formula="of:=0.5*[.R12]*(([.R6]-[.Q6])/([.R1]-[.Q1]))^2" office:value-type="float" office:value="0.0000000766334374016034" calcext:value-type="float">
            <text:p>7.66334374016034E-08</text:p>
          </table:table-cell>
          <table:table-cell table:formula="of:=0.5*[.S12]*(([.S6]-[.R6])/([.S1]-[.R1]))^2" office:value-type="float" office:value="0.000000451828835027345" calcext:value-type="float">
            <text:p>4.51828835027345E-07</text:p>
          </table:table-cell>
          <table:table-cell table:formula="of:=0.5*[.T12]*(([.T6]-[.S6])/([.T1]-[.S1]))^2" office:value-type="float" office:value="0.000000289225288172257" calcext:value-type="float">
            <text:p>2.89225288172257E-07</text:p>
          </table:table-cell>
          <table:table-cell table:formula="of:=0.5*[.U12]*(([.U6]-[.T6])/([.U1]-[.T1]))^2" office:value-type="float" office:value="0.000000105554561121386" calcext:value-type="float">
            <text:p>1.05554561121386E-07</text:p>
          </table:table-cell>
          <table:table-cell table:formula="of:=0.5*[.V12]*(([.V6]-[.U6])/([.V1]-[.U1]))^2" office:value-type="float" office:value="0.000000114358434363563" calcext:value-type="float">
            <text:p>1.14358434363563E-07</text:p>
          </table:table-cell>
          <table:table-cell table:formula="of:=0.5*[.W12]*(([.W6]-[.V6])/([.W1]-[.V1]))^2" office:value-type="float" office:value="0.0000000117795921963999" calcext:value-type="float">
            <text:p>1.17795921963999E-08</text:p>
          </table:table-cell>
          <table:table-cell table:formula="of:=0.5*[.X12]*(([.X6]-[.W6])/([.X1]-[.W1]))^2" office:value-type="float" office:value="0.00000000315495668218889" calcext:value-type="float">
            <text:p>3.15495668218889E-09</text:p>
          </table:table-cell>
          <table:table-cell table:formula="of:=0.5*[.Y12]*(([.Y6]-[.X6])/([.Y1]-[.X1]))^2" office:value-type="float" office:value="0.0000000646689204437693" calcext:value-type="float">
            <text:p>6.46689204437693E-08</text:p>
          </table:table-cell>
          <table:table-cell table:formula="of:=0.5*[.Z12]*(([.Z6]-[.Y6])/([.Z1]-[.Y1]))^2" office:value-type="float" office:value="0.000000179832992139876" calcext:value-type="float">
            <text:p>1.79832992139876E-07</text:p>
          </table:table-cell>
          <table:table-cell table:formula="of:=0.5*[.AA12]*(([.AA6]-[.Z6])/([.AA1]-[.Z1]))^2" office:value-type="float" office:value="0.000000219525197629854" calcext:value-type="float">
            <text:p>2.19525197629854E-07</text:p>
          </table:table-cell>
          <table:table-cell table:formula="of:=0.5*[.AB12]*(([.AB6]-[.AA6])/([.AB1]-[.AA1]))^2" office:value-type="float" office:value="0.000000421926886162703" calcext:value-type="float">
            <text:p>4.21926886162703E-07</text:p>
          </table:table-cell>
          <table:table-cell table:formula="of:=0.5*[.AC12]*(([.AC6]-[.AB6])/([.AC1]-[.AB1]))^2" office:value-type="float" office:value="0.000000275957341715756" calcext:value-type="float">
            <text:p>2.75957341715756E-07</text:p>
          </table:table-cell>
          <table:table-cell table:formula="of:=0.5*[.AD12]*(([.AD6]-[.AC6])/([.AD1]-[.AC1]))^2" office:value-type="float" office:value="0.00000000000221808465025024" calcext:value-type="float">
            <text:p>2.21808465025024E-12</text:p>
          </table:table-cell>
          <table:table-cell table:formula="of:=0.5*[.AE12]*(([.AE6]-[.AD6])/([.AE1]-[.AD1]))^2" office:value-type="float" office:value="0.00000000388120041825366" calcext:value-type="float">
            <text:p>3.88120041825366E-09</text:p>
          </table:table-cell>
          <table:table-cell table:formula="of:=0.5*[.AF12]*(([.AF6]-[.AE6])/([.AF1]-[.AE1]))^2" office:value-type="float" office:value="0.00000165015183178743" calcext:value-type="float">
            <text:p>1.65015183178743E-06</text:p>
          </table:table-cell>
          <table:table-cell table:formula="of:=0.5*[.AG12]*(([.AG6]-[.AF6])/([.AG1]-[.AF1]))^2" office:value-type="float" office:value="0.000000185907810633334" calcext:value-type="float">
            <text:p>1.85907810633334E-07</text:p>
          </table:table-cell>
          <table:table-cell table:formula="of:=0.5*[.AH12]*(([.AH6]-[.AG6])/([.AH1]-[.AG1]))^2" office:value-type="float" office:value="0.000000000745555746268726" calcext:value-type="float">
            <text:p>7.45555746268726E-10</text:p>
          </table:table-cell>
          <table:table-cell table:formula="of:=0.5*[.AI12]*(([.AI6]-[.AH6])/([.AI1]-[.AH1]))^2" office:value-type="float" office:value="0.000143617888238866" calcext:value-type="float">
            <text:p>0.000143617888239</text:p>
          </table:table-cell>
          <table:table-cell table:formula="of:=0.5*[.AJ12]*(([.AJ6]-[.AI6])/([.AJ1]-[.AI1]))^2" office:value-type="float" office:value="0.0000123966706892877" calcext:value-type="float">
            <text:p>1.23966706892877E-05</text:p>
          </table:table-cell>
          <table:table-cell table:formula="of:=0.5*[.AK12]*(([.AK6]-[.AJ6])/([.AK1]-[.AJ1]))^2" office:value-type="float" office:value="0.000083427588759293" calcext:value-type="float">
            <text:p>8.3427588759293E-05</text:p>
          </table:table-cell>
          <table:table-cell table:formula="of:=0.5*[.AL12]*(([.AL6]-[.AK6])/([.AL1]-[.AK1]))^2" office:value-type="float" office:value="0.00000156857652465822" calcext:value-type="float">
            <text:p>1.56857652465822E-06</text:p>
          </table:table-cell>
          <table:table-cell table:formula="of:=0.5*[.AM12]*(([.AM6]-[.AL6])/([.AM1]-[.AL1]))^2" office:value-type="float" office:value="0.0000415281464065574" calcext:value-type="float">
            <text:p>4.15281464065574E-05</text:p>
          </table:table-cell>
          <table:table-cell table:formula="of:=0.5*[.AN12]*(([.AN6]-[.AM6])/([.AN1]-[.AM1]))^2" office:value-type="float" office:value="0.000051334601929069" calcext:value-type="float">
            <text:p>5.1334601929069E-05</text:p>
          </table:table-cell>
          <table:table-cell table:formula="of:=0.5*[.AO12]*(([.AO6]-[.AN6])/([.AO1]-[.AN1]))^2" office:value-type="float" office:value="0.000831221289094545" calcext:value-type="float">
            <text:p>0.000831221289095</text:p>
          </table:table-cell>
          <table:table-cell table:formula="of:=0.5*[.AP12]*(([.AP6]-[.AO6])/([.AP1]-[.AO1]))^2" office:value-type="float" office:value="0.00593438387331255" calcext:value-type="float">
            <text:p>0.005934383873313</text:p>
          </table:table-cell>
          <table:table-cell table:formula="of:=0.5*[.AQ12]*(([.AQ6]-[.AP6])/([.AQ1]-[.AP1]))^2" office:value-type="float" office:value="0.0104919573788446" calcext:value-type="float">
            <text:p>0.010491957378845</text:p>
          </table:table-cell>
          <table:table-cell table:formula="of:=0.5*[.AR12]*(([.AR6]-[.AQ6])/([.AR1]-[.AQ1]))^2" office:value-type="float" office:value="0.00907339371886893" calcext:value-type="float">
            <text:p>0.009073393718869</text:p>
          </table:table-cell>
          <table:table-cell table:formula="of:=0.5*[.AS12]*(([.AS6]-[.AR6])/([.AS1]-[.AR1]))^2" office:value-type="float" office:value="0.00229861331376097" calcext:value-type="float">
            <text:p>0.002298613313761</text:p>
          </table:table-cell>
          <table:table-cell table:formula="of:=0.5*[.AT12]*(([.AT6]-[.AS6])/([.AT1]-[.AS1]))^2" office:value-type="float" office:value="0.0000386991066431182" calcext:value-type="float">
            <text:p>3.86991066431182E-05</text:p>
          </table:table-cell>
          <table:table-cell table:formula="of:=0.5*[.AU12]*(([.AU6]-[.AT6])/([.AU1]-[.AT1]))^2" office:value-type="float" office:value="0.0232201856081945" calcext:value-type="float">
            <text:p>0.023220185608195</text:p>
          </table:table-cell>
          <table:table-cell table:formula="of:=0.5*[.AV12]*(([.AV6]-[.AU6])/([.AV1]-[.AU1]))^2" office:value-type="float" office:value="0.000195704327160405" calcext:value-type="float">
            <text:p>0.00019570432716</text:p>
          </table:table-cell>
          <table:table-cell table:formula="of:=0.5*[.AW12]*(([.AW6]-[.AV6])/([.AW1]-[.AV1]))^2" office:value-type="float" office:value="0.000659595126077032" calcext:value-type="float">
            <text:p>0.000659595126077</text:p>
          </table:table-cell>
          <table:table-cell table:formula="of:=0.5*[.AX12]*(([.AX6]-[.AW6])/([.AX1]-[.AW1]))^2" office:value-type="float" office:value="0.0000818261434072223" calcext:value-type="float">
            <text:p>8.18261434072223E-05</text:p>
          </table:table-cell>
          <table:table-cell table:formula="of:=0.5*[.AY12]*(([.AY6]-[.AX6])/([.AY1]-[.AX1]))^2" office:value-type="float" office:value="0.00038219614959881" calcext:value-type="float">
            <text:p>0.000382196149599</text:p>
          </table:table-cell>
          <table:table-cell table:formula="of:=0.5*[.AZ12]*(([.AZ6]-[.AY6])/([.AZ1]-[.AY1]))^2" office:value-type="float" office:value="0.000896420974673366" calcext:value-type="float">
            <text:p>0.000896420974673</text:p>
          </table:table-cell>
          <table:table-cell table:formula="of:=0.5*[.BA12]*(([.BA6]-[.AZ6])/([.BA1]-[.AZ1]))^2" office:value-type="float" office:value="0.00101201325443952" calcext:value-type="float">
            <text:p>0.00101201325444</text:p>
          </table:table-cell>
          <table:table-cell table:formula="of:=0.5*[.BB12]*(([.BB6]-[.BA6])/([.BB1]-[.BA1]))^2" office:value-type="float" office:value="0.00179195639512231" calcext:value-type="float">
            <text:p>0.001791956395122</text:p>
          </table:table-cell>
          <table:table-cell table:formula="of:=0.5*[.BC12]*(([.BC6]-[.BB6])/([.BC1]-[.BB1]))^2" office:value-type="float" office:value="0.0390039188691879" calcext:value-type="float">
            <text:p>0.039003918869188</text:p>
          </table:table-cell>
          <table:table-cell table:formula="of:=0.5*[.BD12]*(([.BD6]-[.BC6])/([.BD1]-[.BC1]))^2" office:value-type="float" office:value="0.0220933189711956" calcext:value-type="float">
            <text:p>0.022093318971196</text:p>
          </table:table-cell>
          <table:table-cell table:formula="of:=0.5*[.BE12]*(([.BE6]-[.BD6])/([.BE1]-[.BD1]))^2" office:value-type="float" office:value="0.00222387110915952" calcext:value-type="float">
            <text:p>0.00222387110916</text:p>
          </table:table-cell>
          <table:table-cell table:formula="of:=0.5*[.BF12]*(([.BF6]-[.BE6])/([.BF1]-[.BE1]))^2" office:value-type="float" office:value="0.00739102850517823" calcext:value-type="float">
            <text:p>0.007391028505178</text:p>
          </table:table-cell>
          <table:table-cell table:formula="of:=0.5*[.BG12]*(([.BG6]-[.BF6])/([.BG1]-[.BF1]))^2" office:value-type="float" office:value="0.00000000124038841870449" calcext:value-type="float">
            <text:p>1.24038841870449E-09</text:p>
          </table:table-cell>
          <table:table-cell table:formula="of:=0.5*[.BH12]*(([.BH6]-[.BG6])/([.BH1]-[.BG1]))^2" office:value-type="float" office:value="0.000376420124323393" calcext:value-type="float">
            <text:p>0.000376420124323</text:p>
          </table:table-cell>
          <table:table-cell table:formula="of:=0.5*[.BI12]*(([.BI6]-[.BH6])/([.BI1]-[.BH1]))^2" office:value-type="float" office:value="0.000502207433597866" calcext:value-type="float">
            <text:p>0.000502207433598</text:p>
          </table:table-cell>
          <table:table-cell table:formula="of:=0.5*[.BJ12]*(([.BJ6]-[.BI6])/([.BJ1]-[.BI1]))^2" office:value-type="float" office:value="0.00170212192726346" calcext:value-type="float">
            <text:p>0.001702121927263</text:p>
          </table:table-cell>
          <table:table-cell table:formula="of:=0.5*[.BK12]*(([.BK6]-[.BJ6])/([.BK1]-[.BJ1]))^2" office:value-type="float" office:value="0.00686622764588317" calcext:value-type="float">
            <text:p>0.006866227645883</text:p>
          </table:table-cell>
          <table:table-cell table:formula="of:=0.5*[.BL12]*(([.BL6]-[.BK6])/([.BL1]-[.BK1]))^2" office:value-type="float" office:value="0.0238790652917579" calcext:value-type="float">
            <text:p>0.023879065291758</text:p>
          </table:table-cell>
          <table:table-cell table:formula="of:=0.5*[.BM12]*(([.BM6]-[.BL6])/([.BM1]-[.BL1]))^2" office:value-type="float" office:value="0.00410738689520506" calcext:value-type="float">
            <text:p>0.004107386895205</text:p>
          </table:table-cell>
          <table:table-cell table:formula="of:=0.5*[.BN12]*(([.BN6]-[.BM6])/([.BN1]-[.BM1]))^2" office:value-type="float" office:value="0.000206541215046712" calcext:value-type="float">
            <text:p>0.000206541215047</text:p>
          </table:table-cell>
          <table:table-cell table:formula="of:=0.5*[.BO12]*(([.BO6]-[.BN6])/([.BO1]-[.BN1]))^2" office:value-type="float" office:value="0.00022231558952371" calcext:value-type="float">
            <text:p>0.000222315589524</text:p>
          </table:table-cell>
          <table:table-cell table:formula="of:=0.5*[.BP12]*(([.BP6]-[.BO6])/([.BP1]-[.BO1]))^2" office:value-type="float" office:value="0.000000694751888828572" calcext:value-type="float">
            <text:p>6.94751888828572E-07</text:p>
          </table:table-cell>
          <table:table-cell table:formula="of:=0.5*[.BQ12]*(([.BQ6]-[.BP6])/([.BQ1]-[.BP1]))^2" office:value-type="float" office:value="0.0284362422882202" calcext:value-type="float">
            <text:p>0.02843624228822</text:p>
          </table:table-cell>
          <table:table-cell table:formula="of:=0.5*[.BR12]*(([.BR6]-[.BQ6])/([.BR1]-[.BQ1]))^2" office:value-type="float" office:value="0.00575075007108405" calcext:value-type="float">
            <text:p>0.005750750071084</text:p>
          </table:table-cell>
          <table:table-cell table:formula="of:=0.5*[.BS12]*(([.BS6]-[.BR6])/([.BS1]-[.BR1]))^2" office:value-type="float" office:value="0.00137480496467411" calcext:value-type="float">
            <text:p>0.001374804964674</text:p>
          </table:table-cell>
          <table:table-cell table:formula="of:=0.5*[.BT12]*(([.BT6]-[.BS6])/([.BT1]-[.BS1]))^2" office:value-type="float" office:value="0.000822918942072153" calcext:value-type="float">
            <text:p>0.000822918942072</text:p>
          </table:table-cell>
          <table:table-cell table:formula="of:=0.5*[.BU12]*(([.BU6]-[.BT6])/([.BU1]-[.BT1]))^2" office:value-type="float" office:value="0.00035093244271256" calcext:value-type="float">
            <text:p>0.000350932442713</text:p>
          </table:table-cell>
          <table:table-cell table:formula="of:=0.5*[.BV12]*(([.BV6]-[.BU6])/([.BV1]-[.BU1]))^2" office:value-type="float" office:value="0.000554729977860163" calcext:value-type="float">
            <text:p>0.00055472997786</text:p>
          </table:table-cell>
          <table:table-cell table:formula="of:=0.5*[.BW12]*(([.BW6]-[.BV6])/([.BW1]-[.BV1]))^2" office:value-type="float" office:value="0.0148994653589167" calcext:value-type="float">
            <text:p>0.014899465358917</text:p>
          </table:table-cell>
          <table:table-cell table:formula="of:=0.5*[.BX12]*(([.BX6]-[.BW6])/([.BX1]-[.BW1]))^2" office:value-type="float" office:value="0.0362761395034028" calcext:value-type="float">
            <text:p>0.036276139503403</text:p>
          </table:table-cell>
          <table:table-cell table:formula="of:=0.5*[.BY12]*(([.BY6]-[.BX6])/([.BY1]-[.BX1]))^2" office:value-type="float" office:value="0.00101914840452156" calcext:value-type="float">
            <text:p>0.001019148404522</text:p>
          </table:table-cell>
          <table:table-cell table:formula="of:=0.5*[.BZ12]*(([.BZ6]-[.BY6])/([.BZ1]-[.BY1]))^2" office:value-type="float" office:value="0.0134630414998538" calcext:value-type="float">
            <text:p>0.013463041499854</text:p>
          </table:table-cell>
          <table:table-cell table:formula="of:=0.5*[.CA12]*(([.CA6]-[.BZ6])/([.CA1]-[.BZ1]))^2" office:value-type="float" office:value="0.0000137453970675087" calcext:value-type="float">
            <text:p>1.37453970675087E-05</text:p>
          </table:table-cell>
          <table:table-cell table:formula="of:=0.5*[.CB12]*(([.CB6]-[.CA6])/([.CB1]-[.CA1]))^2" office:value-type="float" office:value="0.00000548440216600553" calcext:value-type="float">
            <text:p>5.48440216600553E-06</text:p>
          </table:table-cell>
          <table:table-cell table:formula="of:=0.5*[.CC12]*(([.CC6]-[.CB6])/([.CC1]-[.CB1]))^2" office:value-type="float" office:value="0.000413067989793088" calcext:value-type="float">
            <text:p>0.000413067989793</text:p>
          </table:table-cell>
          <table:table-cell table:formula="of:=0.5*[.CD12]*(([.CD6]-[.CC6])/([.CD1]-[.CC1]))^2" office:value-type="float" office:value="0.00410186856798772" calcext:value-type="float">
            <text:p>0.004101868567988</text:p>
          </table:table-cell>
          <table:table-cell table:formula="of:=0.5*[.CE12]*(([.CE6]-[.CD6])/([.CE1]-[.CD1]))^2" office:value-type="float" office:value="0.00703946857036751" calcext:value-type="float">
            <text:p>0.007039468570368</text:p>
          </table:table-cell>
          <table:table-cell table:formula="of:=0.5*[.CF12]*(([.CF6]-[.CE6])/([.CF1]-[.CE1]))^2" office:value-type="float" office:value="0.00687651445830909" calcext:value-type="float">
            <text:p>0.006876514458309</text:p>
          </table:table-cell>
          <table:table-cell table:formula="of:=0.5*[.CG12]*(([.CG6]-[.CF6])/([.CG1]-[.CF1]))^2" office:value-type="float" office:value="0.00337476606857641" calcext:value-type="float">
            <text:p>0.003374766068576</text:p>
          </table:table-cell>
          <table:table-cell table:formula="of:=0.5*[.CH12]*(([.CH6]-[.CG6])/([.CH1]-[.CG1]))^2" office:value-type="float" office:value="0.0000504086856145129" calcext:value-type="float">
            <text:p>5.04086856145129E-05</text:p>
          </table:table-cell>
          <table:table-cell table:formula="of:=0.5*[.CI12]*(([.CI6]-[.CH6])/([.CI1]-[.CH1]))^2" office:value-type="float" office:value="0.000355263897614397" calcext:value-type="float">
            <text:p>0.000355263897614</text:p>
          </table:table-cell>
          <table:table-cell table:formula="of:=0.5*[.CJ12]*(([.CJ6]-[.CI6])/([.CJ1]-[.CI1]))^2" office:value-type="float" office:value="0.027139934614814" calcext:value-type="float">
            <text:p>0.027139934614814</text:p>
          </table:table-cell>
          <table:table-cell table:formula="of:=0.5*[.CK12]*(([.CK6]-[.CJ6])/([.CK1]-[.CJ1]))^2" office:value-type="float" office:value="0.00525258255125764" calcext:value-type="float">
            <text:p>0.005252582551258</text:p>
          </table:table-cell>
          <table:table-cell table:formula="of:=0.5*[.CL12]*(([.CL6]-[.CK6])/([.CL1]-[.CK1]))^2" office:value-type="float" office:value="0.0013837593166701" calcext:value-type="float">
            <text:p>0.00138375931667</text:p>
          </table:table-cell>
          <table:table-cell table:formula="of:=0.5*[.CM12]*(([.CM6]-[.CL6])/([.CM1]-[.CL1]))^2" office:value-type="float" office:value="0.00114033047842796" calcext:value-type="float">
            <text:p>0.001140330478428</text:p>
          </table:table-cell>
          <table:table-cell table:formula="of:=0.5*[.CN12]*(([.CN6]-[.CM6])/([.CN1]-[.CM1]))^2" office:value-type="float" office:value="0.00417202831395516" calcext:value-type="float">
            <text:p>0.004172028313955</text:p>
          </table:table-cell>
          <table:table-cell table:formula="of:=0.5*[.CO12]*(([.CO6]-[.CN6])/([.CO1]-[.CN1]))^2" office:value-type="float" office:value="0.000820907127492841" calcext:value-type="float">
            <text:p>0.000820907127493</text:p>
          </table:table-cell>
          <table:table-cell table:formula="of:=0.5*[.CP12]*(([.CP6]-[.CO6])/([.CP1]-[.CO1]))^2" office:value-type="float" office:value="0.00168102343372993" calcext:value-type="float">
            <text:p>0.00168102343373</text:p>
          </table:table-cell>
          <table:table-cell table:formula="of:=0.5*[.CQ12]*(([.CQ6]-[.CP6])/([.CQ1]-[.CP1]))^2" office:value-type="float" office:value="0.0144492756994321" calcext:value-type="float">
            <text:p>0.014449275699432</text:p>
          </table:table-cell>
          <table:table-cell table:formula="of:=0.5*[.CR12]*(([.CR6]-[.CQ6])/([.CR1]-[.CQ1]))^2" office:value-type="float" office:value="0.0522930154225147" calcext:value-type="float">
            <text:p>0.052293015422515</text:p>
          </table:table-cell>
          <table:table-cell table:formula="of:=0.5*[.CS12]*(([.CS6]-[.CR6])/([.CS1]-[.CR1]))^2" office:value-type="float" office:value="0.0706869877178437" calcext:value-type="float">
            <text:p>0.070686987717844</text:p>
          </table:table-cell>
          <table:table-cell table:formula="of:=0.5*[.CT12]*(([.CT6]-[.CS6])/([.CT1]-[.CS1]))^2" office:value-type="float" office:value="0.014080863025015" calcext:value-type="float">
            <text:p>0.014080863025015</text:p>
          </table:table-cell>
          <table:table-cell table:formula="of:=0.5*[.CU12]*(([.CU6]-[.CT6])/([.CU1]-[.CT1]))^2" office:value-type="float" office:value="0.0107447911301542" calcext:value-type="float">
            <text:p>0.010744791130154</text:p>
          </table:table-cell>
          <table:table-cell table:formula="of:=0.5*[.CV12]*(([.CV6]-[.CU6])/([.CV1]-[.CU1]))^2" office:value-type="float" office:value="0.0200508559787708" calcext:value-type="float">
            <text:p>0.020050855978771</text:p>
          </table:table-cell>
          <table:table-cell table:formula="of:=0.5*[.CW12]*(([.CW6]-[.CV6])/([.CW1]-[.CV1]))^2" office:value-type="float" office:value="0.0115827982146931" calcext:value-type="float">
            <text:p>0.011582798214693</text:p>
          </table:table-cell>
          <table:table-cell table:formula="of:=0.5*[.CX12]*(([.CX6]-[.CW6])/([.CX1]-[.CW1]))^2" office:value-type="float" office:value="0.0000126545452896143" calcext:value-type="float">
            <text:p>1.26545452896143E-05</text:p>
          </table:table-cell>
          <table:table-cell table:formula="of:=0.5*[.CY12]*(([.CY6]-[.CX6])/([.CY1]-[.CX1]))^2" office:value-type="float" office:value="0.0000625184634986302" calcext:value-type="float">
            <text:p>6.25184634986302E-05</text:p>
          </table:table-cell>
          <table:table-cell table:formula="of:=0.5*[.CZ12]*(([.CZ6]-[.CY6])/([.CZ1]-[.CY1]))^2" office:value-type="float" office:value="0.00000124183695542642" calcext:value-type="float">
            <text:p>1.24183695542642E-06</text:p>
          </table:table-cell>
          <table:table-cell table:formula="of:=0.5*[.DA12]*(([.DA6]-[.CZ6])/([.DA1]-[.CZ1]))^2" office:value-type="float" office:value="0.00423216940488978" calcext:value-type="float">
            <text:p>0.00423216940489</text:p>
          </table:table-cell>
          <table:table-cell table:formula="of:=0.5*[.DB12]*(([.DB6]-[.DA6])/([.DB1]-[.DA1]))^2" office:value-type="float" office:value="0.0103396620290863" calcext:value-type="float">
            <text:p>0.010339662029086</text:p>
          </table:table-cell>
          <table:table-cell table:formula="of:=0.5*[.DC12]*(([.DC6]-[.DB6])/([.DC1]-[.DB1]))^2" office:value-type="float" office:value="0.00955380173113796" calcext:value-type="float">
            <text:p>0.009553801731138</text:p>
          </table:table-cell>
          <table:table-cell table:formula="of:=0.5*[.DD12]*(([.DD6]-[.DC6])/([.DD1]-[.DC1]))^2" office:value-type="float" office:value="0.00049670908306142" calcext:value-type="float">
            <text:p>0.000496709083061</text:p>
          </table:table-cell>
          <table:table-cell table:formula="of:=0.5*[.DE12]*(([.DE6]-[.DD6])/([.DE1]-[.DD1]))^2" office:value-type="float" office:value="0.0034961172678708" calcext:value-type="float">
            <text:p>0.003496117267871</text:p>
          </table:table-cell>
          <table:table-cell table:formula="of:=0.5*[.DF12]*(([.DF6]-[.DE6])/([.DF1]-[.DE1]))^2" office:value-type="float" office:value="0.00065957406404518" calcext:value-type="float">
            <text:p>0.000659574064045</text:p>
          </table:table-cell>
          <table:table-cell table:formula="of:=0.5*[.DG12]*(([.DG6]-[.DF6])/([.DG1]-[.DF1]))^2" office:value-type="float" office:value="0.000187058440238952" calcext:value-type="float">
            <text:p>0.000187058440239</text:p>
          </table:table-cell>
          <table:table-cell table:formula="of:=0.5*[.DH12]*(([.DH6]-[.DG6])/([.DH1]-[.DG1]))^2" office:value-type="float" office:value="0.00751394735258522" calcext:value-type="float">
            <text:p>0.007513947352585</text:p>
          </table:table-cell>
          <table:table-cell table:formula="of:=0.5*[.DI12]*(([.DI6]-[.DH6])/([.DI1]-[.DH1]))^2" office:value-type="float" office:value="0.023569491274824" calcext:value-type="float">
            <text:p>0.023569491274824</text:p>
          </table:table-cell>
          <table:table-cell table:formula="of:=0.5*[.DJ12]*(([.DJ6]-[.DI6])/([.DJ1]-[.DI1]))^2" office:value-type="float" office:value="0.00448345475383997" calcext:value-type="float">
            <text:p>0.00448345475384</text:p>
          </table:table-cell>
          <table:table-cell table:formula="of:=0.5*[.DK12]*(([.DK6]-[.DJ6])/([.DK1]-[.DJ1]))^2" office:value-type="float" office:value="0.00027869669280734" calcext:value-type="float">
            <text:p>0.000278696692807</text:p>
          </table:table-cell>
          <table:table-cell table:formula="of:=0.5*[.DL12]*(([.DL6]-[.DK6])/([.DL1]-[.DK1]))^2" office:value-type="float" office:value="0.000120893830852363" calcext:value-type="float">
            <text:p>0.000120893830852</text:p>
          </table:table-cell>
          <table:table-cell table:formula="of:=0.5*[.DM12]*(([.DM6]-[.DL6])/([.DM1]-[.DL1]))^2" office:value-type="float" office:value="0.000207744743563593" calcext:value-type="float">
            <text:p>0.000207744743564</text:p>
          </table:table-cell>
          <table:table-cell table:formula="of:=0.5*[.DN12]*(([.DN6]-[.DM6])/([.DN1]-[.DM1]))^2" office:value-type="float" office:value="0.0000323665217125404" calcext:value-type="float">
            <text:p>3.23665217125404E-05</text:p>
          </table:table-cell>
          <table:table-cell table:formula="of:=0.5*[.DO12]*(([.DO6]-[.DN6])/([.DO1]-[.DN1]))^2" office:value-type="float" office:value="0.0571971924238052" calcext:value-type="float">
            <text:p>0.057197192423805</text:p>
          </table:table-cell>
          <table:table-cell table:formula="of:=0.5*[.DP12]*(([.DP6]-[.DO6])/([.DP1]-[.DO1]))^2" office:value-type="float" office:value="0.0159429221710886" calcext:value-type="float">
            <text:p>0.015942922171089</text:p>
          </table:table-cell>
          <table:table-cell table:formula="of:=0.5*[.DQ12]*(([.DQ6]-[.DP6])/([.DQ1]-[.DP1]))^2" office:value-type="float" office:value="0.000323661304773766" calcext:value-type="float">
            <text:p>0.000323661304774</text:p>
          </table:table-cell>
          <table:table-cell table:formula="of:=0.5*[.DR12]*(([.DR6]-[.DQ6])/([.DR1]-[.DQ1]))^2" office:value-type="float" office:value="0.0119576291628352" calcext:value-type="float">
            <text:p>0.011957629162835</text:p>
          </table:table-cell>
          <table:table-cell table:formula="of:=0.5*[.DS12]*(([.DS6]-[.DR6])/([.DS1]-[.DR1]))^2" office:value-type="float" office:value="0.000990629504657225" calcext:value-type="float">
            <text:p>0.000990629504657</text:p>
          </table:table-cell>
          <table:table-cell table:formula="of:=0.5*[.DT12]*(([.DT6]-[.DS6])/([.DT1]-[.DS1]))^2" office:value-type="float" office:value="0.000128331121784929" calcext:value-type="float">
            <text:p>0.000128331121785</text:p>
          </table:table-cell>
          <table:table-cell table:formula="of:=0.5*[.DU12]*(([.DU6]-[.DT6])/([.DU1]-[.DT1]))^2" office:value-type="float" office:value="0.0000170938610124402" calcext:value-type="float">
            <text:p>1.70938610124402E-05</text:p>
          </table:table-cell>
          <table:table-cell table:formula="of:=0.5*[.DV12]*(([.DV6]-[.DU6])/([.DV1]-[.DU1]))^2" office:value-type="float" office:value="0.000000925246548059195" calcext:value-type="float">
            <text:p>9.25246548059195E-07</text:p>
          </table:table-cell>
          <table:table-cell table:formula="of:=0.5*[.DW12]*(([.DW6]-[.DV6])/([.DW1]-[.DV1]))^2" office:value-type="float" office:value="0.0157273883971609" calcext:value-type="float">
            <text:p>0.015727388397161</text:p>
          </table:table-cell>
          <table:table-cell table:formula="of:=0.5*[.DX12]*(([.DX6]-[.DW6])/([.DX1]-[.DW1]))^2" office:value-type="float" office:value="0.00157354956683435" calcext:value-type="float">
            <text:p>0.001573549566834</text:p>
          </table:table-cell>
          <table:table-cell table:formula="of:=0.5*[.DY12]*(([.DY6]-[.DX6])/([.DY1]-[.DX1]))^2" office:value-type="float" office:value="0.0240520639209345" calcext:value-type="float">
            <text:p>0.024052063920935</text:p>
          </table:table-cell>
          <table:table-cell table:formula="of:=0.5*[.DZ12]*(([.DZ6]-[.DY6])/([.DZ1]-[.DY1]))^2" office:value-type="float" office:value="0.0000111447016148207" calcext:value-type="float">
            <text:p>1.11447016148207E-05</text:p>
          </table:table-cell>
          <table:table-cell table:formula="of:=0.5*[.EA12]*(([.EA6]-[.DZ6])/([.EA1]-[.DZ1]))^2" office:value-type="float" office:value="0.0000777026378923487" calcext:value-type="float">
            <text:p>7.77026378923487E-05</text:p>
          </table:table-cell>
          <table:table-cell table:formula="of:=0.5*[.EB12]*(([.EB6]-[.EA6])/([.EB1]-[.EA1]))^2" office:value-type="float" office:value="0.0000423199643016412" calcext:value-type="float">
            <text:p>4.23199643016412E-05</text:p>
          </table:table-cell>
          <table:table-cell table:formula="of:=0.5*[.EC12]*(([.EC6]-[.EB6])/([.EC1]-[.EB1]))^2" office:value-type="float" office:value="0.00422982130397589" calcext:value-type="float">
            <text:p>0.004229821303976</text:p>
          </table:table-cell>
          <table:table-cell table:formula="of:=0.5*[.ED12]*(([.ED6]-[.EC6])/([.ED1]-[.EC1]))^2" office:value-type="float" office:value="0.0489324010885352" calcext:value-type="float">
            <text:p>0.048932401088535</text:p>
          </table:table-cell>
          <table:table-cell table:formula="of:=0.5*[.EE12]*(([.EE6]-[.ED6])/([.EE1]-[.ED1]))^2" office:value-type="float" office:value="0.015947148010508" calcext:value-type="float">
            <text:p>0.015947148010508</text:p>
          </table:table-cell>
          <table:table-cell table:formula="of:=0.5*[.EF12]*(([.EF6]-[.EE6])/([.EF1]-[.EE1]))^2" office:value-type="float" office:value="0.00077659843778536" calcext:value-type="float">
            <text:p>0.000776598437785</text:p>
          </table:table-cell>
          <table:table-cell table:formula="of:=0.5*[.EG12]*(([.EG6]-[.EF6])/([.EG1]-[.EF1]))^2" office:value-type="float" office:value="0.000187102985209318" calcext:value-type="float">
            <text:p>0.000187102985209</text:p>
          </table:table-cell>
          <table:table-cell table:formula="of:=0.5*[.EH12]*(([.EH6]-[.EG6])/([.EH1]-[.EG1]))^2" office:value-type="float" office:value="0.00000691810201961125" calcext:value-type="float">
            <text:p>6.91810201961125E-06</text:p>
          </table:table-cell>
          <table:table-cell table:formula="of:=0.5*[.EI12]*(([.EI6]-[.EH6])/([.EI1]-[.EH1]))^2" office:value-type="float" office:value="0.000958566503687246" calcext:value-type="float">
            <text:p>0.000958566503687</text:p>
          </table:table-cell>
          <table:table-cell table:formula="of:=0.5*[.EJ12]*(([.EJ6]-[.EI6])/([.EJ1]-[.EI1]))^2" office:value-type="float" office:value="0.0059146608361246" calcext:value-type="float">
            <text:p>0.005914660836125</text:p>
          </table:table-cell>
          <table:table-cell table:formula="of:=0.5*[.EK12]*(([.EK6]-[.EJ6])/([.EK1]-[.EJ1]))^2" office:value-type="float" office:value="0.000558434072153532" calcext:value-type="float">
            <text:p>0.000558434072154</text:p>
          </table:table-cell>
          <table:table-cell table:formula="of:=0.5*[.EL12]*(([.EL6]-[.EK6])/([.EL1]-[.EK1]))^2" office:value-type="float" office:value="0.00397325454498591" calcext:value-type="float">
            <text:p>0.003973254544986</text:p>
          </table:table-cell>
          <table:table-cell table:formula="of:=0.5*[.EM12]*(([.EM6]-[.EL6])/([.EM1]-[.EL1]))^2" office:value-type="float" office:value="0.00976856793336209" calcext:value-type="float">
            <text:p>0.009768567933362</text:p>
          </table:table-cell>
          <table:table-cell table:formula="of:=0.5*[.EN12]*(([.EN6]-[.EM6])/([.EN1]-[.EM1]))^2" office:value-type="float" office:value="0.0036804398572738" calcext:value-type="float">
            <text:p>0.003680439857274</text:p>
          </table:table-cell>
          <table:table-cell table:formula="of:=0.5*[.EO12]*(([.EO6]-[.EN6])/([.EO1]-[.EN1]))^2" office:value-type="float" office:value="0.00537965276013558" calcext:value-type="float">
            <text:p>0.005379652760136</text:p>
          </table:table-cell>
          <table:table-cell table:formula="of:=0.5*[.EP12]*(([.EP6]-[.EO6])/([.EP1]-[.EO1]))^2" office:value-type="float" office:value="0.000173909348732171" calcext:value-type="float">
            <text:p>0.000173909348732</text:p>
          </table:table-cell>
          <table:table-cell table:formula="of:=0.5*[.EQ12]*(([.EQ6]-[.EP6])/([.EQ1]-[.EP1]))^2" office:value-type="float" office:value="0.000133972262256244" calcext:value-type="float">
            <text:p>0.000133972262256</text:p>
          </table:table-cell>
          <table:table-cell table:formula="of:=0.5*[.ER12]*(([.ER6]-[.EQ6])/([.ER1]-[.EQ1]))^2" office:value-type="float" office:value="0.0000466368435140432" calcext:value-type="float">
            <text:p>4.66368435140432E-05</text:p>
          </table:table-cell>
          <table:table-cell table:formula="of:=0.5*[.ES12]*(([.ES6]-[.ER6])/([.ES1]-[.ER1]))^2" office:value-type="float" office:value="0.000790685576270883" calcext:value-type="float">
            <text:p>0.000790685576271</text:p>
          </table:table-cell>
          <table:table-cell table:formula="of:=0.5*[.ET12]*(([.ET6]-[.ES6])/([.ET1]-[.ES1]))^2" office:value-type="float" office:value="0.00768608005774148" calcext:value-type="float">
            <text:p>0.007686080057741</text:p>
          </table:table-cell>
          <table:table-cell table:formula="of:=0.5*[.EU12]*(([.EU6]-[.ET6])/([.EU1]-[.ET1]))^2" office:value-type="float" office:value="0.0234237644673817" calcext:value-type="float">
            <text:p>0.023423764467382</text:p>
          </table:table-cell>
          <table:table-cell table:formula="of:=0.5*[.EV12]*(([.EV6]-[.EU6])/([.EV1]-[.EU1]))^2" office:value-type="float" office:value="0.00394252801809575" calcext:value-type="float">
            <text:p>0.003942528018096</text:p>
          </table:table-cell>
          <table:table-cell table:formula="of:=0.5*[.EW12]*(([.EW6]-[.EV6])/([.EW1]-[.EV1]))^2" office:value-type="float" office:value="0.0324650764749761" calcext:value-type="float">
            <text:p>0.032465076474976</text:p>
          </table:table-cell>
          <table:table-cell table:formula="of:=0.5*[.EX12]*(([.EX6]-[.EW6])/([.EX1]-[.EW1]))^2" office:value-type="float" office:value="0.0015504735475605" calcext:value-type="float">
            <text:p>0.001550473547561</text:p>
          </table:table-cell>
          <table:table-cell table:formula="of:=0.5*[.EY12]*(([.EY6]-[.EX6])/([.EY1]-[.EX1]))^2" office:value-type="float" office:value="0.00135085113687833" calcext:value-type="float">
            <text:p>0.001350851136878</text:p>
          </table:table-cell>
          <table:table-cell table:formula="of:=0.5*[.EZ12]*(([.EZ6]-[.EY6])/([.EZ1]-[.EY1]))^2" office:value-type="float" office:value="0.000044705180386781" calcext:value-type="float">
            <text:p>4.4705180386781E-05</text:p>
          </table:table-cell>
          <table:table-cell table:formula="of:=0.5*[.FA12]*(([.FA6]-[.EZ6])/([.FA1]-[.EZ1]))^2" office:value-type="float" office:value="0.0000715979930068824" calcext:value-type="float">
            <text:p>7.15979930068824E-05</text:p>
          </table:table-cell>
          <table:table-cell table:formula="of:=0.5*[.FB12]*(([.FB6]-[.FA6])/([.FB1]-[.FA1]))^2" office:value-type="float" office:value="0.0284432101029346" calcext:value-type="float">
            <text:p>0.028443210102935</text:p>
          </table:table-cell>
          <table:table-cell table:formula="of:=0.5*[.FC12]*(([.FC6]-[.FB6])/([.FC1]-[.FB1]))^2" office:value-type="float" office:value="0.0235310078022593" calcext:value-type="float">
            <text:p>0.023531007802259</text:p>
          </table:table-cell>
          <table:table-cell table:formula="of:=0.5*[.FD12]*(([.FD6]-[.FC6])/([.FD1]-[.FC1]))^2" office:value-type="float" office:value="0.00360695637638491" calcext:value-type="float">
            <text:p>0.003606956376385</text:p>
          </table:table-cell>
          <table:table-cell table:formula="of:=0.5*[.FE12]*(([.FE6]-[.FD6])/([.FE1]-[.FD1]))^2" office:value-type="float" office:value="0.000650083269134588" calcext:value-type="float">
            <text:p>0.000650083269135</text:p>
          </table:table-cell>
          <table:table-cell table:formula="of:=0.5*[.FF12]*(([.FF6]-[.FE6])/([.FF1]-[.FE1]))^2" office:value-type="float" office:value="0.000528274000348805" calcext:value-type="float">
            <text:p>0.000528274000349</text:p>
          </table:table-cell>
          <table:table-cell table:formula="of:=0.5*[.FG12]*(([.FG6]-[.FF6])/([.FG1]-[.FF1]))^2" office:value-type="float" office:value="0.00236900163563473" calcext:value-type="float">
            <text:p>0.002369001635635</text:p>
          </table:table-cell>
          <table:table-cell table:formula="of:=0.5*[.FH12]*(([.FH6]-[.FG6])/([.FH1]-[.FG1]))^2" office:value-type="float" office:value="0.0000035095338081181" calcext:value-type="float">
            <text:p>3.5095338081181E-06</text:p>
          </table:table-cell>
          <table:table-cell table:formula="of:=0.5*[.FI12]*(([.FI6]-[.FH6])/([.FI1]-[.FH1]))^2" office:value-type="float" office:value="0.000010142530550381" calcext:value-type="float">
            <text:p>1.0142530550381E-05</text:p>
          </table:table-cell>
          <table:table-cell table:formula="of:=0.5*[.FJ12]*(([.FJ6]-[.FI6])/([.FJ1]-[.FI1]))^2" office:value-type="float" office:value="0.0000437320411680922" calcext:value-type="float">
            <text:p>4.37320411680922E-05</text:p>
          </table:table-cell>
          <table:table-cell table:formula="of:=0.5*[.FK12]*(([.FK6]-[.FJ6])/([.FK1]-[.FJ1]))^2" office:value-type="float" office:value="0.00000590573981568799" calcext:value-type="float">
            <text:p>5.90573981568799E-06</text:p>
          </table:table-cell>
          <table:table-cell table:formula="of:=0.5*[.FL12]*(([.FL6]-[.FK6])/([.FL1]-[.FK1]))^2" office:value-type="float" office:value="0.00000048747903207037" calcext:value-type="float">
            <text:p>4.8747903207037E-07</text:p>
          </table:table-cell>
          <table:table-cell table:formula="of:=0.5*[.FM12]*(([.FM6]-[.FL6])/([.FM1]-[.FL1]))^2" office:value-type="float" office:value="0.0000158668114815124" calcext:value-type="float">
            <text:p>1.58668114815124E-05</text:p>
          </table:table-cell>
          <table:table-cell table:formula="of:=0.5*[.FN12]*(([.FN6]-[.FM6])/([.FN1]-[.FM1]))^2" office:value-type="float" office:value="0.0000198440150190509" calcext:value-type="float">
            <text:p>1.98440150190509E-05</text:p>
          </table:table-cell>
          <table:table-cell table:formula="of:=0.5*[.FO12]*(([.FO6]-[.FN6])/([.FO1]-[.FN1]))^2" office:value-type="float" office:value="0.0000000996676550022365" calcext:value-type="float">
            <text:p>9.96676550022365E-08</text:p>
          </table:table-cell>
          <table:table-cell table:formula="of:=0.5*[.FP12]*(([.FP6]-[.FO6])/([.FP1]-[.FO1]))^2" office:value-type="float" office:value="0.000000242941898794589" calcext:value-type="float">
            <text:p>2.42941898794589E-07</text:p>
          </table:table-cell>
          <table:table-cell table:formula="of:=0.5*[.FQ12]*(([.FQ6]-[.FP6])/([.FQ1]-[.FP1]))^2" office:value-type="float" office:value="0.00000162640717375579" calcext:value-type="float">
            <text:p>1.62640717375579E-06</text:p>
          </table:table-cell>
          <table:table-cell table:formula="of:=0.5*[.FR12]*(([.FR6]-[.FQ6])/([.FR1]-[.FQ1]))^2" office:value-type="float" office:value="0.00000401648489570172" calcext:value-type="float">
            <text:p>4.01648489570172E-06</text:p>
          </table:table-cell>
          <table:table-cell table:formula="of:=0.5*[.FS12]*(([.FS6]-[.FR6])/([.FS1]-[.FR1]))^2" office:value-type="float" office:value="0.000000114673545221409" calcext:value-type="float">
            <text:p>1.14673545221409E-07</text:p>
          </table:table-cell>
          <table:table-cell table:formula="of:=0.5*[.FT12]*(([.FT6]-[.FS6])/([.FT1]-[.FS1]))^2" office:value-type="float" office:value="0.000000260540960330746" calcext:value-type="float">
            <text:p>2.60540960330746E-07</text:p>
          </table:table-cell>
          <table:table-cell table:formula="of:=0.5*[.FU12]*(([.FU6]-[.FT6])/([.FU1]-[.FT1]))^2" office:value-type="float" office:value="0.000000596079289618132" calcext:value-type="float">
            <text:p>5.96079289618132E-07</text:p>
          </table:table-cell>
          <table:table-cell table:formula="of:=0.5*[.FV12]*(([.FV6]-[.FU6])/([.FV1]-[.FU1]))^2" office:value-type="float" office:value="0.000000202465961821055" calcext:value-type="float">
            <text:p>2.02465961821055E-07</text:p>
          </table:table-cell>
          <table:table-cell table:formula="of:=0.5*[.FW12]*(([.FW6]-[.FV6])/([.FW1]-[.FV1]))^2" office:value-type="float" office:value="0.0000000358346083372516" calcext:value-type="float">
            <text:p>3.58346083372516E-08</text:p>
          </table:table-cell>
          <table:table-cell table:formula="of:=0.5*[.FX12]*(([.FX6]-[.FW6])/([.FX1]-[.FW1]))^2" office:value-type="float" office:value="0.0000000222204853356765" calcext:value-type="float">
            <text:p>2.22204853356765E-08</text:p>
          </table:table-cell>
          <table:table-cell table:formula="of:=0.5*[.FY12]*(([.FY6]-[.FX6])/([.FY1]-[.FX1]))^2" office:value-type="float" office:value="0.0000000759746000959258" calcext:value-type="float">
            <text:p>7.59746000959258E-08</text:p>
          </table:table-cell>
          <table:table-cell table:formula="of:=0.5*[.FZ12]*(([.FZ6]-[.FY6])/([.FZ1]-[.FY1]))^2" office:value-type="float" office:value="0.00000012178272206651" calcext:value-type="float">
            <text:p>1.2178272206651E-07</text:p>
          </table:table-cell>
          <table:table-cell table:formula="of:=0.5*[.GA12]*(([.GA6]-[.FZ6])/([.GA1]-[.FZ1]))^2" office:value-type="float" office:value="0.00000000949405467358552" calcext:value-type="float">
            <text:p>9.49405467358552E-09</text:p>
          </table:table-cell>
          <table:table-cell table:formula="of:=0.5*[.GB12]*(([.GB6]-[.GA6])/([.GB1]-[.GA1]))^2" office:value-type="float" office:value="0.0000000704464528948244" calcext:value-type="float">
            <text:p>7.04464528948244E-08</text:p>
          </table:table-cell>
          <table:table-cell table:formula="of:=0.5*[.GC12]*(([.GC6]-[.GB6])/([.GC1]-[.GB1]))^2" office:value-type="float" office:value="0.00000004481782195056" calcext:value-type="float">
            <text:p>4.481782195056E-08</text:p>
          </table:table-cell>
          <table:table-cell table:formula="of:=0.5*[.GD12]*(([.GD6]-[.GC6])/([.GD1]-[.GC1]))^2" office:value-type="float" office:value="0.000000272533810497641" calcext:value-type="float">
            <text:p>2.72533810497641E-07</text:p>
          </table:table-cell>
          <table:table-cell table:formula="of:=0.5*[.GE12]*(([.GE6]-[.GD6])/([.GE1]-[.GD1]))^2" office:value-type="float" office:value="0.000000147701629053011" calcext:value-type="float">
            <text:p>1.47701629053011E-07</text:p>
          </table:table-cell>
          <table:table-cell table:formula="of:=0.5*[.GF12]*(([.GF6]-[.GE6])/([.GF1]-[.GE1]))^2" office:value-type="float" office:value="0.0000000147730888645744" calcext:value-type="float">
            <text:p>1.47730888645744E-08</text:p>
          </table:table-cell>
          <table:table-cell table:formula="of:=0.5*[.GG12]*(([.GG6]-[.GF6])/([.GG1]-[.GF1]))^2" office:value-type="float" office:value="0.00000000672456463906915" calcext:value-type="float">
            <text:p>6.72456463906915E-09</text:p>
          </table:table-cell>
          <table:table-cell table:formula="of:=0.5*[.GH12]*(([.GH6]-[.GG6])/([.GH1]-[.GG1]))^2" office:value-type="float" office:value="0.00000000836887022080723" calcext:value-type="float">
            <text:p>8.36887022080723E-09</text:p>
          </table:table-cell>
          <table:table-cell table:formula="of:=0.5*[.GI12]*(([.GI6]-[.GH6])/([.GI1]-[.GH1]))^2" office:value-type="float" office:value="0.0000000330437752547222" calcext:value-type="float">
            <text:p>3.30437752547222E-08</text:p>
          </table:table-cell>
          <table:table-cell table:formula="of:=0.5*[.GJ12]*(([.GJ6]-[.GI6])/([.GJ1]-[.GI1]))^2" office:value-type="float" office:value="0.00000000217021714142169" calcext:value-type="float">
            <text:p>2.17021714142169E-09</text:p>
          </table:table-cell>
          <table:table-cell table:formula="of:=0.5*[.GK12]*(([.GK6]-[.GJ6])/([.GK1]-[.GJ1]))^2" office:value-type="float" office:value="0.000000227688665906728" calcext:value-type="float">
            <text:p>2.27688665906728E-07</text:p>
          </table:table-cell>
          <table:table-cell table:formula="of:=0.5*[.GL12]*(([.GL6]-[.GK6])/([.GL1]-[.GK1]))^2" office:value-type="float" office:value="0.0000000913813179330879" calcext:value-type="float">
            <text:p>9.13813179330879E-08</text:p>
          </table:table-cell>
          <table:table-cell table:formula="of:=0.5*[.GM12]*(([.GM6]-[.GL6])/([.GM1]-[.GL1]))^2" office:value-type="float" office:value="0.00000000430729308608687" calcext:value-type="float">
            <text:p>4.30729308608687E-09</text:p>
          </table:table-cell>
          <table:table-cell table:formula="of:=0.5*[.GN12]*(([.GN6]-[.GM6])/([.GN1]-[.GM1]))^2" office:value-type="float" office:value="0.00000000222531981691388" calcext:value-type="float">
            <text:p>2.22531981691388E-09</text:p>
          </table:table-cell>
          <table:table-cell table:formula="of:=0.5*[.GO12]*(([.GO6]-[.GN6])/([.GO1]-[.GN1]))^2" office:value-type="float" office:value="0.000000000697191948616205" calcext:value-type="float">
            <text:p>6.97191948616205E-10</text:p>
          </table:table-cell>
          <table:table-cell table:formula="of:=0.5*[.GP12]*(([.GP6]-[.GO6])/([.GP1]-[.GO1]))^2" office:value-type="float" office:value="0.000000224724303843937" calcext:value-type="float">
            <text:p>2.24724303843937E-07</text:p>
          </table:table-cell>
          <table:table-cell table:formula="of:=0.5*[.GQ12]*(([.GQ6]-[.GP6])/([.GQ1]-[.GP1]))^2" office:value-type="float" office:value="0.00000000359629020643053" calcext:value-type="float">
            <text:p>3.59629020643053E-09</text:p>
          </table:table-cell>
          <table:table-cell table:formula="of:=0.5*[.GR12]*(([.GR6]-[.GQ6])/([.GR1]-[.GQ1]))^2" office:value-type="float" office:value="0.000000143388863639193" calcext:value-type="float">
            <text:p>1.43388863639193E-07</text:p>
          </table:table-cell>
          <table:table-cell table:formula="of:=0.5*[.GS12]*(([.GS6]-[.GR6])/([.GS1]-[.GR1]))^2" office:value-type="float" office:value="0.000000721666269007566" calcext:value-type="float">
            <text:p>7.21666269007566E-07</text:p>
          </table:table-cell>
          <table:table-cell table:formula="of:=0.5*[.GT12]*(([.GT6]-[.GS6])/([.GT1]-[.GS1]))^2" office:value-type="float" office:value="0.000000647940768289808" calcext:value-type="float">
            <text:p>6.47940768289808E-07</text:p>
          </table:table-cell>
          <table:table-cell table:formula="of:=0.5*[.GU12]*(([.GU6]-[.GT6])/([.GU1]-[.GT1]))^2" office:value-type="float" office:value="0.000000161163099292316" calcext:value-type="float">
            <text:p>1.61163099292316E-07</text:p>
          </table:table-cell>
          <table:table-cell table:formula="of:=0.5*[.GV12]*(([.GV6]-[.GU6])/([.GV1]-[.GU1]))^2" office:value-type="float" office:value="0.000000496917183471894" calcext:value-type="float">
            <text:p>4.96917183471894E-07</text:p>
          </table:table-cell>
          <table:table-cell table:formula="of:=0.5*[.GW12]*(([.GW6]-[.GV6])/([.GW1]-[.GV1]))^2" office:value-type="float" office:value="0.00000040094624750644" calcext:value-type="float">
            <text:p>4.0094624750644E-07</text:p>
          </table:table-cell>
          <table:table-cell table:formula="of:=0.5*[.GX12]*(([.GX6]-[.GW6])/([.GX1]-[.GW1]))^2" office:value-type="float" office:value="0.000000042418200419019" calcext:value-type="float">
            <text:p>4.2418200419019E-08</text:p>
          </table:table-cell>
          <table:table-cell table:formula="of:=0.5*[.GY12]*(([.GY6]-[.GX6])/([.GY1]-[.GX1]))^2" office:value-type="float" office:value="0.0000000358860395707155" calcext:value-type="float">
            <text:p>3.58860395707155E-08</text:p>
          </table:table-cell>
          <table:table-cell table:formula="of:=0.5*[.GZ12]*(([.GZ6]-[.GY6])/([.GZ1]-[.GY1]))^2" office:value-type="float" office:value="0.00000013528115819138" calcext:value-type="float">
            <text:p>1.3528115819138E-07</text:p>
          </table:table-cell>
          <table:table-cell table:formula="of:=0.5*[.HA12]*(([.HA6]-[.GZ6])/([.HA1]-[.GZ1]))^2" office:value-type="float" office:value="0.00000000389672289875721" calcext:value-type="float">
            <text:p>3.89672289875721E-09</text:p>
          </table:table-cell>
          <table:table-cell table:formula="of:=0.5*[.HB12]*(([.HB6]-[.HA6])/([.HB1]-[.HA1]))^2" office:value-type="float" office:value="0.0000000274460896201061" calcext:value-type="float">
            <text:p>2.74460896201061E-08</text:p>
          </table:table-cell>
          <table:table-cell table:formula="of:=0.5*[.HC12]*(([.HC6]-[.HB6])/([.HC1]-[.HB1]))^2" office:value-type="float" office:value="0.00000000000798908452113029" calcext:value-type="float">
            <text:p>7.98908452113029E-12</text:p>
          </table:table-cell>
          <table:table-cell table:formula="of:=0.5*[.HD12]*(([.HD6]-[.HC6])/([.HD1]-[.HC1]))^2" office:value-type="float" office:value="0.0000000000722852635797769" calcext:value-type="float">
            <text:p>7.22852635797769E-11</text:p>
          </table:table-cell>
          <table:table-cell table:formula="of:=0.5*[.HE12]*(([.HE6]-[.HD6])/([.HE1]-[.HD1]))^2" office:value-type="float" office:value="0.000000242651262466876" calcext:value-type="float">
            <text:p>2.42651262466876E-07</text:p>
          </table:table-cell>
          <table:table-cell table:formula="of:=0.5*[.HF12]*(([.HF6]-[.HE6])/([.HF1]-[.HE1]))^2" office:value-type="float" office:value="0.00000065622137016892" calcext:value-type="float">
            <text:p>6.5622137016892E-07</text:p>
          </table:table-cell>
          <table:table-cell table:formula="of:=0.5*[.HG12]*(([.HG6]-[.HF6])/([.HG1]-[.HF1]))^2" office:value-type="float" office:value="0.00000027752134518829" calcext:value-type="float">
            <text:p>2.7752134518829E-07</text:p>
          </table:table-cell>
          <table:table-cell table:formula="of:=0.5*[.HH12]*(([.HH6]-[.HG6])/([.HH1]-[.HG1]))^2" office:value-type="float" office:value="0.0000000402670848628153" calcext:value-type="float">
            <text:p>4.02670848628153E-08</text:p>
          </table:table-cell>
          <table:table-cell table:formula="of:=0.5*[.HI12]*(([.HI6]-[.HH6])/([.HI1]-[.HH1]))^2" office:value-type="float" office:value="0.0000000594579375776237" calcext:value-type="float">
            <text:p>5.94579375776237E-08</text:p>
          </table:table-cell>
          <table:table-cell table:formula="of:=0.5*[.HJ12]*(([.HJ6]-[.HI6])/([.HJ1]-[.HI1]))^2" office:value-type="float" office:value="0.000000168710524423459" calcext:value-type="float">
            <text:p>1.68710524423459E-07</text:p>
          </table:table-cell>
          <table:table-cell table:formula="of:=0.5*[.HK12]*(([.HK6]-[.HJ6])/([.HK1]-[.HJ1]))^2" office:value-type="float" office:value="0.0000000770798745099457" calcext:value-type="float">
            <text:p>7.70798745099457E-08</text:p>
          </table:table-cell>
          <table:table-cell table:formula="of:=0.5*[.HL12]*(([.HL6]-[.HK6])/([.HL1]-[.HK1]))^2" office:value-type="float" office:value="0.0000000843006674645588" calcext:value-type="float">
            <text:p>8.43006674645588E-08</text:p>
          </table:table-cell>
          <table:table-cell table:formula="of:=0.5*[.HM12]*(([.HM6]-[.HL6])/([.HM1]-[.HL1]))^2" office:value-type="float" office:value="0.0000000519688122383235" calcext:value-type="float">
            <text:p>5.19688122383235E-08</text:p>
          </table:table-cell>
          <table:table-cell table:formula="of:=0.5*[.HN12]*(([.HN6]-[.HM6])/([.HN1]-[.HM1]))^2" office:value-type="float" office:value="0.00000013050938348747" calcext:value-type="float">
            <text:p>1.3050938348747E-07</text:p>
          </table:table-cell>
          <table:table-cell table:formula="of:=0.5*[.HO12]*(([.HO6]-[.HN6])/([.HO1]-[.HN1]))^2" office:value-type="float" office:value="0.000000542606801120002" calcext:value-type="float">
            <text:p>5.42606801120002E-07</text:p>
          </table:table-cell>
          <table:table-cell table:formula="of:=0.5*[.HP12]*(([.HP6]-[.HO6])/([.HP1]-[.HO1]))^2" office:value-type="float" office:value="0.0000000781422373859824" calcext:value-type="float">
            <text:p>7.81422373859824E-08</text:p>
          </table:table-cell>
          <table:table-cell table:formula="of:=0.5*[.HQ12]*(([.HQ6]-[.HP6])/([.HQ1]-[.HP1]))^2" office:value-type="float" office:value="0.00000000815472232075698" calcext:value-type="float">
            <text:p>8.15472232075698E-09</text:p>
          </table:table-cell>
          <table:table-cell table:formula="of:=0.5*[.HR12]*(([.HR6]-[.HQ6])/([.HR1]-[.HQ1]))^2" office:value-type="float" office:value="0.0000000408560812337776" calcext:value-type="float">
            <text:p>4.08560812337776E-08</text:p>
          </table:table-cell>
          <table:table-cell table:formula="of:=0.5*[.HS12]*(([.HS6]-[.HR6])/([.HS1]-[.HR1]))^2" office:value-type="float" office:value="0.000000104991431006167" calcext:value-type="float">
            <text:p>1.04991431006167E-07</text:p>
          </table:table-cell>
          <table:table-cell table:formula="of:=0.5*[.HT12]*(([.HT6]-[.HS6])/([.HT1]-[.HS1]))^2" office:value-type="float" office:value="0.0000000027127147438201" calcext:value-type="float">
            <text:p>2.7127147438201E-09</text:p>
          </table:table-cell>
          <table:table-cell table:formula="of:=0.5*[.HU12]*(([.HU6]-[.HT6])/([.HU1]-[.HT1]))^2" office:value-type="float" office:value="0.000000236677250477917" calcext:value-type="float">
            <text:p>2.36677250477917E-07</text:p>
          </table:table-cell>
          <table:table-cell table:formula="of:=0.5*[.HV12]*(([.HV6]-[.HU6])/([.HV1]-[.HU1]))^2" office:value-type="float" office:value="0.000000526741979821956" calcext:value-type="float">
            <text:p>5.26741979821956E-07</text:p>
          </table:table-cell>
          <table:table-cell table:formula="of:=0.5*[.HW12]*(([.HW6]-[.HV6])/([.HW1]-[.HV1]))^2" office:value-type="float" office:value="0.0000000610943918421569" calcext:value-type="float">
            <text:p>6.10943918421569E-08</text:p>
          </table:table-cell>
          <table:table-cell table:formula="of:=0.5*[.HX12]*(([.HX6]-[.HW6])/([.HX1]-[.HW1]))^2" office:value-type="float" office:value="0.00000000272797209625232" calcext:value-type="float">
            <text:p>2.72797209625232E-09</text:p>
          </table:table-cell>
          <table:table-cell table:formula="of:=0.5*[.HY12]*(([.HY6]-[.HX6])/([.HY1]-[.HX1]))^2" office:value-type="float" office:value="0.000000136847410746059" calcext:value-type="float">
            <text:p>1.36847410746059E-07</text:p>
          </table:table-cell>
          <table:table-cell table:formula="of:=0.5*[.HZ12]*(([.HZ6]-[.HY6])/([.HZ1]-[.HY1]))^2" office:value-type="float" office:value="0.00000000249978627897426" calcext:value-type="float">
            <text:p>2.49978627897426E-09</text:p>
          </table:table-cell>
          <table:table-cell table:formula="of:=0.5*[.IA12]*(([.IA6]-[.HZ6])/([.IA1]-[.HZ1]))^2" office:value-type="float" office:value="0.00000001689909093759" calcext:value-type="float">
            <text:p>1.689909093759E-08</text:p>
          </table:table-cell>
          <table:table-cell table:formula="of:=0.5*[.IB12]*(([.IB6]-[.IA6])/([.IB1]-[.IA1]))^2" office:value-type="float" office:value="0.0000000705338082734176" calcext:value-type="float">
            <text:p>7.05338082734176E-08</text:p>
          </table:table-cell>
          <table:table-cell table:formula="of:=0.5*[.IC12]*(([.IC6]-[.IB6])/([.IC1]-[.IB1]))^2" office:value-type="float" office:value="0.000000000137958976634007" calcext:value-type="float">
            <text:p>1.37958976634007E-10</text:p>
          </table:table-cell>
          <table:table-cell table:formula="of:=0.5*[.ID12]*(([.ID6]-[.IC6])/([.ID1]-[.IC1]))^2" office:value-type="float" office:value="0.000000373258929896302" calcext:value-type="float">
            <text:p>3.73258929896302E-07</text:p>
          </table:table-cell>
          <table:table-cell table:formula="of:=0.5*[.IE12]*(([.IE6]-[.ID6])/([.IE1]-[.ID1]))^2" office:value-type="float" office:value="0.000000340531192390373" calcext:value-type="float">
            <text:p>3.40531192390373E-07</text:p>
          </table:table-cell>
          <table:table-cell table:formula="of:=0.5*[.IF12]*(([.IF6]-[.IE6])/([.IF1]-[.IE1]))^2" office:value-type="float" office:value="0.000309612636852813" calcext:value-type="float">
            <text:p>0.000309612636853</text:p>
          </table:table-cell>
          <table:table-cell table:formula="of:=0.5*[.IG12]*(([.IG6]-[.IF6])/([.IG1]-[.IF1]))^2" office:value-type="string" office:string-value="" calcext:value-type="error">
            <text:p>#DIV/0!</text:p>
          </table:table-cell>
          <table:table-cell table:formula="of:=0.5*[.IH12]*(([.IH6]-[.IG6])/([.IH1]-[.IG1]))^2" office:value-type="string" office:string-value="" calcext:value-type="error">
            <text:p>#DIV/0!</text:p>
          </table:table-cell>
          <table:table-cell table:formula="of:=0.5*[.II12]*(([.II6]-[.IH6])/([.II1]-[.IH1]))^2" office:value-type="string" office:string-value="" calcext:value-type="error">
            <text:p>#DIV/0!</text:p>
          </table:table-cell>
          <table:table-cell table:formula="of:=0.5*[.IJ12]*(([.IJ6]-[.II6])/([.IJ1]-[.II1]))^2" office:value-type="string" office:string-value="" calcext:value-type="error">
            <text:p>#DIV/0!</text:p>
          </table:table-cell>
          <table:table-cell table:formula="of:=0.5*[.IK12]*(([.IK6]-[.IJ6])/([.IK1]-[.IJ1]))^2" office:value-type="string" office:string-value="" calcext:value-type="error">
            <text:p>#DIV/0!</text:p>
          </table:table-cell>
          <table:table-cell table:formula="of:=0.5*[.IL12]*(([.IL6]-[.IK6])/([.IL1]-[.IK1]))^2" office:value-type="string" office:string-value="" calcext:value-type="error">
            <text:p>#DIV/0!</text:p>
          </table:table-cell>
          <table:table-cell table:formula="of:=0.5*[.IM12]*(([.IM6]-[.IL6])/([.IM1]-[.IL1]))^2" office:value-type="string" office:string-value="" calcext:value-type="error">
            <text:p>#DIV/0!</text:p>
          </table:table-cell>
          <table:table-cell table:formula="of:=0.5*[.IN12]*(([.IN6]-[.IM6])/([.IN1]-[.IM1]))^2" office:value-type="string" office:string-value="" calcext:value-type="error">
            <text:p>#DIV/0!</text:p>
          </table:table-cell>
          <table:table-cell table:formula="of:=0.5*[.IO12]*(([.IO6]-[.IN6])/([.IO1]-[.IN1]))^2" office:value-type="string" office:string-value="" calcext:value-type="error">
            <text:p>#DIV/0!</text:p>
          </table:table-cell>
          <table:table-cell table:formula="of:=0.5*[.IP12]*(([.IP6]-[.IO6])/([.IP1]-[.IO1]))^2" office:value-type="string" office:string-value="" calcext:value-type="error">
            <text:p>#DIV/0!</text:p>
          </table:table-cell>
          <table:table-cell table:formula="of:=0.5*[.IQ12]*(([.IQ6]-[.IP6])/([.IQ1]-[.IP1]))^2" office:value-type="string" office:string-value="" calcext:value-type="error">
            <text:p>#DIV/0!</text:p>
          </table:table-cell>
          <table:table-cell table:formula="of:=0.5*[.IR12]*(([.IR6]-[.IQ6])/([.IR1]-[.IQ1]))^2" office:value-type="string" office:string-value="" calcext:value-type="error">
            <text:p>#DIV/0!</text:p>
          </table:table-cell>
          <table:table-cell table:formula="of:=0.5*[.IS12]*(([.IS6]-[.IR6])/([.IS1]-[.IR1]))^2" office:value-type="string" office:string-value="" calcext:value-type="error">
            <text:p>#DIV/0!</text:p>
          </table:table-cell>
          <table:table-cell table:formula="of:=0.5*[.IT12]*(([.IT6]-[.IS6])/([.IT1]-[.IS1]))^2" office:value-type="string" office:string-value="" calcext:value-type="error">
            <text:p>#DIV/0!</text:p>
          </table:table-cell>
          <table:table-cell table:formula="of:=0.5*[.IU12]*(([.IU6]-[.IT6])/([.IU1]-[.IT1]))^2" office:value-type="string" office:string-value="" calcext:value-type="error">
            <text:p>#DIV/0!</text:p>
          </table:table-cell>
          <table:table-cell table:formula="of:=0.5*[.IV12]*(([.IV6]-[.IU6])/([.IV1]-[.IU1]))^2" office:value-type="string" office:string-value="" calcext:value-type="error">
            <text:p>#DIV/0!</text:p>
          </table:table-cell>
          <table:table-cell table:formula="of:=0.5*[.IW12]*(([.IW6]-[.IV6])/([.IW1]-[.IV1]))^2" office:value-type="string" office:string-value="" calcext:value-type="error">
            <text:p>#DIV/0!</text:p>
          </table:table-cell>
          <table:table-cell table:formula="of:=0.5*[.IX12]*(([.IX6]-[.IW6])/([.IX1]-[.IW1]))^2" office:value-type="string" office:string-value="" calcext:value-type="error">
            <text:p>#DIV/0!</text:p>
          </table:table-cell>
          <table:table-cell table:formula="of:=0.5*[.IY12]*(([.IY6]-[.IX6])/([.IY1]-[.IX1]))^2" office:value-type="string" office:string-value="" calcext:value-type="error">
            <text:p>#DIV/0!</text:p>
          </table:table-cell>
          <table:table-cell table:formula="of:=0.5*[.IZ12]*(([.IZ6]-[.IY6])/([.IZ1]-[.IY1]))^2" office:value-type="string" office:string-value="" calcext:value-type="error">
            <text:p>#DIV/0!</text:p>
          </table:table-cell>
          <table:table-cell table:formula="of:=0.5*[.JA12]*(([.JA6]-[.IZ6])/([.JA1]-[.IZ1]))^2" office:value-type="string" office:string-value="" calcext:value-type="error">
            <text:p>#DIV/0!</text:p>
          </table:table-cell>
          <table:table-cell table:formula="of:=0.5*[.JB12]*(([.JB6]-[.JA6])/([.JB1]-[.JA1]))^2" office:value-type="string" office:string-value="" calcext:value-type="error">
            <text:p>#DIV/0!</text:p>
          </table:table-cell>
          <table:table-cell table:formula="of:=0.5*[.JC12]*(([.JC6]-[.JB6])/([.JC1]-[.JB1]))^2" office:value-type="string" office:string-value="" calcext:value-type="error">
            <text:p>#DIV/0!</text:p>
          </table:table-cell>
          <table:table-cell table:formula="of:=0.5*[.JD12]*(([.JD6]-[.JC6])/([.JD1]-[.JC1]))^2" office:value-type="string" office:string-value="" calcext:value-type="error">
            <text:p>#DIV/0!</text:p>
          </table:table-cell>
          <table:table-cell table:formula="of:=0.5*[.JE12]*(([.JE6]-[.JD6])/([.JE1]-[.JD1]))^2" office:value-type="string" office:string-value="" calcext:value-type="error">
            <text:p>#DIV/0!</text:p>
          </table:table-cell>
          <table:table-cell table:formula="of:=0.5*[.JF12]*(([.JF6]-[.JE6])/([.JF1]-[.JE1]))^2" office:value-type="string" office:string-value="" calcext:value-type="error">
            <text:p>#DIV/0!</text:p>
          </table:table-cell>
          <table:table-cell table:formula="of:=0.5*[.JG12]*(([.JG6]-[.JF6])/([.JG1]-[.JF1]))^2" office:value-type="string" office:string-value="" calcext:value-type="error">
            <text:p>#DIV/0!</text:p>
          </table:table-cell>
          <table:table-cell table:formula="of:=0.5*[.JH12]*(([.JH6]-[.JG6])/([.JH1]-[.JG1]))^2" office:value-type="string" office:string-value="" calcext:value-type="error">
            <text:p>#DIV/0!</text:p>
          </table:table-cell>
          <table:table-cell table:formula="of:=0.5*[.JI12]*(([.JI6]-[.JH6])/([.JI1]-[.JH1]))^2" office:value-type="string" office:string-value="" calcext:value-type="error">
            <text:p>#DIV/0!</text:p>
          </table:table-cell>
          <table:table-cell table:formula="of:=0.5*[.JJ12]*(([.JJ6]-[.JI6])/([.JJ1]-[.JI1]))^2" office:value-type="string" office:string-value="" calcext:value-type="error">
            <text:p>#DIV/0!</text:p>
          </table:table-cell>
          <table:table-cell table:formula="of:=0.5*[.JK12]*(([.JK6]-[.JJ6])/([.JK1]-[.JJ1]))^2" office:value-type="string" office:string-value="" calcext:value-type="error">
            <text:p>#DIV/0!</text:p>
          </table:table-cell>
          <table:table-cell table:formula="of:=0.5*[.JL12]*(([.JL6]-[.JK6])/([.JL1]-[.JK1]))^2" office:value-type="string" office:string-value="" calcext:value-type="error">
            <text:p>#DIV/0!</text:p>
          </table:table-cell>
          <table:table-cell table:formula="of:=0.5*[.JM12]*(([.JM6]-[.JL6])/([.JM1]-[.JL1]))^2" office:value-type="string" office:string-value="" calcext:value-type="error">
            <text:p>#DIV/0!</text:p>
          </table:table-cell>
          <table:table-cell table:formula="of:=0.5*[.JN12]*(([.JN6]-[.JM6])/([.JN1]-[.JM1]))^2" office:value-type="string" office:string-value="" calcext:value-type="error">
            <text:p>#DIV/0!</text:p>
          </table:table-cell>
          <table:table-cell table:formula="of:=0.5*[.JO12]*(([.JO6]-[.JN6])/([.JO1]-[.JN1]))^2" office:value-type="string" office:string-value="" calcext:value-type="error">
            <text:p>#DIV/0!</text:p>
          </table:table-cell>
          <table:table-cell table:formula="of:=0.5*[.JP12]*(([.JP6]-[.JO6])/([.JP1]-[.JO1]))^2" office:value-type="string" office:string-value="" calcext:value-type="error">
            <text:p>#DIV/0!</text:p>
          </table:table-cell>
          <table:table-cell table:formula="of:=0.5*[.JQ12]*(([.JQ6]-[.JP6])/([.JQ1]-[.JP1]))^2" office:value-type="string" office:string-value="" calcext:value-type="error">
            <text:p>#DIV/0!</text:p>
          </table:table-cell>
          <table:table-cell table:formula="of:=0.5*[.JR12]*(([.JR6]-[.JQ6])/([.JR1]-[.JQ1]))^2" office:value-type="string" office:string-value="" calcext:value-type="error">
            <text:p>#DIV/0!</text:p>
          </table:table-cell>
          <table:table-cell table:formula="of:=0.5*[.JS12]*(([.JS6]-[.JR6])/([.JS1]-[.JR1]))^2" office:value-type="string" office:string-value="" calcext:value-type="error">
            <text:p>#DIV/0!</text:p>
          </table:table-cell>
          <table:table-cell table:formula="of:=0.5*[.JT12]*(([.JT6]-[.JS6])/([.JT1]-[.JS1]))^2" office:value-type="string" office:string-value="" calcext:value-type="error">
            <text:p>#DIV/0!</text:p>
          </table:table-cell>
          <table:table-cell table:formula="of:=0.5*[.JU12]*(([.JU6]-[.JT6])/([.JU1]-[.JT1]))^2" office:value-type="string" office:string-value="" calcext:value-type="error">
            <text:p>#DIV/0!</text:p>
          </table:table-cell>
          <table:table-cell table:formula="of:=0.5*[.JV12]*(([.JV6]-[.JU6])/([.JV1]-[.JU1]))^2" office:value-type="string" office:string-value="" calcext:value-type="error">
            <text:p>#DIV/0!</text:p>
          </table:table-cell>
          <table:table-cell table:formula="of:=0.5*[.JW12]*(([.JW6]-[.JV6])/([.JW1]-[.JV1]))^2" office:value-type="string" office:string-value="" calcext:value-type="error">
            <text:p>#DIV/0!</text:p>
          </table:table-cell>
          <table:table-cell table:formula="of:=0.5*[.JX12]*(([.JX6]-[.JW6])/([.JX1]-[.JW1]))^2" office:value-type="string" office:string-value="" calcext:value-type="error">
            <text:p>#DIV/0!</text:p>
          </table:table-cell>
          <table:table-cell table:formula="of:=0.5*[.JY12]*(([.JY6]-[.JX6])/([.JY1]-[.JX1]))^2" office:value-type="string" office:string-value="" calcext:value-type="error">
            <text:p>#DIV/0!</text:p>
          </table:table-cell>
          <table:table-cell table:formula="of:=0.5*[.JZ12]*(([.JZ6]-[.JY6])/([.JZ1]-[.JY1]))^2" office:value-type="string" office:string-value="" calcext:value-type="error">
            <text:p>#DIV/0!</text:p>
          </table:table-cell>
          <table:table-cell table:formula="of:=0.5*[.KA12]*(([.KA6]-[.JZ6])/([.KA1]-[.JZ1]))^2" office:value-type="string" office:string-value="" calcext:value-type="error">
            <text:p>#DIV/0!</text:p>
          </table:table-cell>
          <table:table-cell table:formula="of:=0.5*[.KB12]*(([.KB6]-[.KA6])/([.KB1]-[.KA1]))^2" office:value-type="string" office:string-value="" calcext:value-type="error">
            <text:p>#DIV/0!</text:p>
          </table:table-cell>
          <table:table-cell table:formula="of:=0.5*[.KC12]*(([.KC6]-[.KB6])/([.KC1]-[.KB1]))^2" office:value-type="string" office:string-value="" calcext:value-type="error">
            <text:p>#DIV/0!</text:p>
          </table:table-cell>
          <table:table-cell table:formula="of:=0.5*[.KD12]*(([.KD6]-[.KC6])/([.KD1]-[.KC1]))^2" office:value-type="string" office:string-value="" calcext:value-type="error">
            <text:p>#DIV/0!</text:p>
          </table:table-cell>
          <table:table-cell table:formula="of:=0.5*[.KE12]*(([.KE6]-[.KD6])/([.KE1]-[.KD1]))^2" office:value-type="string" office:string-value="" calcext:value-type="error">
            <text:p>#DIV/0!</text:p>
          </table:table-cell>
          <table:table-cell table:formula="of:=0.5*[.KF12]*(([.KF6]-[.KE6])/([.KF1]-[.KE1]))^2" office:value-type="string" office:string-value="" calcext:value-type="error">
            <text:p>#DIV/0!</text:p>
          </table:table-cell>
          <table:table-cell table:formula="of:=0.5*[.KG12]*(([.KG6]-[.KF6])/([.KG1]-[.KF1]))^2" office:value-type="string" office:string-value="" calcext:value-type="error">
            <text:p>#DIV/0!</text:p>
          </table:table-cell>
          <table:table-cell table:formula="of:=0.5*[.KH12]*(([.KH6]-[.KG6])/([.KH1]-[.KG1]))^2" office:value-type="string" office:string-value="" calcext:value-type="error">
            <text:p>#DIV/0!</text:p>
          </table:table-cell>
          <table:table-cell table:formula="of:=0.5*[.KI12]*(([.KI6]-[.KH6])/([.KI1]-[.KH1]))^2" office:value-type="string" office:string-value="" calcext:value-type="error">
            <text:p>#DIV/0!</text:p>
          </table:table-cell>
          <table:table-cell table:formula="of:=0.5*[.KJ12]*(([.KJ6]-[.KI6])/([.KJ1]-[.KI1]))^2" office:value-type="string" office:string-value="" calcext:value-type="error">
            <text:p>#DIV/0!</text:p>
          </table:table-cell>
          <table:table-cell table:formula="of:=0.5*[.KK12]*(([.KK6]-[.KJ6])/([.KK1]-[.KJ1]))^2" office:value-type="string" office:string-value="" calcext:value-type="error">
            <text:p>#DIV/0!</text:p>
          </table:table-cell>
          <table:table-cell table:formula="of:=0.5*[.KL12]*(([.KL6]-[.KK6])/([.KL1]-[.KK1]))^2" office:value-type="string" office:string-value="" calcext:value-type="error">
            <text:p>#DIV/0!</text:p>
          </table:table-cell>
          <table:table-cell table:formula="of:=0.5*[.KM12]*(([.KM6]-[.KL6])/([.KM1]-[.KL1]))^2" office:value-type="string" office:string-value="" calcext:value-type="error">
            <text:p>#DIV/0!</text:p>
          </table:table-cell>
          <table:table-cell table:formula="of:=0.5*[.KN12]*(([.KN6]-[.KM6])/([.KN1]-[.KM1]))^2" office:value-type="string" office:string-value="" calcext:value-type="error">
            <text:p>#DIV/0!</text:p>
          </table:table-cell>
          <table:table-cell table:formula="of:=0.5*[.KO12]*(([.KO6]-[.KN6])/([.KO1]-[.KN1]))^2" office:value-type="string" office:string-value="" calcext:value-type="error">
            <text:p>#DIV/0!</text:p>
          </table:table-cell>
          <table:table-cell table:formula="of:=0.5*[.KP12]*(([.KP6]-[.KO6])/([.KP1]-[.KO1]))^2" office:value-type="string" office:string-value="" calcext:value-type="error">
            <text:p>#DIV/0!</text:p>
          </table:table-cell>
          <table:table-cell table:formula="of:=0.5*[.KQ12]*(([.KQ6]-[.KP6])/([.KQ1]-[.KP1]))^2" office:value-type="string" office:string-value="" calcext:value-type="error">
            <text:p>#DIV/0!</text:p>
          </table:table-cell>
          <table:table-cell table:formula="of:=0.5*[.KR12]*(([.KR6]-[.KQ6])/([.KR1]-[.KQ1]))^2" office:value-type="string" office:string-value="" calcext:value-type="error">
            <text:p>#DIV/0!</text:p>
          </table:table-cell>
          <table:table-cell table:formula="of:=0.5*[.KS12]*(([.KS6]-[.KR6])/([.KS1]-[.KR1]))^2" office:value-type="string" office:string-value="" calcext:value-type="error">
            <text:p>#DIV/0!</text:p>
          </table:table-cell>
          <table:table-cell table:formula="of:=0.5*[.KT12]*(([.KT6]-[.KS6])/([.KT1]-[.KS1]))^2" office:value-type="string" office:string-value="" calcext:value-type="error">
            <text:p>#DIV/0!</text:p>
          </table:table-cell>
          <table:table-cell table:formula="of:=0.5*[.KU12]*(([.KU6]-[.KT6])/([.KU1]-[.KT1]))^2" office:value-type="string" office:string-value="" calcext:value-type="error">
            <text:p>#DIV/0!</text:p>
          </table:table-cell>
          <table:table-cell table:formula="of:=0.5*[.KV12]*(([.KV6]-[.KU6])/([.KV1]-[.KU1]))^2" office:value-type="string" office:string-value="" calcext:value-type="error">
            <text:p>#DIV/0!</text:p>
          </table:table-cell>
          <table:table-cell table:formula="of:=0.5*[.KW12]*(([.KW6]-[.KV6])/([.KW1]-[.KV1]))^2" office:value-type="string" office:string-value="" calcext:value-type="error">
            <text:p>#DIV/0!</text:p>
          </table:table-cell>
          <table:table-cell table:formula="of:=0.5*[.KX12]*(([.KX6]-[.KW6])/([.KX1]-[.KW1]))^2" office:value-type="string" office:string-value="" calcext:value-type="error">
            <text:p>#DIV/0!</text:p>
          </table:table-cell>
          <table:table-cell table:formula="of:=0.5*[.KY12]*(([.KY6]-[.KX6])/([.KY1]-[.KX1]))^2" office:value-type="string" office:string-value="" calcext:value-type="error">
            <text:p>#DIV/0!</text:p>
          </table:table-cell>
          <table:table-cell table:formula="of:=0.5*[.KZ12]*(([.KZ6]-[.KY6])/([.KZ1]-[.KY1]))^2" office:value-type="string" office:string-value="" calcext:value-type="error">
            <text:p>#DIV/0!</text:p>
          </table:table-cell>
          <table:table-cell table:formula="of:=0.5*[.LA12]*(([.LA6]-[.KZ6])/([.LA1]-[.KZ1]))^2" office:value-type="string" office:string-value="" calcext:value-type="error">
            <text:p>#DIV/0!</text:p>
          </table:table-cell>
          <table:table-cell table:formula="of:=0.5*[.LB12]*(([.LB6]-[.LA6])/([.LB1]-[.LA1]))^2" office:value-type="string" office:string-value="" calcext:value-type="error">
            <text:p>#DIV/0!</text:p>
          </table:table-cell>
          <table:table-cell table:formula="of:=0.5*[.LC12]*(([.LC6]-[.LB6])/([.LC1]-[.LB1]))^2" office:value-type="string" office:string-value="" calcext:value-type="error">
            <text:p>#DIV/0!</text:p>
          </table:table-cell>
          <table:table-cell table:formula="of:=0.5*[.LD12]*(([.LD6]-[.LC6])/([.LD1]-[.LC1]))^2" office:value-type="string" office:string-value="" calcext:value-type="error">
            <text:p>#DIV/0!</text:p>
          </table:table-cell>
          <table:table-cell table:formula="of:=0.5*[.LE12]*(([.LE6]-[.LD6])/([.LE1]-[.LD1]))^2" office:value-type="string" office:string-value="" calcext:value-type="error">
            <text:p>#DIV/0!</text:p>
          </table:table-cell>
          <table:table-cell table:formula="of:=0.5*[.LF12]*(([.LF6]-[.LE6])/([.LF1]-[.LE1]))^2" office:value-type="string" office:string-value="" calcext:value-type="error">
            <text:p>#DIV/0!</text:p>
          </table:table-cell>
          <table:table-cell table:formula="of:=0.5*[.LG12]*(([.LG6]-[.LF6])/([.LG1]-[.LF1]))^2" office:value-type="string" office:string-value="" calcext:value-type="error">
            <text:p>#DIV/0!</text:p>
          </table:table-cell>
          <table:table-cell table:formula="of:=0.5*[.LH12]*(([.LH6]-[.LG6])/([.LH1]-[.LG1]))^2" office:value-type="string" office:string-value="" calcext:value-type="error">
            <text:p>#DIV/0!</text:p>
          </table:table-cell>
          <table:table-cell table:formula="of:=0.5*[.LI12]*(([.LI6]-[.LH6])/([.LI1]-[.LH1]))^2" office:value-type="string" office:string-value="" calcext:value-type="error">
            <text:p>#DIV/0!</text:p>
          </table:table-cell>
          <table:table-cell table:formula="of:=0.5*[.LJ12]*(([.LJ6]-[.LI6])/([.LJ1]-[.LI1]))^2" office:value-type="string" office:string-value="" calcext:value-type="error">
            <text:p>#DIV/0!</text:p>
          </table:table-cell>
          <table:table-cell table:formula="of:=0.5*[.LK12]*(([.LK6]-[.LJ6])/([.LK1]-[.LJ1]))^2" office:value-type="string" office:string-value="" calcext:value-type="error">
            <text:p>#DIV/0!</text:p>
          </table:table-cell>
          <table:table-cell table:formula="of:=0.5*[.LL12]*(([.LL6]-[.LK6])/([.LL1]-[.LK1]))^2" office:value-type="string" office:string-value="" calcext:value-type="error">
            <text:p>#DIV/0!</text:p>
          </table:table-cell>
          <table:table-cell table:formula="of:=0.5*[.LM12]*(([.LM6]-[.LL6])/([.LM1]-[.LL1]))^2" office:value-type="string" office:string-value="" calcext:value-type="error">
            <text:p>#DIV/0!</text:p>
          </table:table-cell>
          <table:table-cell table:formula="of:=0.5*[.LN12]*(([.LN6]-[.LM6])/([.LN1]-[.LM1]))^2" office:value-type="string" office:string-value="" calcext:value-type="error">
            <text:p>#DIV/0!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IE13])" office:value-type="float" office:value="2.88308437580654" calcext:value-type="float">
            <text:p>2.88308437580654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IE14])" office:value-type="float" office:value="0.951009184069113" calcext:value-type="float">
            <text:p>0.951009184069113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3.83409355987565" calcext:value-type="float">
            <text:p>3.83409355987565</text:p>
          </table:table-cell>
          <table:table-cell table:formula="of:=[.B17]+[.C9]" office:value-type="float" office:value="11.25244983957" calcext:value-type="float">
            <text:p>11.25244983957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20:09:22.873884068</dc:date>
    <meta:editing-duration>PT29S</meta:editing-duration>
    <meta:editing-cycles>1</meta:editing-cycles>
    <meta:document-statistic meta:table-count="1" meta:cell-count="4452" meta:object-count="0"/>
    <meta:generator>LibreOffice/6.4.7.2$Linux_X86_64 LibreOffice_project/40$Build-2</meta:generator>
  </office:meta>
</office:document-meta>
</file>